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vicedata" table:style-name="ta1">
        <table:table-column table:style-name="co1" table:number-columns-repeated="1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7724" calcext:value-type="float">
            <text:p>397724</text:p>
          </table:table-cell>
          <table:table-cell office:value-type="float" office:value="2455" calcext:value-type="float">
            <text:p>2455</text:p>
          </table:table-cell>
          <table:table-cell office:value-type="float" office:value="2116392" calcext:value-type="float">
            <text:p>2116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066256" calcext:value-type="float">
            <text:p>4066256</text:p>
          </table:table-cell>
          <table:table-cell office:value-type="float" office:value="0" calcext:value-type="float">
            <text:p>0</text:p>
          </table:table-cell>
          <table:table-cell office:value-type="float" office:value="4066256" calcext:value-type="float">
            <text:p>4066256</text:p>
          </table:table-cell>
          <table:table-cell office:value-type="float" office:value="8" calcext:value-type="float">
            <text:p>8</text:p>
          </table:table-cell>
          <table:table-cell office:value-type="float" office:value="2649600" calcext:value-type="float">
            <text:p>2649600</text:p>
          </table:table-cell>
          <table:table-cell office:value-type="float" office:value="60" calcext:value-type="float">
            <text:p>60</text:p>
          </table:table-cell>
          <table:table-cell office:value-type="float" office:value="-384" calcext:value-type="float">
            <text:p>-384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0877" calcext:value-type="float">
            <text:p>1611051970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5904" calcext:value-type="float">
            <text:p>415904</text:p>
          </table:table-cell>
          <table:table-cell office:value-type="float" office:value="2472" calcext:value-type="float">
            <text:p>2472</text:p>
          </table:table-cell>
          <table:table-cell office:value-type="float" office:value="2116216" calcext:value-type="float">
            <text:p>21162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49744" calcext:value-type="float">
            <text:p>5449744</text:p>
          </table:table-cell>
          <table:table-cell office:value-type="float" office:value="1291272" calcext:value-type="float">
            <text:p>1291272</text:p>
          </table:table-cell>
          <table:table-cell office:value-type="float" office:value="4158472" calcext:value-type="float">
            <text:p>41584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0" calcext:value-type="float">
            <text:p>80</text:p>
          </table:table-cell>
          <table:table-cell office:value-type="float" office:value="-412" calcext:value-type="float">
            <text:p>-412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0999" calcext:value-type="float">
            <text:p>1611051970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3896" calcext:value-type="float">
            <text:p>403896</text:p>
          </table:table-cell>
          <table:table-cell office:value-type="float" office:value="2461" calcext:value-type="float">
            <text:p>2461</text:p>
          </table:table-cell>
          <table:table-cell office:value-type="float" office:value="2116216" calcext:value-type="float">
            <text:p>21162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49744" calcext:value-type="float">
            <text:p>5449744</text:p>
          </table:table-cell>
          <table:table-cell office:value-type="float" office:value="65640" calcext:value-type="float">
            <text:p>65640</text:p>
          </table:table-cell>
          <table:table-cell office:value-type="float" office:value="5384104" calcext:value-type="float">
            <text:p>53841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01" calcext:value-type="float">
            <text:p>101</text:p>
          </table:table-cell>
          <table:table-cell office:value-type="float" office:value="-300" calcext:value-type="float">
            <text:p>-300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1113" calcext:value-type="float">
            <text:p>1611051971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85416" calcext:value-type="float">
            <text:p>385416</text:p>
          </table:table-cell>
          <table:table-cell office:value-type="float" office:value="2445" calcext:value-type="float">
            <text:p>2445</text:p>
          </table:table-cell>
          <table:table-cell office:value-type="float" office:value="2116228" calcext:value-type="float">
            <text:p>2116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084400" calcext:value-type="float">
            <text:p>9084400</text:p>
          </table:table-cell>
          <table:table-cell office:value-type="float" office:value="0" calcext:value-type="float">
            <text:p>0</text:p>
          </table:table-cell>
          <table:table-cell office:value-type="float" office:value="9084400" calcext:value-type="float">
            <text:p>908440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20" calcext:value-type="float">
            <text:p>120</text:p>
          </table:table-cell>
          <table:table-cell office:value-type="float" office:value="-300" calcext:value-type="float">
            <text:p>-300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1232" calcext:value-type="float">
            <text:p>1611051971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0364" calcext:value-type="float">
            <text:p>410364</text:p>
          </table:table-cell>
          <table:table-cell office:value-type="float" office:value="2467" calcext:value-type="float">
            <text:p>2467</text:p>
          </table:table-cell>
          <table:table-cell office:value-type="float" office:value="2116148" calcext:value-type="float">
            <text:p>21161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542464" calcext:value-type="float">
            <text:p>6542464</text:p>
          </table:table-cell>
          <table:table-cell office:value-type="float" office:value="224320" calcext:value-type="float">
            <text:p>224320</text:p>
          </table:table-cell>
          <table:table-cell office:value-type="float" office:value="6318144" calcext:value-type="float">
            <text:p>631814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39" calcext:value-type="float">
            <text:p>139</text:p>
          </table:table-cell>
          <table:table-cell office:value-type="float" office:value="-893" calcext:value-type="float">
            <text:p>-893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1347" calcext:value-type="float">
            <text:p>16110519713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0144" calcext:value-type="float">
            <text:p>400144</text:p>
          </table:table-cell>
          <table:table-cell office:value-type="float" office:value="2460" calcext:value-type="float">
            <text:p>2460</text:p>
          </table:table-cell>
          <table:table-cell office:value-type="float" office:value="2116156" calcext:value-type="float">
            <text:p>21161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230400" calcext:value-type="float">
            <text:p>7230400</text:p>
          </table:table-cell>
          <table:table-cell office:value-type="float" office:value="0" calcext:value-type="float">
            <text:p>0</text:p>
          </table:table-cell>
          <table:table-cell office:value-type="float" office:value="7230400" calcext:value-type="float">
            <text:p>723040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58" calcext:value-type="float">
            <text:p>158</text:p>
          </table:table-cell>
          <table:table-cell office:value-type="float" office:value="-475" calcext:value-type="float">
            <text:p>-475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1463" calcext:value-type="float">
            <text:p>1611051971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1956" calcext:value-type="float">
            <text:p>391956</text:p>
          </table:table-cell>
          <table:table-cell office:value-type="float" office:value="2449" calcext:value-type="float">
            <text:p>2449</text:p>
          </table:table-cell>
          <table:table-cell office:value-type="float" office:value="2116156" calcext:value-type="float">
            <text:p>21161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542464" calcext:value-type="float">
            <text:p>6542464</text:p>
          </table:table-cell>
          <table:table-cell office:value-type="float" office:value="136040" calcext:value-type="float">
            <text:p>136040</text:p>
          </table:table-cell>
          <table:table-cell office:value-type="float" office:value="6406424" calcext:value-type="float">
            <text:p>640642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79" calcext:value-type="float">
            <text:p>179</text:p>
          </table:table-cell>
          <table:table-cell office:value-type="float" office:value="-475" calcext:value-type="float">
            <text:p>-475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1580" calcext:value-type="float">
            <text:p>16110519715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2604" calcext:value-type="float">
            <text:p>402604</text:p>
          </table:table-cell>
          <table:table-cell office:value-type="float" office:value="2460" calcext:value-type="float">
            <text:p>2460</text:p>
          </table:table-cell>
          <table:table-cell office:value-type="float" office:value="2116776" calcext:value-type="float">
            <text:p>21167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503904" calcext:value-type="float">
            <text:p>6503904</text:p>
          </table:table-cell>
          <table:table-cell office:value-type="float" office:value="137560" calcext:value-type="float">
            <text:p>137560</text:p>
          </table:table-cell>
          <table:table-cell office:value-type="float" office:value="6366344" calcext:value-type="float">
            <text:p>636634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00" calcext:value-type="float">
            <text:p>200</text:p>
          </table:table-cell>
          <table:table-cell office:value-type="float" office:value="-338" calcext:value-type="float">
            <text:p>-338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1701" calcext:value-type="float">
            <text:p>16110519717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3684" calcext:value-type="float">
            <text:p>393684</text:p>
          </table:table-cell>
          <table:table-cell office:value-type="float" office:value="2454" calcext:value-type="float">
            <text:p>2454</text:p>
          </table:table-cell>
          <table:table-cell office:value-type="float" office:value="2116780" calcext:value-type="float">
            <text:p>21167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954648" calcext:value-type="float">
            <text:p>6954648</text:p>
          </table:table-cell>
          <table:table-cell office:value-type="float" office:value="0" calcext:value-type="float">
            <text:p>0</text:p>
          </table:table-cell>
          <table:table-cell office:value-type="float" office:value="6954648" calcext:value-type="float">
            <text:p>695464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19" calcext:value-type="float">
            <text:p>219</text:p>
          </table:table-cell>
          <table:table-cell office:value-type="float" office:value="-359" calcext:value-type="float">
            <text:p>-359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1819" calcext:value-type="float">
            <text:p>16110519718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89096" calcext:value-type="float">
            <text:p>389096</text:p>
          </table:table-cell>
          <table:table-cell office:value-type="float" office:value="2445" calcext:value-type="float">
            <text:p>2445</text:p>
          </table:table-cell>
          <table:table-cell office:value-type="float" office:value="2117016" calcext:value-type="float">
            <text:p>21170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84280" calcext:value-type="float">
            <text:p>6184280</text:p>
          </table:table-cell>
          <table:table-cell office:value-type="float" office:value="159744" calcext:value-type="float">
            <text:p>159744</text:p>
          </table:table-cell>
          <table:table-cell office:value-type="float" office:value="6024536" calcext:value-type="float">
            <text:p>602453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40" calcext:value-type="float">
            <text:p>240</text:p>
          </table:table-cell>
          <table:table-cell office:value-type="float" office:value="-359" calcext:value-type="float">
            <text:p>-359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1934" calcext:value-type="float">
            <text:p>16110519719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9300" calcext:value-type="float">
            <text:p>409300</text:p>
          </table:table-cell>
          <table:table-cell office:value-type="float" office:value="2469" calcext:value-type="float">
            <text:p>2469</text:p>
          </table:table-cell>
          <table:table-cell office:value-type="float" office:value="2116996" calcext:value-type="float">
            <text:p>21169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24032" calcext:value-type="float">
            <text:p>6124032</text:p>
          </table:table-cell>
          <table:table-cell office:value-type="float" office:value="2192560" calcext:value-type="float">
            <text:p>2192560</text:p>
          </table:table-cell>
          <table:table-cell office:value-type="float" office:value="3931472" calcext:value-type="float">
            <text:p>393147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61" calcext:value-type="float">
            <text:p>261</text:p>
          </table:table-cell>
          <table:table-cell office:value-type="float" office:value="-933" calcext:value-type="float">
            <text:p>-933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2050" calcext:value-type="float">
            <text:p>16110519720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8952" calcext:value-type="float">
            <text:p>398952</text:p>
          </table:table-cell>
          <table:table-cell office:value-type="float" office:value="2456" calcext:value-type="float">
            <text:p>2456</text:p>
          </table:table-cell>
          <table:table-cell office:value-type="float" office:value="2116996" calcext:value-type="float">
            <text:p>21169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176352" calcext:value-type="float">
            <text:p>8176352</text:p>
          </table:table-cell>
          <table:table-cell office:value-type="float" office:value="0" calcext:value-type="float">
            <text:p>0</text:p>
          </table:table-cell>
          <table:table-cell office:value-type="float" office:value="8176352" calcext:value-type="float">
            <text:p>817635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80" calcext:value-type="float">
            <text:p>280</text:p>
          </table:table-cell>
          <table:table-cell office:value-type="float" office:value="-618" calcext:value-type="float">
            <text:p>-618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2161" calcext:value-type="float">
            <text:p>161105197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1740" calcext:value-type="float">
            <text:p>391740</text:p>
          </table:table-cell>
          <table:table-cell office:value-type="float" office:value="2449" calcext:value-type="float">
            <text:p>2449</text:p>
          </table:table-cell>
          <table:table-cell office:value-type="float" office:value="2116996" calcext:value-type="float">
            <text:p>21169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888672" calcext:value-type="float">
            <text:p>6888672</text:p>
          </table:table-cell>
          <table:table-cell office:value-type="float" office:value="0" calcext:value-type="float">
            <text:p>0</text:p>
          </table:table-cell>
          <table:table-cell office:value-type="float" office:value="6888672" calcext:value-type="float">
            <text:p>6888672</text:p>
          </table:table-cell>
          <table:table-cell office:value-type="float" office:value="8" calcext:value-type="float">
            <text:p>8</text:p>
          </table:table-cell>
          <table:table-cell office:value-type="float" office:value="2054400" calcext:value-type="float">
            <text:p>2054400</text:p>
          </table:table-cell>
          <table:table-cell office:value-type="float" office:value="302" calcext:value-type="float">
            <text:p>302</text:p>
          </table:table-cell>
          <table:table-cell office:value-type="float" office:value="-618" calcext:value-type="float">
            <text:p>-618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2279" calcext:value-type="float">
            <text:p>16110519722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2092" calcext:value-type="float">
            <text:p>412092</text:p>
          </table:table-cell>
          <table:table-cell office:value-type="float" office:value="2469" calcext:value-type="float">
            <text:p>2469</text:p>
          </table:table-cell>
          <table:table-cell office:value-type="float" office:value="2116996" calcext:value-type="float">
            <text:p>21169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18768" calcext:value-type="float">
            <text:p>6018768</text:p>
          </table:table-cell>
          <table:table-cell office:value-type="float" office:value="1875320" calcext:value-type="float">
            <text:p>1875320</text:p>
          </table:table-cell>
          <table:table-cell office:value-type="float" office:value="4143448" calcext:value-type="float">
            <text:p>41434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322" calcext:value-type="float">
            <text:p>322</text:p>
          </table:table-cell>
          <table:table-cell office:value-type="float" office:value="-477" calcext:value-type="float">
            <text:p>-477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2395" calcext:value-type="float">
            <text:p>16110519723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1204" calcext:value-type="float">
            <text:p>401204</text:p>
          </table:table-cell>
          <table:table-cell office:value-type="float" office:value="2459" calcext:value-type="float">
            <text:p>2459</text:p>
          </table:table-cell>
          <table:table-cell office:value-type="float" office:value="2116996" calcext:value-type="float">
            <text:p>21169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284224" calcext:value-type="float">
            <text:p>6284224</text:p>
          </table:table-cell>
          <table:table-cell office:value-type="float" office:value="77824" calcext:value-type="float">
            <text:p>77824</text:p>
          </table:table-cell>
          <table:table-cell office:value-type="float" office:value="6206400" calcext:value-type="float">
            <text:p>62064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343" calcext:value-type="float">
            <text:p>343</text:p>
          </table:table-cell>
          <table:table-cell office:value-type="float" office:value="-321" calcext:value-type="float">
            <text:p>-321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2508" calcext:value-type="float">
            <text:p>16110519725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5312" calcext:value-type="float">
            <text:p>395312</text:p>
          </table:table-cell>
          <table:table-cell office:value-type="float" office:value="2453" calcext:value-type="float">
            <text:p>2453</text:p>
          </table:table-cell>
          <table:table-cell office:value-type="float" office:value="2117000" calcext:value-type="float">
            <text:p>21170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287800" calcext:value-type="float">
            <text:p>6287800</text:p>
          </table:table-cell>
          <table:table-cell office:value-type="float" office:value="798720" calcext:value-type="float">
            <text:p>798720</text:p>
          </table:table-cell>
          <table:table-cell office:value-type="float" office:value="5489080" calcext:value-type="float">
            <text:p>54890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363" calcext:value-type="float">
            <text:p>363</text:p>
          </table:table-cell>
          <table:table-cell office:value-type="float" office:value="-321" calcext:value-type="float">
            <text:p>-321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2622" calcext:value-type="float">
            <text:p>16110519726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9172" calcext:value-type="float">
            <text:p>409172</text:p>
          </table:table-cell>
          <table:table-cell office:value-type="float" office:value="2466" calcext:value-type="float">
            <text:p>2466</text:p>
          </table:table-cell>
          <table:table-cell office:value-type="float" office:value="2117004" calcext:value-type="float">
            <text:p>21170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682408" calcext:value-type="float">
            <text:p>8682408</text:p>
          </table:table-cell>
          <table:table-cell office:value-type="float" office:value="0" calcext:value-type="float">
            <text:p>0</text:p>
          </table:table-cell>
          <table:table-cell office:value-type="float" office:value="8682408" calcext:value-type="float">
            <text:p>86824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385" calcext:value-type="float">
            <text:p>385</text:p>
          </table:table-cell>
          <table:table-cell office:value-type="float" office:value="-352" calcext:value-type="float">
            <text:p>-352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2740" calcext:value-type="float">
            <text:p>16110519727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1376" calcext:value-type="float">
            <text:p>401376</text:p>
          </table:table-cell>
          <table:table-cell office:value-type="float" office:value="2459" calcext:value-type="float">
            <text:p>2459</text:p>
          </table:table-cell>
          <table:table-cell office:value-type="float" office:value="2117004" calcext:value-type="float">
            <text:p>21170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78712" calcext:value-type="float">
            <text:p>6178712</text:p>
          </table:table-cell>
          <table:table-cell office:value-type="float" office:value="753224" calcext:value-type="float">
            <text:p>753224</text:p>
          </table:table-cell>
          <table:table-cell office:value-type="float" office:value="5425488" calcext:value-type="float">
            <text:p>542548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05" calcext:value-type="float">
            <text:p>405</text:p>
          </table:table-cell>
          <table:table-cell office:value-type="float" office:value="-543" calcext:value-type="float">
            <text:p>-543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2860" calcext:value-type="float">
            <text:p>16110519728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3272" calcext:value-type="float">
            <text:p>393272</text:p>
          </table:table-cell>
          <table:table-cell office:value-type="float" office:value="2451" calcext:value-type="float">
            <text:p>2451</text:p>
          </table:table-cell>
          <table:table-cell office:value-type="float" office:value="2117004" calcext:value-type="float">
            <text:p>21170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251728" calcext:value-type="float">
            <text:p>6251728</text:p>
          </table:table-cell>
          <table:table-cell office:value-type="float" office:value="0" calcext:value-type="float">
            <text:p>0</text:p>
          </table:table-cell>
          <table:table-cell office:value-type="float" office:value="6251728" calcext:value-type="float">
            <text:p>625172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27" calcext:value-type="float">
            <text:p>427</text:p>
          </table:table-cell>
          <table:table-cell office:value-type="float" office:value="-543" calcext:value-type="float">
            <text:p>-543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2980" calcext:value-type="float">
            <text:p>16110519729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1164" calcext:value-type="float">
            <text:p>411164</text:p>
          </table:table-cell>
          <table:table-cell office:value-type="float" office:value="2468" calcext:value-type="float">
            <text:p>2468</text:p>
          </table:table-cell>
          <table:table-cell office:value-type="float" office:value="2117004" calcext:value-type="float">
            <text:p>21170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435448" calcext:value-type="float">
            <text:p>6435448</text:p>
          </table:table-cell>
          <table:table-cell office:value-type="float" office:value="1572864" calcext:value-type="float">
            <text:p>1572864</text:p>
          </table:table-cell>
          <table:table-cell office:value-type="float" office:value="4862584" calcext:value-type="float">
            <text:p>486258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48" calcext:value-type="float">
            <text:p>448</text:p>
          </table:table-cell>
          <table:table-cell office:value-type="float" office:value="-523" calcext:value-type="float">
            <text:p>-523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3096" calcext:value-type="float">
            <text:p>1611051973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8820" calcext:value-type="float">
            <text:p>398820</text:p>
          </table:table-cell>
          <table:table-cell office:value-type="float" office:value="2456" calcext:value-type="float">
            <text:p>2456</text:p>
          </table:table-cell>
          <table:table-cell office:value-type="float" office:value="2117004" calcext:value-type="float">
            <text:p>21170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817048" calcext:value-type="float">
            <text:p>8817048</text:p>
          </table:table-cell>
          <table:table-cell office:value-type="float" office:value="0" calcext:value-type="float">
            <text:p>0</text:p>
          </table:table-cell>
          <table:table-cell office:value-type="float" office:value="8817048" calcext:value-type="float">
            <text:p>881704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68" calcext:value-type="float">
            <text:p>468</text:p>
          </table:table-cell>
          <table:table-cell office:value-type="float" office:value="-537" calcext:value-type="float">
            <text:p>-537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3223" calcext:value-type="float">
            <text:p>16110519732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89912" calcext:value-type="float">
            <text:p>389912</text:p>
          </table:table-cell>
          <table:table-cell office:value-type="float" office:value="2448" calcext:value-type="float">
            <text:p>2448</text:p>
          </table:table-cell>
          <table:table-cell office:value-type="float" office:value="2117008" calcext:value-type="float">
            <text:p>21170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525680" calcext:value-type="float">
            <text:p>7525680</text:p>
          </table:table-cell>
          <table:table-cell office:value-type="float" office:value="0" calcext:value-type="float">
            <text:p>0</text:p>
          </table:table-cell>
          <table:table-cell office:value-type="float" office:value="7525680" calcext:value-type="float">
            <text:p>752568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88" calcext:value-type="float">
            <text:p>488</text:p>
          </table:table-cell>
          <table:table-cell office:value-type="float" office:value="-537" calcext:value-type="float">
            <text:p>-537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3339" calcext:value-type="float">
            <text:p>16110519733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6500" calcext:value-type="float">
            <text:p>406500</text:p>
          </table:table-cell>
          <table:table-cell office:value-type="float" office:value="2464" calcext:value-type="float">
            <text:p>2464</text:p>
          </table:table-cell>
          <table:table-cell office:value-type="float" office:value="2117008" calcext:value-type="float">
            <text:p>21170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78552" calcext:value-type="float">
            <text:p>6178552</text:p>
          </table:table-cell>
          <table:table-cell office:value-type="float" office:value="143360" calcext:value-type="float">
            <text:p>143360</text:p>
          </table:table-cell>
          <table:table-cell office:value-type="float" office:value="6035192" calcext:value-type="float">
            <text:p>603519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09" calcext:value-type="float">
            <text:p>509</text:p>
          </table:table-cell>
          <table:table-cell office:value-type="float" office:value="-508" calcext:value-type="float">
            <text:p>-508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3452" calcext:value-type="float">
            <text:p>16110519734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2796" calcext:value-type="float">
            <text:p>392796</text:p>
          </table:table-cell>
          <table:table-cell office:value-type="float" office:value="2451" calcext:value-type="float">
            <text:p>2451</text:p>
          </table:table-cell>
          <table:table-cell office:value-type="float" office:value="2117008" calcext:value-type="float">
            <text:p>21170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897752" calcext:value-type="float">
            <text:p>8897752</text:p>
          </table:table-cell>
          <table:table-cell office:value-type="float" office:value="0" calcext:value-type="float">
            <text:p>0</text:p>
          </table:table-cell>
          <table:table-cell office:value-type="float" office:value="8897752" calcext:value-type="float">
            <text:p>889775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29" calcext:value-type="float">
            <text:p>529</text:p>
          </table:table-cell>
          <table:table-cell office:value-type="float" office:value="-782" calcext:value-type="float">
            <text:p>-782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3573" calcext:value-type="float">
            <text:p>16110519735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8416" calcext:value-type="float">
            <text:p>408416</text:p>
          </table:table-cell>
          <table:table-cell office:value-type="float" office:value="2455" calcext:value-type="float">
            <text:p>2455</text:p>
          </table:table-cell>
          <table:table-cell office:value-type="float" office:value="2117008" calcext:value-type="float">
            <text:p>21170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064064" calcext:value-type="float">
            <text:p>8064064</text:p>
          </table:table-cell>
          <table:table-cell office:value-type="float" office:value="0" calcext:value-type="float">
            <text:p>0</text:p>
          </table:table-cell>
          <table:table-cell office:value-type="float" office:value="8064064" calcext:value-type="float">
            <text:p>806406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50" calcext:value-type="float">
            <text:p>550</text:p>
          </table:table-cell>
          <table:table-cell office:value-type="float" office:value="-782" calcext:value-type="float">
            <text:p>-782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3689" calcext:value-type="float">
            <text:p>16110519736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5940" calcext:value-type="float">
            <text:p>405940</text:p>
          </table:table-cell>
          <table:table-cell office:value-type="float" office:value="2463" calcext:value-type="float">
            <text:p>2463</text:p>
          </table:table-cell>
          <table:table-cell office:value-type="float" office:value="2117012" calcext:value-type="float">
            <text:p>2117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203592" calcext:value-type="float">
            <text:p>6203592</text:p>
          </table:table-cell>
          <table:table-cell office:value-type="float" office:value="853336" calcext:value-type="float">
            <text:p>853336</text:p>
          </table:table-cell>
          <table:table-cell office:value-type="float" office:value="5350256" calcext:value-type="float">
            <text:p>535025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71" calcext:value-type="float">
            <text:p>571</text:p>
          </table:table-cell>
          <table:table-cell office:value-type="float" office:value="-386" calcext:value-type="float">
            <text:p>-386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3809" calcext:value-type="float">
            <text:p>16110519738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4492" calcext:value-type="float">
            <text:p>394492</text:p>
          </table:table-cell>
          <table:table-cell office:value-type="float" office:value="2452" calcext:value-type="float">
            <text:p>2452</text:p>
          </table:table-cell>
          <table:table-cell office:value-type="float" office:value="2117012" calcext:value-type="float">
            <text:p>2117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90760" calcext:value-type="float">
            <text:p>6390760</text:p>
          </table:table-cell>
          <table:table-cell office:value-type="float" office:value="0" calcext:value-type="float">
            <text:p>0</text:p>
          </table:table-cell>
          <table:table-cell office:value-type="float" office:value="6390760" calcext:value-type="float">
            <text:p>639076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91" calcext:value-type="float">
            <text:p>591</text:p>
          </table:table-cell>
          <table:table-cell office:value-type="float" office:value="-433" calcext:value-type="float">
            <text:p>-433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3923" calcext:value-type="float">
            <text:p>1611051973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3896" calcext:value-type="float">
            <text:p>413896</text:p>
          </table:table-cell>
          <table:table-cell office:value-type="float" office:value="2471" calcext:value-type="float">
            <text:p>2471</text:p>
          </table:table-cell>
          <table:table-cell office:value-type="float" office:value="2117012" calcext:value-type="float">
            <text:p>2117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92944" calcext:value-type="float">
            <text:p>6192944</text:p>
          </table:table-cell>
          <table:table-cell office:value-type="float" office:value="1077248" calcext:value-type="float">
            <text:p>1077248</text:p>
          </table:table-cell>
          <table:table-cell office:value-type="float" office:value="5115696" calcext:value-type="float">
            <text:p>511569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610" calcext:value-type="float">
            <text:p>610</text:p>
          </table:table-cell>
          <table:table-cell office:value-type="float" office:value="-433" calcext:value-type="float">
            <text:p>-433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4038" calcext:value-type="float">
            <text:p>16110519740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0580" calcext:value-type="float">
            <text:p>400580</text:p>
          </table:table-cell>
          <table:table-cell office:value-type="float" office:value="2458" calcext:value-type="float">
            <text:p>2458</text:p>
          </table:table-cell>
          <table:table-cell office:value-type="float" office:value="2117012" calcext:value-type="float">
            <text:p>2117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509200" calcext:value-type="float">
            <text:p>8509200</text:p>
          </table:table-cell>
          <table:table-cell office:value-type="float" office:value="0" calcext:value-type="float">
            <text:p>0</text:p>
          </table:table-cell>
          <table:table-cell office:value-type="float" office:value="8509200" calcext:value-type="float">
            <text:p>850920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632" calcext:value-type="float">
            <text:p>632</text:p>
          </table:table-cell>
          <table:table-cell office:value-type="float" office:value="-517" calcext:value-type="float">
            <text:p>-517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4154" calcext:value-type="float">
            <text:p>1611051974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2144" calcext:value-type="float">
            <text:p>392144</text:p>
          </table:table-cell>
          <table:table-cell office:value-type="float" office:value="2450" calcext:value-type="float">
            <text:p>2450</text:p>
          </table:table-cell>
          <table:table-cell office:value-type="float" office:value="2117012" calcext:value-type="float">
            <text:p>2117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382392" calcext:value-type="float">
            <text:p>7382392</text:p>
          </table:table-cell>
          <table:table-cell office:value-type="float" office:value="0" calcext:value-type="float">
            <text:p>0</text:p>
          </table:table-cell>
          <table:table-cell office:value-type="float" office:value="7382392" calcext:value-type="float">
            <text:p>738239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651" calcext:value-type="float">
            <text:p>651</text:p>
          </table:table-cell>
          <table:table-cell office:value-type="float" office:value="-289" calcext:value-type="float">
            <text:p>-289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4265" calcext:value-type="float">
            <text:p>16110519742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1548" calcext:value-type="float">
            <text:p>411548</text:p>
          </table:table-cell>
          <table:table-cell office:value-type="float" office:value="2469" calcext:value-type="float">
            <text:p>2469</text:p>
          </table:table-cell>
          <table:table-cell office:value-type="float" office:value="2117012" calcext:value-type="float">
            <text:p>2117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31968" calcext:value-type="float">
            <text:p>6331968</text:p>
          </table:table-cell>
          <table:table-cell office:value-type="float" office:value="1681384" calcext:value-type="float">
            <text:p>1681384</text:p>
          </table:table-cell>
          <table:table-cell office:value-type="float" office:value="4650584" calcext:value-type="float">
            <text:p>465058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672" calcext:value-type="float">
            <text:p>672</text:p>
          </table:table-cell>
          <table:table-cell office:value-type="float" office:value="-289" calcext:value-type="float">
            <text:p>-289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4378" calcext:value-type="float">
            <text:p>16110519743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0928" calcext:value-type="float">
            <text:p>400928</text:p>
          </table:table-cell>
          <table:table-cell office:value-type="float" office:value="2458" calcext:value-type="float">
            <text:p>2458</text:p>
          </table:table-cell>
          <table:table-cell office:value-type="float" office:value="2117012" calcext:value-type="float">
            <text:p>2117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39904" calcext:value-type="float">
            <text:p>6039904</text:p>
          </table:table-cell>
          <table:table-cell office:value-type="float" office:value="765952" calcext:value-type="float">
            <text:p>765952</text:p>
          </table:table-cell>
          <table:table-cell office:value-type="float" office:value="5273952" calcext:value-type="float">
            <text:p>527395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692" calcext:value-type="float">
            <text:p>692</text:p>
          </table:table-cell>
          <table:table-cell office:value-type="float" office:value="-261" calcext:value-type="float">
            <text:p>-261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4489" calcext:value-type="float">
            <text:p>16110519744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86232" calcext:value-type="float">
            <text:p>386232</text:p>
          </table:table-cell>
          <table:table-cell office:value-type="float" office:value="2444" calcext:value-type="float">
            <text:p>2444</text:p>
          </table:table-cell>
          <table:table-cell office:value-type="float" office:value="2117012" calcext:value-type="float">
            <text:p>2117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953248" calcext:value-type="float">
            <text:p>7953248</text:p>
          </table:table-cell>
          <table:table-cell office:value-type="float" office:value="0" calcext:value-type="float">
            <text:p>0</text:p>
          </table:table-cell>
          <table:table-cell office:value-type="float" office:value="7953248" calcext:value-type="float">
            <text:p>795324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712" calcext:value-type="float">
            <text:p>712</text:p>
          </table:table-cell>
          <table:table-cell office:value-type="float" office:value="-480" calcext:value-type="float">
            <text:p>-480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4605" calcext:value-type="float">
            <text:p>16110519746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6236" calcext:value-type="float">
            <text:p>406236</text:p>
          </table:table-cell>
          <table:table-cell office:value-type="float" office:value="2464" calcext:value-type="float">
            <text:p>2464</text:p>
          </table:table-cell>
          <table:table-cell office:value-type="float" office:value="2117012" calcext:value-type="float">
            <text:p>2117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519984" calcext:value-type="float">
            <text:p>6519984</text:p>
          </table:table-cell>
          <table:table-cell office:value-type="float" office:value="2151816" calcext:value-type="float">
            <text:p>2151816</text:p>
          </table:table-cell>
          <table:table-cell office:value-type="float" office:value="4368168" calcext:value-type="float">
            <text:p>436816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730" calcext:value-type="float">
            <text:p>730</text:p>
          </table:table-cell>
          <table:table-cell office:value-type="float" office:value="-480" calcext:value-type="float">
            <text:p>-480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4720" calcext:value-type="float">
            <text:p>16110519747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9580" calcext:value-type="float">
            <text:p>399580</text:p>
          </table:table-cell>
          <table:table-cell office:value-type="float" office:value="2457" calcext:value-type="float">
            <text:p>2457</text:p>
          </table:table-cell>
          <table:table-cell office:value-type="float" office:value="2117012" calcext:value-type="float">
            <text:p>2117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211784" calcext:value-type="float">
            <text:p>6211784</text:p>
          </table:table-cell>
          <table:table-cell office:value-type="float" office:value="274432" calcext:value-type="float">
            <text:p>274432</text:p>
          </table:table-cell>
          <table:table-cell office:value-type="float" office:value="5937352" calcext:value-type="float">
            <text:p>593735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750" calcext:value-type="float">
            <text:p>750</text:p>
          </table:table-cell>
          <table:table-cell office:value-type="float" office:value="-312" calcext:value-type="float">
            <text:p>-312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4833" calcext:value-type="float">
            <text:p>16110519748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2684" calcext:value-type="float">
            <text:p>412684</text:p>
          </table:table-cell>
          <table:table-cell office:value-type="float" office:value="2475" calcext:value-type="float">
            <text:p>2475</text:p>
          </table:table-cell>
          <table:table-cell office:value-type="float" office:value="2117012" calcext:value-type="float">
            <text:p>2117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801368" calcext:value-type="float">
            <text:p>8801368</text:p>
          </table:table-cell>
          <table:table-cell office:value-type="float" office:value="0" calcext:value-type="float">
            <text:p>0</text:p>
          </table:table-cell>
          <table:table-cell office:value-type="float" office:value="8801368" calcext:value-type="float">
            <text:p>880136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771" calcext:value-type="float">
            <text:p>771</text:p>
          </table:table-cell>
          <table:table-cell office:value-type="float" office:value="-290" calcext:value-type="float">
            <text:p>-290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4946" calcext:value-type="float">
            <text:p>16110519749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5396" calcext:value-type="float">
            <text:p>405396</text:p>
          </table:table-cell>
          <table:table-cell office:value-type="float" office:value="2463" calcext:value-type="float">
            <text:p>2463</text:p>
          </table:table-cell>
          <table:table-cell office:value-type="float" office:value="2117012" calcext:value-type="float">
            <text:p>2117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753616" calcext:value-type="float">
            <text:p>7753616</text:p>
          </table:table-cell>
          <table:table-cell office:value-type="float" office:value="0" calcext:value-type="float">
            <text:p>0</text:p>
          </table:table-cell>
          <table:table-cell office:value-type="float" office:value="7753616" calcext:value-type="float">
            <text:p>775361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791" calcext:value-type="float">
            <text:p>791</text:p>
          </table:table-cell>
          <table:table-cell office:value-type="float" office:value="-290" calcext:value-type="float">
            <text:p>-290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5061" calcext:value-type="float">
            <text:p>16110519750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7352" calcext:value-type="float">
            <text:p>397352</text:p>
          </table:table-cell>
          <table:table-cell office:value-type="float" office:value="2455" calcext:value-type="float">
            <text:p>2455</text:p>
          </table:table-cell>
          <table:table-cell office:value-type="float" office:value="2117012" calcext:value-type="float">
            <text:p>2117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55376" calcext:value-type="float">
            <text:p>6055376</text:p>
          </table:table-cell>
          <table:table-cell office:value-type="float" office:value="558632" calcext:value-type="float">
            <text:p>558632</text:p>
          </table:table-cell>
          <table:table-cell office:value-type="float" office:value="5496744" calcext:value-type="float">
            <text:p>549674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810" calcext:value-type="float">
            <text:p>810</text:p>
          </table:table-cell>
          <table:table-cell office:value-type="float" office:value="-236" calcext:value-type="float">
            <text:p>-236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5174" calcext:value-type="float">
            <text:p>16110519751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1716" calcext:value-type="float">
            <text:p>411716</text:p>
          </table:table-cell>
          <table:table-cell office:value-type="float" office:value="2468" calcext:value-type="float">
            <text:p>2468</text:p>
          </table:table-cell>
          <table:table-cell office:value-type="float" office:value="2117012" calcext:value-type="float">
            <text:p>2117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222008" calcext:value-type="float">
            <text:p>6222008</text:p>
          </table:table-cell>
          <table:table-cell office:value-type="float" office:value="946176" calcext:value-type="float">
            <text:p>946176</text:p>
          </table:table-cell>
          <table:table-cell office:value-type="float" office:value="5275832" calcext:value-type="float">
            <text:p>52758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31" calcext:value-type="float">
            <text:p>831</text:p>
          </table:table-cell>
          <table:table-cell office:value-type="float" office:value="-236" calcext:value-type="float">
            <text:p>-236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5286" calcext:value-type="float">
            <text:p>16110519752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5988" calcext:value-type="float">
            <text:p>395988</text:p>
          </table:table-cell>
          <table:table-cell office:value-type="float" office:value="2454" calcext:value-type="float">
            <text:p>2454</text:p>
          </table:table-cell>
          <table:table-cell office:value-type="float" office:value="2117012" calcext:value-type="float">
            <text:p>2117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914680" calcext:value-type="float">
            <text:p>7914680</text:p>
          </table:table-cell>
          <table:table-cell office:value-type="float" office:value="0" calcext:value-type="float">
            <text:p>0</text:p>
          </table:table-cell>
          <table:table-cell office:value-type="float" office:value="7914680" calcext:value-type="float">
            <text:p>79146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51" calcext:value-type="float">
            <text:p>851</text:p>
          </table:table-cell>
          <table:table-cell office:value-type="float" office:value="-244" calcext:value-type="float">
            <text:p>-244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5399" calcext:value-type="float">
            <text:p>16110519753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2772" calcext:value-type="float">
            <text:p>412772</text:p>
          </table:table-cell>
          <table:table-cell office:value-type="float" office:value="2472" calcext:value-type="float">
            <text:p>2472</text:p>
          </table:table-cell>
          <table:table-cell office:value-type="float" office:value="2117012" calcext:value-type="float">
            <text:p>2117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804584" calcext:value-type="float">
            <text:p>6804584</text:p>
          </table:table-cell>
          <table:table-cell office:value-type="float" office:value="0" calcext:value-type="float">
            <text:p>0</text:p>
          </table:table-cell>
          <table:table-cell office:value-type="float" office:value="6804584" calcext:value-type="float">
            <text:p>680458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872" calcext:value-type="float">
            <text:p>872</text:p>
          </table:table-cell>
          <table:table-cell office:value-type="float" office:value="-292" calcext:value-type="float">
            <text:p>-292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5512" calcext:value-type="float">
            <text:p>1611051975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7356" calcext:value-type="float">
            <text:p>397356</text:p>
          </table:table-cell>
          <table:table-cell office:value-type="float" office:value="2455" calcext:value-type="float">
            <text:p>2455</text:p>
          </table:table-cell>
          <table:table-cell office:value-type="float" office:value="2117012" calcext:value-type="float">
            <text:p>2117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421912" calcext:value-type="float">
            <text:p>11421912</text:p>
          </table:table-cell>
          <table:table-cell office:value-type="float" office:value="0" calcext:value-type="float">
            <text:p>0</text:p>
          </table:table-cell>
          <table:table-cell office:value-type="float" office:value="11421912" calcext:value-type="float">
            <text:p>1142191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889" calcext:value-type="float">
            <text:p>889</text:p>
          </table:table-cell>
          <table:table-cell office:value-type="float" office:value="-292" calcext:value-type="float">
            <text:p>-292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5630" calcext:value-type="float">
            <text:p>16110519756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6444" calcext:value-type="float">
            <text:p>406444</text:p>
          </table:table-cell>
          <table:table-cell office:value-type="float" office:value="2464" calcext:value-type="float">
            <text:p>2464</text:p>
          </table:table-cell>
          <table:table-cell office:value-type="float" office:value="2117020" calcext:value-type="float">
            <text:p>21170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999752" calcext:value-type="float">
            <text:p>10999752</text:p>
          </table:table-cell>
          <table:table-cell office:value-type="float" office:value="1169048" calcext:value-type="float">
            <text:p>1169048</text:p>
          </table:table-cell>
          <table:table-cell office:value-type="float" office:value="9830704" calcext:value-type="float">
            <text:p>983070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904" calcext:value-type="float">
            <text:p>904</text:p>
          </table:table-cell>
          <table:table-cell office:value-type="float" office:value="-866" calcext:value-type="float">
            <text:p>-866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5734" calcext:value-type="float">
            <text:p>16110519757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9352" calcext:value-type="float">
            <text:p>409352</text:p>
          </table:table-cell>
          <table:table-cell office:value-type="float" office:value="2467" calcext:value-type="float">
            <text:p>2467</text:p>
          </table:table-cell>
          <table:table-cell office:value-type="float" office:value="2117020" calcext:value-type="float">
            <text:p>21170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999752" calcext:value-type="float">
            <text:p>10999752</text:p>
          </table:table-cell>
          <table:table-cell office:value-type="float" office:value="188264" calcext:value-type="float">
            <text:p>188264</text:p>
          </table:table-cell>
          <table:table-cell office:value-type="float" office:value="10811488" calcext:value-type="float">
            <text:p>1081148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921" calcext:value-type="float">
            <text:p>921</text:p>
          </table:table-cell>
          <table:table-cell office:value-type="float" office:value="-878" calcext:value-type="float">
            <text:p>-878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5838" calcext:value-type="float">
            <text:p>16110519758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8320" calcext:value-type="float">
            <text:p>408320</text:p>
          </table:table-cell>
          <table:table-cell office:value-type="float" office:value="2466" calcext:value-type="float">
            <text:p>2466</text:p>
          </table:table-cell>
          <table:table-cell office:value-type="float" office:value="2117020" calcext:value-type="float">
            <text:p>21170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999752" calcext:value-type="float">
            <text:p>10999752</text:p>
          </table:table-cell>
          <table:table-cell office:value-type="float" office:value="3814440" calcext:value-type="float">
            <text:p>3814440</text:p>
          </table:table-cell>
          <table:table-cell office:value-type="float" office:value="7185312" calcext:value-type="float">
            <text:p>718531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937" calcext:value-type="float">
            <text:p>937</text:p>
          </table:table-cell>
          <table:table-cell office:value-type="float" office:value="-878" calcext:value-type="float">
            <text:p>-878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5943" calcext:value-type="float">
            <text:p>16110519759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1484" calcext:value-type="float">
            <text:p>401484</text:p>
          </table:table-cell>
          <table:table-cell office:value-type="float" office:value="2459" calcext:value-type="float">
            <text:p>2459</text:p>
          </table:table-cell>
          <table:table-cell office:value-type="float" office:value="2117020" calcext:value-type="float">
            <text:p>21170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999752" calcext:value-type="float">
            <text:p>10999752</text:p>
          </table:table-cell>
          <table:table-cell office:value-type="float" office:value="2432656" calcext:value-type="float">
            <text:p>2432656</text:p>
          </table:table-cell>
          <table:table-cell office:value-type="float" office:value="8567096" calcext:value-type="float">
            <text:p>856709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953" calcext:value-type="float">
            <text:p>953</text:p>
          </table:table-cell>
          <table:table-cell office:value-type="float" office:value="-890" calcext:value-type="float">
            <text:p>-890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6047" calcext:value-type="float">
            <text:p>16110519760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2380" calcext:value-type="float">
            <text:p>392380</text:p>
          </table:table-cell>
          <table:table-cell office:value-type="float" office:value="2450" calcext:value-type="float">
            <text:p>2450</text:p>
          </table:table-cell>
          <table:table-cell office:value-type="float" office:value="2117024" calcext:value-type="float">
            <text:p>21170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021136" calcext:value-type="float">
            <text:p>11021136</text:p>
          </table:table-cell>
          <table:table-cell office:value-type="float" office:value="0" calcext:value-type="float">
            <text:p>0</text:p>
          </table:table-cell>
          <table:table-cell office:value-type="float" office:value="11021136" calcext:value-type="float">
            <text:p>1102113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972" calcext:value-type="float">
            <text:p>972</text:p>
          </table:table-cell>
          <table:table-cell office:value-type="float" office:value="-890" calcext:value-type="float">
            <text:p>-890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6151" calcext:value-type="float">
            <text:p>16110519761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87324" calcext:value-type="float">
            <text:p>387324</text:p>
          </table:table-cell>
          <table:table-cell office:value-type="float" office:value="2445" calcext:value-type="float">
            <text:p>2445</text:p>
          </table:table-cell>
          <table:table-cell office:value-type="float" office:value="2117024" calcext:value-type="float">
            <text:p>21170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957312" calcext:value-type="float">
            <text:p>10957312</text:p>
          </table:table-cell>
          <table:table-cell office:value-type="float" office:value="605000" calcext:value-type="float">
            <text:p>605000</text:p>
          </table:table-cell>
          <table:table-cell office:value-type="float" office:value="10352312" calcext:value-type="float">
            <text:p>1035231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989" calcext:value-type="float">
            <text:p>989</text:p>
          </table:table-cell>
          <table:table-cell office:value-type="float" office:value="-823" calcext:value-type="float">
            <text:p>-823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6255" calcext:value-type="float">
            <text:p>1611051976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70344" calcext:value-type="float">
            <text:p>370344</text:p>
          </table:table-cell>
          <table:table-cell office:value-type="float" office:value="2429" calcext:value-type="float">
            <text:p>2429</text:p>
          </table:table-cell>
          <table:table-cell office:value-type="float" office:value="2117024" calcext:value-type="float">
            <text:p>21170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009184" calcext:value-type="float">
            <text:p>11009184</text:p>
          </table:table-cell>
          <table:table-cell office:value-type="float" office:value="0" calcext:value-type="float">
            <text:p>0</text:p>
          </table:table-cell>
          <table:table-cell office:value-type="float" office:value="11009184" calcext:value-type="float">
            <text:p>1100918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004" calcext:value-type="float">
            <text:p>1004</text:p>
          </table:table-cell>
          <table:table-cell office:value-type="float" office:value="-809" calcext:value-type="float">
            <text:p>-809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6360" calcext:value-type="float">
            <text:p>16110519763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9232" calcext:value-type="float">
            <text:p>419232</text:p>
          </table:table-cell>
          <table:table-cell office:value-type="float" office:value="2476" calcext:value-type="float">
            <text:p>2476</text:p>
          </table:table-cell>
          <table:table-cell office:value-type="float" office:value="2117024" calcext:value-type="float">
            <text:p>21170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957312" calcext:value-type="float">
            <text:p>10957312</text:p>
          </table:table-cell>
          <table:table-cell office:value-type="float" office:value="946720" calcext:value-type="float">
            <text:p>946720</text:p>
          </table:table-cell>
          <table:table-cell office:value-type="float" office:value="10010592" calcext:value-type="float">
            <text:p>1001059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019" calcext:value-type="float">
            <text:p>1019</text:p>
          </table:table-cell>
          <table:table-cell office:value-type="float" office:value="-809" calcext:value-type="float">
            <text:p>-809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6464" calcext:value-type="float">
            <text:p>1611051976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4064" calcext:value-type="float">
            <text:p>414064</text:p>
          </table:table-cell>
          <table:table-cell office:value-type="float" office:value="2471" calcext:value-type="float">
            <text:p>2471</text:p>
          </table:table-cell>
          <table:table-cell office:value-type="float" office:value="2117024" calcext:value-type="float">
            <text:p>21170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957312" calcext:value-type="float">
            <text:p>10957312</text:p>
          </table:table-cell>
          <table:table-cell office:value-type="float" office:value="3096080" calcext:value-type="float">
            <text:p>3096080</text:p>
          </table:table-cell>
          <table:table-cell office:value-type="float" office:value="7861232" calcext:value-type="float">
            <text:p>786123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036" calcext:value-type="float">
            <text:p>1036</text:p>
          </table:table-cell>
          <table:table-cell office:value-type="float" office:value="-791" calcext:value-type="float">
            <text:p>-791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6569" calcext:value-type="float">
            <text:p>16110519765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1500" calcext:value-type="float">
            <text:p>401500</text:p>
          </table:table-cell>
          <table:table-cell office:value-type="float" office:value="2462" calcext:value-type="float">
            <text:p>2462</text:p>
          </table:table-cell>
          <table:table-cell office:value-type="float" office:value="2117024" calcext:value-type="float">
            <text:p>21170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682808" calcext:value-type="float">
            <text:p>11682808</text:p>
          </table:table-cell>
          <table:table-cell office:value-type="float" office:value="0" calcext:value-type="float">
            <text:p>0</text:p>
          </table:table-cell>
          <table:table-cell office:value-type="float" office:value="11682808" calcext:value-type="float">
            <text:p>1168280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052" calcext:value-type="float">
            <text:p>1052</text:p>
          </table:table-cell>
          <table:table-cell office:value-type="float" office:value="-791" calcext:value-type="float">
            <text:p>-791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6673" calcext:value-type="float">
            <text:p>16110519766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7284" calcext:value-type="float">
            <text:p>397284</text:p>
          </table:table-cell>
          <table:table-cell office:value-type="float" office:value="2453" calcext:value-type="float">
            <text:p>2453</text:p>
          </table:table-cell>
          <table:table-cell office:value-type="float" office:value="2117024" calcext:value-type="float">
            <text:p>21170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957312" calcext:value-type="float">
            <text:p>10957312</text:p>
          </table:table-cell>
          <table:table-cell office:value-type="float" office:value="1060336" calcext:value-type="float">
            <text:p>1060336</text:p>
          </table:table-cell>
          <table:table-cell office:value-type="float" office:value="9896976" calcext:value-type="float">
            <text:p>989697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070" calcext:value-type="float">
            <text:p>1070</text:p>
          </table:table-cell>
          <table:table-cell office:value-type="float" office:value="-961" calcext:value-type="float">
            <text:p>-961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6778" calcext:value-type="float">
            <text:p>16110519767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3384" calcext:value-type="float">
            <text:p>413384</text:p>
          </table:table-cell>
          <table:table-cell office:value-type="float" office:value="2471" calcext:value-type="float">
            <text:p>2471</text:p>
          </table:table-cell>
          <table:table-cell office:value-type="float" office:value="2117028" calcext:value-type="float">
            <text:p>21170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792520" calcext:value-type="float">
            <text:p>10792520</text:p>
          </table:table-cell>
          <table:table-cell office:value-type="float" office:value="0" calcext:value-type="float">
            <text:p>0</text:p>
          </table:table-cell>
          <table:table-cell office:value-type="float" office:value="10792520" calcext:value-type="float">
            <text:p>1079252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086" calcext:value-type="float">
            <text:p>1086</text:p>
          </table:table-cell>
          <table:table-cell office:value-type="float" office:value="-720" calcext:value-type="float">
            <text:p>-720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6884" calcext:value-type="float">
            <text:p>1611051976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9448" calcext:value-type="float">
            <text:p>409448</text:p>
          </table:table-cell>
          <table:table-cell office:value-type="float" office:value="2465" calcext:value-type="float">
            <text:p>2465</text:p>
          </table:table-cell>
          <table:table-cell office:value-type="float" office:value="2117028" calcext:value-type="float">
            <text:p>21170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802648" calcext:value-type="float">
            <text:p>10802648</text:p>
          </table:table-cell>
          <table:table-cell office:value-type="float" office:value="0" calcext:value-type="float">
            <text:p>0</text:p>
          </table:table-cell>
          <table:table-cell office:value-type="float" office:value="10802648" calcext:value-type="float">
            <text:p>1080264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102" calcext:value-type="float">
            <text:p>1102</text:p>
          </table:table-cell>
          <table:table-cell office:value-type="float" office:value="-720" calcext:value-type="float">
            <text:p>-720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6989" calcext:value-type="float">
            <text:p>16110519769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3192" calcext:value-type="float">
            <text:p>403192</text:p>
          </table:table-cell>
          <table:table-cell office:value-type="float" office:value="2461" calcext:value-type="float">
            <text:p>2461</text:p>
          </table:table-cell>
          <table:table-cell office:value-type="float" office:value="2117028" calcext:value-type="float">
            <text:p>21170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398432" calcext:value-type="float">
            <text:p>11398432</text:p>
          </table:table-cell>
          <table:table-cell office:value-type="float" office:value="0" calcext:value-type="float">
            <text:p>0</text:p>
          </table:table-cell>
          <table:table-cell office:value-type="float" office:value="11398432" calcext:value-type="float">
            <text:p>1139843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119" calcext:value-type="float">
            <text:p>1119</text:p>
          </table:table-cell>
          <table:table-cell office:value-type="float" office:value="-709" calcext:value-type="float">
            <text:p>-709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7095" calcext:value-type="float">
            <text:p>16110519770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3900" calcext:value-type="float">
            <text:p>413900</text:p>
          </table:table-cell>
          <table:table-cell office:value-type="float" office:value="2471" calcext:value-type="float">
            <text:p>2471</text:p>
          </table:table-cell>
          <table:table-cell office:value-type="float" office:value="2117028" calcext:value-type="float">
            <text:p>21170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84464" calcext:value-type="float">
            <text:p>10584464</text:p>
          </table:table-cell>
          <table:table-cell office:value-type="float" office:value="2677640" calcext:value-type="float">
            <text:p>2677640</text:p>
          </table:table-cell>
          <table:table-cell office:value-type="float" office:value="7906824" calcext:value-type="float">
            <text:p>790682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137" calcext:value-type="float">
            <text:p>1137</text:p>
          </table:table-cell>
          <table:table-cell office:value-type="float" office:value="-709" calcext:value-type="float">
            <text:p>-709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7202" calcext:value-type="float">
            <text:p>16110519772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6736" calcext:value-type="float">
            <text:p>416736</text:p>
          </table:table-cell>
          <table:table-cell office:value-type="float" office:value="2474" calcext:value-type="float">
            <text:p>2474</text:p>
          </table:table-cell>
          <table:table-cell office:value-type="float" office:value="2117028" calcext:value-type="float">
            <text:p>21170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84464" calcext:value-type="float">
            <text:p>10584464</text:p>
          </table:table-cell>
          <table:table-cell office:value-type="float" office:value="195128" calcext:value-type="float">
            <text:p>195128</text:p>
          </table:table-cell>
          <table:table-cell office:value-type="float" office:value="10389336" calcext:value-type="float">
            <text:p>1038933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154" calcext:value-type="float">
            <text:p>1154</text:p>
          </table:table-cell>
          <table:table-cell office:value-type="float" office:value="-667" calcext:value-type="float">
            <text:p>-667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7308" calcext:value-type="float">
            <text:p>16110519773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2852" calcext:value-type="float">
            <text:p>422852</text:p>
          </table:table-cell>
          <table:table-cell office:value-type="float" office:value="2480" calcext:value-type="float">
            <text:p>2480</text:p>
          </table:table-cell>
          <table:table-cell office:value-type="float" office:value="2117028" calcext:value-type="float">
            <text:p>21170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84464" calcext:value-type="float">
            <text:p>10584464</text:p>
          </table:table-cell>
          <table:table-cell office:value-type="float" office:value="2227032" calcext:value-type="float">
            <text:p>2227032</text:p>
          </table:table-cell>
          <table:table-cell office:value-type="float" office:value="8357432" calcext:value-type="float">
            <text:p>835743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172" calcext:value-type="float">
            <text:p>1172</text:p>
          </table:table-cell>
          <table:table-cell office:value-type="float" office:value="-696" calcext:value-type="float">
            <text:p>-696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7415" calcext:value-type="float">
            <text:p>16110519774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7728" calcext:value-type="float">
            <text:p>427728</text:p>
          </table:table-cell>
          <table:table-cell office:value-type="float" office:value="2485" calcext:value-type="float">
            <text:p>2485</text:p>
          </table:table-cell>
          <table:table-cell office:value-type="float" office:value="2117028" calcext:value-type="float">
            <text:p>21170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751016" calcext:value-type="float">
            <text:p>10751016</text:p>
          </table:table-cell>
          <table:table-cell office:value-type="float" office:value="5107712" calcext:value-type="float">
            <text:p>5107712</text:p>
          </table:table-cell>
          <table:table-cell office:value-type="float" office:value="5643304" calcext:value-type="float">
            <text:p>564330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189" calcext:value-type="float">
            <text:p>1189</text:p>
          </table:table-cell>
          <table:table-cell office:value-type="float" office:value="-696" calcext:value-type="float">
            <text:p>-696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7520" calcext:value-type="float">
            <text:p>16110519775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1272" calcext:value-type="float">
            <text:p>421272</text:p>
          </table:table-cell>
          <table:table-cell office:value-type="float" office:value="2478" calcext:value-type="float">
            <text:p>2478</text:p>
          </table:table-cell>
          <table:table-cell office:value-type="float" office:value="2117028" calcext:value-type="float">
            <text:p>21170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003856" calcext:value-type="float">
            <text:p>11003856</text:p>
          </table:table-cell>
          <table:table-cell office:value-type="float" office:value="0" calcext:value-type="float">
            <text:p>0</text:p>
          </table:table-cell>
          <table:table-cell office:value-type="float" office:value="11003856" calcext:value-type="float">
            <text:p>1100385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205" calcext:value-type="float">
            <text:p>1205</text:p>
          </table:table-cell>
          <table:table-cell office:value-type="float" office:value="-718" calcext:value-type="float">
            <text:p>-718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7625" calcext:value-type="float">
            <text:p>1611051977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9956" calcext:value-type="float">
            <text:p>419956</text:p>
          </table:table-cell>
          <table:table-cell office:value-type="float" office:value="2477" calcext:value-type="float">
            <text:p>2477</text:p>
          </table:table-cell>
          <table:table-cell office:value-type="float" office:value="2117028" calcext:value-type="float">
            <text:p>21170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751016" calcext:value-type="float">
            <text:p>10751016</text:p>
          </table:table-cell>
          <table:table-cell office:value-type="float" office:value="2734680" calcext:value-type="float">
            <text:p>2734680</text:p>
          </table:table-cell>
          <table:table-cell office:value-type="float" office:value="8016336" calcext:value-type="float">
            <text:p>801633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222" calcext:value-type="float">
            <text:p>1222</text:p>
          </table:table-cell>
          <table:table-cell office:value-type="float" office:value="-718" calcext:value-type="float">
            <text:p>-718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7736" calcext:value-type="float">
            <text:p>1611051977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4844" calcext:value-type="float">
            <text:p>414844</text:p>
          </table:table-cell>
          <table:table-cell office:value-type="float" office:value="2472" calcext:value-type="float">
            <text:p>2472</text:p>
          </table:table-cell>
          <table:table-cell office:value-type="float" office:value="2117028" calcext:value-type="float">
            <text:p>21170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827680" calcext:value-type="float">
            <text:p>9827680</text:p>
          </table:table-cell>
          <table:table-cell office:value-type="float" office:value="2471064" calcext:value-type="float">
            <text:p>2471064</text:p>
          </table:table-cell>
          <table:table-cell office:value-type="float" office:value="7356616" calcext:value-type="float">
            <text:p>735661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236" calcext:value-type="float">
            <text:p>1236</text:p>
          </table:table-cell>
          <table:table-cell office:value-type="float" office:value="-694" calcext:value-type="float">
            <text:p>-694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7843" calcext:value-type="float">
            <text:p>16110519778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0600" calcext:value-type="float">
            <text:p>400600</text:p>
          </table:table-cell>
          <table:table-cell office:value-type="float" office:value="2458" calcext:value-type="float">
            <text:p>2458</text:p>
          </table:table-cell>
          <table:table-cell office:value-type="float" office:value="2117032" calcext:value-type="float">
            <text:p>21170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807816" calcext:value-type="float">
            <text:p>11807816</text:p>
          </table:table-cell>
          <table:table-cell office:value-type="float" office:value="0" calcext:value-type="float">
            <text:p>0</text:p>
          </table:table-cell>
          <table:table-cell office:value-type="float" office:value="11807816" calcext:value-type="float">
            <text:p>11807816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1254" calcext:value-type="float">
            <text:p>1254</text:p>
          </table:table-cell>
          <table:table-cell office:value-type="float" office:value="-586" calcext:value-type="float">
            <text:p>-586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7952" calcext:value-type="float">
            <text:p>1611051977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5164" calcext:value-type="float">
            <text:p>425164</text:p>
          </table:table-cell>
          <table:table-cell office:value-type="float" office:value="2482" calcext:value-type="float">
            <text:p>2482</text:p>
          </table:table-cell>
          <table:table-cell office:value-type="float" office:value="2117032" calcext:value-type="float">
            <text:p>21170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76552" calcext:value-type="float">
            <text:p>10576552</text:p>
          </table:table-cell>
          <table:table-cell office:value-type="float" office:value="6543920" calcext:value-type="float">
            <text:p>6543920</text:p>
          </table:table-cell>
          <table:table-cell office:value-type="float" office:value="4032632" calcext:value-type="float">
            <text:p>403263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268" calcext:value-type="float">
            <text:p>1268</text:p>
          </table:table-cell>
          <table:table-cell office:value-type="float" office:value="-586" calcext:value-type="float">
            <text:p>-586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8059" calcext:value-type="float">
            <text:p>16110519780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7112" calcext:value-type="float">
            <text:p>407112</text:p>
          </table:table-cell>
          <table:table-cell office:value-type="float" office:value="2464" calcext:value-type="float">
            <text:p>2464</text:p>
          </table:table-cell>
          <table:table-cell office:value-type="float" office:value="2117032" calcext:value-type="float">
            <text:p>21170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76552" calcext:value-type="float">
            <text:p>10576552</text:p>
          </table:table-cell>
          <table:table-cell office:value-type="float" office:value="1497288" calcext:value-type="float">
            <text:p>1497288</text:p>
          </table:table-cell>
          <table:table-cell office:value-type="float" office:value="9079264" calcext:value-type="float">
            <text:p>907926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281" calcext:value-type="float">
            <text:p>1281</text:p>
          </table:table-cell>
          <table:table-cell office:value-type="float" office:value="-592" calcext:value-type="float">
            <text:p>-592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8167" calcext:value-type="float">
            <text:p>16110519781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4420" calcext:value-type="float">
            <text:p>414420</text:p>
          </table:table-cell>
          <table:table-cell office:value-type="float" office:value="2472" calcext:value-type="float">
            <text:p>2472</text:p>
          </table:table-cell>
          <table:table-cell office:value-type="float" office:value="2117036" calcext:value-type="float">
            <text:p>21170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76552" calcext:value-type="float">
            <text:p>10576552</text:p>
          </table:table-cell>
          <table:table-cell office:value-type="float" office:value="779312" calcext:value-type="float">
            <text:p>779312</text:p>
          </table:table-cell>
          <table:table-cell office:value-type="float" office:value="9797240" calcext:value-type="float">
            <text:p>979724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294" calcext:value-type="float">
            <text:p>1294</text:p>
          </table:table-cell>
          <table:table-cell office:value-type="float" office:value="-592" calcext:value-type="float">
            <text:p>-592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8275" calcext:value-type="float">
            <text:p>1611051978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1004" calcext:value-type="float">
            <text:p>421004</text:p>
          </table:table-cell>
          <table:table-cell office:value-type="float" office:value="2478" calcext:value-type="float">
            <text:p>2478</text:p>
          </table:table-cell>
          <table:table-cell office:value-type="float" office:value="2117208" calcext:value-type="float">
            <text:p>2117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76552" calcext:value-type="float">
            <text:p>10576552</text:p>
          </table:table-cell>
          <table:table-cell office:value-type="float" office:value="3591672" calcext:value-type="float">
            <text:p>3591672</text:p>
          </table:table-cell>
          <table:table-cell office:value-type="float" office:value="6984880" calcext:value-type="float">
            <text:p>698488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307" calcext:value-type="float">
            <text:p>1307</text:p>
          </table:table-cell>
          <table:table-cell office:value-type="float" office:value="-574" calcext:value-type="float">
            <text:p>-574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8385" calcext:value-type="float">
            <text:p>1611051978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1004" calcext:value-type="float">
            <text:p>421004</text:p>
          </table:table-cell>
          <table:table-cell office:value-type="float" office:value="2478" calcext:value-type="float">
            <text:p>2478</text:p>
          </table:table-cell>
          <table:table-cell office:value-type="float" office:value="2117208" calcext:value-type="float">
            <text:p>2117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76552" calcext:value-type="float">
            <text:p>10576552</text:p>
          </table:table-cell>
          <table:table-cell office:value-type="float" office:value="2289144" calcext:value-type="float">
            <text:p>2289144</text:p>
          </table:table-cell>
          <table:table-cell office:value-type="float" office:value="8287408" calcext:value-type="float">
            <text:p>828740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319" calcext:value-type="float">
            <text:p>1319</text:p>
          </table:table-cell>
          <table:table-cell office:value-type="float" office:value="-552" calcext:value-type="float">
            <text:p>-552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78493" calcext:value-type="float">
            <text:p>16110519784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9692" calcext:value-type="float">
            <text:p>409692</text:p>
          </table:table-cell>
          <table:table-cell office:value-type="float" office:value="2466" calcext:value-type="float">
            <text:p>2466</text:p>
          </table:table-cell>
          <table:table-cell office:value-type="float" office:value="2117280" calcext:value-type="float">
            <text:p>21172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744696" calcext:value-type="float">
            <text:p>10744696</text:p>
          </table:table-cell>
          <table:table-cell office:value-type="float" office:value="0" calcext:value-type="float">
            <text:p>0</text:p>
          </table:table-cell>
          <table:table-cell office:value-type="float" office:value="10744696" calcext:value-type="float">
            <text:p>10744696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1335" calcext:value-type="float">
            <text:p>1335</text:p>
          </table:table-cell>
          <table:table-cell office:value-type="float" office:value="-95" calcext:value-type="float">
            <text:p>-95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0788" calcext:value-type="float">
            <text:p>16110519807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4176" calcext:value-type="float">
            <text:p>414176</text:p>
          </table:table-cell>
          <table:table-cell office:value-type="float" office:value="2472" calcext:value-type="float">
            <text:p>2472</text:p>
          </table:table-cell>
          <table:table-cell office:value-type="float" office:value="2117280" calcext:value-type="float">
            <text:p>21172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76552" calcext:value-type="float">
            <text:p>10576552</text:p>
          </table:table-cell>
          <table:table-cell office:value-type="float" office:value="3484184" calcext:value-type="float">
            <text:p>3484184</text:p>
          </table:table-cell>
          <table:table-cell office:value-type="float" office:value="7092368" calcext:value-type="float">
            <text:p>709236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352" calcext:value-type="float">
            <text:p>1352</text:p>
          </table:table-cell>
          <table:table-cell office:value-type="float" office:value="-95" calcext:value-type="float">
            <text:p>-95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0897" calcext:value-type="float">
            <text:p>16110519808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7940" calcext:value-type="float">
            <text:p>417940</text:p>
          </table:table-cell>
          <table:table-cell office:value-type="float" office:value="2475" calcext:value-type="float">
            <text:p>2475</text:p>
          </table:table-cell>
          <table:table-cell office:value-type="float" office:value="2117280" calcext:value-type="float">
            <text:p>21172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763960" calcext:value-type="float">
            <text:p>10763960</text:p>
          </table:table-cell>
          <table:table-cell office:value-type="float" office:value="0" calcext:value-type="float">
            <text:p>0</text:p>
          </table:table-cell>
          <table:table-cell office:value-type="float" office:value="10763960" calcext:value-type="float">
            <text:p>1076396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370" calcext:value-type="float">
            <text:p>1370</text:p>
          </table:table-cell>
          <table:table-cell office:value-type="float" office:value="-703" calcext:value-type="float">
            <text:p>-703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1002" calcext:value-type="float">
            <text:p>1611051981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0192" calcext:value-type="float">
            <text:p>420192</text:p>
          </table:table-cell>
          <table:table-cell office:value-type="float" office:value="2478" calcext:value-type="float">
            <text:p>2478</text:p>
          </table:table-cell>
          <table:table-cell office:value-type="float" office:value="2117284" calcext:value-type="float">
            <text:p>21172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971160" calcext:value-type="float">
            <text:p>10971160</text:p>
          </table:table-cell>
          <table:table-cell office:value-type="float" office:value="0" calcext:value-type="float">
            <text:p>0</text:p>
          </table:table-cell>
          <table:table-cell office:value-type="float" office:value="10971160" calcext:value-type="float">
            <text:p>1097116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388" calcext:value-type="float">
            <text:p>1388</text:p>
          </table:table-cell>
          <table:table-cell office:value-type="float" office:value="-769" calcext:value-type="float">
            <text:p>-769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1107" calcext:value-type="float">
            <text:p>1611051981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4680" calcext:value-type="float">
            <text:p>424680</text:p>
          </table:table-cell>
          <table:table-cell office:value-type="float" office:value="2482" calcext:value-type="float">
            <text:p>2482</text:p>
          </table:table-cell>
          <table:table-cell office:value-type="float" office:value="2117284" calcext:value-type="float">
            <text:p>21172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717696" calcext:value-type="float">
            <text:p>10717696</text:p>
          </table:table-cell>
          <table:table-cell office:value-type="float" office:value="0" calcext:value-type="float">
            <text:p>0</text:p>
          </table:table-cell>
          <table:table-cell office:value-type="float" office:value="10717696" calcext:value-type="float">
            <text:p>1071769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406" calcext:value-type="float">
            <text:p>1406</text:p>
          </table:table-cell>
          <table:table-cell office:value-type="float" office:value="-769" calcext:value-type="float">
            <text:p>-769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1213" calcext:value-type="float">
            <text:p>16110519812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1860" calcext:value-type="float">
            <text:p>421860</text:p>
          </table:table-cell>
          <table:table-cell office:value-type="float" office:value="2479" calcext:value-type="float">
            <text:p>2479</text:p>
          </table:table-cell>
          <table:table-cell office:value-type="float" office:value="2117284" calcext:value-type="float">
            <text:p>21172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253256" calcext:value-type="float">
            <text:p>11253256</text:p>
          </table:table-cell>
          <table:table-cell office:value-type="float" office:value="0" calcext:value-type="float">
            <text:p>0</text:p>
          </table:table-cell>
          <table:table-cell office:value-type="float" office:value="11253256" calcext:value-type="float">
            <text:p>1125325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425" calcext:value-type="float">
            <text:p>1425</text:p>
          </table:table-cell>
          <table:table-cell office:value-type="float" office:value="-768" calcext:value-type="float">
            <text:p>-768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1318" calcext:value-type="float">
            <text:p>16110519813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8364" calcext:value-type="float">
            <text:p>418364</text:p>
          </table:table-cell>
          <table:table-cell office:value-type="float" office:value="2477" calcext:value-type="float">
            <text:p>2477</text:p>
          </table:table-cell>
          <table:table-cell office:value-type="float" office:value="2117284" calcext:value-type="float">
            <text:p>21172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377904" calcext:value-type="float">
            <text:p>11377904</text:p>
          </table:table-cell>
          <table:table-cell office:value-type="float" office:value="0" calcext:value-type="float">
            <text:p>0</text:p>
          </table:table-cell>
          <table:table-cell office:value-type="float" office:value="11377904" calcext:value-type="float">
            <text:p>1137790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443" calcext:value-type="float">
            <text:p>1443</text:p>
          </table:table-cell>
          <table:table-cell office:value-type="float" office:value="-768" calcext:value-type="float">
            <text:p>-768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1422" calcext:value-type="float">
            <text:p>16110519814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5192" calcext:value-type="float">
            <text:p>415192</text:p>
          </table:table-cell>
          <table:table-cell office:value-type="float" office:value="2473" calcext:value-type="float">
            <text:p>2473</text:p>
          </table:table-cell>
          <table:table-cell office:value-type="float" office:value="2117284" calcext:value-type="float">
            <text:p>21172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213008" calcext:value-type="float">
            <text:p>12213008</text:p>
          </table:table-cell>
          <table:table-cell office:value-type="float" office:value="0" calcext:value-type="float">
            <text:p>0</text:p>
          </table:table-cell>
          <table:table-cell office:value-type="float" office:value="12213008" calcext:value-type="float">
            <text:p>1221300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462" calcext:value-type="float">
            <text:p>1462</text:p>
          </table:table-cell>
          <table:table-cell office:value-type="float" office:value="-752" calcext:value-type="float">
            <text:p>-752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1527" calcext:value-type="float">
            <text:p>16110519815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0560" calcext:value-type="float">
            <text:p>410560</text:p>
          </table:table-cell>
          <table:table-cell office:value-type="float" office:value="2468" calcext:value-type="float">
            <text:p>2468</text:p>
          </table:table-cell>
          <table:table-cell office:value-type="float" office:value="2117284" calcext:value-type="float">
            <text:p>21172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471632" calcext:value-type="float">
            <text:p>11471632</text:p>
          </table:table-cell>
          <table:table-cell office:value-type="float" office:value="4064592" calcext:value-type="float">
            <text:p>4064592</text:p>
          </table:table-cell>
          <table:table-cell office:value-type="float" office:value="7407040" calcext:value-type="float">
            <text:p>740704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479" calcext:value-type="float">
            <text:p>1479</text:p>
          </table:table-cell>
          <table:table-cell office:value-type="float" office:value="-624" calcext:value-type="float">
            <text:p>-624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1633" calcext:value-type="float">
            <text:p>16110519816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4856" calcext:value-type="float">
            <text:p>404856</text:p>
          </table:table-cell>
          <table:table-cell office:value-type="float" office:value="2463" calcext:value-type="float">
            <text:p>2463</text:p>
          </table:table-cell>
          <table:table-cell office:value-type="float" office:value="2117284" calcext:value-type="float">
            <text:p>21172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035544" calcext:value-type="float">
            <text:p>12035544</text:p>
          </table:table-cell>
          <table:table-cell office:value-type="float" office:value="0" calcext:value-type="float">
            <text:p>0</text:p>
          </table:table-cell>
          <table:table-cell office:value-type="float" office:value="12035544" calcext:value-type="float">
            <text:p>1203554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496" calcext:value-type="float">
            <text:p>1496</text:p>
          </table:table-cell>
          <table:table-cell office:value-type="float" office:value="-624" calcext:value-type="float">
            <text:p>-624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1738" calcext:value-type="float">
            <text:p>1611051981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8448" calcext:value-type="float">
            <text:p>418448</text:p>
          </table:table-cell>
          <table:table-cell office:value-type="float" office:value="2476" calcext:value-type="float">
            <text:p>2476</text:p>
          </table:table-cell>
          <table:table-cell office:value-type="float" office:value="2117284" calcext:value-type="float">
            <text:p>21172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047472" calcext:value-type="float">
            <text:p>13047472</text:p>
          </table:table-cell>
          <table:table-cell office:value-type="float" office:value="0" calcext:value-type="float">
            <text:p>0</text:p>
          </table:table-cell>
          <table:table-cell office:value-type="float" office:value="13047472" calcext:value-type="float">
            <text:p>1304747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514" calcext:value-type="float">
            <text:p>1514</text:p>
          </table:table-cell>
          <table:table-cell office:value-type="float" office:value="-701" calcext:value-type="float">
            <text:p>-701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1844" calcext:value-type="float">
            <text:p>16110519818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9924" calcext:value-type="float">
            <text:p>419924</text:p>
          </table:table-cell>
          <table:table-cell office:value-type="float" office:value="2477" calcext:value-type="float">
            <text:p>2477</text:p>
          </table:table-cell>
          <table:table-cell office:value-type="float" office:value="2117284" calcext:value-type="float">
            <text:p>21172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471632" calcext:value-type="float">
            <text:p>11471632</text:p>
          </table:table-cell>
          <table:table-cell office:value-type="float" office:value="84240" calcext:value-type="float">
            <text:p>84240</text:p>
          </table:table-cell>
          <table:table-cell office:value-type="float" office:value="11387392" calcext:value-type="float">
            <text:p>1138739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531" calcext:value-type="float">
            <text:p>1531</text:p>
          </table:table-cell>
          <table:table-cell office:value-type="float" office:value="-701" calcext:value-type="float">
            <text:p>-701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1949" calcext:value-type="float">
            <text:p>1611051981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9436" calcext:value-type="float">
            <text:p>409436</text:p>
          </table:table-cell>
          <table:table-cell office:value-type="float" office:value="2467" calcext:value-type="float">
            <text:p>2467</text:p>
          </table:table-cell>
          <table:table-cell office:value-type="float" office:value="2117284" calcext:value-type="float">
            <text:p>21172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166384" calcext:value-type="float">
            <text:p>12166384</text:p>
          </table:table-cell>
          <table:table-cell office:value-type="float" office:value="0" calcext:value-type="float">
            <text:p>0</text:p>
          </table:table-cell>
          <table:table-cell office:value-type="float" office:value="12166384" calcext:value-type="float">
            <text:p>1216638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549" calcext:value-type="float">
            <text:p>1549</text:p>
          </table:table-cell>
          <table:table-cell office:value-type="float" office:value="-717" calcext:value-type="float">
            <text:p>-717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2053" calcext:value-type="float">
            <text:p>16110519820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6852" calcext:value-type="float">
            <text:p>406852</text:p>
          </table:table-cell>
          <table:table-cell office:value-type="float" office:value="2468" calcext:value-type="float">
            <text:p>2468</text:p>
          </table:table-cell>
          <table:table-cell office:value-type="float" office:value="2117284" calcext:value-type="float">
            <text:p>21172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960168" calcext:value-type="float">
            <text:p>12960168</text:p>
          </table:table-cell>
          <table:table-cell office:value-type="float" office:value="0" calcext:value-type="float">
            <text:p>0</text:p>
          </table:table-cell>
          <table:table-cell office:value-type="float" office:value="12960168" calcext:value-type="float">
            <text:p>1296016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567" calcext:value-type="float">
            <text:p>1567</text:p>
          </table:table-cell>
          <table:table-cell office:value-type="float" office:value="-732" calcext:value-type="float">
            <text:p>-732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2162" calcext:value-type="float">
            <text:p>16110519821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1360" calcext:value-type="float">
            <text:p>401360</text:p>
          </table:table-cell>
          <table:table-cell office:value-type="float" office:value="2460" calcext:value-type="float">
            <text:p>2460</text:p>
          </table:table-cell>
          <table:table-cell office:value-type="float" office:value="2117284" calcext:value-type="float">
            <text:p>21172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207720" calcext:value-type="float">
            <text:p>12207720</text:p>
          </table:table-cell>
          <table:table-cell office:value-type="float" office:value="0" calcext:value-type="float">
            <text:p>0</text:p>
          </table:table-cell>
          <table:table-cell office:value-type="float" office:value="12207720" calcext:value-type="float">
            <text:p>1220772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585" calcext:value-type="float">
            <text:p>1585</text:p>
          </table:table-cell>
          <table:table-cell office:value-type="float" office:value="-732" calcext:value-type="float">
            <text:p>-732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2268" calcext:value-type="float">
            <text:p>16110519822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5780" calcext:value-type="float">
            <text:p>425780</text:p>
          </table:table-cell>
          <table:table-cell office:value-type="float" office:value="2482" calcext:value-type="float">
            <text:p>2482</text:p>
          </table:table-cell>
          <table:table-cell office:value-type="float" office:value="2117284" calcext:value-type="float">
            <text:p>21172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796104" calcext:value-type="float">
            <text:p>11796104</text:p>
          </table:table-cell>
          <table:table-cell office:value-type="float" office:value="0" calcext:value-type="float">
            <text:p>0</text:p>
          </table:table-cell>
          <table:table-cell office:value-type="float" office:value="11796104" calcext:value-type="float">
            <text:p>1179610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605" calcext:value-type="float">
            <text:p>1605</text:p>
          </table:table-cell>
          <table:table-cell office:value-type="float" office:value="-843" calcext:value-type="float">
            <text:p>-843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2373" calcext:value-type="float">
            <text:p>16110519823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8108" calcext:value-type="float">
            <text:p>408108</text:p>
          </table:table-cell>
          <table:table-cell office:value-type="float" office:value="2466" calcext:value-type="float">
            <text:p>2466</text:p>
          </table:table-cell>
          <table:table-cell office:value-type="float" office:value="2117288" calcext:value-type="float">
            <text:p>21172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992728" calcext:value-type="float">
            <text:p>11992728</text:p>
          </table:table-cell>
          <table:table-cell office:value-type="float" office:value="0" calcext:value-type="float">
            <text:p>0</text:p>
          </table:table-cell>
          <table:table-cell office:value-type="float" office:value="11992728" calcext:value-type="float">
            <text:p>1199272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621" calcext:value-type="float">
            <text:p>1621</text:p>
          </table:table-cell>
          <table:table-cell office:value-type="float" office:value="-843" calcext:value-type="float">
            <text:p>-843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2479" calcext:value-type="float">
            <text:p>16110519824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9660" calcext:value-type="float">
            <text:p>429660</text:p>
          </table:table-cell>
          <table:table-cell office:value-type="float" office:value="2487" calcext:value-type="float">
            <text:p>2487</text:p>
          </table:table-cell>
          <table:table-cell office:value-type="float" office:value="2117288" calcext:value-type="float">
            <text:p>21172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303496" calcext:value-type="float">
            <text:p>11303496</text:p>
          </table:table-cell>
          <table:table-cell office:value-type="float" office:value="3893416" calcext:value-type="float">
            <text:p>3893416</text:p>
          </table:table-cell>
          <table:table-cell office:value-type="float" office:value="7410080" calcext:value-type="float">
            <text:p>741008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638" calcext:value-type="float">
            <text:p>1638</text:p>
          </table:table-cell>
          <table:table-cell office:value-type="float" office:value="-451" calcext:value-type="float">
            <text:p>-451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2586" calcext:value-type="float">
            <text:p>16110519825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2908" calcext:value-type="float">
            <text:p>412908</text:p>
          </table:table-cell>
          <table:table-cell office:value-type="float" office:value="2471" calcext:value-type="float">
            <text:p>2471</text:p>
          </table:table-cell>
          <table:table-cell office:value-type="float" office:value="2117288" calcext:value-type="float">
            <text:p>21172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303496" calcext:value-type="float">
            <text:p>11303496</text:p>
          </table:table-cell>
          <table:table-cell office:value-type="float" office:value="3651552" calcext:value-type="float">
            <text:p>3651552</text:p>
          </table:table-cell>
          <table:table-cell office:value-type="float" office:value="7651944" calcext:value-type="float">
            <text:p>765194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654" calcext:value-type="float">
            <text:p>1654</text:p>
          </table:table-cell>
          <table:table-cell office:value-type="float" office:value="-706" calcext:value-type="float">
            <text:p>-706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2691" calcext:value-type="float">
            <text:p>1611051982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6524" calcext:value-type="float">
            <text:p>416524</text:p>
          </table:table-cell>
          <table:table-cell office:value-type="float" office:value="2474" calcext:value-type="float">
            <text:p>2474</text:p>
          </table:table-cell>
          <table:table-cell office:value-type="float" office:value="2117288" calcext:value-type="float">
            <text:p>21172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303496" calcext:value-type="float">
            <text:p>11303496</text:p>
          </table:table-cell>
          <table:table-cell office:value-type="float" office:value="3161432" calcext:value-type="float">
            <text:p>3161432</text:p>
          </table:table-cell>
          <table:table-cell office:value-type="float" office:value="8142064" calcext:value-type="float">
            <text:p>814206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671" calcext:value-type="float">
            <text:p>1671</text:p>
          </table:table-cell>
          <table:table-cell office:value-type="float" office:value="-706" calcext:value-type="float">
            <text:p>-706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2796" calcext:value-type="float">
            <text:p>16110519827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7864" calcext:value-type="float">
            <text:p>417864</text:p>
          </table:table-cell>
          <table:table-cell office:value-type="float" office:value="2476" calcext:value-type="float">
            <text:p>2476</text:p>
          </table:table-cell>
          <table:table-cell office:value-type="float" office:value="2117288" calcext:value-type="float">
            <text:p>21172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303496" calcext:value-type="float">
            <text:p>11303496</text:p>
          </table:table-cell>
          <table:table-cell office:value-type="float" office:value="2607424" calcext:value-type="float">
            <text:p>2607424</text:p>
          </table:table-cell>
          <table:table-cell office:value-type="float" office:value="8696072" calcext:value-type="float">
            <text:p>869607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689" calcext:value-type="float">
            <text:p>1689</text:p>
          </table:table-cell>
          <table:table-cell office:value-type="float" office:value="-837" calcext:value-type="float">
            <text:p>-837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2901" calcext:value-type="float">
            <text:p>16110519829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3144" calcext:value-type="float">
            <text:p>413144</text:p>
          </table:table-cell>
          <table:table-cell office:value-type="float" office:value="2469" calcext:value-type="float">
            <text:p>2469</text:p>
          </table:table-cell>
          <table:table-cell office:value-type="float" office:value="2117292" calcext:value-type="float">
            <text:p>21172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899416" calcext:value-type="float">
            <text:p>10899416</text:p>
          </table:table-cell>
          <table:table-cell office:value-type="float" office:value="2469888" calcext:value-type="float">
            <text:p>2469888</text:p>
          </table:table-cell>
          <table:table-cell office:value-type="float" office:value="8429528" calcext:value-type="float">
            <text:p>842952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707" calcext:value-type="float">
            <text:p>1707</text:p>
          </table:table-cell>
          <table:table-cell office:value-type="float" office:value="-837" calcext:value-type="float">
            <text:p>-837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3006" calcext:value-type="float">
            <text:p>1611051983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6404" calcext:value-type="float">
            <text:p>416404</text:p>
          </table:table-cell>
          <table:table-cell office:value-type="float" office:value="2474" calcext:value-type="float">
            <text:p>2474</text:p>
          </table:table-cell>
          <table:table-cell office:value-type="float" office:value="2117292" calcext:value-type="float">
            <text:p>21172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899416" calcext:value-type="float">
            <text:p>10899416</text:p>
          </table:table-cell>
          <table:table-cell office:value-type="float" office:value="4545704" calcext:value-type="float">
            <text:p>4545704</text:p>
          </table:table-cell>
          <table:table-cell office:value-type="float" office:value="6353712" calcext:value-type="float">
            <text:p>635371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723" calcext:value-type="float">
            <text:p>1723</text:p>
          </table:table-cell>
          <table:table-cell office:value-type="float" office:value="-842" calcext:value-type="float">
            <text:p>-842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3112" calcext:value-type="float">
            <text:p>16110519831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6544" calcext:value-type="float">
            <text:p>416544</text:p>
          </table:table-cell>
          <table:table-cell office:value-type="float" office:value="2475" calcext:value-type="float">
            <text:p>2475</text:p>
          </table:table-cell>
          <table:table-cell office:value-type="float" office:value="2117292" calcext:value-type="float">
            <text:p>21172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727936" calcext:value-type="float">
            <text:p>17727936</text:p>
          </table:table-cell>
          <table:table-cell office:value-type="float" office:value="0" calcext:value-type="float">
            <text:p>0</text:p>
          </table:table-cell>
          <table:table-cell office:value-type="float" office:value="17727936" calcext:value-type="float">
            <text:p>1772793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739" calcext:value-type="float">
            <text:p>1739</text:p>
          </table:table-cell>
          <table:table-cell office:value-type="float" office:value="-644" calcext:value-type="float">
            <text:p>-644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3216" calcext:value-type="float">
            <text:p>16110519832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6812" calcext:value-type="float">
            <text:p>406812</text:p>
          </table:table-cell>
          <table:table-cell office:value-type="float" office:value="2464" calcext:value-type="float">
            <text:p>2464</text:p>
          </table:table-cell>
          <table:table-cell office:value-type="float" office:value="2117292" calcext:value-type="float">
            <text:p>21172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216751" calcext:value-type="float">
            <text:p>15216751</text:p>
          </table:table-cell>
          <table:table-cell office:value-type="float" office:value="3782399" calcext:value-type="float">
            <text:p>3782399</text:p>
          </table:table-cell>
          <table:table-cell office:value-type="float" office:value="11434352" calcext:value-type="float">
            <text:p>1143435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754" calcext:value-type="float">
            <text:p>1754</text:p>
          </table:table-cell>
          <table:table-cell office:value-type="float" office:value="-644" calcext:value-type="float">
            <text:p>-644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3324" calcext:value-type="float">
            <text:p>16110519833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3780" calcext:value-type="float">
            <text:p>433780</text:p>
          </table:table-cell>
          <table:table-cell office:value-type="float" office:value="2491" calcext:value-type="float">
            <text:p>2491</text:p>
          </table:table-cell>
          <table:table-cell office:value-type="float" office:value="2117292" calcext:value-type="float">
            <text:p>21172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216751" calcext:value-type="float">
            <text:p>15216751</text:p>
          </table:table-cell>
          <table:table-cell office:value-type="float" office:value="4300671" calcext:value-type="float">
            <text:p>4300671</text:p>
          </table:table-cell>
          <table:table-cell office:value-type="float" office:value="10916080" calcext:value-type="float">
            <text:p>1091608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769" calcext:value-type="float">
            <text:p>1769</text:p>
          </table:table-cell>
          <table:table-cell office:value-type="float" office:value="-657" calcext:value-type="float">
            <text:p>-657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3431" calcext:value-type="float">
            <text:p>16110519834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4712" calcext:value-type="float">
            <text:p>424712</text:p>
          </table:table-cell>
          <table:table-cell office:value-type="float" office:value="2480" calcext:value-type="float">
            <text:p>2480</text:p>
          </table:table-cell>
          <table:table-cell office:value-type="float" office:value="2117292" calcext:value-type="float">
            <text:p>21172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216751" calcext:value-type="float">
            <text:p>15216751</text:p>
          </table:table-cell>
          <table:table-cell office:value-type="float" office:value="9283247" calcext:value-type="float">
            <text:p>9283247</text:p>
          </table:table-cell>
          <table:table-cell office:value-type="float" office:value="5933504" calcext:value-type="float">
            <text:p>593350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784" calcext:value-type="float">
            <text:p>1784</text:p>
          </table:table-cell>
          <table:table-cell office:value-type="float" office:value="-657" calcext:value-type="float">
            <text:p>-657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3538" calcext:value-type="float">
            <text:p>16110519835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9260" calcext:value-type="float">
            <text:p>419260</text:p>
          </table:table-cell>
          <table:table-cell office:value-type="float" office:value="2477" calcext:value-type="float">
            <text:p>2477</text:p>
          </table:table-cell>
          <table:table-cell office:value-type="float" office:value="2117292" calcext:value-type="float">
            <text:p>21172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309888" calcext:value-type="float">
            <text:p>15309888</text:p>
          </table:table-cell>
          <table:table-cell office:value-type="float" office:value="0" calcext:value-type="float">
            <text:p>0</text:p>
          </table:table-cell>
          <table:table-cell office:value-type="float" office:value="15309888" calcext:value-type="float">
            <text:p>1530988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798" calcext:value-type="float">
            <text:p>1798</text:p>
          </table:table-cell>
          <table:table-cell office:value-type="float" office:value="-871" calcext:value-type="float">
            <text:p>-871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3646" calcext:value-type="float">
            <text:p>16110519836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0988" calcext:value-type="float">
            <text:p>420988</text:p>
          </table:table-cell>
          <table:table-cell office:value-type="float" office:value="2478" calcext:value-type="float">
            <text:p>2478</text:p>
          </table:table-cell>
          <table:table-cell office:value-type="float" office:value="2117296" calcext:value-type="float">
            <text:p>21172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311112" calcext:value-type="float">
            <text:p>15311112</text:p>
          </table:table-cell>
          <table:table-cell office:value-type="float" office:value="0" calcext:value-type="float">
            <text:p>0</text:p>
          </table:table-cell>
          <table:table-cell office:value-type="float" office:value="15311112" calcext:value-type="float">
            <text:p>1531111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811" calcext:value-type="float">
            <text:p>1811</text:p>
          </table:table-cell>
          <table:table-cell office:value-type="float" office:value="-786" calcext:value-type="float">
            <text:p>-786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3751" calcext:value-type="float">
            <text:p>16110519837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2428" calcext:value-type="float">
            <text:p>422428</text:p>
          </table:table-cell>
          <table:table-cell office:value-type="float" office:value="2480" calcext:value-type="float">
            <text:p>2480</text:p>
          </table:table-cell>
          <table:table-cell office:value-type="float" office:value="2117296" calcext:value-type="float">
            <text:p>21172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216751" calcext:value-type="float">
            <text:p>15216751</text:p>
          </table:table-cell>
          <table:table-cell office:value-type="float" office:value="218783" calcext:value-type="float">
            <text:p>218783</text:p>
          </table:table-cell>
          <table:table-cell office:value-type="float" office:value="14997968" calcext:value-type="float">
            <text:p>1499796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825" calcext:value-type="float">
            <text:p>1825</text:p>
          </table:table-cell>
          <table:table-cell office:value-type="float" office:value="-786" calcext:value-type="float">
            <text:p>-786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3856" calcext:value-type="float">
            <text:p>16110519838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6164" calcext:value-type="float">
            <text:p>426164</text:p>
          </table:table-cell>
          <table:table-cell office:value-type="float" office:value="2483" calcext:value-type="float">
            <text:p>2483</text:p>
          </table:table-cell>
          <table:table-cell office:value-type="float" office:value="2117184" calcext:value-type="float">
            <text:p>21171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216751" calcext:value-type="float">
            <text:p>15216751</text:p>
          </table:table-cell>
          <table:table-cell office:value-type="float" office:value="5835351" calcext:value-type="float">
            <text:p>5835351</text:p>
          </table:table-cell>
          <table:table-cell office:value-type="float" office:value="9381400" calcext:value-type="float">
            <text:p>938140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838" calcext:value-type="float">
            <text:p>1838</text:p>
          </table:table-cell>
          <table:table-cell office:value-type="float" office:value="-685" calcext:value-type="float">
            <text:p>-685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3962" calcext:value-type="float">
            <text:p>16110519839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1840" calcext:value-type="float">
            <text:p>421840</text:p>
          </table:table-cell>
          <table:table-cell office:value-type="float" office:value="2479" calcext:value-type="float">
            <text:p>2479</text:p>
          </table:table-cell>
          <table:table-cell office:value-type="float" office:value="2117184" calcext:value-type="float">
            <text:p>21171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734224" calcext:value-type="float">
            <text:p>10734224</text:p>
          </table:table-cell>
          <table:table-cell office:value-type="float" office:value="2493352" calcext:value-type="float">
            <text:p>2493352</text:p>
          </table:table-cell>
          <table:table-cell office:value-type="float" office:value="8240872" calcext:value-type="float">
            <text:p>824087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853" calcext:value-type="float">
            <text:p>1853</text:p>
          </table:table-cell>
          <table:table-cell office:value-type="float" office:value="-685" calcext:value-type="float">
            <text:p>-685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4067" calcext:value-type="float">
            <text:p>16110519840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0596" calcext:value-type="float">
            <text:p>420596</text:p>
          </table:table-cell>
          <table:table-cell office:value-type="float" office:value="2478" calcext:value-type="float">
            <text:p>2478</text:p>
          </table:table-cell>
          <table:table-cell office:value-type="float" office:value="2117184" calcext:value-type="float">
            <text:p>21171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068840" calcext:value-type="float">
            <text:p>10068840</text:p>
          </table:table-cell>
          <table:table-cell office:value-type="float" office:value="5992448" calcext:value-type="float">
            <text:p>5992448</text:p>
          </table:table-cell>
          <table:table-cell office:value-type="float" office:value="4076392" calcext:value-type="float">
            <text:p>407639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869" calcext:value-type="float">
            <text:p>1869</text:p>
          </table:table-cell>
          <table:table-cell office:value-type="float" office:value="-453" calcext:value-type="float">
            <text:p>-453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4172" calcext:value-type="float">
            <text:p>16110519841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7652" calcext:value-type="float">
            <text:p>427652</text:p>
          </table:table-cell>
          <table:table-cell office:value-type="float" office:value="2485" calcext:value-type="float">
            <text:p>2485</text:p>
          </table:table-cell>
          <table:table-cell office:value-type="float" office:value="2117184" calcext:value-type="float">
            <text:p>21171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378912" calcext:value-type="float">
            <text:p>11378912</text:p>
          </table:table-cell>
          <table:table-cell office:value-type="float" office:value="0" calcext:value-type="float">
            <text:p>0</text:p>
          </table:table-cell>
          <table:table-cell office:value-type="float" office:value="11378912" calcext:value-type="float">
            <text:p>1137891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884" calcext:value-type="float">
            <text:p>1884</text:p>
          </table:table-cell>
          <table:table-cell office:value-type="float" office:value="-581" calcext:value-type="float">
            <text:p>-581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4277" calcext:value-type="float">
            <text:p>16110519842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1216" calcext:value-type="float">
            <text:p>421216</text:p>
          </table:table-cell>
          <table:table-cell office:value-type="float" office:value="2477" calcext:value-type="float">
            <text:p>2477</text:p>
          </table:table-cell>
          <table:table-cell office:value-type="float" office:value="2117184" calcext:value-type="float">
            <text:p>21171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314768" calcext:value-type="float">
            <text:p>10314768</text:p>
          </table:table-cell>
          <table:table-cell office:value-type="float" office:value="4254632" calcext:value-type="float">
            <text:p>4254632</text:p>
          </table:table-cell>
          <table:table-cell office:value-type="float" office:value="6060136" calcext:value-type="float">
            <text:p>606013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895" calcext:value-type="float">
            <text:p>1895</text:p>
          </table:table-cell>
          <table:table-cell office:value-type="float" office:value="-581" calcext:value-type="float">
            <text:p>-581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4385" calcext:value-type="float">
            <text:p>1611051984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5372" calcext:value-type="float">
            <text:p>425372</text:p>
          </table:table-cell>
          <table:table-cell office:value-type="float" office:value="2482" calcext:value-type="float">
            <text:p>2482</text:p>
          </table:table-cell>
          <table:table-cell office:value-type="float" office:value="2117184" calcext:value-type="float">
            <text:p>21171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343488" calcext:value-type="float">
            <text:p>9343488</text:p>
          </table:table-cell>
          <table:table-cell office:value-type="float" office:value="4894720" calcext:value-type="float">
            <text:p>4894720</text:p>
          </table:table-cell>
          <table:table-cell office:value-type="float" office:value="4448768" calcext:value-type="float">
            <text:p>444876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909" calcext:value-type="float">
            <text:p>1909</text:p>
          </table:table-cell>
          <table:table-cell office:value-type="float" office:value="-726" calcext:value-type="float">
            <text:p>-726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4489" calcext:value-type="float">
            <text:p>16110519844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5372" calcext:value-type="float">
            <text:p>425372</text:p>
          </table:table-cell>
          <table:table-cell office:value-type="float" office:value="2482" calcext:value-type="float">
            <text:p>2482</text:p>
          </table:table-cell>
          <table:table-cell office:value-type="float" office:value="2117184" calcext:value-type="float">
            <text:p>21171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343488" calcext:value-type="float">
            <text:p>9343488</text:p>
          </table:table-cell>
          <table:table-cell office:value-type="float" office:value="3723264" calcext:value-type="float">
            <text:p>3723264</text:p>
          </table:table-cell>
          <table:table-cell office:value-type="float" office:value="5620224" calcext:value-type="float">
            <text:p>562022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920" calcext:value-type="float">
            <text:p>1920</text:p>
          </table:table-cell>
          <table:table-cell office:value-type="float" office:value="-726" calcext:value-type="float">
            <text:p>-726</text:p>
          </table:table-cell>
          <table:table-cell office:value-type="float" office:value="4016" calcext:value-type="float">
            <text:p>4016</text:p>
          </table:table-cell>
          <table:table-cell office:value-type="float" office:value="1611051984594" calcext:value-type="float">
            <text:p>16110519845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2384" calcext:value-type="float">
            <text:p>432384</text:p>
          </table:table-cell>
          <table:table-cell office:value-type="float" office:value="2489" calcext:value-type="float">
            <text:p>2489</text:p>
          </table:table-cell>
          <table:table-cell office:value-type="float" office:value="2117192" calcext:value-type="float">
            <text:p>21171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066936" calcext:value-type="float">
            <text:p>10066936</text:p>
          </table:table-cell>
          <table:table-cell office:value-type="float" office:value="0" calcext:value-type="float">
            <text:p>0</text:p>
          </table:table-cell>
          <table:table-cell office:value-type="float" office:value="10066936" calcext:value-type="float">
            <text:p>10066936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1925" calcext:value-type="float">
            <text:p>1925</text:p>
          </table:table-cell>
          <table:table-cell office:value-type="float" office:value="-76" calcext:value-type="float">
            <text:p>-7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88622" calcext:value-type="float">
            <text:p>16110519886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6768" calcext:value-type="float">
            <text:p>436768</text:p>
          </table:table-cell>
          <table:table-cell office:value-type="float" office:value="2494" calcext:value-type="float">
            <text:p>2494</text:p>
          </table:table-cell>
          <table:table-cell office:value-type="float" office:value="2117192" calcext:value-type="float">
            <text:p>21171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371792" calcext:value-type="float">
            <text:p>9371792</text:p>
          </table:table-cell>
          <table:table-cell office:value-type="float" office:value="0" calcext:value-type="float">
            <text:p>0</text:p>
          </table:table-cell>
          <table:table-cell office:value-type="float" office:value="9371792" calcext:value-type="float">
            <text:p>937179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942" calcext:value-type="float">
            <text:p>1942</text:p>
          </table:table-cell>
          <table:table-cell office:value-type="float" office:value="-660" calcext:value-type="float">
            <text:p>-66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88726" calcext:value-type="float">
            <text:p>16110519887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5768" calcext:value-type="float">
            <text:p>435768</text:p>
          </table:table-cell>
          <table:table-cell office:value-type="float" office:value="2491" calcext:value-type="float">
            <text:p>2491</text:p>
          </table:table-cell>
          <table:table-cell office:value-type="float" office:value="2117192" calcext:value-type="float">
            <text:p>21171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343488" calcext:value-type="float">
            <text:p>9343488</text:p>
          </table:table-cell>
          <table:table-cell office:value-type="float" office:value="34808" calcext:value-type="float">
            <text:p>34808</text:p>
          </table:table-cell>
          <table:table-cell office:value-type="float" office:value="9308680" calcext:value-type="float">
            <text:p>930868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959" calcext:value-type="float">
            <text:p>1959</text:p>
          </table:table-cell>
          <table:table-cell office:value-type="float" office:value="-748" calcext:value-type="float">
            <text:p>-74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88830" calcext:value-type="float">
            <text:p>16110519888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4768" calcext:value-type="float">
            <text:p>424768</text:p>
          </table:table-cell>
          <table:table-cell office:value-type="float" office:value="2483" calcext:value-type="float">
            <text:p>2483</text:p>
          </table:table-cell>
          <table:table-cell office:value-type="float" office:value="2117200" calcext:value-type="float">
            <text:p>21172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493152" calcext:value-type="float">
            <text:p>10493152</text:p>
          </table:table-cell>
          <table:table-cell office:value-type="float" office:value="0" calcext:value-type="float">
            <text:p>0</text:p>
          </table:table-cell>
          <table:table-cell office:value-type="float" office:value="10493152" calcext:value-type="float">
            <text:p>1049315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978" calcext:value-type="float">
            <text:p>1978</text:p>
          </table:table-cell>
          <table:table-cell office:value-type="float" office:value="-748" calcext:value-type="float">
            <text:p>-74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88935" calcext:value-type="float">
            <text:p>16110519889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1452" calcext:value-type="float">
            <text:p>431452</text:p>
          </table:table-cell>
          <table:table-cell office:value-type="float" office:value="2487" calcext:value-type="float">
            <text:p>2487</text:p>
          </table:table-cell>
          <table:table-cell office:value-type="float" office:value="2117200" calcext:value-type="float">
            <text:p>21172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343488" calcext:value-type="float">
            <text:p>9343488</text:p>
          </table:table-cell>
          <table:table-cell office:value-type="float" office:value="1793328" calcext:value-type="float">
            <text:p>1793328</text:p>
          </table:table-cell>
          <table:table-cell office:value-type="float" office:value="7550160" calcext:value-type="float">
            <text:p>755016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1996" calcext:value-type="float">
            <text:p>1996</text:p>
          </table:table-cell>
          <table:table-cell office:value-type="float" office:value="-854" calcext:value-type="float">
            <text:p>-85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89039" calcext:value-type="float">
            <text:p>16110519890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8396" calcext:value-type="float">
            <text:p>438396</text:p>
          </table:table-cell>
          <table:table-cell office:value-type="float" office:value="2494" calcext:value-type="float">
            <text:p>2494</text:p>
          </table:table-cell>
          <table:table-cell office:value-type="float" office:value="2117204" calcext:value-type="float">
            <text:p>21172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343488" calcext:value-type="float">
            <text:p>9343488</text:p>
          </table:table-cell>
          <table:table-cell office:value-type="float" office:value="463272" calcext:value-type="float">
            <text:p>463272</text:p>
          </table:table-cell>
          <table:table-cell office:value-type="float" office:value="8880216" calcext:value-type="float">
            <text:p>888021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015" calcext:value-type="float">
            <text:p>2015</text:p>
          </table:table-cell>
          <table:table-cell office:value-type="float" office:value="-854" calcext:value-type="float">
            <text:p>-85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89144" calcext:value-type="float">
            <text:p>16110519891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5872" calcext:value-type="float">
            <text:p>435872</text:p>
          </table:table-cell>
          <table:table-cell office:value-type="float" office:value="2493" calcext:value-type="float">
            <text:p>2493</text:p>
          </table:table-cell>
          <table:table-cell office:value-type="float" office:value="2117204" calcext:value-type="float">
            <text:p>21172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690040" calcext:value-type="float">
            <text:p>11690040</text:p>
          </table:table-cell>
          <table:table-cell office:value-type="float" office:value="1802824" calcext:value-type="float">
            <text:p>1802824</text:p>
          </table:table-cell>
          <table:table-cell office:value-type="float" office:value="9887216" calcext:value-type="float">
            <text:p>988721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034" calcext:value-type="float">
            <text:p>2034</text:p>
          </table:table-cell>
          <table:table-cell office:value-type="float" office:value="-915" calcext:value-type="float">
            <text:p>-91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89248" calcext:value-type="float">
            <text:p>16110519892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3572" calcext:value-type="float">
            <text:p>433572</text:p>
          </table:table-cell>
          <table:table-cell office:value-type="float" office:value="2495" calcext:value-type="float">
            <text:p>2495</text:p>
          </table:table-cell>
          <table:table-cell office:value-type="float" office:value="2117204" calcext:value-type="float">
            <text:p>21172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494128" calcext:value-type="float">
            <text:p>13494128</text:p>
          </table:table-cell>
          <table:table-cell office:value-type="float" office:value="0" calcext:value-type="float">
            <text:p>0</text:p>
          </table:table-cell>
          <table:table-cell office:value-type="float" office:value="13494128" calcext:value-type="float">
            <text:p>1349412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052" calcext:value-type="float">
            <text:p>2052</text:p>
          </table:table-cell>
          <table:table-cell office:value-type="float" office:value="-678" calcext:value-type="float">
            <text:p>-67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89353" calcext:value-type="float">
            <text:p>16110519893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6532" calcext:value-type="float">
            <text:p>426532</text:p>
          </table:table-cell>
          <table:table-cell office:value-type="float" office:value="2484" calcext:value-type="float">
            <text:p>2484</text:p>
          </table:table-cell>
          <table:table-cell office:value-type="float" office:value="2117204" calcext:value-type="float">
            <text:p>21172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690040" calcext:value-type="float">
            <text:p>11690040</text:p>
          </table:table-cell>
          <table:table-cell office:value-type="float" office:value="4221600" calcext:value-type="float">
            <text:p>4221600</text:p>
          </table:table-cell>
          <table:table-cell office:value-type="float" office:value="7468440" calcext:value-type="float">
            <text:p>746844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067" calcext:value-type="float">
            <text:p>2067</text:p>
          </table:table-cell>
          <table:table-cell office:value-type="float" office:value="-678" calcext:value-type="float">
            <text:p>-67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89459" calcext:value-type="float">
            <text:p>16110519894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0800" calcext:value-type="float">
            <text:p>410800</text:p>
          </table:table-cell>
          <table:table-cell office:value-type="float" office:value="2465" calcext:value-type="float">
            <text:p>2465</text:p>
          </table:table-cell>
          <table:table-cell office:value-type="float" office:value="2117204" calcext:value-type="float">
            <text:p>21172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582080" calcext:value-type="float">
            <text:p>18582080</text:p>
          </table:table-cell>
          <table:table-cell office:value-type="float" office:value="0" calcext:value-type="float">
            <text:p>0</text:p>
          </table:table-cell>
          <table:table-cell office:value-type="float" office:value="18582080" calcext:value-type="float">
            <text:p>1858208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086" calcext:value-type="float">
            <text:p>2086</text:p>
          </table:table-cell>
          <table:table-cell office:value-type="float" office:value="-560" calcext:value-type="float">
            <text:p>-56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89566" calcext:value-type="float">
            <text:p>16110519895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1056" calcext:value-type="float">
            <text:p>421056</text:p>
          </table:table-cell>
          <table:table-cell office:value-type="float" office:value="2478" calcext:value-type="float">
            <text:p>2478</text:p>
          </table:table-cell>
          <table:table-cell office:value-type="float" office:value="2117204" calcext:value-type="float">
            <text:p>21172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126494" calcext:value-type="float">
            <text:p>24126494</text:p>
          </table:table-cell>
          <table:table-cell office:value-type="float" office:value="7815694" calcext:value-type="float">
            <text:p>7815694</text:p>
          </table:table-cell>
          <table:table-cell office:value-type="float" office:value="16310800" calcext:value-type="float">
            <text:p>1631080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100" calcext:value-type="float">
            <text:p>2100</text:p>
          </table:table-cell>
          <table:table-cell office:value-type="float" office:value="-560" calcext:value-type="float">
            <text:p>-56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89680" calcext:value-type="float">
            <text:p>16110519896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9484" calcext:value-type="float">
            <text:p>429484</text:p>
          </table:table-cell>
          <table:table-cell office:value-type="float" office:value="2481" calcext:value-type="float">
            <text:p>2481</text:p>
          </table:table-cell>
          <table:table-cell office:value-type="float" office:value="2117204" calcext:value-type="float">
            <text:p>21172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126494" calcext:value-type="float">
            <text:p>24126494</text:p>
          </table:table-cell>
          <table:table-cell office:value-type="float" office:value="14657182" calcext:value-type="float">
            <text:p>14657182</text:p>
          </table:table-cell>
          <table:table-cell office:value-type="float" office:value="9469312" calcext:value-type="float">
            <text:p>946931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115" calcext:value-type="float">
            <text:p>2115</text:p>
          </table:table-cell>
          <table:table-cell office:value-type="float" office:value="-490" calcext:value-type="float">
            <text:p>-49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89786" calcext:value-type="float">
            <text:p>16110519897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2840" calcext:value-type="float">
            <text:p>392840</text:p>
          </table:table-cell>
          <table:table-cell office:value-type="float" office:value="2451" calcext:value-type="float">
            <text:p>2451</text:p>
          </table:table-cell>
          <table:table-cell office:value-type="float" office:value="2117208" calcext:value-type="float">
            <text:p>2117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415864" calcext:value-type="float">
            <text:p>24415864</text:p>
          </table:table-cell>
          <table:table-cell office:value-type="float" office:value="0" calcext:value-type="float">
            <text:p>0</text:p>
          </table:table-cell>
          <table:table-cell office:value-type="float" office:value="24415864" calcext:value-type="float">
            <text:p>2441586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128" calcext:value-type="float">
            <text:p>2128</text:p>
          </table:table-cell>
          <table:table-cell office:value-type="float" office:value="-983" calcext:value-type="float">
            <text:p>-98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89894" calcext:value-type="float">
            <text:p>16110519898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7160" calcext:value-type="float">
            <text:p>407160</text:p>
          </table:table-cell>
          <table:table-cell office:value-type="float" office:value="2465" calcext:value-type="float">
            <text:p>2465</text:p>
          </table:table-cell>
          <table:table-cell office:value-type="float" office:value="2117208" calcext:value-type="float">
            <text:p>2117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126494" calcext:value-type="float">
            <text:p>24126494</text:p>
          </table:table-cell>
          <table:table-cell office:value-type="float" office:value="7084958" calcext:value-type="float">
            <text:p>7084958</text:p>
          </table:table-cell>
          <table:table-cell office:value-type="float" office:value="17041536" calcext:value-type="float">
            <text:p>1704153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142" calcext:value-type="float">
            <text:p>2142</text:p>
          </table:table-cell>
          <table:table-cell office:value-type="float" office:value="-983" calcext:value-type="float">
            <text:p>-98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0009" calcext:value-type="float">
            <text:p>1611051990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6828" calcext:value-type="float">
            <text:p>426828</text:p>
          </table:table-cell>
          <table:table-cell office:value-type="float" office:value="2484" calcext:value-type="float">
            <text:p>2484</text:p>
          </table:table-cell>
          <table:table-cell office:value-type="float" office:value="2117208" calcext:value-type="float">
            <text:p>2117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126494" calcext:value-type="float">
            <text:p>24126494</text:p>
          </table:table-cell>
          <table:table-cell office:value-type="float" office:value="3197078" calcext:value-type="float">
            <text:p>3197078</text:p>
          </table:table-cell>
          <table:table-cell office:value-type="float" office:value="20929416" calcext:value-type="float">
            <text:p>2092941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155" calcext:value-type="float">
            <text:p>2155</text:p>
          </table:table-cell>
          <table:table-cell office:value-type="float" office:value="-1007" calcext:value-type="float">
            <text:p>-100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0112" calcext:value-type="float">
            <text:p>1611051990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4600" calcext:value-type="float">
            <text:p>444600</text:p>
          </table:table-cell>
          <table:table-cell office:value-type="float" office:value="2499" calcext:value-type="float">
            <text:p>2499</text:p>
          </table:table-cell>
          <table:table-cell office:value-type="float" office:value="2117208" calcext:value-type="float">
            <text:p>2117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126494" calcext:value-type="float">
            <text:p>24126494</text:p>
          </table:table-cell>
          <table:table-cell office:value-type="float" office:value="11101486" calcext:value-type="float">
            <text:p>11101486</text:p>
          </table:table-cell>
          <table:table-cell office:value-type="float" office:value="13025008" calcext:value-type="float">
            <text:p>13025008</text:p>
          </table:table-cell>
          <table:table-cell office:value-type="float" office:value="8" calcext:value-type="float">
            <text:p>8</text:p>
          </table:table-cell>
          <table:table-cell office:value-type="float" office:value="2265600" calcext:value-type="float">
            <text:p>2265600</text:p>
          </table:table-cell>
          <table:table-cell office:value-type="float" office:value="2169" calcext:value-type="float">
            <text:p>2169</text:p>
          </table:table-cell>
          <table:table-cell office:value-type="float" office:value="-1007" calcext:value-type="float">
            <text:p>-100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0217" calcext:value-type="float">
            <text:p>16110519902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1324" calcext:value-type="float">
            <text:p>431324</text:p>
          </table:table-cell>
          <table:table-cell office:value-type="float" office:value="2488" calcext:value-type="float">
            <text:p>2488</text:p>
          </table:table-cell>
          <table:table-cell office:value-type="float" office:value="2117208" calcext:value-type="float">
            <text:p>2117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126494" calcext:value-type="float">
            <text:p>24126494</text:p>
          </table:table-cell>
          <table:table-cell office:value-type="float" office:value="8924030" calcext:value-type="float">
            <text:p>8924030</text:p>
          </table:table-cell>
          <table:table-cell office:value-type="float" office:value="15202464" calcext:value-type="float">
            <text:p>1520246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182" calcext:value-type="float">
            <text:p>2182</text:p>
          </table:table-cell>
          <table:table-cell office:value-type="float" office:value="-417" calcext:value-type="float">
            <text:p>-41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0324" calcext:value-type="float">
            <text:p>16110519903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5616" calcext:value-type="float">
            <text:p>435616</text:p>
          </table:table-cell>
          <table:table-cell office:value-type="float" office:value="2492" calcext:value-type="float">
            <text:p>2492</text:p>
          </table:table-cell>
          <table:table-cell office:value-type="float" office:value="2117208" calcext:value-type="float">
            <text:p>2117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609952" calcext:value-type="float">
            <text:p>24609952</text:p>
          </table:table-cell>
          <table:table-cell office:value-type="float" office:value="0" calcext:value-type="float">
            <text:p>0</text:p>
          </table:table-cell>
          <table:table-cell office:value-type="float" office:value="24609952" calcext:value-type="float">
            <text:p>2460995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196" calcext:value-type="float">
            <text:p>2196</text:p>
          </table:table-cell>
          <table:table-cell office:value-type="float" office:value="-624" calcext:value-type="float">
            <text:p>-62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0429" calcext:value-type="float">
            <text:p>16110519904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2344" calcext:value-type="float">
            <text:p>442344</text:p>
          </table:table-cell>
          <table:table-cell office:value-type="float" office:value="2497" calcext:value-type="float">
            <text:p>2497</text:p>
          </table:table-cell>
          <table:table-cell office:value-type="float" office:value="2117208" calcext:value-type="float">
            <text:p>2117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126494" calcext:value-type="float">
            <text:p>24126494</text:p>
          </table:table-cell>
          <table:table-cell office:value-type="float" office:value="560910" calcext:value-type="float">
            <text:p>560910</text:p>
          </table:table-cell>
          <table:table-cell office:value-type="float" office:value="23565584" calcext:value-type="float">
            <text:p>2356558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211" calcext:value-type="float">
            <text:p>2211</text:p>
          </table:table-cell>
          <table:table-cell office:value-type="float" office:value="-624" calcext:value-type="float">
            <text:p>-62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0538" calcext:value-type="float">
            <text:p>16110519905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4384" calcext:value-type="float">
            <text:p>434384</text:p>
          </table:table-cell>
          <table:table-cell office:value-type="float" office:value="2491" calcext:value-type="float">
            <text:p>2491</text:p>
          </table:table-cell>
          <table:table-cell office:value-type="float" office:value="2117208" calcext:value-type="float">
            <text:p>2117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126494" calcext:value-type="float">
            <text:p>24126494</text:p>
          </table:table-cell>
          <table:table-cell office:value-type="float" office:value="14028942" calcext:value-type="float">
            <text:p>14028942</text:p>
          </table:table-cell>
          <table:table-cell office:value-type="float" office:value="10097552" calcext:value-type="float">
            <text:p>1009755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225" calcext:value-type="float">
            <text:p>2225</text:p>
          </table:table-cell>
          <table:table-cell office:value-type="float" office:value="-764" calcext:value-type="float">
            <text:p>-76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0656" calcext:value-type="float">
            <text:p>16110519906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7428" calcext:value-type="float">
            <text:p>437428</text:p>
          </table:table-cell>
          <table:table-cell office:value-type="float" office:value="2494" calcext:value-type="float">
            <text:p>2494</text:p>
          </table:table-cell>
          <table:table-cell office:value-type="float" office:value="2117208" calcext:value-type="float">
            <text:p>2117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126494" calcext:value-type="float">
            <text:p>24126494</text:p>
          </table:table-cell>
          <table:table-cell office:value-type="float" office:value="9742142" calcext:value-type="float">
            <text:p>9742142</text:p>
          </table:table-cell>
          <table:table-cell office:value-type="float" office:value="14384352" calcext:value-type="float">
            <text:p>1438435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239" calcext:value-type="float">
            <text:p>2239</text:p>
          </table:table-cell>
          <table:table-cell office:value-type="float" office:value="-524" calcext:value-type="float">
            <text:p>-52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0762" calcext:value-type="float">
            <text:p>16110519907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9572" calcext:value-type="float">
            <text:p>439572</text:p>
          </table:table-cell>
          <table:table-cell office:value-type="float" office:value="2496" calcext:value-type="float">
            <text:p>2496</text:p>
          </table:table-cell>
          <table:table-cell office:value-type="float" office:value="2117208" calcext:value-type="float">
            <text:p>2117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126494" calcext:value-type="float">
            <text:p>24126494</text:p>
          </table:table-cell>
          <table:table-cell office:value-type="float" office:value="712526" calcext:value-type="float">
            <text:p>712526</text:p>
          </table:table-cell>
          <table:table-cell office:value-type="float" office:value="23413968" calcext:value-type="float">
            <text:p>2341396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254" calcext:value-type="float">
            <text:p>2254</text:p>
          </table:table-cell>
          <table:table-cell office:value-type="float" office:value="-524" calcext:value-type="float">
            <text:p>-52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0866" calcext:value-type="float">
            <text:p>16110519908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0440" calcext:value-type="float">
            <text:p>430440</text:p>
          </table:table-cell>
          <table:table-cell office:value-type="float" office:value="2487" calcext:value-type="float">
            <text:p>2487</text:p>
          </table:table-cell>
          <table:table-cell office:value-type="float" office:value="2117208" calcext:value-type="float">
            <text:p>2117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126494" calcext:value-type="float">
            <text:p>24126494</text:p>
          </table:table-cell>
          <table:table-cell office:value-type="float" office:value="14537134" calcext:value-type="float">
            <text:p>14537134</text:p>
          </table:table-cell>
          <table:table-cell office:value-type="float" office:value="9589360" calcext:value-type="float">
            <text:p>958936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268" calcext:value-type="float">
            <text:p>2268</text:p>
          </table:table-cell>
          <table:table-cell office:value-type="float" office:value="-633" calcext:value-type="float">
            <text:p>-63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0974" calcext:value-type="float">
            <text:p>16110519909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3260" calcext:value-type="float">
            <text:p>433260</text:p>
          </table:table-cell>
          <table:table-cell office:value-type="float" office:value="2490" calcext:value-type="float">
            <text:p>2490</text:p>
          </table:table-cell>
          <table:table-cell office:value-type="float" office:value="2117208" calcext:value-type="float">
            <text:p>2117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126494" calcext:value-type="float">
            <text:p>24126494</text:p>
          </table:table-cell>
          <table:table-cell office:value-type="float" office:value="13853198" calcext:value-type="float">
            <text:p>13853198</text:p>
          </table:table-cell>
          <table:table-cell office:value-type="float" office:value="10273296" calcext:value-type="float">
            <text:p>1027329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281" calcext:value-type="float">
            <text:p>2281</text:p>
          </table:table-cell>
          <table:table-cell office:value-type="float" office:value="-633" calcext:value-type="float">
            <text:p>-63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1082" calcext:value-type="float">
            <text:p>16110519910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4216" calcext:value-type="float">
            <text:p>434216</text:p>
          </table:table-cell>
          <table:table-cell office:value-type="float" office:value="2491" calcext:value-type="float">
            <text:p>2491</text:p>
          </table:table-cell>
          <table:table-cell office:value-type="float" office:value="2117208" calcext:value-type="float">
            <text:p>2117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126494" calcext:value-type="float">
            <text:p>24126494</text:p>
          </table:table-cell>
          <table:table-cell office:value-type="float" office:value="13692446" calcext:value-type="float">
            <text:p>13692446</text:p>
          </table:table-cell>
          <table:table-cell office:value-type="float" office:value="10434048" calcext:value-type="float">
            <text:p>1043404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295" calcext:value-type="float">
            <text:p>2295</text:p>
          </table:table-cell>
          <table:table-cell office:value-type="float" office:value="-487" calcext:value-type="float">
            <text:p>-48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1191" calcext:value-type="float">
            <text:p>16110519911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9484" calcext:value-type="float">
            <text:p>439484</text:p>
          </table:table-cell>
          <table:table-cell office:value-type="float" office:value="2497" calcext:value-type="float">
            <text:p>2497</text:p>
          </table:table-cell>
          <table:table-cell office:value-type="float" office:value="2117208" calcext:value-type="float">
            <text:p>2117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126494" calcext:value-type="float">
            <text:p>24126494</text:p>
          </table:table-cell>
          <table:table-cell office:value-type="float" office:value="13701742" calcext:value-type="float">
            <text:p>13701742</text:p>
          </table:table-cell>
          <table:table-cell office:value-type="float" office:value="10424752" calcext:value-type="float">
            <text:p>1042475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308" calcext:value-type="float">
            <text:p>2308</text:p>
          </table:table-cell>
          <table:table-cell office:value-type="float" office:value="-472" calcext:value-type="float">
            <text:p>-47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1298" calcext:value-type="float">
            <text:p>16110519912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6264" calcext:value-type="float">
            <text:p>446264</text:p>
          </table:table-cell>
          <table:table-cell office:value-type="float" office:value="2503" calcext:value-type="float">
            <text:p>2503</text:p>
          </table:table-cell>
          <table:table-cell office:value-type="float" office:value="2117208" calcext:value-type="float">
            <text:p>2117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126494" calcext:value-type="float">
            <text:p>24126494</text:p>
          </table:table-cell>
          <table:table-cell office:value-type="float" office:value="12087102" calcext:value-type="float">
            <text:p>12087102</text:p>
          </table:table-cell>
          <table:table-cell office:value-type="float" office:value="12039392" calcext:value-type="float">
            <text:p>1203939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322" calcext:value-type="float">
            <text:p>2322</text:p>
          </table:table-cell>
          <table:table-cell office:value-type="float" office:value="-472" calcext:value-type="float">
            <text:p>-47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1405" calcext:value-type="float">
            <text:p>16110519914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7940" calcext:value-type="float">
            <text:p>447940</text:p>
          </table:table-cell>
          <table:table-cell office:value-type="float" office:value="2505" calcext:value-type="float">
            <text:p>2505</text:p>
          </table:table-cell>
          <table:table-cell office:value-type="float" office:value="2117208" calcext:value-type="float">
            <text:p>2117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6532888" calcext:value-type="float">
            <text:p>26532888</text:p>
          </table:table-cell>
          <table:table-cell office:value-type="float" office:value="0" calcext:value-type="float">
            <text:p>0</text:p>
          </table:table-cell>
          <table:table-cell office:value-type="float" office:value="26532888" calcext:value-type="float">
            <text:p>2653288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337" calcext:value-type="float">
            <text:p>2337</text:p>
          </table:table-cell>
          <table:table-cell office:value-type="float" office:value="-502" calcext:value-type="float">
            <text:p>-50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1515" calcext:value-type="float">
            <text:p>16110519915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3768" calcext:value-type="float">
            <text:p>433768</text:p>
          </table:table-cell>
          <table:table-cell office:value-type="float" office:value="2491" calcext:value-type="float">
            <text:p>2491</text:p>
          </table:table-cell>
          <table:table-cell office:value-type="float" office:value="2117208" calcext:value-type="float">
            <text:p>2117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902520" calcext:value-type="float">
            <text:p>24902520</text:p>
          </table:table-cell>
          <table:table-cell office:value-type="float" office:value="0" calcext:value-type="float">
            <text:p>0</text:p>
          </table:table-cell>
          <table:table-cell office:value-type="float" office:value="24902520" calcext:value-type="float">
            <text:p>2490252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349" calcext:value-type="float">
            <text:p>2349</text:p>
          </table:table-cell>
          <table:table-cell office:value-type="float" office:value="-502" calcext:value-type="float">
            <text:p>-50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1625" calcext:value-type="float">
            <text:p>16110519916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4812" calcext:value-type="float">
            <text:p>434812</text:p>
          </table:table-cell>
          <table:table-cell office:value-type="float" office:value="2492" calcext:value-type="float">
            <text:p>2492</text:p>
          </table:table-cell>
          <table:table-cell office:value-type="float" office:value="2117208" calcext:value-type="float">
            <text:p>2117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838120" calcext:value-type="float">
            <text:p>24838120</text:p>
          </table:table-cell>
          <table:table-cell office:value-type="float" office:value="0" calcext:value-type="float">
            <text:p>0</text:p>
          </table:table-cell>
          <table:table-cell office:value-type="float" office:value="24838120" calcext:value-type="float">
            <text:p>2483812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364" calcext:value-type="float">
            <text:p>2364</text:p>
          </table:table-cell>
          <table:table-cell office:value-type="float" office:value="-661" calcext:value-type="float">
            <text:p>-66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1730" calcext:value-type="float">
            <text:p>16110519917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5664" calcext:value-type="float">
            <text:p>435664</text:p>
          </table:table-cell>
          <table:table-cell office:value-type="float" office:value="2493" calcext:value-type="float">
            <text:p>2493</text:p>
          </table:table-cell>
          <table:table-cell office:value-type="float" office:value="2117208" calcext:value-type="float">
            <text:p>2117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126494" calcext:value-type="float">
            <text:p>24126494</text:p>
          </table:table-cell>
          <table:table-cell office:value-type="float" office:value="65958" calcext:value-type="float">
            <text:p>65958</text:p>
          </table:table-cell>
          <table:table-cell office:value-type="float" office:value="24060536" calcext:value-type="float">
            <text:p>2406053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377" calcext:value-type="float">
            <text:p>2377</text:p>
          </table:table-cell>
          <table:table-cell office:value-type="float" office:value="-611" calcext:value-type="float">
            <text:p>-61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1841" calcext:value-type="float">
            <text:p>16110519918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6696" calcext:value-type="float">
            <text:p>436696</text:p>
          </table:table-cell>
          <table:table-cell office:value-type="float" office:value="2494" calcext:value-type="float">
            <text:p>2494</text:p>
          </table:table-cell>
          <table:table-cell office:value-type="float" office:value="2117212" calcext:value-type="float">
            <text:p>2117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126494" calcext:value-type="float">
            <text:p>24126494</text:p>
          </table:table-cell>
          <table:table-cell office:value-type="float" office:value="7048790" calcext:value-type="float">
            <text:p>7048790</text:p>
          </table:table-cell>
          <table:table-cell office:value-type="float" office:value="17077704" calcext:value-type="float">
            <text:p>1707770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390" calcext:value-type="float">
            <text:p>2390</text:p>
          </table:table-cell>
          <table:table-cell office:value-type="float" office:value="-611" calcext:value-type="float">
            <text:p>-61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1948" calcext:value-type="float">
            <text:p>16110519919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3796" calcext:value-type="float">
            <text:p>423796</text:p>
          </table:table-cell>
          <table:table-cell office:value-type="float" office:value="2481" calcext:value-type="float">
            <text:p>2481</text:p>
          </table:table-cell>
          <table:table-cell office:value-type="float" office:value="2117212" calcext:value-type="float">
            <text:p>2117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126494" calcext:value-type="float">
            <text:p>24126494</text:p>
          </table:table-cell>
          <table:table-cell office:value-type="float" office:value="2367230" calcext:value-type="float">
            <text:p>2367230</text:p>
          </table:table-cell>
          <table:table-cell office:value-type="float" office:value="21759264" calcext:value-type="float">
            <text:p>2175926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402" calcext:value-type="float">
            <text:p>2402</text:p>
          </table:table-cell>
          <table:table-cell office:value-type="float" office:value="-698" calcext:value-type="float">
            <text:p>-69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2056" calcext:value-type="float">
            <text:p>16110519920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9168" calcext:value-type="float">
            <text:p>439168</text:p>
          </table:table-cell>
          <table:table-cell office:value-type="float" office:value="2496" calcext:value-type="float">
            <text:p>2496</text:p>
          </table:table-cell>
          <table:table-cell office:value-type="float" office:value="2117212" calcext:value-type="float">
            <text:p>2117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126494" calcext:value-type="float">
            <text:p>24126494</text:p>
          </table:table-cell>
          <table:table-cell office:value-type="float" office:value="2557030" calcext:value-type="float">
            <text:p>2557030</text:p>
          </table:table-cell>
          <table:table-cell office:value-type="float" office:value="21569464" calcext:value-type="float">
            <text:p>2156946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415" calcext:value-type="float">
            <text:p>2415</text:p>
          </table:table-cell>
          <table:table-cell office:value-type="float" office:value="-698" calcext:value-type="float">
            <text:p>-69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2160" calcext:value-type="float">
            <text:p>1611051992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7608" calcext:value-type="float">
            <text:p>427608</text:p>
          </table:table-cell>
          <table:table-cell office:value-type="float" office:value="2485" calcext:value-type="float">
            <text:p>2485</text:p>
          </table:table-cell>
          <table:table-cell office:value-type="float" office:value="2117212" calcext:value-type="float">
            <text:p>2117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126494" calcext:value-type="float">
            <text:p>24126494</text:p>
          </table:table-cell>
          <table:table-cell office:value-type="float" office:value="7400046" calcext:value-type="float">
            <text:p>7400046</text:p>
          </table:table-cell>
          <table:table-cell office:value-type="float" office:value="16726448" calcext:value-type="float">
            <text:p>1672644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428" calcext:value-type="float">
            <text:p>2428</text:p>
          </table:table-cell>
          <table:table-cell office:value-type="float" office:value="-619" calcext:value-type="float">
            <text:p>-61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2268" calcext:value-type="float">
            <text:p>16110519922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7608" calcext:value-type="float">
            <text:p>427608</text:p>
          </table:table-cell>
          <table:table-cell office:value-type="float" office:value="2485" calcext:value-type="float">
            <text:p>2485</text:p>
          </table:table-cell>
          <table:table-cell office:value-type="float" office:value="2117212" calcext:value-type="float">
            <text:p>2117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126494" calcext:value-type="float">
            <text:p>24126494</text:p>
          </table:table-cell>
          <table:table-cell office:value-type="float" office:value="1690222" calcext:value-type="float">
            <text:p>1690222</text:p>
          </table:table-cell>
          <table:table-cell office:value-type="float" office:value="22436272" calcext:value-type="float">
            <text:p>2243627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439" calcext:value-type="float">
            <text:p>2439</text:p>
          </table:table-cell>
          <table:table-cell office:value-type="float" office:value="-553" calcext:value-type="float">
            <text:p>-55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2375" calcext:value-type="float">
            <text:p>16110519923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2728" calcext:value-type="float">
            <text:p>442728</text:p>
          </table:table-cell>
          <table:table-cell office:value-type="float" office:value="2499" calcext:value-type="float">
            <text:p>2499</text:p>
          </table:table-cell>
          <table:table-cell office:value-type="float" office:value="2117212" calcext:value-type="float">
            <text:p>2117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126494" calcext:value-type="float">
            <text:p>24126494</text:p>
          </table:table-cell>
          <table:table-cell office:value-type="float" office:value="14918206" calcext:value-type="float">
            <text:p>14918206</text:p>
          </table:table-cell>
          <table:table-cell office:value-type="float" office:value="9208288" calcext:value-type="float">
            <text:p>920828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452" calcext:value-type="float">
            <text:p>2452</text:p>
          </table:table-cell>
          <table:table-cell office:value-type="float" office:value="-553" calcext:value-type="float">
            <text:p>-55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2482" calcext:value-type="float">
            <text:p>16110519924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3232" calcext:value-type="float">
            <text:p>443232</text:p>
          </table:table-cell>
          <table:table-cell office:value-type="float" office:value="2500" calcext:value-type="float">
            <text:p>2500</text:p>
          </table:table-cell>
          <table:table-cell office:value-type="float" office:value="2117224" calcext:value-type="float">
            <text:p>21172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126494" calcext:value-type="float">
            <text:p>24126494</text:p>
          </table:table-cell>
          <table:table-cell office:value-type="float" office:value="8696286" calcext:value-type="float">
            <text:p>8696286</text:p>
          </table:table-cell>
          <table:table-cell office:value-type="float" office:value="15430208" calcext:value-type="float">
            <text:p>1543020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458" calcext:value-type="float">
            <text:p>2458</text:p>
          </table:table-cell>
          <table:table-cell office:value-type="float" office:value="-708" calcext:value-type="float">
            <text:p>-70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2542" calcext:value-type="float">
            <text:p>16110519925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6200" calcext:value-type="float">
            <text:p>426200</text:p>
          </table:table-cell>
          <table:table-cell office:value-type="float" office:value="2483" calcext:value-type="float">
            <text:p>2483</text:p>
          </table:table-cell>
          <table:table-cell office:value-type="float" office:value="2117228" calcext:value-type="float">
            <text:p>2117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6525080" calcext:value-type="float">
            <text:p>26525080</text:p>
          </table:table-cell>
          <table:table-cell office:value-type="float" office:value="0" calcext:value-type="float">
            <text:p>0</text:p>
          </table:table-cell>
          <table:table-cell office:value-type="float" office:value="26525080" calcext:value-type="float">
            <text:p>2652508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473" calcext:value-type="float">
            <text:p>2473</text:p>
          </table:table-cell>
          <table:table-cell office:value-type="float" office:value="-708" calcext:value-type="float">
            <text:p>-70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2647" calcext:value-type="float">
            <text:p>16110519926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1896" calcext:value-type="float">
            <text:p>421896</text:p>
          </table:table-cell>
          <table:table-cell office:value-type="float" office:value="2484" calcext:value-type="float">
            <text:p>2484</text:p>
          </table:table-cell>
          <table:table-cell office:value-type="float" office:value="2117228" calcext:value-type="float">
            <text:p>2117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7992168" calcext:value-type="float">
            <text:p>27992168</text:p>
          </table:table-cell>
          <table:table-cell office:value-type="float" office:value="0" calcext:value-type="float">
            <text:p>0</text:p>
          </table:table-cell>
          <table:table-cell office:value-type="float" office:value="27992168" calcext:value-type="float">
            <text:p>2799216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488" calcext:value-type="float">
            <text:p>2488</text:p>
          </table:table-cell>
          <table:table-cell office:value-type="float" office:value="-701" calcext:value-type="float">
            <text:p>-70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2753" calcext:value-type="float">
            <text:p>16110519927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1488" calcext:value-type="float">
            <text:p>441488</text:p>
          </table:table-cell>
          <table:table-cell office:value-type="float" office:value="2502" calcext:value-type="float">
            <text:p>2502</text:p>
          </table:table-cell>
          <table:table-cell office:value-type="float" office:value="2117228" calcext:value-type="float">
            <text:p>2117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9647296" calcext:value-type="float">
            <text:p>29647296</text:p>
          </table:table-cell>
          <table:table-cell office:value-type="float" office:value="0" calcext:value-type="float">
            <text:p>0</text:p>
          </table:table-cell>
          <table:table-cell office:value-type="float" office:value="29647296" calcext:value-type="float">
            <text:p>2964729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502" calcext:value-type="float">
            <text:p>2502</text:p>
          </table:table-cell>
          <table:table-cell office:value-type="float" office:value="-701" calcext:value-type="float">
            <text:p>-70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2861" calcext:value-type="float">
            <text:p>16110519928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8100" calcext:value-type="float">
            <text:p>428100</text:p>
          </table:table-cell>
          <table:table-cell office:value-type="float" office:value="2485" calcext:value-type="float">
            <text:p>2485</text:p>
          </table:table-cell>
          <table:table-cell office:value-type="float" office:value="2117228" calcext:value-type="float">
            <text:p>2117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7450776" calcext:value-type="float">
            <text:p>27450776</text:p>
          </table:table-cell>
          <table:table-cell office:value-type="float" office:value="0" calcext:value-type="float">
            <text:p>0</text:p>
          </table:table-cell>
          <table:table-cell office:value-type="float" office:value="27450776" calcext:value-type="float">
            <text:p>2745077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518" calcext:value-type="float">
            <text:p>2518</text:p>
          </table:table-cell>
          <table:table-cell office:value-type="float" office:value="-467" calcext:value-type="float">
            <text:p>-46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2967" calcext:value-type="float">
            <text:p>16110519929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5596" calcext:value-type="float">
            <text:p>425596</text:p>
          </table:table-cell>
          <table:table-cell office:value-type="float" office:value="2483" calcext:value-type="float">
            <text:p>2483</text:p>
          </table:table-cell>
          <table:table-cell office:value-type="float" office:value="2117228" calcext:value-type="float">
            <text:p>2117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126494" calcext:value-type="float">
            <text:p>24126494</text:p>
          </table:table-cell>
          <table:table-cell office:value-type="float" office:value="7571054" calcext:value-type="float">
            <text:p>7571054</text:p>
          </table:table-cell>
          <table:table-cell office:value-type="float" office:value="16555440" calcext:value-type="float">
            <text:p>1655544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532" calcext:value-type="float">
            <text:p>2532</text:p>
          </table:table-cell>
          <table:table-cell office:value-type="float" office:value="-690" calcext:value-type="float">
            <text:p>-69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3078" calcext:value-type="float">
            <text:p>16110519930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7232" calcext:value-type="float">
            <text:p>427232</text:p>
          </table:table-cell>
          <table:table-cell office:value-type="float" office:value="2484" calcext:value-type="float">
            <text:p>2484</text:p>
          </table:table-cell>
          <table:table-cell office:value-type="float" office:value="2117228" calcext:value-type="float">
            <text:p>2117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35962368" calcext:value-type="float">
            <text:p>35962368</text:p>
          </table:table-cell>
          <table:table-cell office:value-type="float" office:value="0" calcext:value-type="float">
            <text:p>0</text:p>
          </table:table-cell>
          <table:table-cell office:value-type="float" office:value="35962368" calcext:value-type="float">
            <text:p>3596236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548" calcext:value-type="float">
            <text:p>2548</text:p>
          </table:table-cell>
          <table:table-cell office:value-type="float" office:value="-690" calcext:value-type="float">
            <text:p>-69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3184" calcext:value-type="float">
            <text:p>16110519931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7792" calcext:value-type="float">
            <text:p>447792</text:p>
          </table:table-cell>
          <table:table-cell office:value-type="float" office:value="2505" calcext:value-type="float">
            <text:p>2505</text:p>
          </table:table-cell>
          <table:table-cell office:value-type="float" office:value="2117228" calcext:value-type="float">
            <text:p>2117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720365" calcext:value-type="float">
            <text:p>16720365</text:p>
          </table:table-cell>
          <table:table-cell office:value-type="float" office:value="7973093" calcext:value-type="float">
            <text:p>7973093</text:p>
          </table:table-cell>
          <table:table-cell office:value-type="float" office:value="8747272" calcext:value-type="float">
            <text:p>874727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563" calcext:value-type="float">
            <text:p>2563</text:p>
          </table:table-cell>
          <table:table-cell office:value-type="float" office:value="-661" calcext:value-type="float">
            <text:p>-66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3290" calcext:value-type="float">
            <text:p>16110519932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5032" calcext:value-type="float">
            <text:p>435032</text:p>
          </table:table-cell>
          <table:table-cell office:value-type="float" office:value="2492" calcext:value-type="float">
            <text:p>2492</text:p>
          </table:table-cell>
          <table:table-cell office:value-type="float" office:value="2117388" calcext:value-type="float">
            <text:p>21173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463064" calcext:value-type="float">
            <text:p>17463064</text:p>
          </table:table-cell>
          <table:table-cell office:value-type="float" office:value="0" calcext:value-type="float">
            <text:p>0</text:p>
          </table:table-cell>
          <table:table-cell office:value-type="float" office:value="17463064" calcext:value-type="float">
            <text:p>1746306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579" calcext:value-type="float">
            <text:p>2579</text:p>
          </table:table-cell>
          <table:table-cell office:value-type="float" office:value="-768" calcext:value-type="float">
            <text:p>-76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3395" calcext:value-type="float">
            <text:p>16110519933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3424" calcext:value-type="float">
            <text:p>443424</text:p>
          </table:table-cell>
          <table:table-cell office:value-type="float" office:value="2501" calcext:value-type="float">
            <text:p>2501</text:p>
          </table:table-cell>
          <table:table-cell office:value-type="float" office:value="2117388" calcext:value-type="float">
            <text:p>21173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166816" calcext:value-type="float">
            <text:p>19166816</text:p>
          </table:table-cell>
          <table:table-cell office:value-type="float" office:value="0" calcext:value-type="float">
            <text:p>0</text:p>
          </table:table-cell>
          <table:table-cell office:value-type="float" office:value="19166816" calcext:value-type="float">
            <text:p>1916681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595" calcext:value-type="float">
            <text:p>2595</text:p>
          </table:table-cell>
          <table:table-cell office:value-type="float" office:value="-768" calcext:value-type="float">
            <text:p>-76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3507" calcext:value-type="float">
            <text:p>16110519935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2868" calcext:value-type="float">
            <text:p>442868</text:p>
          </table:table-cell>
          <table:table-cell office:value-type="float" office:value="2502" calcext:value-type="float">
            <text:p>2502</text:p>
          </table:table-cell>
          <table:table-cell office:value-type="float" office:value="2117388" calcext:value-type="float">
            <text:p>21173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015048" calcext:value-type="float">
            <text:p>20015048</text:p>
          </table:table-cell>
          <table:table-cell office:value-type="float" office:value="0" calcext:value-type="float">
            <text:p>0</text:p>
          </table:table-cell>
          <table:table-cell office:value-type="float" office:value="20015048" calcext:value-type="float">
            <text:p>2001504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610" calcext:value-type="float">
            <text:p>2610</text:p>
          </table:table-cell>
          <table:table-cell office:value-type="float" office:value="-737" calcext:value-type="float">
            <text:p>-73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3613" calcext:value-type="float">
            <text:p>16110519936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2336" calcext:value-type="float">
            <text:p>432336</text:p>
          </table:table-cell>
          <table:table-cell office:value-type="float" office:value="2489" calcext:value-type="float">
            <text:p>2489</text:p>
          </table:table-cell>
          <table:table-cell office:value-type="float" office:value="2117388" calcext:value-type="float">
            <text:p>21173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286224" calcext:value-type="float">
            <text:p>17286224</text:p>
          </table:table-cell>
          <table:table-cell office:value-type="float" office:value="0" calcext:value-type="float">
            <text:p>0</text:p>
          </table:table-cell>
          <table:table-cell office:value-type="float" office:value="17286224" calcext:value-type="float">
            <text:p>1728622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625" calcext:value-type="float">
            <text:p>2625</text:p>
          </table:table-cell>
          <table:table-cell office:value-type="float" office:value="-737" calcext:value-type="float">
            <text:p>-73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3720" calcext:value-type="float">
            <text:p>16110519937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2684" calcext:value-type="float">
            <text:p>432684</text:p>
          </table:table-cell>
          <table:table-cell office:value-type="float" office:value="2487" calcext:value-type="float">
            <text:p>2487</text:p>
          </table:table-cell>
          <table:table-cell office:value-type="float" office:value="2117388" calcext:value-type="float">
            <text:p>21173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690208" calcext:value-type="float">
            <text:p>17690208</text:p>
          </table:table-cell>
          <table:table-cell office:value-type="float" office:value="0" calcext:value-type="float">
            <text:p>0</text:p>
          </table:table-cell>
          <table:table-cell office:value-type="float" office:value="17690208" calcext:value-type="float">
            <text:p>1769020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641" calcext:value-type="float">
            <text:p>2641</text:p>
          </table:table-cell>
          <table:table-cell office:value-type="float" office:value="-541" calcext:value-type="float">
            <text:p>-54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3826" calcext:value-type="float">
            <text:p>16110519938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5936" calcext:value-type="float">
            <text:p>445936</text:p>
          </table:table-cell>
          <table:table-cell office:value-type="float" office:value="2503" calcext:value-type="float">
            <text:p>2503</text:p>
          </table:table-cell>
          <table:table-cell office:value-type="float" office:value="2117392" calcext:value-type="float">
            <text:p>2117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291528" calcext:value-type="float">
            <text:p>17291528</text:p>
          </table:table-cell>
          <table:table-cell office:value-type="float" office:value="0" calcext:value-type="float">
            <text:p>0</text:p>
          </table:table-cell>
          <table:table-cell office:value-type="float" office:value="17291528" calcext:value-type="float">
            <text:p>1729152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656" calcext:value-type="float">
            <text:p>2656</text:p>
          </table:table-cell>
          <table:table-cell office:value-type="float" office:value="-798" calcext:value-type="float">
            <text:p>-79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3932" calcext:value-type="float">
            <text:p>16110519939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4928" calcext:value-type="float">
            <text:p>414928</text:p>
          </table:table-cell>
          <table:table-cell office:value-type="float" office:value="2472" calcext:value-type="float">
            <text:p>2472</text:p>
          </table:table-cell>
          <table:table-cell office:value-type="float" office:value="2117392" calcext:value-type="float">
            <text:p>2117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7396416" calcext:value-type="float">
            <text:p>27396416</text:p>
          </table:table-cell>
          <table:table-cell office:value-type="float" office:value="0" calcext:value-type="float">
            <text:p>0</text:p>
          </table:table-cell>
          <table:table-cell office:value-type="float" office:value="27396416" calcext:value-type="float">
            <text:p>2739641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673" calcext:value-type="float">
            <text:p>2673</text:p>
          </table:table-cell>
          <table:table-cell office:value-type="float" office:value="-798" calcext:value-type="float">
            <text:p>-79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4038" calcext:value-type="float">
            <text:p>16110519940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6576" calcext:value-type="float">
            <text:p>436576</text:p>
          </table:table-cell>
          <table:table-cell office:value-type="float" office:value="2494" calcext:value-type="float">
            <text:p>2494</text:p>
          </table:table-cell>
          <table:table-cell office:value-type="float" office:value="2117392" calcext:value-type="float">
            <text:p>2117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461232" calcext:value-type="float">
            <text:p>18461232</text:p>
          </table:table-cell>
          <table:table-cell office:value-type="float" office:value="0" calcext:value-type="float">
            <text:p>0</text:p>
          </table:table-cell>
          <table:table-cell office:value-type="float" office:value="18461232" calcext:value-type="float">
            <text:p>1846123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688" calcext:value-type="float">
            <text:p>2688</text:p>
          </table:table-cell>
          <table:table-cell office:value-type="float" office:value="-501" calcext:value-type="float">
            <text:p>-50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4151" calcext:value-type="float">
            <text:p>16110519941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4960" calcext:value-type="float">
            <text:p>434960</text:p>
          </table:table-cell>
          <table:table-cell office:value-type="float" office:value="2490" calcext:value-type="float">
            <text:p>2490</text:p>
          </table:table-cell>
          <table:table-cell office:value-type="float" office:value="2117392" calcext:value-type="float">
            <text:p>2117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318400" calcext:value-type="float">
            <text:p>20318400</text:p>
          </table:table-cell>
          <table:table-cell office:value-type="float" office:value="0" calcext:value-type="float">
            <text:p>0</text:p>
          </table:table-cell>
          <table:table-cell office:value-type="float" office:value="20318400" calcext:value-type="float">
            <text:p>2031840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704" calcext:value-type="float">
            <text:p>2704</text:p>
          </table:table-cell>
          <table:table-cell office:value-type="float" office:value="-501" calcext:value-type="float">
            <text:p>-50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4257" calcext:value-type="float">
            <text:p>16110519942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1484" calcext:value-type="float">
            <text:p>421484</text:p>
          </table:table-cell>
          <table:table-cell office:value-type="float" office:value="2479" calcext:value-type="float">
            <text:p>2479</text:p>
          </table:table-cell>
          <table:table-cell office:value-type="float" office:value="2117392" calcext:value-type="float">
            <text:p>2117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552208" calcext:value-type="float">
            <text:p>22552208</text:p>
          </table:table-cell>
          <table:table-cell office:value-type="float" office:value="0" calcext:value-type="float">
            <text:p>0</text:p>
          </table:table-cell>
          <table:table-cell office:value-type="float" office:value="22552208" calcext:value-type="float">
            <text:p>2255220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719" calcext:value-type="float">
            <text:p>2719</text:p>
          </table:table-cell>
          <table:table-cell office:value-type="float" office:value="-532" calcext:value-type="float">
            <text:p>-53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4365" calcext:value-type="float">
            <text:p>16110519943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4332" calcext:value-type="float">
            <text:p>444332</text:p>
          </table:table-cell>
          <table:table-cell office:value-type="float" office:value="2501" calcext:value-type="float">
            <text:p>2501</text:p>
          </table:table-cell>
          <table:table-cell office:value-type="float" office:value="2117392" calcext:value-type="float">
            <text:p>2117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034128" calcext:value-type="float">
            <text:p>17034128</text:p>
          </table:table-cell>
          <table:table-cell office:value-type="float" office:value="0" calcext:value-type="float">
            <text:p>0</text:p>
          </table:table-cell>
          <table:table-cell office:value-type="float" office:value="17034128" calcext:value-type="float">
            <text:p>1703412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735" calcext:value-type="float">
            <text:p>2735</text:p>
          </table:table-cell>
          <table:table-cell office:value-type="float" office:value="-661" calcext:value-type="float">
            <text:p>-66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4476" calcext:value-type="float">
            <text:p>16110519944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4444" calcext:value-type="float">
            <text:p>434444</text:p>
          </table:table-cell>
          <table:table-cell office:value-type="float" office:value="2492" calcext:value-type="float">
            <text:p>2492</text:p>
          </table:table-cell>
          <table:table-cell office:value-type="float" office:value="2117392" calcext:value-type="float">
            <text:p>2117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415328" calcext:value-type="float">
            <text:p>16415328</text:p>
          </table:table-cell>
          <table:table-cell office:value-type="float" office:value="0" calcext:value-type="float">
            <text:p>0</text:p>
          </table:table-cell>
          <table:table-cell office:value-type="float" office:value="16415328" calcext:value-type="float">
            <text:p>1641532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749" calcext:value-type="float">
            <text:p>2749</text:p>
          </table:table-cell>
          <table:table-cell office:value-type="float" office:value="-661" calcext:value-type="float">
            <text:p>-66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4588" calcext:value-type="float">
            <text:p>16110519945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6648" calcext:value-type="float">
            <text:p>446648</text:p>
          </table:table-cell>
          <table:table-cell office:value-type="float" office:value="2503" calcext:value-type="float">
            <text:p>2503</text:p>
          </table:table-cell>
          <table:table-cell office:value-type="float" office:value="2117392" calcext:value-type="float">
            <text:p>2117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749352" calcext:value-type="float">
            <text:p>15749352</text:p>
          </table:table-cell>
          <table:table-cell office:value-type="float" office:value="0" calcext:value-type="float">
            <text:p>0</text:p>
          </table:table-cell>
          <table:table-cell office:value-type="float" office:value="15749352" calcext:value-type="float">
            <text:p>1574935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766" calcext:value-type="float">
            <text:p>2766</text:p>
          </table:table-cell>
          <table:table-cell office:value-type="float" office:value="-783" calcext:value-type="float">
            <text:p>-78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4699" calcext:value-type="float">
            <text:p>16110519946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8920" calcext:value-type="float">
            <text:p>428920</text:p>
          </table:table-cell>
          <table:table-cell office:value-type="float" office:value="2486" calcext:value-type="float">
            <text:p>2486</text:p>
          </table:table-cell>
          <table:table-cell office:value-type="float" office:value="2117392" calcext:value-type="float">
            <text:p>2117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297246" calcext:value-type="float">
            <text:p>17297246</text:p>
          </table:table-cell>
          <table:table-cell office:value-type="float" office:value="1948342" calcext:value-type="float">
            <text:p>1948342</text:p>
          </table:table-cell>
          <table:table-cell office:value-type="float" office:value="15348904" calcext:value-type="float">
            <text:p>1534890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780" calcext:value-type="float">
            <text:p>2780</text:p>
          </table:table-cell>
          <table:table-cell office:value-type="float" office:value="-349" calcext:value-type="float">
            <text:p>-34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4807" calcext:value-type="float">
            <text:p>16110519948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6336" calcext:value-type="float">
            <text:p>446336</text:p>
          </table:table-cell>
          <table:table-cell office:value-type="float" office:value="2503" calcext:value-type="float">
            <text:p>2503</text:p>
          </table:table-cell>
          <table:table-cell office:value-type="float" office:value="2117392" calcext:value-type="float">
            <text:p>2117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309069" calcext:value-type="float">
            <text:p>15309069</text:p>
          </table:table-cell>
          <table:table-cell office:value-type="float" office:value="605317" calcext:value-type="float">
            <text:p>605317</text:p>
          </table:table-cell>
          <table:table-cell office:value-type="float" office:value="14703752" calcext:value-type="float">
            <text:p>1470375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795" calcext:value-type="float">
            <text:p>2795</text:p>
          </table:table-cell>
          <table:table-cell office:value-type="float" office:value="-349" calcext:value-type="float">
            <text:p>-34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4913" calcext:value-type="float">
            <text:p>1611051994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7004" calcext:value-type="float">
            <text:p>427004</text:p>
          </table:table-cell>
          <table:table-cell office:value-type="float" office:value="2478" calcext:value-type="float">
            <text:p>2478</text:p>
          </table:table-cell>
          <table:table-cell office:value-type="float" office:value="2117392" calcext:value-type="float">
            <text:p>2117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841848" calcext:value-type="float">
            <text:p>19841848</text:p>
          </table:table-cell>
          <table:table-cell office:value-type="float" office:value="0" calcext:value-type="float">
            <text:p>0</text:p>
          </table:table-cell>
          <table:table-cell office:value-type="float" office:value="19841848" calcext:value-type="float">
            <text:p>1984184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810" calcext:value-type="float">
            <text:p>2810</text:p>
          </table:table-cell>
          <table:table-cell office:value-type="float" office:value="-587" calcext:value-type="float">
            <text:p>-58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5019" calcext:value-type="float">
            <text:p>16110519950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7732" calcext:value-type="float">
            <text:p>437732</text:p>
          </table:table-cell>
          <table:table-cell office:value-type="float" office:value="2495" calcext:value-type="float">
            <text:p>2495</text:p>
          </table:table-cell>
          <table:table-cell office:value-type="float" office:value="2117392" calcext:value-type="float">
            <text:p>2117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19776" calcext:value-type="float">
            <text:p>14619776</text:p>
          </table:table-cell>
          <table:table-cell office:value-type="float" office:value="0" calcext:value-type="float">
            <text:p>0</text:p>
          </table:table-cell>
          <table:table-cell office:value-type="float" office:value="14619776" calcext:value-type="float">
            <text:p>1461977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826" calcext:value-type="float">
            <text:p>2826</text:p>
          </table:table-cell>
          <table:table-cell office:value-type="float" office:value="-587" calcext:value-type="float">
            <text:p>-58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5128" calcext:value-type="float">
            <text:p>16110519951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52532" calcext:value-type="float">
            <text:p>452532</text:p>
          </table:table-cell>
          <table:table-cell office:value-type="float" office:value="2509" calcext:value-type="float">
            <text:p>2509</text:p>
          </table:table-cell>
          <table:table-cell office:value-type="float" office:value="2117400" calcext:value-type="float">
            <text:p>21174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353903" calcext:value-type="float">
            <text:p>14353903</text:p>
          </table:table-cell>
          <table:table-cell office:value-type="float" office:value="4799231" calcext:value-type="float">
            <text:p>4799231</text:p>
          </table:table-cell>
          <table:table-cell office:value-type="float" office:value="9554672" calcext:value-type="float">
            <text:p>955467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841" calcext:value-type="float">
            <text:p>2841</text:p>
          </table:table-cell>
          <table:table-cell office:value-type="float" office:value="-635" calcext:value-type="float">
            <text:p>-63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5233" calcext:value-type="float">
            <text:p>16110519952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4912" calcext:value-type="float">
            <text:p>434912</text:p>
          </table:table-cell>
          <table:table-cell office:value-type="float" office:value="2488" calcext:value-type="float">
            <text:p>2488</text:p>
          </table:table-cell>
          <table:table-cell office:value-type="float" office:value="2117400" calcext:value-type="float">
            <text:p>21174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281336" calcext:value-type="float">
            <text:p>16281336</text:p>
          </table:table-cell>
          <table:table-cell office:value-type="float" office:value="0" calcext:value-type="float">
            <text:p>0</text:p>
          </table:table-cell>
          <table:table-cell office:value-type="float" office:value="16281336" calcext:value-type="float">
            <text:p>1628133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856" calcext:value-type="float">
            <text:p>2856</text:p>
          </table:table-cell>
          <table:table-cell office:value-type="float" office:value="-716" calcext:value-type="float">
            <text:p>-71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5338" calcext:value-type="float">
            <text:p>16110519953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9532" calcext:value-type="float">
            <text:p>429532</text:p>
          </table:table-cell>
          <table:table-cell office:value-type="float" office:value="2487" calcext:value-type="float">
            <text:p>2487</text:p>
          </table:table-cell>
          <table:table-cell office:value-type="float" office:value="2117404" calcext:value-type="float">
            <text:p>21174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157773" calcext:value-type="float">
            <text:p>15157773</text:p>
          </table:table-cell>
          <table:table-cell office:value-type="float" office:value="4166917" calcext:value-type="float">
            <text:p>4166917</text:p>
          </table:table-cell>
          <table:table-cell office:value-type="float" office:value="10990856" calcext:value-type="float">
            <text:p>1099085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872" calcext:value-type="float">
            <text:p>2872</text:p>
          </table:table-cell>
          <table:table-cell office:value-type="float" office:value="-716" calcext:value-type="float">
            <text:p>-71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5448" calcext:value-type="float">
            <text:p>16110519954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1604" calcext:value-type="float">
            <text:p>421604</text:p>
          </table:table-cell>
          <table:table-cell office:value-type="float" office:value="2479" calcext:value-type="float">
            <text:p>2479</text:p>
          </table:table-cell>
          <table:table-cell office:value-type="float" office:value="2117432" calcext:value-type="float">
            <text:p>21174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107112" calcext:value-type="float">
            <text:p>21107112</text:p>
          </table:table-cell>
          <table:table-cell office:value-type="float" office:value="0" calcext:value-type="float">
            <text:p>0</text:p>
          </table:table-cell>
          <table:table-cell office:value-type="float" office:value="21107112" calcext:value-type="float">
            <text:p>2110711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887" calcext:value-type="float">
            <text:p>2887</text:p>
          </table:table-cell>
          <table:table-cell office:value-type="float" office:value="-661" calcext:value-type="float">
            <text:p>-66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5555" calcext:value-type="float">
            <text:p>16110519955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0796" calcext:value-type="float">
            <text:p>440796</text:p>
          </table:table-cell>
          <table:table-cell office:value-type="float" office:value="2498" calcext:value-type="float">
            <text:p>2498</text:p>
          </table:table-cell>
          <table:table-cell office:value-type="float" office:value="2117432" calcext:value-type="float">
            <text:p>21174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919440" calcext:value-type="float">
            <text:p>11919440</text:p>
          </table:table-cell>
          <table:table-cell office:value-type="float" office:value="5042176" calcext:value-type="float">
            <text:p>5042176</text:p>
          </table:table-cell>
          <table:table-cell office:value-type="float" office:value="6877264" calcext:value-type="float">
            <text:p>687726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902" calcext:value-type="float">
            <text:p>2902</text:p>
          </table:table-cell>
          <table:table-cell office:value-type="float" office:value="-661" calcext:value-type="float">
            <text:p>-66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5663" calcext:value-type="float">
            <text:p>16110519956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3276" calcext:value-type="float">
            <text:p>443276</text:p>
          </table:table-cell>
          <table:table-cell office:value-type="float" office:value="2500" calcext:value-type="float">
            <text:p>2500</text:p>
          </table:table-cell>
          <table:table-cell office:value-type="float" office:value="2117436" calcext:value-type="float">
            <text:p>21174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369400" calcext:value-type="float">
            <text:p>12369400</text:p>
          </table:table-cell>
          <table:table-cell office:value-type="float" office:value="3993600" calcext:value-type="float">
            <text:p>3993600</text:p>
          </table:table-cell>
          <table:table-cell office:value-type="float" office:value="8375800" calcext:value-type="float">
            <text:p>837580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918" calcext:value-type="float">
            <text:p>2918</text:p>
          </table:table-cell>
          <table:table-cell office:value-type="float" office:value="-507" calcext:value-type="float">
            <text:p>-50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5767" calcext:value-type="float">
            <text:p>16110519957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8320" calcext:value-type="float">
            <text:p>448320</text:p>
          </table:table-cell>
          <table:table-cell office:value-type="float" office:value="2505" calcext:value-type="float">
            <text:p>2505</text:p>
          </table:table-cell>
          <table:table-cell office:value-type="float" office:value="2117436" calcext:value-type="float">
            <text:p>21174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787152" calcext:value-type="float">
            <text:p>11787152</text:p>
          </table:table-cell>
          <table:table-cell office:value-type="float" office:value="4157440" calcext:value-type="float">
            <text:p>4157440</text:p>
          </table:table-cell>
          <table:table-cell office:value-type="float" office:value="7629712" calcext:value-type="float">
            <text:p>762971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933" calcext:value-type="float">
            <text:p>2933</text:p>
          </table:table-cell>
          <table:table-cell office:value-type="float" office:value="-469" calcext:value-type="float">
            <text:p>-46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5884" calcext:value-type="float">
            <text:p>16110519958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8504" calcext:value-type="float">
            <text:p>448504</text:p>
          </table:table-cell>
          <table:table-cell office:value-type="float" office:value="2505" calcext:value-type="float">
            <text:p>2505</text:p>
          </table:table-cell>
          <table:table-cell office:value-type="float" office:value="2117436" calcext:value-type="float">
            <text:p>21174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503112" calcext:value-type="float">
            <text:p>11503112</text:p>
          </table:table-cell>
          <table:table-cell office:value-type="float" office:value="6057984" calcext:value-type="float">
            <text:p>6057984</text:p>
          </table:table-cell>
          <table:table-cell office:value-type="float" office:value="5445128" calcext:value-type="float">
            <text:p>544512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949" calcext:value-type="float">
            <text:p>2949</text:p>
          </table:table-cell>
          <table:table-cell office:value-type="float" office:value="-469" calcext:value-type="float">
            <text:p>-46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5992" calcext:value-type="float">
            <text:p>16110519959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9840" calcext:value-type="float">
            <text:p>439840</text:p>
          </table:table-cell>
          <table:table-cell office:value-type="float" office:value="2497" calcext:value-type="float">
            <text:p>2497</text:p>
          </table:table-cell>
          <table:table-cell office:value-type="float" office:value="2117436" calcext:value-type="float">
            <text:p>21174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391040" calcext:value-type="float">
            <text:p>10391040</text:p>
          </table:table-cell>
          <table:table-cell office:value-type="float" office:value="2961408" calcext:value-type="float">
            <text:p>2961408</text:p>
          </table:table-cell>
          <table:table-cell office:value-type="float" office:value="7429632" calcext:value-type="float">
            <text:p>742963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962" calcext:value-type="float">
            <text:p>2962</text:p>
          </table:table-cell>
          <table:table-cell office:value-type="float" office:value="-664" calcext:value-type="float">
            <text:p>-66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6097" calcext:value-type="float">
            <text:p>16110519960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0384" calcext:value-type="float">
            <text:p>430384</text:p>
          </table:table-cell>
          <table:table-cell office:value-type="float" office:value="2488" calcext:value-type="float">
            <text:p>2488</text:p>
          </table:table-cell>
          <table:table-cell office:value-type="float" office:value="2117436" calcext:value-type="float">
            <text:p>21174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149192" calcext:value-type="float">
            <text:p>11149192</text:p>
          </table:table-cell>
          <table:table-cell office:value-type="float" office:value="2469888" calcext:value-type="float">
            <text:p>2469888</text:p>
          </table:table-cell>
          <table:table-cell office:value-type="float" office:value="8679304" calcext:value-type="float">
            <text:p>867930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976" calcext:value-type="float">
            <text:p>2976</text:p>
          </table:table-cell>
          <table:table-cell office:value-type="float" office:value="-664" calcext:value-type="float">
            <text:p>-66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6202" calcext:value-type="float">
            <text:p>16110519962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9372" calcext:value-type="float">
            <text:p>449372</text:p>
          </table:table-cell>
          <table:table-cell office:value-type="float" office:value="2506" calcext:value-type="float">
            <text:p>2506</text:p>
          </table:table-cell>
          <table:table-cell office:value-type="float" office:value="2117436" calcext:value-type="float">
            <text:p>21174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465648" calcext:value-type="float">
            <text:p>10465648</text:p>
          </table:table-cell>
          <table:table-cell office:value-type="float" office:value="4993024" calcext:value-type="float">
            <text:p>4993024</text:p>
          </table:table-cell>
          <table:table-cell office:value-type="float" office:value="5472624" calcext:value-type="float">
            <text:p>547262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991" calcext:value-type="float">
            <text:p>2991</text:p>
          </table:table-cell>
          <table:table-cell office:value-type="float" office:value="-368" calcext:value-type="float">
            <text:p>-36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6307" calcext:value-type="float">
            <text:p>16110519963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9332" calcext:value-type="float">
            <text:p>429332</text:p>
          </table:table-cell>
          <table:table-cell office:value-type="float" office:value="2488" calcext:value-type="float">
            <text:p>2488</text:p>
          </table:table-cell>
          <table:table-cell office:value-type="float" office:value="2117436" calcext:value-type="float">
            <text:p>21174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935736" calcext:value-type="float">
            <text:p>11935736</text:p>
          </table:table-cell>
          <table:table-cell office:value-type="float" office:value="0" calcext:value-type="float">
            <text:p>0</text:p>
          </table:table-cell>
          <table:table-cell office:value-type="float" office:value="11935736" calcext:value-type="float">
            <text:p>1193573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006" calcext:value-type="float">
            <text:p>3006</text:p>
          </table:table-cell>
          <table:table-cell office:value-type="float" office:value="-343" calcext:value-type="float">
            <text:p>-34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6415" calcext:value-type="float">
            <text:p>16110519964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5980" calcext:value-type="float">
            <text:p>445980</text:p>
          </table:table-cell>
          <table:table-cell office:value-type="float" office:value="2503" calcext:value-type="float">
            <text:p>2503</text:p>
          </table:table-cell>
          <table:table-cell office:value-type="float" office:value="2117436" calcext:value-type="float">
            <text:p>21174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010056" calcext:value-type="float">
            <text:p>10010056</text:p>
          </table:table-cell>
          <table:table-cell office:value-type="float" office:value="3028888" calcext:value-type="float">
            <text:p>3028888</text:p>
          </table:table-cell>
          <table:table-cell office:value-type="float" office:value="6981168" calcext:value-type="float">
            <text:p>698116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017" calcext:value-type="float">
            <text:p>3017</text:p>
          </table:table-cell>
          <table:table-cell office:value-type="float" office:value="-343" calcext:value-type="float">
            <text:p>-34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6521" calcext:value-type="float">
            <text:p>16110519965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54044" calcext:value-type="float">
            <text:p>454044</text:p>
          </table:table-cell>
          <table:table-cell office:value-type="float" office:value="2511" calcext:value-type="float">
            <text:p>2511</text:p>
          </table:table-cell>
          <table:table-cell office:value-type="float" office:value="2117436" calcext:value-type="float">
            <text:p>21174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349304" calcext:value-type="float">
            <text:p>9349304</text:p>
          </table:table-cell>
          <table:table-cell office:value-type="float" office:value="5025792" calcext:value-type="float">
            <text:p>5025792</text:p>
          </table:table-cell>
          <table:table-cell office:value-type="float" office:value="4323512" calcext:value-type="float">
            <text:p>432351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030" calcext:value-type="float">
            <text:p>3030</text:p>
          </table:table-cell>
          <table:table-cell office:value-type="float" office:value="-722" calcext:value-type="float">
            <text:p>-72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6625" calcext:value-type="float">
            <text:p>1611051996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60284" calcext:value-type="float">
            <text:p>460284</text:p>
          </table:table-cell>
          <table:table-cell office:value-type="float" office:value="2517" calcext:value-type="float">
            <text:p>2517</text:p>
          </table:table-cell>
          <table:table-cell office:value-type="float" office:value="2117436" calcext:value-type="float">
            <text:p>21174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349304" calcext:value-type="float">
            <text:p>9349304</text:p>
          </table:table-cell>
          <table:table-cell office:value-type="float" office:value="3788800" calcext:value-type="float">
            <text:p>3788800</text:p>
          </table:table-cell>
          <table:table-cell office:value-type="float" office:value="5560504" calcext:value-type="float">
            <text:p>556050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039" calcext:value-type="float">
            <text:p>3039</text:p>
          </table:table-cell>
          <table:table-cell office:value-type="float" office:value="-622" calcext:value-type="float">
            <text:p>-62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6733" calcext:value-type="float">
            <text:p>16110519967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5052" calcext:value-type="float">
            <text:p>435052</text:p>
          </table:table-cell>
          <table:table-cell office:value-type="float" office:value="2493" calcext:value-type="float">
            <text:p>2493</text:p>
          </table:table-cell>
          <table:table-cell office:value-type="float" office:value="2117980" calcext:value-type="float">
            <text:p>21179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270584" calcext:value-type="float">
            <text:p>11270584</text:p>
          </table:table-cell>
          <table:table-cell office:value-type="float" office:value="0" calcext:value-type="float">
            <text:p>0</text:p>
          </table:table-cell>
          <table:table-cell office:value-type="float" office:value="11270584" calcext:value-type="float">
            <text:p>11270584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3047" calcext:value-type="float">
            <text:p>3047</text:p>
          </table:table-cell>
          <table:table-cell office:value-type="float" office:value="-113" calcext:value-type="float">
            <text:p>-11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8630" calcext:value-type="float">
            <text:p>16110519986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8256" calcext:value-type="float">
            <text:p>438256</text:p>
          </table:table-cell>
          <table:table-cell office:value-type="float" office:value="2496" calcext:value-type="float">
            <text:p>2496</text:p>
          </table:table-cell>
          <table:table-cell office:value-type="float" office:value="2117980" calcext:value-type="float">
            <text:p>21179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888040" calcext:value-type="float">
            <text:p>13888040</text:p>
          </table:table-cell>
          <table:table-cell office:value-type="float" office:value="0" calcext:value-type="float">
            <text:p>0</text:p>
          </table:table-cell>
          <table:table-cell office:value-type="float" office:value="13888040" calcext:value-type="float">
            <text:p>13888040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3064" calcext:value-type="float">
            <text:p>3064</text:p>
          </table:table-cell>
          <table:table-cell office:value-type="float" office:value="-754" calcext:value-type="float">
            <text:p>-75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8735" calcext:value-type="float">
            <text:p>16110519987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7876" calcext:value-type="float">
            <text:p>447876</text:p>
          </table:table-cell>
          <table:table-cell office:value-type="float" office:value="2505" calcext:value-type="float">
            <text:p>2505</text:p>
          </table:table-cell>
          <table:table-cell office:value-type="float" office:value="2117980" calcext:value-type="float">
            <text:p>21179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745934" calcext:value-type="float">
            <text:p>12745934</text:p>
          </table:table-cell>
          <table:table-cell office:value-type="float" office:value="1214614" calcext:value-type="float">
            <text:p>1214614</text:p>
          </table:table-cell>
          <table:table-cell office:value-type="float" office:value="11531320" calcext:value-type="float">
            <text:p>11531320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3079" calcext:value-type="float">
            <text:p>3079</text:p>
          </table:table-cell>
          <table:table-cell office:value-type="float" office:value="-754" calcext:value-type="float">
            <text:p>-75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8840" calcext:value-type="float">
            <text:p>16110519988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53664" calcext:value-type="float">
            <text:p>453664</text:p>
          </table:table-cell>
          <table:table-cell office:value-type="float" office:value="2511" calcext:value-type="float">
            <text:p>2511</text:p>
          </table:table-cell>
          <table:table-cell office:value-type="float" office:value="2117980" calcext:value-type="float">
            <text:p>21179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442848" calcext:value-type="float">
            <text:p>14442848</text:p>
          </table:table-cell>
          <table:table-cell office:value-type="float" office:value="0" calcext:value-type="float">
            <text:p>0</text:p>
          </table:table-cell>
          <table:table-cell office:value-type="float" office:value="14442848" calcext:value-type="float">
            <text:p>14442848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3094" calcext:value-type="float">
            <text:p>3094</text:p>
          </table:table-cell>
          <table:table-cell office:value-type="float" office:value="-633" calcext:value-type="float">
            <text:p>-63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8944" calcext:value-type="float">
            <text:p>16110519989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57044" calcext:value-type="float">
            <text:p>457044</text:p>
          </table:table-cell>
          <table:table-cell office:value-type="float" office:value="2514" calcext:value-type="float">
            <text:p>2514</text:p>
          </table:table-cell>
          <table:table-cell office:value-type="float" office:value="2117980" calcext:value-type="float">
            <text:p>21179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745934" calcext:value-type="float">
            <text:p>12745934</text:p>
          </table:table-cell>
          <table:table-cell office:value-type="float" office:value="3533998" calcext:value-type="float">
            <text:p>3533998</text:p>
          </table:table-cell>
          <table:table-cell office:value-type="float" office:value="9211936" calcext:value-type="float">
            <text:p>9211936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3109" calcext:value-type="float">
            <text:p>3109</text:p>
          </table:table-cell>
          <table:table-cell office:value-type="float" office:value="-570" calcext:value-type="float">
            <text:p>-57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9048" calcext:value-type="float">
            <text:p>16110519990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54004" calcext:value-type="float">
            <text:p>454004</text:p>
          </table:table-cell>
          <table:table-cell office:value-type="float" office:value="2511" calcext:value-type="float">
            <text:p>2511</text:p>
          </table:table-cell>
          <table:table-cell office:value-type="float" office:value="2117980" calcext:value-type="float">
            <text:p>21179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282728" calcext:value-type="float">
            <text:p>13282728</text:p>
          </table:table-cell>
          <table:table-cell office:value-type="float" office:value="0" calcext:value-type="float">
            <text:p>0</text:p>
          </table:table-cell>
          <table:table-cell office:value-type="float" office:value="13282728" calcext:value-type="float">
            <text:p>13282728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3123" calcext:value-type="float">
            <text:p>3123</text:p>
          </table:table-cell>
          <table:table-cell office:value-type="float" office:value="-570" calcext:value-type="float">
            <text:p>-57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9152" calcext:value-type="float">
            <text:p>16110519991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58068" calcext:value-type="float">
            <text:p>458068</text:p>
          </table:table-cell>
          <table:table-cell office:value-type="float" office:value="2515" calcext:value-type="float">
            <text:p>2515</text:p>
          </table:table-cell>
          <table:table-cell office:value-type="float" office:value="2117980" calcext:value-type="float">
            <text:p>21179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745934" calcext:value-type="float">
            <text:p>12745934</text:p>
          </table:table-cell>
          <table:table-cell office:value-type="float" office:value="4664966" calcext:value-type="float">
            <text:p>4664966</text:p>
          </table:table-cell>
          <table:table-cell office:value-type="float" office:value="8080968" calcext:value-type="float">
            <text:p>8080968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3138" calcext:value-type="float">
            <text:p>3138</text:p>
          </table:table-cell>
          <table:table-cell office:value-type="float" office:value="-557" calcext:value-type="float">
            <text:p>-55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9257" calcext:value-type="float">
            <text:p>16110519992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53220" calcext:value-type="float">
            <text:p>453220</text:p>
          </table:table-cell>
          <table:table-cell office:value-type="float" office:value="2514" calcext:value-type="float">
            <text:p>2514</text:p>
          </table:table-cell>
          <table:table-cell office:value-type="float" office:value="2117980" calcext:value-type="float">
            <text:p>21179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592800" calcext:value-type="float">
            <text:p>14592800</text:p>
          </table:table-cell>
          <table:table-cell office:value-type="float" office:value="0" calcext:value-type="float">
            <text:p>0</text:p>
          </table:table-cell>
          <table:table-cell office:value-type="float" office:value="14592800" calcext:value-type="float">
            <text:p>1459280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154" calcext:value-type="float">
            <text:p>3154</text:p>
          </table:table-cell>
          <table:table-cell office:value-type="float" office:value="-557" calcext:value-type="float">
            <text:p>-55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9362" calcext:value-type="float">
            <text:p>16110519993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7716" calcext:value-type="float">
            <text:p>447716</text:p>
          </table:table-cell>
          <table:table-cell office:value-type="float" office:value="2505" calcext:value-type="float">
            <text:p>2505</text:p>
          </table:table-cell>
          <table:table-cell office:value-type="float" office:value="2117980" calcext:value-type="float">
            <text:p>21179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241664" calcext:value-type="float">
            <text:p>14241664</text:p>
          </table:table-cell>
          <table:table-cell office:value-type="float" office:value="0" calcext:value-type="float">
            <text:p>0</text:p>
          </table:table-cell>
          <table:table-cell office:value-type="float" office:value="14241664" calcext:value-type="float">
            <text:p>1424166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171" calcext:value-type="float">
            <text:p>3171</text:p>
          </table:table-cell>
          <table:table-cell office:value-type="float" office:value="-589" calcext:value-type="float">
            <text:p>-58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9469" calcext:value-type="float">
            <text:p>16110519994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8304" calcext:value-type="float">
            <text:p>438304</text:p>
          </table:table-cell>
          <table:table-cell office:value-type="float" office:value="2496" calcext:value-type="float">
            <text:p>2496</text:p>
          </table:table-cell>
          <table:table-cell office:value-type="float" office:value="2117980" calcext:value-type="float">
            <text:p>21179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108152" calcext:value-type="float">
            <text:p>17108152</text:p>
          </table:table-cell>
          <table:table-cell office:value-type="float" office:value="0" calcext:value-type="float">
            <text:p>0</text:p>
          </table:table-cell>
          <table:table-cell office:value-type="float" office:value="17108152" calcext:value-type="float">
            <text:p>1710815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186" calcext:value-type="float">
            <text:p>3186</text:p>
          </table:table-cell>
          <table:table-cell office:value-type="float" office:value="-498" calcext:value-type="float">
            <text:p>-49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9576" calcext:value-type="float">
            <text:p>16110519995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53452" calcext:value-type="float">
            <text:p>453452</text:p>
          </table:table-cell>
          <table:table-cell office:value-type="float" office:value="2509" calcext:value-type="float">
            <text:p>2509</text:p>
          </table:table-cell>
          <table:table-cell office:value-type="float" office:value="2117980" calcext:value-type="float">
            <text:p>21179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490926" calcext:value-type="float">
            <text:p>23490926</text:p>
          </table:table-cell>
          <table:table-cell office:value-type="float" office:value="11368630" calcext:value-type="float">
            <text:p>11368630</text:p>
          </table:table-cell>
          <table:table-cell office:value-type="float" office:value="12122296" calcext:value-type="float">
            <text:p>1212229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202" calcext:value-type="float">
            <text:p>3202</text:p>
          </table:table-cell>
          <table:table-cell office:value-type="float" office:value="-498" calcext:value-type="float">
            <text:p>-49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9683" calcext:value-type="float">
            <text:p>16110519996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5944" calcext:value-type="float">
            <text:p>435944</text:p>
          </table:table-cell>
          <table:table-cell office:value-type="float" office:value="2494" calcext:value-type="float">
            <text:p>2494</text:p>
          </table:table-cell>
          <table:table-cell office:value-type="float" office:value="2117980" calcext:value-type="float">
            <text:p>21179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7827912" calcext:value-type="float">
            <text:p>27827912</text:p>
          </table:table-cell>
          <table:table-cell office:value-type="float" office:value="0" calcext:value-type="float">
            <text:p>0</text:p>
          </table:table-cell>
          <table:table-cell office:value-type="float" office:value="27827912" calcext:value-type="float">
            <text:p>2782791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216" calcext:value-type="float">
            <text:p>3216</text:p>
          </table:table-cell>
          <table:table-cell office:value-type="float" office:value="-656" calcext:value-type="float">
            <text:p>-65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9789" calcext:value-type="float">
            <text:p>16110519997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59268" calcext:value-type="float">
            <text:p>459268</text:p>
          </table:table-cell>
          <table:table-cell office:value-type="float" office:value="2516" calcext:value-type="float">
            <text:p>2516</text:p>
          </table:table-cell>
          <table:table-cell office:value-type="float" office:value="2117980" calcext:value-type="float">
            <text:p>21179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011166" calcext:value-type="float">
            <text:p>14011166</text:p>
          </table:table-cell>
          <table:table-cell office:value-type="float" office:value="6180558" calcext:value-type="float">
            <text:p>6180558</text:p>
          </table:table-cell>
          <table:table-cell office:value-type="float" office:value="7830608" calcext:value-type="float">
            <text:p>783060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232" calcext:value-type="float">
            <text:p>3232</text:p>
          </table:table-cell>
          <table:table-cell office:value-type="float" office:value="-469" calcext:value-type="float">
            <text:p>-46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1999896" calcext:value-type="float">
            <text:p>16110519998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2220" calcext:value-type="float">
            <text:p>432220</text:p>
          </table:table-cell>
          <table:table-cell office:value-type="float" office:value="2490" calcext:value-type="float">
            <text:p>2490</text:p>
          </table:table-cell>
          <table:table-cell office:value-type="float" office:value="2117984" calcext:value-type="float">
            <text:p>21179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059064" calcext:value-type="float">
            <text:p>20059064</text:p>
          </table:table-cell>
          <table:table-cell office:value-type="float" office:value="0" calcext:value-type="float">
            <text:p>0</text:p>
          </table:table-cell>
          <table:table-cell office:value-type="float" office:value="20059064" calcext:value-type="float">
            <text:p>2005906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246" calcext:value-type="float">
            <text:p>3246</text:p>
          </table:table-cell>
          <table:table-cell office:value-type="float" office:value="-469" calcext:value-type="float">
            <text:p>-46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0001" calcext:value-type="float">
            <text:p>1611052000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8524" calcext:value-type="float">
            <text:p>438524</text:p>
          </table:table-cell>
          <table:table-cell office:value-type="float" office:value="2496" calcext:value-type="float">
            <text:p>2496</text:p>
          </table:table-cell>
          <table:table-cell office:value-type="float" office:value="2117984" calcext:value-type="float">
            <text:p>21179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9293096" calcext:value-type="float">
            <text:p>29293096</text:p>
          </table:table-cell>
          <table:table-cell office:value-type="float" office:value="0" calcext:value-type="float">
            <text:p>0</text:p>
          </table:table-cell>
          <table:table-cell office:value-type="float" office:value="29293096" calcext:value-type="float">
            <text:p>2929309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261" calcext:value-type="float">
            <text:p>3261</text:p>
          </table:table-cell>
          <table:table-cell office:value-type="float" office:value="-498" calcext:value-type="float">
            <text:p>-49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0107" calcext:value-type="float">
            <text:p>16110520001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0376" calcext:value-type="float">
            <text:p>430376</text:p>
          </table:table-cell>
          <table:table-cell office:value-type="float" office:value="2486" calcext:value-type="float">
            <text:p>2486</text:p>
          </table:table-cell>
          <table:table-cell office:value-type="float" office:value="2117984" calcext:value-type="float">
            <text:p>21179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830350" calcext:value-type="float">
            <text:p>22830350</text:p>
          </table:table-cell>
          <table:table-cell office:value-type="float" office:value="4644486" calcext:value-type="float">
            <text:p>4644486</text:p>
          </table:table-cell>
          <table:table-cell office:value-type="float" office:value="18185864" calcext:value-type="float">
            <text:p>1818586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276" calcext:value-type="float">
            <text:p>3276</text:p>
          </table:table-cell>
          <table:table-cell office:value-type="float" office:value="-498" calcext:value-type="float">
            <text:p>-49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0214" calcext:value-type="float">
            <text:p>16110520002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6668" calcext:value-type="float">
            <text:p>436668</text:p>
          </table:table-cell>
          <table:table-cell office:value-type="float" office:value="2494" calcext:value-type="float">
            <text:p>2494</text:p>
          </table:table-cell>
          <table:table-cell office:value-type="float" office:value="2117984" calcext:value-type="float">
            <text:p>21179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8823784" calcext:value-type="float">
            <text:p>28823784</text:p>
          </table:table-cell>
          <table:table-cell office:value-type="float" office:value="0" calcext:value-type="float">
            <text:p>0</text:p>
          </table:table-cell>
          <table:table-cell office:value-type="float" office:value="28823784" calcext:value-type="float">
            <text:p>2882378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292" calcext:value-type="float">
            <text:p>3292</text:p>
          </table:table-cell>
          <table:table-cell office:value-type="float" office:value="-667" calcext:value-type="float">
            <text:p>-66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0325" calcext:value-type="float">
            <text:p>16110520003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5088" calcext:value-type="float">
            <text:p>435088</text:p>
          </table:table-cell>
          <table:table-cell office:value-type="float" office:value="2493" calcext:value-type="float">
            <text:p>2493</text:p>
          </table:table-cell>
          <table:table-cell office:value-type="float" office:value="2117984" calcext:value-type="float">
            <text:p>21179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160144" calcext:value-type="float">
            <text:p>13160144</text:p>
          </table:table-cell>
          <table:table-cell office:value-type="float" office:value="0" calcext:value-type="float">
            <text:p>0</text:p>
          </table:table-cell>
          <table:table-cell office:value-type="float" office:value="13160144" calcext:value-type="float">
            <text:p>1316014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306" calcext:value-type="float">
            <text:p>3306</text:p>
          </table:table-cell>
          <table:table-cell office:value-type="float" office:value="-655" calcext:value-type="float">
            <text:p>-65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0433" calcext:value-type="float">
            <text:p>16110520004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50636" calcext:value-type="float">
            <text:p>450636</text:p>
          </table:table-cell>
          <table:table-cell office:value-type="float" office:value="2508" calcext:value-type="float">
            <text:p>2508</text:p>
          </table:table-cell>
          <table:table-cell office:value-type="float" office:value="2117984" calcext:value-type="float">
            <text:p>21179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944367" calcext:value-type="float">
            <text:p>13944367</text:p>
          </table:table-cell>
          <table:table-cell office:value-type="float" office:value="1633255" calcext:value-type="float">
            <text:p>1633255</text:p>
          </table:table-cell>
          <table:table-cell office:value-type="float" office:value="12311112" calcext:value-type="float">
            <text:p>1231111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320" calcext:value-type="float">
            <text:p>3320</text:p>
          </table:table-cell>
          <table:table-cell office:value-type="float" office:value="-655" calcext:value-type="float">
            <text:p>-65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0539" calcext:value-type="float">
            <text:p>16110520005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9472" calcext:value-type="float">
            <text:p>419472</text:p>
          </table:table-cell>
          <table:table-cell office:value-type="float" office:value="2477" calcext:value-type="float">
            <text:p>2477</text:p>
          </table:table-cell>
          <table:table-cell office:value-type="float" office:value="2117984" calcext:value-type="float">
            <text:p>21179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5560592" calcext:value-type="float">
            <text:p>25560592</text:p>
          </table:table-cell>
          <table:table-cell office:value-type="float" office:value="0" calcext:value-type="float">
            <text:p>0</text:p>
          </table:table-cell>
          <table:table-cell office:value-type="float" office:value="25560592" calcext:value-type="float">
            <text:p>2556059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337" calcext:value-type="float">
            <text:p>3337</text:p>
          </table:table-cell>
          <table:table-cell office:value-type="float" office:value="-616" calcext:value-type="float">
            <text:p>-61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0643" calcext:value-type="float">
            <text:p>16110520006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9440" calcext:value-type="float">
            <text:p>439440</text:p>
          </table:table-cell>
          <table:table-cell office:value-type="float" office:value="2497" calcext:value-type="float">
            <text:p>2497</text:p>
          </table:table-cell>
          <table:table-cell office:value-type="float" office:value="2117984" calcext:value-type="float">
            <text:p>21179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426536" calcext:value-type="float">
            <text:p>19426536</text:p>
          </table:table-cell>
          <table:table-cell office:value-type="float" office:value="0" calcext:value-type="float">
            <text:p>0</text:p>
          </table:table-cell>
          <table:table-cell office:value-type="float" office:value="19426536" calcext:value-type="float">
            <text:p>1942653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351" calcext:value-type="float">
            <text:p>3351</text:p>
          </table:table-cell>
          <table:table-cell office:value-type="float" office:value="-616" calcext:value-type="float">
            <text:p>-61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0750" calcext:value-type="float">
            <text:p>16110520007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8324" calcext:value-type="float">
            <text:p>428324</text:p>
          </table:table-cell>
          <table:table-cell office:value-type="float" office:value="2484" calcext:value-type="float">
            <text:p>2484</text:p>
          </table:table-cell>
          <table:table-cell office:value-type="float" office:value="2117984" calcext:value-type="float">
            <text:p>21179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810024" calcext:value-type="float">
            <text:p>17810024</text:p>
          </table:table-cell>
          <table:table-cell office:value-type="float" office:value="0" calcext:value-type="float">
            <text:p>0</text:p>
          </table:table-cell>
          <table:table-cell office:value-type="float" office:value="17810024" calcext:value-type="float">
            <text:p>1781002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367" calcext:value-type="float">
            <text:p>3367</text:p>
          </table:table-cell>
          <table:table-cell office:value-type="float" office:value="-630" calcext:value-type="float">
            <text:p>-63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0855" calcext:value-type="float">
            <text:p>16110520008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2448" calcext:value-type="float">
            <text:p>432448</text:p>
          </table:table-cell>
          <table:table-cell office:value-type="float" office:value="2491" calcext:value-type="float">
            <text:p>2491</text:p>
          </table:table-cell>
          <table:table-cell office:value-type="float" office:value="2117984" calcext:value-type="float">
            <text:p>21179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6535320" calcext:value-type="float">
            <text:p>26535320</text:p>
          </table:table-cell>
          <table:table-cell office:value-type="float" office:value="0" calcext:value-type="float">
            <text:p>0</text:p>
          </table:table-cell>
          <table:table-cell office:value-type="float" office:value="26535320" calcext:value-type="float">
            <text:p>26535320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3382" calcext:value-type="float">
            <text:p>3382</text:p>
          </table:table-cell>
          <table:table-cell office:value-type="float" office:value="-591" calcext:value-type="float">
            <text:p>-59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0964" calcext:value-type="float">
            <text:p>16110520009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9412" calcext:value-type="float">
            <text:p>439412</text:p>
          </table:table-cell>
          <table:table-cell office:value-type="float" office:value="2497" calcext:value-type="float">
            <text:p>2497</text:p>
          </table:table-cell>
          <table:table-cell office:value-type="float" office:value="2117984" calcext:value-type="float">
            <text:p>21179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111256" calcext:value-type="float">
            <text:p>15111256</text:p>
          </table:table-cell>
          <table:table-cell office:value-type="float" office:value="0" calcext:value-type="float">
            <text:p>0</text:p>
          </table:table-cell>
          <table:table-cell office:value-type="float" office:value="15111256" calcext:value-type="float">
            <text:p>1511125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397" calcext:value-type="float">
            <text:p>3397</text:p>
          </table:table-cell>
          <table:table-cell office:value-type="float" office:value="-591" calcext:value-type="float">
            <text:p>-59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1072" calcext:value-type="float">
            <text:p>16110520010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8684" calcext:value-type="float">
            <text:p>448684</text:p>
          </table:table-cell>
          <table:table-cell office:value-type="float" office:value="2506" calcext:value-type="float">
            <text:p>2506</text:p>
          </table:table-cell>
          <table:table-cell office:value-type="float" office:value="2117984" calcext:value-type="float">
            <text:p>21179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970008" calcext:value-type="float">
            <text:p>12970008</text:p>
          </table:table-cell>
          <table:table-cell office:value-type="float" office:value="0" calcext:value-type="float">
            <text:p>0</text:p>
          </table:table-cell>
          <table:table-cell office:value-type="float" office:value="12970008" calcext:value-type="float">
            <text:p>1297000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412" calcext:value-type="float">
            <text:p>3412</text:p>
          </table:table-cell>
          <table:table-cell office:value-type="float" office:value="-485" calcext:value-type="float">
            <text:p>-48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1178" calcext:value-type="float">
            <text:p>16110520011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2752" calcext:value-type="float">
            <text:p>442752</text:p>
          </table:table-cell>
          <table:table-cell office:value-type="float" office:value="2500" calcext:value-type="float">
            <text:p>2500</text:p>
          </table:table-cell>
          <table:table-cell office:value-type="float" office:value="2117984" calcext:value-type="float">
            <text:p>21179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288192" calcext:value-type="float">
            <text:p>20288192</text:p>
          </table:table-cell>
          <table:table-cell office:value-type="float" office:value="0" calcext:value-type="float">
            <text:p>0</text:p>
          </table:table-cell>
          <table:table-cell office:value-type="float" office:value="20288192" calcext:value-type="float">
            <text:p>2028819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428" calcext:value-type="float">
            <text:p>3428</text:p>
          </table:table-cell>
          <table:table-cell office:value-type="float" office:value="-485" calcext:value-type="float">
            <text:p>-48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1288" calcext:value-type="float">
            <text:p>16110520012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6560" calcext:value-type="float">
            <text:p>436560</text:p>
          </table:table-cell>
          <table:table-cell office:value-type="float" office:value="2494" calcext:value-type="float">
            <text:p>2494</text:p>
          </table:table-cell>
          <table:table-cell office:value-type="float" office:value="2117984" calcext:value-type="float">
            <text:p>21179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182992" calcext:value-type="float">
            <text:p>11182992</text:p>
          </table:table-cell>
          <table:table-cell office:value-type="float" office:value="4206592" calcext:value-type="float">
            <text:p>4206592</text:p>
          </table:table-cell>
          <table:table-cell office:value-type="float" office:value="6976400" calcext:value-type="float">
            <text:p>697640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442" calcext:value-type="float">
            <text:p>3442</text:p>
          </table:table-cell>
          <table:table-cell office:value-type="float" office:value="-658" calcext:value-type="float">
            <text:p>-65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1393" calcext:value-type="float">
            <text:p>16110520013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9428" calcext:value-type="float">
            <text:p>439428</text:p>
          </table:table-cell>
          <table:table-cell office:value-type="float" office:value="2497" calcext:value-type="float">
            <text:p>2497</text:p>
          </table:table-cell>
          <table:table-cell office:value-type="float" office:value="2117984" calcext:value-type="float">
            <text:p>21179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654255" calcext:value-type="float">
            <text:p>13654255</text:p>
          </table:table-cell>
          <table:table-cell office:value-type="float" office:value="1793143" calcext:value-type="float">
            <text:p>1793143</text:p>
          </table:table-cell>
          <table:table-cell office:value-type="float" office:value="11861112" calcext:value-type="float">
            <text:p>1186111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457" calcext:value-type="float">
            <text:p>3457</text:p>
          </table:table-cell>
          <table:table-cell office:value-type="float" office:value="-617" calcext:value-type="float">
            <text:p>-61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1497" calcext:value-type="float">
            <text:p>16110520014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0008" calcext:value-type="float">
            <text:p>440008</text:p>
          </table:table-cell>
          <table:table-cell office:value-type="float" office:value="2498" calcext:value-type="float">
            <text:p>2498</text:p>
          </table:table-cell>
          <table:table-cell office:value-type="float" office:value="2117984" calcext:value-type="float">
            <text:p>21179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001184" calcext:value-type="float">
            <text:p>16001184</text:p>
          </table:table-cell>
          <table:table-cell office:value-type="float" office:value="0" calcext:value-type="float">
            <text:p>0</text:p>
          </table:table-cell>
          <table:table-cell office:value-type="float" office:value="16001184" calcext:value-type="float">
            <text:p>1600118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473" calcext:value-type="float">
            <text:p>3473</text:p>
          </table:table-cell>
          <table:table-cell office:value-type="float" office:value="-617" calcext:value-type="float">
            <text:p>-61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1602" calcext:value-type="float">
            <text:p>16110520016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7668" calcext:value-type="float">
            <text:p>437668</text:p>
          </table:table-cell>
          <table:table-cell office:value-type="float" office:value="2495" calcext:value-type="float">
            <text:p>2495</text:p>
          </table:table-cell>
          <table:table-cell office:value-type="float" office:value="2117984" calcext:value-type="float">
            <text:p>21179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130016" calcext:value-type="float">
            <text:p>21130016</text:p>
          </table:table-cell>
          <table:table-cell office:value-type="float" office:value="0" calcext:value-type="float">
            <text:p>0</text:p>
          </table:table-cell>
          <table:table-cell office:value-type="float" office:value="21130016" calcext:value-type="float">
            <text:p>2113001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486" calcext:value-type="float">
            <text:p>3486</text:p>
          </table:table-cell>
          <table:table-cell office:value-type="float" office:value="-609" calcext:value-type="float">
            <text:p>-60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1708" calcext:value-type="float">
            <text:p>16110520017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51860" calcext:value-type="float">
            <text:p>451860</text:p>
          </table:table-cell>
          <table:table-cell office:value-type="float" office:value="2509" calcext:value-type="float">
            <text:p>2509</text:p>
          </table:table-cell>
          <table:table-cell office:value-type="float" office:value="2117984" calcext:value-type="float">
            <text:p>21179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342078" calcext:value-type="float">
            <text:p>14342078</text:p>
          </table:table-cell>
          <table:table-cell office:value-type="float" office:value="7003102" calcext:value-type="float">
            <text:p>7003102</text:p>
          </table:table-cell>
          <table:table-cell office:value-type="float" office:value="7338976" calcext:value-type="float">
            <text:p>733897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502" calcext:value-type="float">
            <text:p>3502</text:p>
          </table:table-cell>
          <table:table-cell office:value-type="float" office:value="-609" calcext:value-type="float">
            <text:p>-60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1818" calcext:value-type="float">
            <text:p>16110520018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50096" calcext:value-type="float">
            <text:p>450096</text:p>
          </table:table-cell>
          <table:table-cell office:value-type="float" office:value="2508" calcext:value-type="float">
            <text:p>2508</text:p>
          </table:table-cell>
          <table:table-cell office:value-type="float" office:value="2117988" calcext:value-type="float">
            <text:p>21179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876525" calcext:value-type="float">
            <text:p>12876525</text:p>
          </table:table-cell>
          <table:table-cell office:value-type="float" office:value="6323573" calcext:value-type="float">
            <text:p>6323573</text:p>
          </table:table-cell>
          <table:table-cell office:value-type="float" office:value="6552952" calcext:value-type="float">
            <text:p>655295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517" calcext:value-type="float">
            <text:p>3517</text:p>
          </table:table-cell>
          <table:table-cell office:value-type="float" office:value="-415" calcext:value-type="float">
            <text:p>-41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1929" calcext:value-type="float">
            <text:p>16110520019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4044" calcext:value-type="float">
            <text:p>444044</text:p>
          </table:table-cell>
          <table:table-cell office:value-type="float" office:value="2501" calcext:value-type="float">
            <text:p>2501</text:p>
          </table:table-cell>
          <table:table-cell office:value-type="float" office:value="2117988" calcext:value-type="float">
            <text:p>21179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703264" calcext:value-type="float">
            <text:p>11703264</text:p>
          </table:table-cell>
          <table:table-cell office:value-type="float" office:value="5533696" calcext:value-type="float">
            <text:p>5533696</text:p>
          </table:table-cell>
          <table:table-cell office:value-type="float" office:value="6169568" calcext:value-type="float">
            <text:p>616956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531" calcext:value-type="float">
            <text:p>3531</text:p>
          </table:table-cell>
          <table:table-cell office:value-type="float" office:value="-560" calcext:value-type="float">
            <text:p>-56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2036" calcext:value-type="float">
            <text:p>16110520020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8652" calcext:value-type="float">
            <text:p>438652</text:p>
          </table:table-cell>
          <table:table-cell office:value-type="float" office:value="2496" calcext:value-type="float">
            <text:p>2496</text:p>
          </table:table-cell>
          <table:table-cell office:value-type="float" office:value="2117988" calcext:value-type="float">
            <text:p>21179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052776" calcext:value-type="float">
            <text:p>12052776</text:p>
          </table:table-cell>
          <table:table-cell office:value-type="float" office:value="5222400" calcext:value-type="float">
            <text:p>5222400</text:p>
          </table:table-cell>
          <table:table-cell office:value-type="float" office:value="6830376" calcext:value-type="float">
            <text:p>683037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546" calcext:value-type="float">
            <text:p>3546</text:p>
          </table:table-cell>
          <table:table-cell office:value-type="float" office:value="-560" calcext:value-type="float">
            <text:p>-56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2143" calcext:value-type="float">
            <text:p>16110520021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60576" calcext:value-type="float">
            <text:p>460576</text:p>
          </table:table-cell>
          <table:table-cell office:value-type="float" office:value="2518" calcext:value-type="float">
            <text:p>2518</text:p>
          </table:table-cell>
          <table:table-cell office:value-type="float" office:value="2117988" calcext:value-type="float">
            <text:p>21179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053584" calcext:value-type="float">
            <text:p>11053584</text:p>
          </table:table-cell>
          <table:table-cell office:value-type="float" office:value="5599232" calcext:value-type="float">
            <text:p>5599232</text:p>
          </table:table-cell>
          <table:table-cell office:value-type="float" office:value="5454352" calcext:value-type="float">
            <text:p>545435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561" calcext:value-type="float">
            <text:p>3561</text:p>
          </table:table-cell>
          <table:table-cell office:value-type="float" office:value="-658" calcext:value-type="float">
            <text:p>-65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2251" calcext:value-type="float">
            <text:p>16110520022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50396" calcext:value-type="float">
            <text:p>450396</text:p>
          </table:table-cell>
          <table:table-cell office:value-type="float" office:value="2508" calcext:value-type="float">
            <text:p>2508</text:p>
          </table:table-cell>
          <table:table-cell office:value-type="float" office:value="2117988" calcext:value-type="float">
            <text:p>21179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053584" calcext:value-type="float">
            <text:p>11053584</text:p>
          </table:table-cell>
          <table:table-cell office:value-type="float" office:value="6835512" calcext:value-type="float">
            <text:p>6835512</text:p>
          </table:table-cell>
          <table:table-cell office:value-type="float" office:value="4218072" calcext:value-type="float">
            <text:p>421807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575" calcext:value-type="float">
            <text:p>3575</text:p>
          </table:table-cell>
          <table:table-cell office:value-type="float" office:value="-749" calcext:value-type="float">
            <text:p>-74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2358" calcext:value-type="float">
            <text:p>16110520023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0568" calcext:value-type="float">
            <text:p>430568</text:p>
          </table:table-cell>
          <table:table-cell office:value-type="float" office:value="2488" calcext:value-type="float">
            <text:p>2488</text:p>
          </table:table-cell>
          <table:table-cell office:value-type="float" office:value="2117988" calcext:value-type="float">
            <text:p>21179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034000" calcext:value-type="float">
            <text:p>12034000</text:p>
          </table:table-cell>
          <table:table-cell office:value-type="float" office:value="0" calcext:value-type="float">
            <text:p>0</text:p>
          </table:table-cell>
          <table:table-cell office:value-type="float" office:value="12034000" calcext:value-type="float">
            <text:p>1203400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589" calcext:value-type="float">
            <text:p>3589</text:p>
          </table:table-cell>
          <table:table-cell office:value-type="float" office:value="-749" calcext:value-type="float">
            <text:p>-74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2463" calcext:value-type="float">
            <text:p>16110520024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7452" calcext:value-type="float">
            <text:p>447452</text:p>
          </table:table-cell>
          <table:table-cell office:value-type="float" office:value="2505" calcext:value-type="float">
            <text:p>2505</text:p>
          </table:table-cell>
          <table:table-cell office:value-type="float" office:value="2117988" calcext:value-type="float">
            <text:p>21179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909632" calcext:value-type="float">
            <text:p>9909632</text:p>
          </table:table-cell>
          <table:table-cell office:value-type="float" office:value="1203464" calcext:value-type="float">
            <text:p>1203464</text:p>
          </table:table-cell>
          <table:table-cell office:value-type="float" office:value="8706168" calcext:value-type="float">
            <text:p>870616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602" calcext:value-type="float">
            <text:p>3602</text:p>
          </table:table-cell>
          <table:table-cell office:value-type="float" office:value="-627" calcext:value-type="float">
            <text:p>-62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2568" calcext:value-type="float">
            <text:p>16110520025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54744" calcext:value-type="float">
            <text:p>454744</text:p>
          </table:table-cell>
          <table:table-cell office:value-type="float" office:value="2512" calcext:value-type="float">
            <text:p>2512</text:p>
          </table:table-cell>
          <table:table-cell office:value-type="float" office:value="2117988" calcext:value-type="float">
            <text:p>21179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659424" calcext:value-type="float">
            <text:p>9659424</text:p>
          </table:table-cell>
          <table:table-cell office:value-type="float" office:value="1536000" calcext:value-type="float">
            <text:p>1536000</text:p>
          </table:table-cell>
          <table:table-cell office:value-type="float" office:value="8123424" calcext:value-type="float">
            <text:p>812342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614" calcext:value-type="float">
            <text:p>3614</text:p>
          </table:table-cell>
          <table:table-cell office:value-type="float" office:value="-627" calcext:value-type="float">
            <text:p>-62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2674" calcext:value-type="float">
            <text:p>16110520026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61044" calcext:value-type="float">
            <text:p>461044</text:p>
          </table:table-cell>
          <table:table-cell office:value-type="float" office:value="2518" calcext:value-type="float">
            <text:p>2518</text:p>
          </table:table-cell>
          <table:table-cell office:value-type="float" office:value="2117988" calcext:value-type="float">
            <text:p>21179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659424" calcext:value-type="float">
            <text:p>9659424</text:p>
          </table:table-cell>
          <table:table-cell office:value-type="float" office:value="5799080" calcext:value-type="float">
            <text:p>5799080</text:p>
          </table:table-cell>
          <table:table-cell office:value-type="float" office:value="3860344" calcext:value-type="float">
            <text:p>386034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625" calcext:value-type="float">
            <text:p>3625</text:p>
          </table:table-cell>
          <table:table-cell office:value-type="float" office:value="-661" calcext:value-type="float">
            <text:p>-66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2779" calcext:value-type="float">
            <text:p>16110520027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9068" calcext:value-type="float">
            <text:p>439068</text:p>
          </table:table-cell>
          <table:table-cell office:value-type="float" office:value="2495" calcext:value-type="float">
            <text:p>2495</text:p>
          </table:table-cell>
          <table:table-cell office:value-type="float" office:value="2117992" calcext:value-type="float">
            <text:p>2117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360216" calcext:value-type="float">
            <text:p>11360216</text:p>
          </table:table-cell>
          <table:table-cell office:value-type="float" office:value="0" calcext:value-type="float">
            <text:p>0</text:p>
          </table:table-cell>
          <table:table-cell office:value-type="float" office:value="11360216" calcext:value-type="float">
            <text:p>1136021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634" calcext:value-type="float">
            <text:p>3634</text:p>
          </table:table-cell>
          <table:table-cell office:value-type="float" office:value="-661" calcext:value-type="float">
            <text:p>-66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2851" calcext:value-type="float">
            <text:p>16110520028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9012" calcext:value-type="float">
            <text:p>449012</text:p>
          </table:table-cell>
          <table:table-cell office:value-type="float" office:value="2506" calcext:value-type="float">
            <text:p>2506</text:p>
          </table:table-cell>
          <table:table-cell office:value-type="float" office:value="2117992" calcext:value-type="float">
            <text:p>2117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984664" calcext:value-type="float">
            <text:p>22984664</text:p>
          </table:table-cell>
          <table:table-cell office:value-type="float" office:value="0" calcext:value-type="float">
            <text:p>0</text:p>
          </table:table-cell>
          <table:table-cell office:value-type="float" office:value="22984664" calcext:value-type="float">
            <text:p>2298466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650" calcext:value-type="float">
            <text:p>3650</text:p>
          </table:table-cell>
          <table:table-cell office:value-type="float" office:value="-908" calcext:value-type="float">
            <text:p>-90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2958" calcext:value-type="float">
            <text:p>16110520029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8928" calcext:value-type="float">
            <text:p>448928</text:p>
          </table:table-cell>
          <table:table-cell office:value-type="float" office:value="2506" calcext:value-type="float">
            <text:p>2506</text:p>
          </table:table-cell>
          <table:table-cell office:value-type="float" office:value="2117992" calcext:value-type="float">
            <text:p>2117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993069" calcext:value-type="float">
            <text:p>18993069</text:p>
          </table:table-cell>
          <table:table-cell office:value-type="float" office:value="2754701" calcext:value-type="float">
            <text:p>2754701</text:p>
          </table:table-cell>
          <table:table-cell office:value-type="float" office:value="16238368" calcext:value-type="float">
            <text:p>1623836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664" calcext:value-type="float">
            <text:p>3664</text:p>
          </table:table-cell>
          <table:table-cell office:value-type="float" office:value="-594" calcext:value-type="float">
            <text:p>-59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3076" calcext:value-type="float">
            <text:p>16110520030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9100" calcext:value-type="float">
            <text:p>439100</text:p>
          </table:table-cell>
          <table:table-cell office:value-type="float" office:value="2497" calcext:value-type="float">
            <text:p>2497</text:p>
          </table:table-cell>
          <table:table-cell office:value-type="float" office:value="2117992" calcext:value-type="float">
            <text:p>2117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618350" calcext:value-type="float">
            <text:p>21618350</text:p>
          </table:table-cell>
          <table:table-cell office:value-type="float" office:value="10678102" calcext:value-type="float">
            <text:p>10678102</text:p>
          </table:table-cell>
          <table:table-cell office:value-type="float" office:value="10940248" calcext:value-type="float">
            <text:p>1094024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680" calcext:value-type="float">
            <text:p>3680</text:p>
          </table:table-cell>
          <table:table-cell office:value-type="float" office:value="-594" calcext:value-type="float">
            <text:p>-59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3183" calcext:value-type="float">
            <text:p>16110520031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53372" calcext:value-type="float">
            <text:p>453372</text:p>
          </table:table-cell>
          <table:table-cell office:value-type="float" office:value="2508" calcext:value-type="float">
            <text:p>2508</text:p>
          </table:table-cell>
          <table:table-cell office:value-type="float" office:value="2117992" calcext:value-type="float">
            <text:p>2117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618350" calcext:value-type="float">
            <text:p>21618350</text:p>
          </table:table-cell>
          <table:table-cell office:value-type="float" office:value="10260174" calcext:value-type="float">
            <text:p>10260174</text:p>
          </table:table-cell>
          <table:table-cell office:value-type="float" office:value="11358176" calcext:value-type="float">
            <text:p>1135817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694" calcext:value-type="float">
            <text:p>3694</text:p>
          </table:table-cell>
          <table:table-cell office:value-type="float" office:value="-572" calcext:value-type="float">
            <text:p>-57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3291" calcext:value-type="float">
            <text:p>16110520032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7788" calcext:value-type="float">
            <text:p>437788</text:p>
          </table:table-cell>
          <table:table-cell office:value-type="float" office:value="2495" calcext:value-type="float">
            <text:p>2495</text:p>
          </table:table-cell>
          <table:table-cell office:value-type="float" office:value="2117992" calcext:value-type="float">
            <text:p>2117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658288" calcext:value-type="float">
            <text:p>23658288</text:p>
          </table:table-cell>
          <table:table-cell office:value-type="float" office:value="0" calcext:value-type="float">
            <text:p>0</text:p>
          </table:table-cell>
          <table:table-cell office:value-type="float" office:value="23658288" calcext:value-type="float">
            <text:p>2365828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708" calcext:value-type="float">
            <text:p>3708</text:p>
          </table:table-cell>
          <table:table-cell office:value-type="float" office:value="-572" calcext:value-type="float">
            <text:p>-57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3399" calcext:value-type="float">
            <text:p>16110520033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0788" calcext:value-type="float">
            <text:p>420788</text:p>
          </table:table-cell>
          <table:table-cell office:value-type="float" office:value="2479" calcext:value-type="float">
            <text:p>2479</text:p>
          </table:table-cell>
          <table:table-cell office:value-type="float" office:value="2117992" calcext:value-type="float">
            <text:p>2117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7383709" calcext:value-type="float">
            <text:p>27383709</text:p>
          </table:table-cell>
          <table:table-cell office:value-type="float" office:value="4064341" calcext:value-type="float">
            <text:p>4064341</text:p>
          </table:table-cell>
          <table:table-cell office:value-type="float" office:value="23319368" calcext:value-type="float">
            <text:p>2331936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722" calcext:value-type="float">
            <text:p>3722</text:p>
          </table:table-cell>
          <table:table-cell office:value-type="float" office:value="-303" calcext:value-type="float">
            <text:p>-30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3506" calcext:value-type="float">
            <text:p>16110520035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0508" calcext:value-type="float">
            <text:p>440508</text:p>
          </table:table-cell>
          <table:table-cell office:value-type="float" office:value="2498" calcext:value-type="float">
            <text:p>2498</text:p>
          </table:table-cell>
          <table:table-cell office:value-type="float" office:value="2117992" calcext:value-type="float">
            <text:p>2117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6026927" calcext:value-type="float">
            <text:p>26026927</text:p>
          </table:table-cell>
          <table:table-cell office:value-type="float" office:value="12616151" calcext:value-type="float">
            <text:p>12616151</text:p>
          </table:table-cell>
          <table:table-cell office:value-type="float" office:value="13410776" calcext:value-type="float">
            <text:p>1341077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737" calcext:value-type="float">
            <text:p>3737</text:p>
          </table:table-cell>
          <table:table-cell office:value-type="float" office:value="-441" calcext:value-type="float">
            <text:p>-44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3611" calcext:value-type="float">
            <text:p>16110520036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1060" calcext:value-type="float">
            <text:p>431060</text:p>
          </table:table-cell>
          <table:table-cell office:value-type="float" office:value="2489" calcext:value-type="float">
            <text:p>2489</text:p>
          </table:table-cell>
          <table:table-cell office:value-type="float" office:value="2117992" calcext:value-type="float">
            <text:p>2117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6026927" calcext:value-type="float">
            <text:p>26026927</text:p>
          </table:table-cell>
          <table:table-cell office:value-type="float" office:value="5371783" calcext:value-type="float">
            <text:p>5371783</text:p>
          </table:table-cell>
          <table:table-cell office:value-type="float" office:value="20655144" calcext:value-type="float">
            <text:p>2065514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751" calcext:value-type="float">
            <text:p>3751</text:p>
          </table:table-cell>
          <table:table-cell office:value-type="float" office:value="-441" calcext:value-type="float">
            <text:p>-44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3718" calcext:value-type="float">
            <text:p>16110520037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6764" calcext:value-type="float">
            <text:p>426764</text:p>
          </table:table-cell>
          <table:table-cell office:value-type="float" office:value="2483" calcext:value-type="float">
            <text:p>2483</text:p>
          </table:table-cell>
          <table:table-cell office:value-type="float" office:value="2117992" calcext:value-type="float">
            <text:p>2117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651376" calcext:value-type="float">
            <text:p>24651376</text:p>
          </table:table-cell>
          <table:table-cell office:value-type="float" office:value="0" calcext:value-type="float">
            <text:p>0</text:p>
          </table:table-cell>
          <table:table-cell office:value-type="float" office:value="24651376" calcext:value-type="float">
            <text:p>2465137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766" calcext:value-type="float">
            <text:p>3766</text:p>
          </table:table-cell>
          <table:table-cell office:value-type="float" office:value="-460" calcext:value-type="float">
            <text:p>-46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3823" calcext:value-type="float">
            <text:p>16110520038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9956" calcext:value-type="float">
            <text:p>439956</text:p>
          </table:table-cell>
          <table:table-cell office:value-type="float" office:value="2497" calcext:value-type="float">
            <text:p>2497</text:p>
          </table:table-cell>
          <table:table-cell office:value-type="float" office:value="2117992" calcext:value-type="float">
            <text:p>2117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650111" calcext:value-type="float">
            <text:p>20650111</text:p>
          </table:table-cell>
          <table:table-cell office:value-type="float" office:value="2227263" calcext:value-type="float">
            <text:p>2227263</text:p>
          </table:table-cell>
          <table:table-cell office:value-type="float" office:value="18422848" calcext:value-type="float">
            <text:p>1842284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780" calcext:value-type="float">
            <text:p>3780</text:p>
          </table:table-cell>
          <table:table-cell office:value-type="float" office:value="-460" calcext:value-type="float">
            <text:p>-46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3931" calcext:value-type="float">
            <text:p>16110520039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1804" calcext:value-type="float">
            <text:p>411804</text:p>
          </table:table-cell>
          <table:table-cell office:value-type="float" office:value="2470" calcext:value-type="float">
            <text:p>2470</text:p>
          </table:table-cell>
          <table:table-cell office:value-type="float" office:value="2117992" calcext:value-type="float">
            <text:p>2117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32306256" calcext:value-type="float">
            <text:p>32306256</text:p>
          </table:table-cell>
          <table:table-cell office:value-type="float" office:value="0" calcext:value-type="float">
            <text:p>0</text:p>
          </table:table-cell>
          <table:table-cell office:value-type="float" office:value="32306256" calcext:value-type="float">
            <text:p>3230625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794" calcext:value-type="float">
            <text:p>3794</text:p>
          </table:table-cell>
          <table:table-cell office:value-type="float" office:value="-557" calcext:value-type="float">
            <text:p>-55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4036" calcext:value-type="float">
            <text:p>16110520040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4320" calcext:value-type="float">
            <text:p>434320</text:p>
          </table:table-cell>
          <table:table-cell office:value-type="float" office:value="2491" calcext:value-type="float">
            <text:p>2491</text:p>
          </table:table-cell>
          <table:table-cell office:value-type="float" office:value="2117992" calcext:value-type="float">
            <text:p>2117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8615848" calcext:value-type="float">
            <text:p>28615848</text:p>
          </table:table-cell>
          <table:table-cell office:value-type="float" office:value="0" calcext:value-type="float">
            <text:p>0</text:p>
          </table:table-cell>
          <table:table-cell office:value-type="float" office:value="28615848" calcext:value-type="float">
            <text:p>2861584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810" calcext:value-type="float">
            <text:p>3810</text:p>
          </table:table-cell>
          <table:table-cell office:value-type="float" office:value="-540" calcext:value-type="float">
            <text:p>-54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4147" calcext:value-type="float">
            <text:p>16110520041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5888" calcext:value-type="float">
            <text:p>435888</text:p>
          </table:table-cell>
          <table:table-cell office:value-type="float" office:value="2495" calcext:value-type="float">
            <text:p>2495</text:p>
          </table:table-cell>
          <table:table-cell office:value-type="float" office:value="2117992" calcext:value-type="float">
            <text:p>2117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755912" calcext:value-type="float">
            <text:p>24755912</text:p>
          </table:table-cell>
          <table:table-cell office:value-type="float" office:value="0" calcext:value-type="float">
            <text:p>0</text:p>
          </table:table-cell>
          <table:table-cell office:value-type="float" office:value="24755912" calcext:value-type="float">
            <text:p>24755912</text:p>
          </table:table-cell>
          <table:table-cell office:value-type="float" office:value="8" calcext:value-type="float">
            <text:p>8</text:p>
          </table:table-cell>
          <table:table-cell office:value-type="float" office:value="2745600" calcext:value-type="float">
            <text:p>2745600</text:p>
          </table:table-cell>
          <table:table-cell office:value-type="float" office:value="3825" calcext:value-type="float">
            <text:p>3825</text:p>
          </table:table-cell>
          <table:table-cell office:value-type="float" office:value="-540" calcext:value-type="float">
            <text:p>-54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4254" calcext:value-type="float">
            <text:p>16110520042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4640" calcext:value-type="float">
            <text:p>434640</text:p>
          </table:table-cell>
          <table:table-cell office:value-type="float" office:value="2492" calcext:value-type="float">
            <text:p>2492</text:p>
          </table:table-cell>
          <table:table-cell office:value-type="float" office:value="2117992" calcext:value-type="float">
            <text:p>2117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318910" calcext:value-type="float">
            <text:p>22318910</text:p>
          </table:table-cell>
          <table:table-cell office:value-type="float" office:value="6535070" calcext:value-type="float">
            <text:p>6535070</text:p>
          </table:table-cell>
          <table:table-cell office:value-type="float" office:value="15783840" calcext:value-type="float">
            <text:p>1578384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840" calcext:value-type="float">
            <text:p>3840</text:p>
          </table:table-cell>
          <table:table-cell office:value-type="float" office:value="-799" calcext:value-type="float">
            <text:p>-79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4360" calcext:value-type="float">
            <text:p>16110520043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0736" calcext:value-type="float">
            <text:p>440736</text:p>
          </table:table-cell>
          <table:table-cell office:value-type="float" office:value="2502" calcext:value-type="float">
            <text:p>2502</text:p>
          </table:table-cell>
          <table:table-cell office:value-type="float" office:value="2117992" calcext:value-type="float">
            <text:p>2117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35301256" calcext:value-type="float">
            <text:p>35301256</text:p>
          </table:table-cell>
          <table:table-cell office:value-type="float" office:value="0" calcext:value-type="float">
            <text:p>0</text:p>
          </table:table-cell>
          <table:table-cell office:value-type="float" office:value="35301256" calcext:value-type="float">
            <text:p>3530125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857" calcext:value-type="float">
            <text:p>3857</text:p>
          </table:table-cell>
          <table:table-cell office:value-type="float" office:value="-392" calcext:value-type="float">
            <text:p>-39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4468" calcext:value-type="float">
            <text:p>16110520044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5748" calcext:value-type="float">
            <text:p>445748</text:p>
          </table:table-cell>
          <table:table-cell office:value-type="float" office:value="2503" calcext:value-type="float">
            <text:p>2503</text:p>
          </table:table-cell>
          <table:table-cell office:value-type="float" office:value="2117992" calcext:value-type="float">
            <text:p>2117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5197549" calcext:value-type="float">
            <text:p>25197549</text:p>
          </table:table-cell>
          <table:table-cell office:value-type="float" office:value="18694717" calcext:value-type="float">
            <text:p>18694717</text:p>
          </table:table-cell>
          <table:table-cell office:value-type="float" office:value="6502832" calcext:value-type="float">
            <text:p>650283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871" calcext:value-type="float">
            <text:p>3871</text:p>
          </table:table-cell>
          <table:table-cell office:value-type="float" office:value="-392" calcext:value-type="float">
            <text:p>-39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4594" calcext:value-type="float">
            <text:p>16110520045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7772" calcext:value-type="float">
            <text:p>407772</text:p>
          </table:table-cell>
          <table:table-cell office:value-type="float" office:value="2466" calcext:value-type="float">
            <text:p>2466</text:p>
          </table:table-cell>
          <table:table-cell office:value-type="float" office:value="2117992" calcext:value-type="float">
            <text:p>2117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33777528" calcext:value-type="float">
            <text:p>33777528</text:p>
          </table:table-cell>
          <table:table-cell office:value-type="float" office:value="0" calcext:value-type="float">
            <text:p>0</text:p>
          </table:table-cell>
          <table:table-cell office:value-type="float" office:value="33777528" calcext:value-type="float">
            <text:p>3377752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884" calcext:value-type="float">
            <text:p>3884</text:p>
          </table:table-cell>
          <table:table-cell office:value-type="float" office:value="-689" calcext:value-type="float">
            <text:p>-68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4699" calcext:value-type="float">
            <text:p>16110520046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6948" calcext:value-type="float">
            <text:p>446948</text:p>
          </table:table-cell>
          <table:table-cell office:value-type="float" office:value="2505" calcext:value-type="float">
            <text:p>2505</text:p>
          </table:table-cell>
          <table:table-cell office:value-type="float" office:value="2117992" calcext:value-type="float">
            <text:p>2117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055896" calcext:value-type="float">
            <text:p>19055896</text:p>
          </table:table-cell>
          <table:table-cell office:value-type="float" office:value="0" calcext:value-type="float">
            <text:p>0</text:p>
          </table:table-cell>
          <table:table-cell office:value-type="float" office:value="19055896" calcext:value-type="float">
            <text:p>1905589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900" calcext:value-type="float">
            <text:p>3900</text:p>
          </table:table-cell>
          <table:table-cell office:value-type="float" office:value="-689" calcext:value-type="float">
            <text:p>-68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4805" calcext:value-type="float">
            <text:p>16110520048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7356" calcext:value-type="float">
            <text:p>437356</text:p>
          </table:table-cell>
          <table:table-cell office:value-type="float" office:value="2495" calcext:value-type="float">
            <text:p>2495</text:p>
          </table:table-cell>
          <table:table-cell office:value-type="float" office:value="2117992" calcext:value-type="float">
            <text:p>2117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059966" calcext:value-type="float">
            <text:p>18059966</text:p>
          </table:table-cell>
          <table:table-cell office:value-type="float" office:value="9755734" calcext:value-type="float">
            <text:p>9755734</text:p>
          </table:table-cell>
          <table:table-cell office:value-type="float" office:value="8304232" calcext:value-type="float">
            <text:p>830423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915" calcext:value-type="float">
            <text:p>3915</text:p>
          </table:table-cell>
          <table:table-cell office:value-type="float" office:value="-635" calcext:value-type="float">
            <text:p>-63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4914" calcext:value-type="float">
            <text:p>16110520049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1244" calcext:value-type="float">
            <text:p>441244</text:p>
          </table:table-cell>
          <table:table-cell office:value-type="float" office:value="2499" calcext:value-type="float">
            <text:p>2499</text:p>
          </table:table-cell>
          <table:table-cell office:value-type="float" office:value="2117992" calcext:value-type="float">
            <text:p>2117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820878" calcext:value-type="float">
            <text:p>17820878</text:p>
          </table:table-cell>
          <table:table-cell office:value-type="float" office:value="8559838" calcext:value-type="float">
            <text:p>8559838</text:p>
          </table:table-cell>
          <table:table-cell office:value-type="float" office:value="9261040" calcext:value-type="float">
            <text:p>926104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931" calcext:value-type="float">
            <text:p>3931</text:p>
          </table:table-cell>
          <table:table-cell office:value-type="float" office:value="-598" calcext:value-type="float">
            <text:p>-59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5021" calcext:value-type="float">
            <text:p>16110520050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6064" calcext:value-type="float">
            <text:p>436064</text:p>
          </table:table-cell>
          <table:table-cell office:value-type="float" office:value="2496" calcext:value-type="float">
            <text:p>2496</text:p>
          </table:table-cell>
          <table:table-cell office:value-type="float" office:value="2117992" calcext:value-type="float">
            <text:p>2117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9922232" calcext:value-type="float">
            <text:p>29922232</text:p>
          </table:table-cell>
          <table:table-cell office:value-type="float" office:value="0" calcext:value-type="float">
            <text:p>0</text:p>
          </table:table-cell>
          <table:table-cell office:value-type="float" office:value="29922232" calcext:value-type="float">
            <text:p>2992223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945" calcext:value-type="float">
            <text:p>3945</text:p>
          </table:table-cell>
          <table:table-cell office:value-type="float" office:value="-598" calcext:value-type="float">
            <text:p>-59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5127" calcext:value-type="float">
            <text:p>16110520051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1160" calcext:value-type="float">
            <text:p>441160</text:p>
          </table:table-cell>
          <table:table-cell office:value-type="float" office:value="2496" calcext:value-type="float">
            <text:p>2496</text:p>
          </table:table-cell>
          <table:table-cell office:value-type="float" office:value="2117992" calcext:value-type="float">
            <text:p>2117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978232" calcext:value-type="float">
            <text:p>12978232</text:p>
          </table:table-cell>
          <table:table-cell office:value-type="float" office:value="0" calcext:value-type="float">
            <text:p>0</text:p>
          </table:table-cell>
          <table:table-cell office:value-type="float" office:value="12978232" calcext:value-type="float">
            <text:p>1297823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3961" calcext:value-type="float">
            <text:p>3961</text:p>
          </table:table-cell>
          <table:table-cell office:value-type="float" office:value="-698" calcext:value-type="float">
            <text:p>-69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5234" calcext:value-type="float">
            <text:p>16110520052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54380" calcext:value-type="float">
            <text:p>454380</text:p>
          </table:table-cell>
          <table:table-cell office:value-type="float" office:value="2512" calcext:value-type="float">
            <text:p>2512</text:p>
          </table:table-cell>
          <table:table-cell office:value-type="float" office:value="2117992" calcext:value-type="float">
            <text:p>2117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873837" calcext:value-type="float">
            <text:p>12873837</text:p>
          </table:table-cell>
          <table:table-cell office:value-type="float" office:value="7504309" calcext:value-type="float">
            <text:p>7504309</text:p>
          </table:table-cell>
          <table:table-cell office:value-type="float" office:value="5369528" calcext:value-type="float">
            <text:p>5369528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3975" calcext:value-type="float">
            <text:p>3975</text:p>
          </table:table-cell>
          <table:table-cell office:value-type="float" office:value="-698" calcext:value-type="float">
            <text:p>-69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5342" calcext:value-type="float">
            <text:p>16110520053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7016" calcext:value-type="float">
            <text:p>437016</text:p>
          </table:table-cell>
          <table:table-cell office:value-type="float" office:value="2495" calcext:value-type="float">
            <text:p>2495</text:p>
          </table:table-cell>
          <table:table-cell office:value-type="float" office:value="2117996" calcext:value-type="float">
            <text:p>21179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873837" calcext:value-type="float">
            <text:p>12873837</text:p>
          </table:table-cell>
          <table:table-cell office:value-type="float" office:value="4965709" calcext:value-type="float">
            <text:p>4965709</text:p>
          </table:table-cell>
          <table:table-cell office:value-type="float" office:value="7908128" calcext:value-type="float">
            <text:p>7908128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3989" calcext:value-type="float">
            <text:p>3989</text:p>
          </table:table-cell>
          <table:table-cell office:value-type="float" office:value="-659" calcext:value-type="float">
            <text:p>-65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5447" calcext:value-type="float">
            <text:p>16110520054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9416" calcext:value-type="float">
            <text:p>449416</text:p>
          </table:table-cell>
          <table:table-cell office:value-type="float" office:value="2507" calcext:value-type="float">
            <text:p>2507</text:p>
          </table:table-cell>
          <table:table-cell office:value-type="float" office:value="2117996" calcext:value-type="float">
            <text:p>21179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873837" calcext:value-type="float">
            <text:p>12873837</text:p>
          </table:table-cell>
          <table:table-cell office:value-type="float" office:value="2541685" calcext:value-type="float">
            <text:p>2541685</text:p>
          </table:table-cell>
          <table:table-cell office:value-type="float" office:value="10332152" calcext:value-type="float">
            <text:p>10332152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4003" calcext:value-type="float">
            <text:p>4003</text:p>
          </table:table-cell>
          <table:table-cell office:value-type="float" office:value="-551" calcext:value-type="float">
            <text:p>-55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5551" calcext:value-type="float">
            <text:p>16110520055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9320" calcext:value-type="float">
            <text:p>439320</text:p>
          </table:table-cell>
          <table:table-cell office:value-type="float" office:value="2497" calcext:value-type="float">
            <text:p>2497</text:p>
          </table:table-cell>
          <table:table-cell office:value-type="float" office:value="2118000" calcext:value-type="float">
            <text:p>21180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873837" calcext:value-type="float">
            <text:p>12873837</text:p>
          </table:table-cell>
          <table:table-cell office:value-type="float" office:value="5141365" calcext:value-type="float">
            <text:p>5141365</text:p>
          </table:table-cell>
          <table:table-cell office:value-type="float" office:value="7732472" calcext:value-type="float">
            <text:p>773247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017" calcext:value-type="float">
            <text:p>4017</text:p>
          </table:table-cell>
          <table:table-cell office:value-type="float" office:value="-551" calcext:value-type="float">
            <text:p>-55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5658" calcext:value-type="float">
            <text:p>16110520056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55200" calcext:value-type="float">
            <text:p>455200</text:p>
          </table:table-cell>
          <table:table-cell office:value-type="float" office:value="2512" calcext:value-type="float">
            <text:p>2512</text:p>
          </table:table-cell>
          <table:table-cell office:value-type="float" office:value="2118000" calcext:value-type="float">
            <text:p>21180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313840" calcext:value-type="float">
            <text:p>11313840</text:p>
          </table:table-cell>
          <table:table-cell office:value-type="float" office:value="5135984" calcext:value-type="float">
            <text:p>5135984</text:p>
          </table:table-cell>
          <table:table-cell office:value-type="float" office:value="6177856" calcext:value-type="float">
            <text:p>617785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032" calcext:value-type="float">
            <text:p>4032</text:p>
          </table:table-cell>
          <table:table-cell office:value-type="float" office:value="-844" calcext:value-type="float">
            <text:p>-84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5762" calcext:value-type="float">
            <text:p>16110520057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9540" calcext:value-type="float">
            <text:p>439540</text:p>
          </table:table-cell>
          <table:table-cell office:value-type="float" office:value="2498" calcext:value-type="float">
            <text:p>2498</text:p>
          </table:table-cell>
          <table:table-cell office:value-type="float" office:value="2118000" calcext:value-type="float">
            <text:p>21180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313840" calcext:value-type="float">
            <text:p>11313840</text:p>
          </table:table-cell>
          <table:table-cell office:value-type="float" office:value="7013816" calcext:value-type="float">
            <text:p>7013816</text:p>
          </table:table-cell>
          <table:table-cell office:value-type="float" office:value="4300024" calcext:value-type="float">
            <text:p>430002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047" calcext:value-type="float">
            <text:p>4047</text:p>
          </table:table-cell>
          <table:table-cell office:value-type="float" office:value="-844" calcext:value-type="float">
            <text:p>-84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5867" calcext:value-type="float">
            <text:p>16110520058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4496" calcext:value-type="float">
            <text:p>444496</text:p>
          </table:table-cell>
          <table:table-cell office:value-type="float" office:value="2502" calcext:value-type="float">
            <text:p>2502</text:p>
          </table:table-cell>
          <table:table-cell office:value-type="float" office:value="2118000" calcext:value-type="float">
            <text:p>21180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192984" calcext:value-type="float">
            <text:p>12192984</text:p>
          </table:table-cell>
          <table:table-cell office:value-type="float" office:value="0" calcext:value-type="float">
            <text:p>0</text:p>
          </table:table-cell>
          <table:table-cell office:value-type="float" office:value="12192984" calcext:value-type="float">
            <text:p>1219298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062" calcext:value-type="float">
            <text:p>4062</text:p>
          </table:table-cell>
          <table:table-cell office:value-type="float" office:value="-741" calcext:value-type="float">
            <text:p>-74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5972" calcext:value-type="float">
            <text:p>16110520059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58556" calcext:value-type="float">
            <text:p>458556</text:p>
          </table:table-cell>
          <table:table-cell office:value-type="float" office:value="2516" calcext:value-type="float">
            <text:p>2516</text:p>
          </table:table-cell>
          <table:table-cell office:value-type="float" office:value="2118004" calcext:value-type="float">
            <text:p>21180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605904" calcext:value-type="float">
            <text:p>10605904</text:p>
          </table:table-cell>
          <table:table-cell office:value-type="float" office:value="5769192" calcext:value-type="float">
            <text:p>5769192</text:p>
          </table:table-cell>
          <table:table-cell office:value-type="float" office:value="4836712" calcext:value-type="float">
            <text:p>483671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076" calcext:value-type="float">
            <text:p>4076</text:p>
          </table:table-cell>
          <table:table-cell office:value-type="float" office:value="-637" calcext:value-type="float">
            <text:p>-63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6079" calcext:value-type="float">
            <text:p>16110520060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6780" calcext:value-type="float">
            <text:p>436780</text:p>
          </table:table-cell>
          <table:table-cell office:value-type="float" office:value="2495" calcext:value-type="float">
            <text:p>2495</text:p>
          </table:table-cell>
          <table:table-cell office:value-type="float" office:value="2118004" calcext:value-type="float">
            <text:p>21180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445776" calcext:value-type="float">
            <text:p>10445776</text:p>
          </table:table-cell>
          <table:table-cell office:value-type="float" office:value="6295920" calcext:value-type="float">
            <text:p>6295920</text:p>
          </table:table-cell>
          <table:table-cell office:value-type="float" office:value="4149856" calcext:value-type="float">
            <text:p>414985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091" calcext:value-type="float">
            <text:p>4091</text:p>
          </table:table-cell>
          <table:table-cell office:value-type="float" office:value="-637" calcext:value-type="float">
            <text:p>-63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6183" calcext:value-type="float">
            <text:p>16110520061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2912" calcext:value-type="float">
            <text:p>432912</text:p>
          </table:table-cell>
          <table:table-cell office:value-type="float" office:value="2491" calcext:value-type="float">
            <text:p>2491</text:p>
          </table:table-cell>
          <table:table-cell office:value-type="float" office:value="2118004" calcext:value-type="float">
            <text:p>21180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162312" calcext:value-type="float">
            <text:p>10162312</text:p>
          </table:table-cell>
          <table:table-cell office:value-type="float" office:value="2629192" calcext:value-type="float">
            <text:p>2629192</text:p>
          </table:table-cell>
          <table:table-cell office:value-type="float" office:value="7533120" calcext:value-type="float">
            <text:p>753312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105" calcext:value-type="float">
            <text:p>4105</text:p>
          </table:table-cell>
          <table:table-cell office:value-type="float" office:value="-662" calcext:value-type="float">
            <text:p>-66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6288" calcext:value-type="float">
            <text:p>16110520062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6628" calcext:value-type="float">
            <text:p>436628</text:p>
          </table:table-cell>
          <table:table-cell office:value-type="float" office:value="2492" calcext:value-type="float">
            <text:p>2492</text:p>
          </table:table-cell>
          <table:table-cell office:value-type="float" office:value="2118004" calcext:value-type="float">
            <text:p>21180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062192" calcext:value-type="float">
            <text:p>10062192</text:p>
          </table:table-cell>
          <table:table-cell office:value-type="float" office:value="225280" calcext:value-type="float">
            <text:p>225280</text:p>
          </table:table-cell>
          <table:table-cell office:value-type="float" office:value="9836912" calcext:value-type="float">
            <text:p>983691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119" calcext:value-type="float">
            <text:p>4119</text:p>
          </table:table-cell>
          <table:table-cell office:value-type="float" office:value="-662" calcext:value-type="float">
            <text:p>-66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6392" calcext:value-type="float">
            <text:p>16110520063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52504" calcext:value-type="float">
            <text:p>452504</text:p>
          </table:table-cell>
          <table:table-cell office:value-type="float" office:value="2510" calcext:value-type="float">
            <text:p>2510</text:p>
          </table:table-cell>
          <table:table-cell office:value-type="float" office:value="2118004" calcext:value-type="float">
            <text:p>21180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771528" calcext:value-type="float">
            <text:p>9771528</text:p>
          </table:table-cell>
          <table:table-cell office:value-type="float" office:value="4386816" calcext:value-type="float">
            <text:p>4386816</text:p>
          </table:table-cell>
          <table:table-cell office:value-type="float" office:value="5384712" calcext:value-type="float">
            <text:p>538471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133" calcext:value-type="float">
            <text:p>4133</text:p>
          </table:table-cell>
          <table:table-cell office:value-type="float" office:value="-655" calcext:value-type="float">
            <text:p>-65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6497" calcext:value-type="float">
            <text:p>16110520064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0312" calcext:value-type="float">
            <text:p>440312</text:p>
          </table:table-cell>
          <table:table-cell office:value-type="float" office:value="2498" calcext:value-type="float">
            <text:p>2498</text:p>
          </table:table-cell>
          <table:table-cell office:value-type="float" office:value="2118004" calcext:value-type="float">
            <text:p>21180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447968" calcext:value-type="float">
            <text:p>9447968</text:p>
          </table:table-cell>
          <table:table-cell office:value-type="float" office:value="5795840" calcext:value-type="float">
            <text:p>5795840</text:p>
          </table:table-cell>
          <table:table-cell office:value-type="float" office:value="3652128" calcext:value-type="float">
            <text:p>365212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145" calcext:value-type="float">
            <text:p>4145</text:p>
          </table:table-cell>
          <table:table-cell office:value-type="float" office:value="-630" calcext:value-type="float">
            <text:p>-63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6602" calcext:value-type="float">
            <text:p>16110520066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6612" calcext:value-type="float">
            <text:p>446612</text:p>
          </table:table-cell>
          <table:table-cell office:value-type="float" office:value="2504" calcext:value-type="float">
            <text:p>2504</text:p>
          </table:table-cell>
          <table:table-cell office:value-type="float" office:value="2118004" calcext:value-type="float">
            <text:p>21180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447968" calcext:value-type="float">
            <text:p>9447968</text:p>
          </table:table-cell>
          <table:table-cell office:value-type="float" office:value="5160104" calcext:value-type="float">
            <text:p>5160104</text:p>
          </table:table-cell>
          <table:table-cell office:value-type="float" office:value="4287864" calcext:value-type="float">
            <text:p>428786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157" calcext:value-type="float">
            <text:p>4157</text:p>
          </table:table-cell>
          <table:table-cell office:value-type="float" office:value="-630" calcext:value-type="float">
            <text:p>-63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6706" calcext:value-type="float">
            <text:p>16110520067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6612" calcext:value-type="float">
            <text:p>446612</text:p>
          </table:table-cell>
          <table:table-cell office:value-type="float" office:value="2504" calcext:value-type="float">
            <text:p>2504</text:p>
          </table:table-cell>
          <table:table-cell office:value-type="float" office:value="2118004" calcext:value-type="float">
            <text:p>21180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447968" calcext:value-type="float">
            <text:p>9447968</text:p>
          </table:table-cell>
          <table:table-cell office:value-type="float" office:value="3431592" calcext:value-type="float">
            <text:p>3431592</text:p>
          </table:table-cell>
          <table:table-cell office:value-type="float" office:value="6016376" calcext:value-type="float">
            <text:p>601637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167" calcext:value-type="float">
            <text:p>4167</text:p>
          </table:table-cell>
          <table:table-cell office:value-type="float" office:value="-721" calcext:value-type="float">
            <text:p>-72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6811" calcext:value-type="float">
            <text:p>16110520068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55996" calcext:value-type="float">
            <text:p>455996</text:p>
          </table:table-cell>
          <table:table-cell office:value-type="float" office:value="2513" calcext:value-type="float">
            <text:p>2513</text:p>
          </table:table-cell>
          <table:table-cell office:value-type="float" office:value="2118012" calcext:value-type="float">
            <text:p>2118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873560" calcext:value-type="float">
            <text:p>11873560</text:p>
          </table:table-cell>
          <table:table-cell office:value-type="float" office:value="3321856" calcext:value-type="float">
            <text:p>3321856</text:p>
          </table:table-cell>
          <table:table-cell office:value-type="float" office:value="8551704" calcext:value-type="float">
            <text:p>8551704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4174" calcext:value-type="float">
            <text:p>4174</text:p>
          </table:table-cell>
          <table:table-cell office:value-type="float" office:value="-173" calcext:value-type="float">
            <text:p>-17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8630" calcext:value-type="float">
            <text:p>16110520086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3740" calcext:value-type="float">
            <text:p>443740</text:p>
          </table:table-cell>
          <table:table-cell office:value-type="float" office:value="2501" calcext:value-type="float">
            <text:p>2501</text:p>
          </table:table-cell>
          <table:table-cell office:value-type="float" office:value="2118012" calcext:value-type="float">
            <text:p>2118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873560" calcext:value-type="float">
            <text:p>11873560</text:p>
          </table:table-cell>
          <table:table-cell office:value-type="float" office:value="3804416" calcext:value-type="float">
            <text:p>3804416</text:p>
          </table:table-cell>
          <table:table-cell office:value-type="float" office:value="8069144" calcext:value-type="float">
            <text:p>806914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190" calcext:value-type="float">
            <text:p>4190</text:p>
          </table:table-cell>
          <table:table-cell office:value-type="float" office:value="-633" calcext:value-type="float">
            <text:p>-63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8734" calcext:value-type="float">
            <text:p>16110520087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4980" calcext:value-type="float">
            <text:p>434980</text:p>
          </table:table-cell>
          <table:table-cell office:value-type="float" office:value="2491" calcext:value-type="float">
            <text:p>2491</text:p>
          </table:table-cell>
          <table:table-cell office:value-type="float" office:value="2118012" calcext:value-type="float">
            <text:p>2118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873560" calcext:value-type="float">
            <text:p>11873560</text:p>
          </table:table-cell>
          <table:table-cell office:value-type="float" office:value="489112" calcext:value-type="float">
            <text:p>489112</text:p>
          </table:table-cell>
          <table:table-cell office:value-type="float" office:value="11384448" calcext:value-type="float">
            <text:p>1138444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206" calcext:value-type="float">
            <text:p>4206</text:p>
          </table:table-cell>
          <table:table-cell office:value-type="float" office:value="-633" calcext:value-type="float">
            <text:p>-63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8838" calcext:value-type="float">
            <text:p>16110520088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2932" calcext:value-type="float">
            <text:p>442932</text:p>
          </table:table-cell>
          <table:table-cell office:value-type="float" office:value="2500" calcext:value-type="float">
            <text:p>2500</text:p>
          </table:table-cell>
          <table:table-cell office:value-type="float" office:value="2118012" calcext:value-type="float">
            <text:p>2118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950704" calcext:value-type="float">
            <text:p>11950704</text:p>
          </table:table-cell>
          <table:table-cell office:value-type="float" office:value="0" calcext:value-type="float">
            <text:p>0</text:p>
          </table:table-cell>
          <table:table-cell office:value-type="float" office:value="11950704" calcext:value-type="float">
            <text:p>1195070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221" calcext:value-type="float">
            <text:p>4221</text:p>
          </table:table-cell>
          <table:table-cell office:value-type="float" office:value="-765" calcext:value-type="float">
            <text:p>-76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8942" calcext:value-type="float">
            <text:p>16110520089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3820" calcext:value-type="float">
            <text:p>443820</text:p>
          </table:table-cell>
          <table:table-cell office:value-type="float" office:value="2500" calcext:value-type="float">
            <text:p>2500</text:p>
          </table:table-cell>
          <table:table-cell office:value-type="float" office:value="2118012" calcext:value-type="float">
            <text:p>2118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873560" calcext:value-type="float">
            <text:p>11873560</text:p>
          </table:table-cell>
          <table:table-cell office:value-type="float" office:value="5694200" calcext:value-type="float">
            <text:p>5694200</text:p>
          </table:table-cell>
          <table:table-cell office:value-type="float" office:value="6179360" calcext:value-type="float">
            <text:p>617936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237" calcext:value-type="float">
            <text:p>4237</text:p>
          </table:table-cell>
          <table:table-cell office:value-type="float" office:value="-807" calcext:value-type="float">
            <text:p>-80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9046" calcext:value-type="float">
            <text:p>16110520090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6564" calcext:value-type="float">
            <text:p>436564</text:p>
          </table:table-cell>
          <table:table-cell office:value-type="float" office:value="2494" calcext:value-type="float">
            <text:p>2494</text:p>
          </table:table-cell>
          <table:table-cell office:value-type="float" office:value="2118012" calcext:value-type="float">
            <text:p>2118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873560" calcext:value-type="float">
            <text:p>11873560</text:p>
          </table:table-cell>
          <table:table-cell office:value-type="float" office:value="31264" calcext:value-type="float">
            <text:p>31264</text:p>
          </table:table-cell>
          <table:table-cell office:value-type="float" office:value="11842296" calcext:value-type="float">
            <text:p>1184229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252" calcext:value-type="float">
            <text:p>4252</text:p>
          </table:table-cell>
          <table:table-cell office:value-type="float" office:value="-807" calcext:value-type="float">
            <text:p>-80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9150" calcext:value-type="float">
            <text:p>16110520091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8068" calcext:value-type="float">
            <text:p>448068</text:p>
          </table:table-cell>
          <table:table-cell office:value-type="float" office:value="2505" calcext:value-type="float">
            <text:p>2505</text:p>
          </table:table-cell>
          <table:table-cell office:value-type="float" office:value="2118012" calcext:value-type="float">
            <text:p>2118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873560" calcext:value-type="float">
            <text:p>11873560</text:p>
          </table:table-cell>
          <table:table-cell office:value-type="float" office:value="2411360" calcext:value-type="float">
            <text:p>2411360</text:p>
          </table:table-cell>
          <table:table-cell office:value-type="float" office:value="9462200" calcext:value-type="float">
            <text:p>946220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268" calcext:value-type="float">
            <text:p>4268</text:p>
          </table:table-cell>
          <table:table-cell office:value-type="float" office:value="-806" calcext:value-type="float">
            <text:p>-80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9254" calcext:value-type="float">
            <text:p>16110520092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51024" calcext:value-type="float">
            <text:p>451024</text:p>
          </table:table-cell>
          <table:table-cell office:value-type="float" office:value="2508" calcext:value-type="float">
            <text:p>2508</text:p>
          </table:table-cell>
          <table:table-cell office:value-type="float" office:value="2118012" calcext:value-type="float">
            <text:p>2118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873560" calcext:value-type="float">
            <text:p>11873560</text:p>
          </table:table-cell>
          <table:table-cell office:value-type="float" office:value="411680" calcext:value-type="float">
            <text:p>411680</text:p>
          </table:table-cell>
          <table:table-cell office:value-type="float" office:value="11461880" calcext:value-type="float">
            <text:p>1146188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284" calcext:value-type="float">
            <text:p>4284</text:p>
          </table:table-cell>
          <table:table-cell office:value-type="float" office:value="-806" calcext:value-type="float">
            <text:p>-80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9358" calcext:value-type="float">
            <text:p>16110520093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50560" calcext:value-type="float">
            <text:p>450560</text:p>
          </table:table-cell>
          <table:table-cell office:value-type="float" office:value="2506" calcext:value-type="float">
            <text:p>2506</text:p>
          </table:table-cell>
          <table:table-cell office:value-type="float" office:value="2118012" calcext:value-type="float">
            <text:p>2118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915512" calcext:value-type="float">
            <text:p>11915512</text:p>
          </table:table-cell>
          <table:table-cell office:value-type="float" office:value="0" calcext:value-type="float">
            <text:p>0</text:p>
          </table:table-cell>
          <table:table-cell office:value-type="float" office:value="11915512" calcext:value-type="float">
            <text:p>1191551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301" calcext:value-type="float">
            <text:p>4301</text:p>
          </table:table-cell>
          <table:table-cell office:value-type="float" office:value="-806" calcext:value-type="float">
            <text:p>-80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9461" calcext:value-type="float">
            <text:p>16110520094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2308" calcext:value-type="float">
            <text:p>432308</text:p>
          </table:table-cell>
          <table:table-cell office:value-type="float" office:value="2490" calcext:value-type="float">
            <text:p>2490</text:p>
          </table:table-cell>
          <table:table-cell office:value-type="float" office:value="2118012" calcext:value-type="float">
            <text:p>2118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814208" calcext:value-type="float">
            <text:p>11814208</text:p>
          </table:table-cell>
          <table:table-cell office:value-type="float" office:value="3481752" calcext:value-type="float">
            <text:p>3481752</text:p>
          </table:table-cell>
          <table:table-cell office:value-type="float" office:value="8332456" calcext:value-type="float">
            <text:p>833245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317" calcext:value-type="float">
            <text:p>4317</text:p>
          </table:table-cell>
          <table:table-cell office:value-type="float" office:value="-1003" calcext:value-type="float">
            <text:p>-100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9565" calcext:value-type="float">
            <text:p>16110520095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9076" calcext:value-type="float">
            <text:p>439076</text:p>
          </table:table-cell>
          <table:table-cell office:value-type="float" office:value="2497" calcext:value-type="float">
            <text:p>2497</text:p>
          </table:table-cell>
          <table:table-cell office:value-type="float" office:value="2118020" calcext:value-type="float">
            <text:p>21180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814208" calcext:value-type="float">
            <text:p>11814208</text:p>
          </table:table-cell>
          <table:table-cell office:value-type="float" office:value="3649064" calcext:value-type="float">
            <text:p>3649064</text:p>
          </table:table-cell>
          <table:table-cell office:value-type="float" office:value="8165144" calcext:value-type="float">
            <text:p>816514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332" calcext:value-type="float">
            <text:p>4332</text:p>
          </table:table-cell>
          <table:table-cell office:value-type="float" office:value="-1003" calcext:value-type="float">
            <text:p>-100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9672" calcext:value-type="float">
            <text:p>16110520096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7032" calcext:value-type="float">
            <text:p>437032</text:p>
          </table:table-cell>
          <table:table-cell office:value-type="float" office:value="2495" calcext:value-type="float">
            <text:p>2495</text:p>
          </table:table-cell>
          <table:table-cell office:value-type="float" office:value="2118224" calcext:value-type="float">
            <text:p>21182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814208" calcext:value-type="float">
            <text:p>11814208</text:p>
          </table:table-cell>
          <table:table-cell office:value-type="float" office:value="2370968" calcext:value-type="float">
            <text:p>2370968</text:p>
          </table:table-cell>
          <table:table-cell office:value-type="float" office:value="9443240" calcext:value-type="float">
            <text:p>944324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347" calcext:value-type="float">
            <text:p>4347</text:p>
          </table:table-cell>
          <table:table-cell office:value-type="float" office:value="-794" calcext:value-type="float">
            <text:p>-79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9775" calcext:value-type="float">
            <text:p>16110520097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8892" calcext:value-type="float">
            <text:p>438892</text:p>
          </table:table-cell>
          <table:table-cell office:value-type="float" office:value="2497" calcext:value-type="float">
            <text:p>2497</text:p>
          </table:table-cell>
          <table:table-cell office:value-type="float" office:value="2118244" calcext:value-type="float">
            <text:p>21182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814208" calcext:value-type="float">
            <text:p>11814208</text:p>
          </table:table-cell>
          <table:table-cell office:value-type="float" office:value="4623936" calcext:value-type="float">
            <text:p>4623936</text:p>
          </table:table-cell>
          <table:table-cell office:value-type="float" office:value="7190272" calcext:value-type="float">
            <text:p>719027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363" calcext:value-type="float">
            <text:p>4363</text:p>
          </table:table-cell>
          <table:table-cell office:value-type="float" office:value="-794" calcext:value-type="float">
            <text:p>-79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9879" calcext:value-type="float">
            <text:p>16110520098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5584" calcext:value-type="float">
            <text:p>435584</text:p>
          </table:table-cell>
          <table:table-cell office:value-type="float" office:value="2493" calcext:value-type="float">
            <text:p>2493</text:p>
          </table:table-cell>
          <table:table-cell office:value-type="float" office:value="2118248" calcext:value-type="float">
            <text:p>21182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367904" calcext:value-type="float">
            <text:p>11367904</text:p>
          </table:table-cell>
          <table:table-cell office:value-type="float" office:value="978944" calcext:value-type="float">
            <text:p>978944</text:p>
          </table:table-cell>
          <table:table-cell office:value-type="float" office:value="10388960" calcext:value-type="float">
            <text:p>1038896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378" calcext:value-type="float">
            <text:p>4378</text:p>
          </table:table-cell>
          <table:table-cell office:value-type="float" office:value="-870" calcext:value-type="float">
            <text:p>-87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09982" calcext:value-type="float">
            <text:p>16110520099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6780" calcext:value-type="float">
            <text:p>436780</text:p>
          </table:table-cell>
          <table:table-cell office:value-type="float" office:value="2495" calcext:value-type="float">
            <text:p>2495</text:p>
          </table:table-cell>
          <table:table-cell office:value-type="float" office:value="2118248" calcext:value-type="float">
            <text:p>21182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367904" calcext:value-type="float">
            <text:p>11367904</text:p>
          </table:table-cell>
          <table:table-cell office:value-type="float" office:value="6349096" calcext:value-type="float">
            <text:p>6349096</text:p>
          </table:table-cell>
          <table:table-cell office:value-type="float" office:value="5018808" calcext:value-type="float">
            <text:p>501880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394" calcext:value-type="float">
            <text:p>4394</text:p>
          </table:table-cell>
          <table:table-cell office:value-type="float" office:value="-870" calcext:value-type="float">
            <text:p>-87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0086" calcext:value-type="float">
            <text:p>16110520100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6712" calcext:value-type="float">
            <text:p>436712</text:p>
          </table:table-cell>
          <table:table-cell office:value-type="float" office:value="2496" calcext:value-type="float">
            <text:p>2496</text:p>
          </table:table-cell>
          <table:table-cell office:value-type="float" office:value="2118252" calcext:value-type="float">
            <text:p>21182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377616" calcext:value-type="float">
            <text:p>12377616</text:p>
          </table:table-cell>
          <table:table-cell office:value-type="float" office:value="0" calcext:value-type="float">
            <text:p>0</text:p>
          </table:table-cell>
          <table:table-cell office:value-type="float" office:value="12377616" calcext:value-type="float">
            <text:p>1237761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409" calcext:value-type="float">
            <text:p>4409</text:p>
          </table:table-cell>
          <table:table-cell office:value-type="float" office:value="-875" calcext:value-type="float">
            <text:p>-87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0190" calcext:value-type="float">
            <text:p>16110520101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1024" calcext:value-type="float">
            <text:p>431024</text:p>
          </table:table-cell>
          <table:table-cell office:value-type="float" office:value="2489" calcext:value-type="float">
            <text:p>2489</text:p>
          </table:table-cell>
          <table:table-cell office:value-type="float" office:value="2118252" calcext:value-type="float">
            <text:p>21182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367904" calcext:value-type="float">
            <text:p>11367904</text:p>
          </table:table-cell>
          <table:table-cell office:value-type="float" office:value="2746232" calcext:value-type="float">
            <text:p>2746232</text:p>
          </table:table-cell>
          <table:table-cell office:value-type="float" office:value="8621672" calcext:value-type="float">
            <text:p>862167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424" calcext:value-type="float">
            <text:p>4424</text:p>
          </table:table-cell>
          <table:table-cell office:value-type="float" office:value="-755" calcext:value-type="float">
            <text:p>-75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0294" calcext:value-type="float">
            <text:p>16110520102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0984" calcext:value-type="float">
            <text:p>420984</text:p>
          </table:table-cell>
          <table:table-cell office:value-type="float" office:value="2478" calcext:value-type="float">
            <text:p>2478</text:p>
          </table:table-cell>
          <table:table-cell office:value-type="float" office:value="2118252" calcext:value-type="float">
            <text:p>21182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085336" calcext:value-type="float">
            <text:p>11085336</text:p>
          </table:table-cell>
          <table:table-cell office:value-type="float" office:value="19384" calcext:value-type="float">
            <text:p>19384</text:p>
          </table:table-cell>
          <table:table-cell office:value-type="float" office:value="11065952" calcext:value-type="float">
            <text:p>1106595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439" calcext:value-type="float">
            <text:p>4439</text:p>
          </table:table-cell>
          <table:table-cell office:value-type="float" office:value="-755" calcext:value-type="float">
            <text:p>-75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0397" calcext:value-type="float">
            <text:p>16110520103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0940" calcext:value-type="float">
            <text:p>440940</text:p>
          </table:table-cell>
          <table:table-cell office:value-type="float" office:value="2503" calcext:value-type="float">
            <text:p>2503</text:p>
          </table:table-cell>
          <table:table-cell office:value-type="float" office:value="2118252" calcext:value-type="float">
            <text:p>21182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860168" calcext:value-type="float">
            <text:p>11860168</text:p>
          </table:table-cell>
          <table:table-cell office:value-type="float" office:value="0" calcext:value-type="float">
            <text:p>0</text:p>
          </table:table-cell>
          <table:table-cell office:value-type="float" office:value="11860168" calcext:value-type="float">
            <text:p>1186016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454" calcext:value-type="float">
            <text:p>4454</text:p>
          </table:table-cell>
          <table:table-cell office:value-type="float" office:value="-678" calcext:value-type="float">
            <text:p>-67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0500" calcext:value-type="float">
            <text:p>16110520105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8976" calcext:value-type="float">
            <text:p>438976</text:p>
          </table:table-cell>
          <table:table-cell office:value-type="float" office:value="2498" calcext:value-type="float">
            <text:p>2498</text:p>
          </table:table-cell>
          <table:table-cell office:value-type="float" office:value="2118256" calcext:value-type="float">
            <text:p>21182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054720" calcext:value-type="float">
            <text:p>12054720</text:p>
          </table:table-cell>
          <table:table-cell office:value-type="float" office:value="0" calcext:value-type="float">
            <text:p>0</text:p>
          </table:table-cell>
          <table:table-cell office:value-type="float" office:value="12054720" calcext:value-type="float">
            <text:p>1205472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469" calcext:value-type="float">
            <text:p>4469</text:p>
          </table:table-cell>
          <table:table-cell office:value-type="float" office:value="-678" calcext:value-type="float">
            <text:p>-67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0604" calcext:value-type="float">
            <text:p>16110520106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3732" calcext:value-type="float">
            <text:p>433732</text:p>
          </table:table-cell>
          <table:table-cell office:value-type="float" office:value="2492" calcext:value-type="float">
            <text:p>2492</text:p>
          </table:table-cell>
          <table:table-cell office:value-type="float" office:value="2118256" calcext:value-type="float">
            <text:p>21182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051088" calcext:value-type="float">
            <text:p>11051088</text:p>
          </table:table-cell>
          <table:table-cell office:value-type="float" office:value="3802648" calcext:value-type="float">
            <text:p>3802648</text:p>
          </table:table-cell>
          <table:table-cell office:value-type="float" office:value="7248440" calcext:value-type="float">
            <text:p>724844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484" calcext:value-type="float">
            <text:p>4484</text:p>
          </table:table-cell>
          <table:table-cell office:value-type="float" office:value="-726" calcext:value-type="float">
            <text:p>-72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0708" calcext:value-type="float">
            <text:p>16110520107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3068" calcext:value-type="float">
            <text:p>433068</text:p>
          </table:table-cell>
          <table:table-cell office:value-type="float" office:value="2490" calcext:value-type="float">
            <text:p>2490</text:p>
          </table:table-cell>
          <table:table-cell office:value-type="float" office:value="2118300" calcext:value-type="float">
            <text:p>21183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727920" calcext:value-type="float">
            <text:p>10727920</text:p>
          </table:table-cell>
          <table:table-cell office:value-type="float" office:value="3443408" calcext:value-type="float">
            <text:p>3443408</text:p>
          </table:table-cell>
          <table:table-cell office:value-type="float" office:value="7284512" calcext:value-type="float">
            <text:p>728451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498" calcext:value-type="float">
            <text:p>4498</text:p>
          </table:table-cell>
          <table:table-cell office:value-type="float" office:value="-822" calcext:value-type="float">
            <text:p>-82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0811" calcext:value-type="float">
            <text:p>16110520108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8256" calcext:value-type="float">
            <text:p>438256</text:p>
          </table:table-cell>
          <table:table-cell office:value-type="float" office:value="2496" calcext:value-type="float">
            <text:p>2496</text:p>
          </table:table-cell>
          <table:table-cell office:value-type="float" office:value="2118296" calcext:value-type="float">
            <text:p>21182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727920" calcext:value-type="float">
            <text:p>10727920</text:p>
          </table:table-cell>
          <table:table-cell office:value-type="float" office:value="285792" calcext:value-type="float">
            <text:p>285792</text:p>
          </table:table-cell>
          <table:table-cell office:value-type="float" office:value="10442128" calcext:value-type="float">
            <text:p>1044212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513" calcext:value-type="float">
            <text:p>4513</text:p>
          </table:table-cell>
          <table:table-cell office:value-type="float" office:value="-822" calcext:value-type="float">
            <text:p>-82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0916" calcext:value-type="float">
            <text:p>16110520109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4080" calcext:value-type="float">
            <text:p>434080</text:p>
          </table:table-cell>
          <table:table-cell office:value-type="float" office:value="2491" calcext:value-type="float">
            <text:p>2491</text:p>
          </table:table-cell>
          <table:table-cell office:value-type="float" office:value="2118300" calcext:value-type="float">
            <text:p>21183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600400" calcext:value-type="float">
            <text:p>10600400</text:p>
          </table:table-cell>
          <table:table-cell office:value-type="float" office:value="2652744" calcext:value-type="float">
            <text:p>2652744</text:p>
          </table:table-cell>
          <table:table-cell office:value-type="float" office:value="7947656" calcext:value-type="float">
            <text:p>794765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528" calcext:value-type="float">
            <text:p>4528</text:p>
          </table:table-cell>
          <table:table-cell office:value-type="float" office:value="-882" calcext:value-type="float">
            <text:p>-88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1019" calcext:value-type="float">
            <text:p>16110520110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9040" calcext:value-type="float">
            <text:p>429040</text:p>
          </table:table-cell>
          <table:table-cell office:value-type="float" office:value="2487" calcext:value-type="float">
            <text:p>2487</text:p>
          </table:table-cell>
          <table:table-cell office:value-type="float" office:value="2118300" calcext:value-type="float">
            <text:p>21183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246768" calcext:value-type="float">
            <text:p>12246768</text:p>
          </table:table-cell>
          <table:table-cell office:value-type="float" office:value="0" calcext:value-type="float">
            <text:p>0</text:p>
          </table:table-cell>
          <table:table-cell office:value-type="float" office:value="12246768" calcext:value-type="float">
            <text:p>1224676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542" calcext:value-type="float">
            <text:p>4542</text:p>
          </table:table-cell>
          <table:table-cell office:value-type="float" office:value="-882" calcext:value-type="float">
            <text:p>-88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1123" calcext:value-type="float">
            <text:p>16110520111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7260" calcext:value-type="float">
            <text:p>437260</text:p>
          </table:table-cell>
          <table:table-cell office:value-type="float" office:value="2495" calcext:value-type="float">
            <text:p>2495</text:p>
          </table:table-cell>
          <table:table-cell office:value-type="float" office:value="2118392" calcext:value-type="float">
            <text:p>2118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158888" calcext:value-type="float">
            <text:p>11158888</text:p>
          </table:table-cell>
          <table:table-cell office:value-type="float" office:value="1077248" calcext:value-type="float">
            <text:p>1077248</text:p>
          </table:table-cell>
          <table:table-cell office:value-type="float" office:value="10081640" calcext:value-type="float">
            <text:p>1008164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557" calcext:value-type="float">
            <text:p>4557</text:p>
          </table:table-cell>
          <table:table-cell office:value-type="float" office:value="-801" calcext:value-type="float">
            <text:p>-80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1228" calcext:value-type="float">
            <text:p>16110520112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8184" calcext:value-type="float">
            <text:p>438184</text:p>
          </table:table-cell>
          <table:table-cell office:value-type="float" office:value="2496" calcext:value-type="float">
            <text:p>2496</text:p>
          </table:table-cell>
          <table:table-cell office:value-type="float" office:value="2118392" calcext:value-type="float">
            <text:p>2118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959240" calcext:value-type="float">
            <text:p>11959240</text:p>
          </table:table-cell>
          <table:table-cell office:value-type="float" office:value="3715072" calcext:value-type="float">
            <text:p>3715072</text:p>
          </table:table-cell>
          <table:table-cell office:value-type="float" office:value="8244168" calcext:value-type="float">
            <text:p>824416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571" calcext:value-type="float">
            <text:p>4571</text:p>
          </table:table-cell>
          <table:table-cell office:value-type="float" office:value="-744" calcext:value-type="float">
            <text:p>-74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1333" calcext:value-type="float">
            <text:p>1611052011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0972" calcext:value-type="float">
            <text:p>430972</text:p>
          </table:table-cell>
          <table:table-cell office:value-type="float" office:value="2489" calcext:value-type="float">
            <text:p>2489</text:p>
          </table:table-cell>
          <table:table-cell office:value-type="float" office:value="2118392" calcext:value-type="float">
            <text:p>2118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577696" calcext:value-type="float">
            <text:p>11577696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8927584" calcext:value-type="float">
            <text:p>892758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586" calcext:value-type="float">
            <text:p>4586</text:p>
          </table:table-cell>
          <table:table-cell office:value-type="float" office:value="-744" calcext:value-type="float">
            <text:p>-74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1438" calcext:value-type="float">
            <text:p>16110520114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1716" calcext:value-type="float">
            <text:p>421716</text:p>
          </table:table-cell>
          <table:table-cell office:value-type="float" office:value="2480" calcext:value-type="float">
            <text:p>2480</text:p>
          </table:table-cell>
          <table:table-cell office:value-type="float" office:value="2118392" calcext:value-type="float">
            <text:p>2118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709336" calcext:value-type="float">
            <text:p>10709336</text:p>
          </table:table-cell>
          <table:table-cell office:value-type="float" office:value="61440" calcext:value-type="float">
            <text:p>61440</text:p>
          </table:table-cell>
          <table:table-cell office:value-type="float" office:value="10647896" calcext:value-type="float">
            <text:p>1064789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602" calcext:value-type="float">
            <text:p>4602</text:p>
          </table:table-cell>
          <table:table-cell office:value-type="float" office:value="-576" calcext:value-type="float">
            <text:p>-57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1543" calcext:value-type="float">
            <text:p>16110520115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5908" calcext:value-type="float">
            <text:p>445908</text:p>
          </table:table-cell>
          <table:table-cell office:value-type="float" office:value="2505" calcext:value-type="float">
            <text:p>2505</text:p>
          </table:table-cell>
          <table:table-cell office:value-type="float" office:value="2118392" calcext:value-type="float">
            <text:p>2118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771056" calcext:value-type="float">
            <text:p>10771056</text:p>
          </table:table-cell>
          <table:table-cell office:value-type="float" office:value="0" calcext:value-type="float">
            <text:p>0</text:p>
          </table:table-cell>
          <table:table-cell office:value-type="float" office:value="10771056" calcext:value-type="float">
            <text:p>1077105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617" calcext:value-type="float">
            <text:p>4617</text:p>
          </table:table-cell>
          <table:table-cell office:value-type="float" office:value="-576" calcext:value-type="float">
            <text:p>-57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1650" calcext:value-type="float">
            <text:p>16110520116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9576" calcext:value-type="float">
            <text:p>429576</text:p>
          </table:table-cell>
          <table:table-cell office:value-type="float" office:value="2488" calcext:value-type="float">
            <text:p>2488</text:p>
          </table:table-cell>
          <table:table-cell office:value-type="float" office:value="2118392" calcext:value-type="float">
            <text:p>2118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818280" calcext:value-type="float">
            <text:p>9818280</text:p>
          </table:table-cell>
          <table:table-cell office:value-type="float" office:value="3960832" calcext:value-type="float">
            <text:p>3960832</text:p>
          </table:table-cell>
          <table:table-cell office:value-type="float" office:value="5857448" calcext:value-type="float">
            <text:p>585744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630" calcext:value-type="float">
            <text:p>4630</text:p>
          </table:table-cell>
          <table:table-cell office:value-type="float" office:value="-471" calcext:value-type="float">
            <text:p>-47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1754" calcext:value-type="float">
            <text:p>16110520117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6128" calcext:value-type="float">
            <text:p>436128</text:p>
          </table:table-cell>
          <table:table-cell office:value-type="float" office:value="2494" calcext:value-type="float">
            <text:p>2494</text:p>
          </table:table-cell>
          <table:table-cell office:value-type="float" office:value="2118392" calcext:value-type="float">
            <text:p>2118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818280" calcext:value-type="float">
            <text:p>9818280</text:p>
          </table:table-cell>
          <table:table-cell office:value-type="float" office:value="3153848" calcext:value-type="float">
            <text:p>3153848</text:p>
          </table:table-cell>
          <table:table-cell office:value-type="float" office:value="6664432" calcext:value-type="float">
            <text:p>666443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642" calcext:value-type="float">
            <text:p>4642</text:p>
          </table:table-cell>
          <table:table-cell office:value-type="float" office:value="-709" calcext:value-type="float">
            <text:p>-70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1860" calcext:value-type="float">
            <text:p>16110520118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6380" calcext:value-type="float">
            <text:p>436380</text:p>
          </table:table-cell>
          <table:table-cell office:value-type="float" office:value="2494" calcext:value-type="float">
            <text:p>2494</text:p>
          </table:table-cell>
          <table:table-cell office:value-type="float" office:value="2118392" calcext:value-type="float">
            <text:p>2118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818280" calcext:value-type="float">
            <text:p>9818280</text:p>
          </table:table-cell>
          <table:table-cell office:value-type="float" office:value="950200" calcext:value-type="float">
            <text:p>950200</text:p>
          </table:table-cell>
          <table:table-cell office:value-type="float" office:value="8868080" calcext:value-type="float">
            <text:p>886808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653" calcext:value-type="float">
            <text:p>4653</text:p>
          </table:table-cell>
          <table:table-cell office:value-type="float" office:value="-709" calcext:value-type="float">
            <text:p>-70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1967" calcext:value-type="float">
            <text:p>16110520119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5452" calcext:value-type="float">
            <text:p>445452</text:p>
          </table:table-cell>
          <table:table-cell office:value-type="float" office:value="2503" calcext:value-type="float">
            <text:p>2503</text:p>
          </table:table-cell>
          <table:table-cell office:value-type="float" office:value="2118392" calcext:value-type="float">
            <text:p>2118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008528" calcext:value-type="float">
            <text:p>10008528</text:p>
          </table:table-cell>
          <table:table-cell office:value-type="float" office:value="2895808" calcext:value-type="float">
            <text:p>2895808</text:p>
          </table:table-cell>
          <table:table-cell office:value-type="float" office:value="7112720" calcext:value-type="float">
            <text:p>7112720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4662" calcext:value-type="float">
            <text:p>4662</text:p>
          </table:table-cell>
          <table:table-cell office:value-type="float" office:value="-143" calcext:value-type="float">
            <text:p>-14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2859" calcext:value-type="float">
            <text:p>16110520128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3992" calcext:value-type="float">
            <text:p>443992</text:p>
          </table:table-cell>
          <table:table-cell office:value-type="float" office:value="2506" calcext:value-type="float">
            <text:p>2506</text:p>
          </table:table-cell>
          <table:table-cell office:value-type="float" office:value="2118392" calcext:value-type="float">
            <text:p>2118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818504" calcext:value-type="float">
            <text:p>11818504</text:p>
          </table:table-cell>
          <table:table-cell office:value-type="float" office:value="0" calcext:value-type="float">
            <text:p>0</text:p>
          </table:table-cell>
          <table:table-cell office:value-type="float" office:value="11818504" calcext:value-type="float">
            <text:p>1181850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679" calcext:value-type="float">
            <text:p>4679</text:p>
          </table:table-cell>
          <table:table-cell office:value-type="float" office:value="-650" calcext:value-type="float">
            <text:p>-65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2963" calcext:value-type="float">
            <text:p>16110520129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1664" calcext:value-type="float">
            <text:p>431664</text:p>
          </table:table-cell>
          <table:table-cell office:value-type="float" office:value="2490" calcext:value-type="float">
            <text:p>2490</text:p>
          </table:table-cell>
          <table:table-cell office:value-type="float" office:value="2118392" calcext:value-type="float">
            <text:p>2118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330368" calcext:value-type="float">
            <text:p>20330368</text:p>
          </table:table-cell>
          <table:table-cell office:value-type="float" office:value="0" calcext:value-type="float">
            <text:p>0</text:p>
          </table:table-cell>
          <table:table-cell office:value-type="float" office:value="20330368" calcext:value-type="float">
            <text:p>2033036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695" calcext:value-type="float">
            <text:p>4695</text:p>
          </table:table-cell>
          <table:table-cell office:value-type="float" office:value="-650" calcext:value-type="float">
            <text:p>-65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3068" calcext:value-type="float">
            <text:p>16110520130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9504" calcext:value-type="float">
            <text:p>439504</text:p>
          </table:table-cell>
          <table:table-cell office:value-type="float" office:value="2497" calcext:value-type="float">
            <text:p>2497</text:p>
          </table:table-cell>
          <table:table-cell office:value-type="float" office:value="2118392" calcext:value-type="float">
            <text:p>2118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995342" calcext:value-type="float">
            <text:p>18995342</text:p>
          </table:table-cell>
          <table:table-cell office:value-type="float" office:value="13552846" calcext:value-type="float">
            <text:p>13552846</text:p>
          </table:table-cell>
          <table:table-cell office:value-type="float" office:value="5442496" calcext:value-type="float">
            <text:p>544249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711" calcext:value-type="float">
            <text:p>4711</text:p>
          </table:table-cell>
          <table:table-cell office:value-type="float" office:value="-537" calcext:value-type="float">
            <text:p>-53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3175" calcext:value-type="float">
            <text:p>16110520131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8812" calcext:value-type="float">
            <text:p>398812</text:p>
          </table:table-cell>
          <table:table-cell office:value-type="float" office:value="2458" calcext:value-type="float">
            <text:p>2458</text:p>
          </table:table-cell>
          <table:table-cell office:value-type="float" office:value="2118392" calcext:value-type="float">
            <text:p>2118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7325168" calcext:value-type="float">
            <text:p>47325168</text:p>
          </table:table-cell>
          <table:table-cell office:value-type="float" office:value="0" calcext:value-type="float">
            <text:p>0</text:p>
          </table:table-cell>
          <table:table-cell office:value-type="float" office:value="47325168" calcext:value-type="float">
            <text:p>4732516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727" calcext:value-type="float">
            <text:p>4727</text:p>
          </table:table-cell>
          <table:table-cell office:value-type="float" office:value="-518" calcext:value-type="float">
            <text:p>-51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3283" calcext:value-type="float">
            <text:p>16110520132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6912" calcext:value-type="float">
            <text:p>436912</text:p>
          </table:table-cell>
          <table:table-cell office:value-type="float" office:value="2495" calcext:value-type="float">
            <text:p>2495</text:p>
          </table:table-cell>
          <table:table-cell office:value-type="float" office:value="2118392" calcext:value-type="float">
            <text:p>2118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693309" calcext:value-type="float">
            <text:p>18693309</text:p>
          </table:table-cell>
          <table:table-cell office:value-type="float" office:value="11775149" calcext:value-type="float">
            <text:p>11775149</text:p>
          </table:table-cell>
          <table:table-cell office:value-type="float" office:value="6918160" calcext:value-type="float">
            <text:p>691816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741" calcext:value-type="float">
            <text:p>4741</text:p>
          </table:table-cell>
          <table:table-cell office:value-type="float" office:value="-518" calcext:value-type="float">
            <text:p>-51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3392" calcext:value-type="float">
            <text:p>16110520133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5760" calcext:value-type="float">
            <text:p>425760</text:p>
          </table:table-cell>
          <table:table-cell office:value-type="float" office:value="2484" calcext:value-type="float">
            <text:p>2484</text:p>
          </table:table-cell>
          <table:table-cell office:value-type="float" office:value="2118392" calcext:value-type="float">
            <text:p>2118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693309" calcext:value-type="float">
            <text:p>18693309</text:p>
          </table:table-cell>
          <table:table-cell office:value-type="float" office:value="8439661" calcext:value-type="float">
            <text:p>8439661</text:p>
          </table:table-cell>
          <table:table-cell office:value-type="float" office:value="10253648" calcext:value-type="float">
            <text:p>1025364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754" calcext:value-type="float">
            <text:p>4754</text:p>
          </table:table-cell>
          <table:table-cell office:value-type="float" office:value="-545" calcext:value-type="float">
            <text:p>-54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3495" calcext:value-type="float">
            <text:p>16110520134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8464" calcext:value-type="float">
            <text:p>428464</text:p>
          </table:table-cell>
          <table:table-cell office:value-type="float" office:value="2486" calcext:value-type="float">
            <text:p>2486</text:p>
          </table:table-cell>
          <table:table-cell office:value-type="float" office:value="2118444" calcext:value-type="float">
            <text:p>21184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775503" calcext:value-type="float">
            <text:p>22775503</text:p>
          </table:table-cell>
          <table:table-cell office:value-type="float" office:value="95079" calcext:value-type="float">
            <text:p>95079</text:p>
          </table:table-cell>
          <table:table-cell office:value-type="float" office:value="22680424" calcext:value-type="float">
            <text:p>2268042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769" calcext:value-type="float">
            <text:p>4769</text:p>
          </table:table-cell>
          <table:table-cell office:value-type="float" office:value="-545" calcext:value-type="float">
            <text:p>-54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3601" calcext:value-type="float">
            <text:p>16110520136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9724" calcext:value-type="float">
            <text:p>409724</text:p>
          </table:table-cell>
          <table:table-cell office:value-type="float" office:value="2468" calcext:value-type="float">
            <text:p>2468</text:p>
          </table:table-cell>
          <table:table-cell office:value-type="float" office:value="2118444" calcext:value-type="float">
            <text:p>21184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339472" calcext:value-type="float">
            <text:p>22339472</text:p>
          </table:table-cell>
          <table:table-cell office:value-type="float" office:value="0" calcext:value-type="float">
            <text:p>0</text:p>
          </table:table-cell>
          <table:table-cell office:value-type="float" office:value="22339472" calcext:value-type="float">
            <text:p>2233947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785" calcext:value-type="float">
            <text:p>4785</text:p>
          </table:table-cell>
          <table:table-cell office:value-type="float" office:value="-368" calcext:value-type="float">
            <text:p>-36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3709" calcext:value-type="float">
            <text:p>16110520137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7376" calcext:value-type="float">
            <text:p>427376</text:p>
          </table:table-cell>
          <table:table-cell office:value-type="float" office:value="2485" calcext:value-type="float">
            <text:p>2485</text:p>
          </table:table-cell>
          <table:table-cell office:value-type="float" office:value="2118444" calcext:value-type="float">
            <text:p>21184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7862456" calcext:value-type="float">
            <text:p>27862456</text:p>
          </table:table-cell>
          <table:table-cell office:value-type="float" office:value="0" calcext:value-type="float">
            <text:p>0</text:p>
          </table:table-cell>
          <table:table-cell office:value-type="float" office:value="27862456" calcext:value-type="float">
            <text:p>2786245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800" calcext:value-type="float">
            <text:p>4800</text:p>
          </table:table-cell>
          <table:table-cell office:value-type="float" office:value="-686" calcext:value-type="float">
            <text:p>-68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3817" calcext:value-type="float">
            <text:p>16110520138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8684" calcext:value-type="float">
            <text:p>408684</text:p>
          </table:table-cell>
          <table:table-cell office:value-type="float" office:value="2468" calcext:value-type="float">
            <text:p>2468</text:p>
          </table:table-cell>
          <table:table-cell office:value-type="float" office:value="2118448" calcext:value-type="float">
            <text:p>21184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345632" calcext:value-type="float">
            <text:p>24345632</text:p>
          </table:table-cell>
          <table:table-cell office:value-type="float" office:value="0" calcext:value-type="float">
            <text:p>0</text:p>
          </table:table-cell>
          <table:table-cell office:value-type="float" office:value="24345632" calcext:value-type="float">
            <text:p>2434563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816" calcext:value-type="float">
            <text:p>4816</text:p>
          </table:table-cell>
          <table:table-cell office:value-type="float" office:value="-686" calcext:value-type="float">
            <text:p>-68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3928" calcext:value-type="float">
            <text:p>16110520139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3868" calcext:value-type="float">
            <text:p>443868</text:p>
          </table:table-cell>
          <table:table-cell office:value-type="float" office:value="2502" calcext:value-type="float">
            <text:p>2502</text:p>
          </table:table-cell>
          <table:table-cell office:value-type="float" office:value="2118448" calcext:value-type="float">
            <text:p>21184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016237" calcext:value-type="float">
            <text:p>23016237</text:p>
          </table:table-cell>
          <table:table-cell office:value-type="float" office:value="14974429" calcext:value-type="float">
            <text:p>14974429</text:p>
          </table:table-cell>
          <table:table-cell office:value-type="float" office:value="8041808" calcext:value-type="float">
            <text:p>804180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831" calcext:value-type="float">
            <text:p>4831</text:p>
          </table:table-cell>
          <table:table-cell office:value-type="float" office:value="-421" calcext:value-type="float">
            <text:p>-42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4044" calcext:value-type="float">
            <text:p>16110520140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4432" calcext:value-type="float">
            <text:p>424432</text:p>
          </table:table-cell>
          <table:table-cell office:value-type="float" office:value="2483" calcext:value-type="float">
            <text:p>2483</text:p>
          </table:table-cell>
          <table:table-cell office:value-type="float" office:value="2118448" calcext:value-type="float">
            <text:p>21184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981022" calcext:value-type="float">
            <text:p>22981022</text:p>
          </table:table-cell>
          <table:table-cell office:value-type="float" office:value="15030438" calcext:value-type="float">
            <text:p>15030438</text:p>
          </table:table-cell>
          <table:table-cell office:value-type="float" office:value="7950584" calcext:value-type="float">
            <text:p>795058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847" calcext:value-type="float">
            <text:p>4847</text:p>
          </table:table-cell>
          <table:table-cell office:value-type="float" office:value="-483" calcext:value-type="float">
            <text:p>-48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4153" calcext:value-type="float">
            <text:p>16110520141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1744" calcext:value-type="float">
            <text:p>421744</text:p>
          </table:table-cell>
          <table:table-cell office:value-type="float" office:value="2479" calcext:value-type="float">
            <text:p>2479</text:p>
          </table:table-cell>
          <table:table-cell office:value-type="float" office:value="2118448" calcext:value-type="float">
            <text:p>21184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342958" calcext:value-type="float">
            <text:p>22342958</text:p>
          </table:table-cell>
          <table:table-cell office:value-type="float" office:value="2144830" calcext:value-type="float">
            <text:p>2144830</text:p>
          </table:table-cell>
          <table:table-cell office:value-type="float" office:value="20198128" calcext:value-type="float">
            <text:p>2019812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863" calcext:value-type="float">
            <text:p>4863</text:p>
          </table:table-cell>
          <table:table-cell office:value-type="float" office:value="-483" calcext:value-type="float">
            <text:p>-48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4279" calcext:value-type="float">
            <text:p>16110520142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9072" calcext:value-type="float">
            <text:p>419072</text:p>
          </table:table-cell>
          <table:table-cell office:value-type="float" office:value="2478" calcext:value-type="float">
            <text:p>2478</text:p>
          </table:table-cell>
          <table:table-cell office:value-type="float" office:value="2118448" calcext:value-type="float">
            <text:p>21184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496733" calcext:value-type="float">
            <text:p>22496733</text:p>
          </table:table-cell>
          <table:table-cell office:value-type="float" office:value="8853317" calcext:value-type="float">
            <text:p>8853317</text:p>
          </table:table-cell>
          <table:table-cell office:value-type="float" office:value="13643416" calcext:value-type="float">
            <text:p>1364341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877" calcext:value-type="float">
            <text:p>4877</text:p>
          </table:table-cell>
          <table:table-cell office:value-type="float" office:value="-692" calcext:value-type="float">
            <text:p>-69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4384" calcext:value-type="float">
            <text:p>16110520143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0080" calcext:value-type="float">
            <text:p>440080</text:p>
          </table:table-cell>
          <table:table-cell office:value-type="float" office:value="2498" calcext:value-type="float">
            <text:p>2498</text:p>
          </table:table-cell>
          <table:table-cell office:value-type="float" office:value="2118448" calcext:value-type="float">
            <text:p>21184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786990" calcext:value-type="float">
            <text:p>17786990</text:p>
          </table:table-cell>
          <table:table-cell office:value-type="float" office:value="4006966" calcext:value-type="float">
            <text:p>4006966</text:p>
          </table:table-cell>
          <table:table-cell office:value-type="float" office:value="13780024" calcext:value-type="float">
            <text:p>1378002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892" calcext:value-type="float">
            <text:p>4892</text:p>
          </table:table-cell>
          <table:table-cell office:value-type="float" office:value="-434" calcext:value-type="float">
            <text:p>-43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4489" calcext:value-type="float">
            <text:p>16110520144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0292" calcext:value-type="float">
            <text:p>420292</text:p>
          </table:table-cell>
          <table:table-cell office:value-type="float" office:value="2479" calcext:value-type="float">
            <text:p>2479</text:p>
          </table:table-cell>
          <table:table-cell office:value-type="float" office:value="2118448" calcext:value-type="float">
            <text:p>21184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438656" calcext:value-type="float">
            <text:p>20438656</text:p>
          </table:table-cell>
          <table:table-cell office:value-type="float" office:value="0" calcext:value-type="float">
            <text:p>0</text:p>
          </table:table-cell>
          <table:table-cell office:value-type="float" office:value="20438656" calcext:value-type="float">
            <text:p>2043865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907" calcext:value-type="float">
            <text:p>4907</text:p>
          </table:table-cell>
          <table:table-cell office:value-type="float" office:value="-434" calcext:value-type="float">
            <text:p>-43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4596" calcext:value-type="float">
            <text:p>16110520145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7580" calcext:value-type="float">
            <text:p>407580</text:p>
          </table:table-cell>
          <table:table-cell office:value-type="float" office:value="2465" calcext:value-type="float">
            <text:p>2465</text:p>
          </table:table-cell>
          <table:table-cell office:value-type="float" office:value="2118448" calcext:value-type="float">
            <text:p>21184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9364128" calcext:value-type="float">
            <text:p>29364128</text:p>
          </table:table-cell>
          <table:table-cell office:value-type="float" office:value="0" calcext:value-type="float">
            <text:p>0</text:p>
          </table:table-cell>
          <table:table-cell office:value-type="float" office:value="29364128" calcext:value-type="float">
            <text:p>2936412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922" calcext:value-type="float">
            <text:p>4922</text:p>
          </table:table-cell>
          <table:table-cell office:value-type="float" office:value="-369" calcext:value-type="float">
            <text:p>-36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4701" calcext:value-type="float">
            <text:p>16110520147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4448" calcext:value-type="float">
            <text:p>424448</text:p>
          </table:table-cell>
          <table:table-cell office:value-type="float" office:value="2483" calcext:value-type="float">
            <text:p>2483</text:p>
          </table:table-cell>
          <table:table-cell office:value-type="float" office:value="2118448" calcext:value-type="float">
            <text:p>21184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570256" calcext:value-type="float">
            <text:p>20570256</text:p>
          </table:table-cell>
          <table:table-cell office:value-type="float" office:value="0" calcext:value-type="float">
            <text:p>0</text:p>
          </table:table-cell>
          <table:table-cell office:value-type="float" office:value="20570256" calcext:value-type="float">
            <text:p>2057025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936" calcext:value-type="float">
            <text:p>4936</text:p>
          </table:table-cell>
          <table:table-cell office:value-type="float" office:value="-369" calcext:value-type="float">
            <text:p>-36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4808" calcext:value-type="float">
            <text:p>16110520148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7056" calcext:value-type="float">
            <text:p>427056</text:p>
          </table:table-cell>
          <table:table-cell office:value-type="float" office:value="2483" calcext:value-type="float">
            <text:p>2483</text:p>
          </table:table-cell>
          <table:table-cell office:value-type="float" office:value="2118448" calcext:value-type="float">
            <text:p>21184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022221" calcext:value-type="float">
            <text:p>21022221</text:p>
          </table:table-cell>
          <table:table-cell office:value-type="float" office:value="594693" calcext:value-type="float">
            <text:p>594693</text:p>
          </table:table-cell>
          <table:table-cell office:value-type="float" office:value="20427528" calcext:value-type="float">
            <text:p>2042752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951" calcext:value-type="float">
            <text:p>4951</text:p>
          </table:table-cell>
          <table:table-cell office:value-type="float" office:value="-779" calcext:value-type="float">
            <text:p>-77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4914" calcext:value-type="float">
            <text:p>16110520149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5316" calcext:value-type="float">
            <text:p>425316</text:p>
          </table:table-cell>
          <table:table-cell office:value-type="float" office:value="2484" calcext:value-type="float">
            <text:p>2484</text:p>
          </table:table-cell>
          <table:table-cell office:value-type="float" office:value="2118448" calcext:value-type="float">
            <text:p>21184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341600" calcext:value-type="float">
            <text:p>16341600</text:p>
          </table:table-cell>
          <table:table-cell office:value-type="float" office:value="0" calcext:value-type="float">
            <text:p>0</text:p>
          </table:table-cell>
          <table:table-cell office:value-type="float" office:value="16341600" calcext:value-type="float">
            <text:p>1634160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966" calcext:value-type="float">
            <text:p>4966</text:p>
          </table:table-cell>
          <table:table-cell office:value-type="float" office:value="-532" calcext:value-type="float">
            <text:p>-53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5025" calcext:value-type="float">
            <text:p>16110520150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6140" calcext:value-type="float">
            <text:p>436140</text:p>
          </table:table-cell>
          <table:table-cell office:value-type="float" office:value="2494" calcext:value-type="float">
            <text:p>2494</text:p>
          </table:table-cell>
          <table:table-cell office:value-type="float" office:value="2119652" calcext:value-type="float">
            <text:p>21196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255246" calcext:value-type="float">
            <text:p>17255246</text:p>
          </table:table-cell>
          <table:table-cell office:value-type="float" office:value="6772134" calcext:value-type="float">
            <text:p>6772134</text:p>
          </table:table-cell>
          <table:table-cell office:value-type="float" office:value="10483112" calcext:value-type="float">
            <text:p>1048311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980" calcext:value-type="float">
            <text:p>4980</text:p>
          </table:table-cell>
          <table:table-cell office:value-type="float" office:value="-532" calcext:value-type="float">
            <text:p>-53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5134" calcext:value-type="float">
            <text:p>16110520151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1188" calcext:value-type="float">
            <text:p>421188</text:p>
          </table:table-cell>
          <table:table-cell office:value-type="float" office:value="2481" calcext:value-type="float">
            <text:p>2481</text:p>
          </table:table-cell>
          <table:table-cell office:value-type="float" office:value="2119660" calcext:value-type="float">
            <text:p>21196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717630" calcext:value-type="float">
            <text:p>14717630</text:p>
          </table:table-cell>
          <table:table-cell office:value-type="float" office:value="5241238" calcext:value-type="float">
            <text:p>5241238</text:p>
          </table:table-cell>
          <table:table-cell office:value-type="float" office:value="9476392" calcext:value-type="float">
            <text:p>947639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4995" calcext:value-type="float">
            <text:p>4995</text:p>
          </table:table-cell>
          <table:table-cell office:value-type="float" office:value="-710" calcext:value-type="float">
            <text:p>-71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5239" calcext:value-type="float">
            <text:p>16110520152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1352" calcext:value-type="float">
            <text:p>431352</text:p>
          </table:table-cell>
          <table:table-cell office:value-type="float" office:value="2490" calcext:value-type="float">
            <text:p>2490</text:p>
          </table:table-cell>
          <table:table-cell office:value-type="float" office:value="2119748" calcext:value-type="float">
            <text:p>21197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303336" calcext:value-type="float">
            <text:p>12303336</text:p>
          </table:table-cell>
          <table:table-cell office:value-type="float" office:value="2109440" calcext:value-type="float">
            <text:p>2109440</text:p>
          </table:table-cell>
          <table:table-cell office:value-type="float" office:value="10193896" calcext:value-type="float">
            <text:p>10193896</text:p>
          </table:table-cell>
          <table:table-cell office:value-type="float" office:value="8" calcext:value-type="float">
            <text:p>8</text:p>
          </table:table-cell>
          <table:table-cell office:value-type="float" office:value="2745600" calcext:value-type="float">
            <text:p>2745600</text:p>
          </table:table-cell>
          <table:table-cell office:value-type="float" office:value="5009" calcext:value-type="float">
            <text:p>5009</text:p>
          </table:table-cell>
          <table:table-cell office:value-type="float" office:value="-710" calcext:value-type="float">
            <text:p>-71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5344" calcext:value-type="float">
            <text:p>16110520153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2044" calcext:value-type="float">
            <text:p>422044</text:p>
          </table:table-cell>
          <table:table-cell office:value-type="float" office:value="2482" calcext:value-type="float">
            <text:p>2482</text:p>
          </table:table-cell>
          <table:table-cell office:value-type="float" office:value="2119748" calcext:value-type="float">
            <text:p>21197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437104" calcext:value-type="float">
            <text:p>12437104</text:p>
          </table:table-cell>
          <table:table-cell office:value-type="float" office:value="43024" calcext:value-type="float">
            <text:p>43024</text:p>
          </table:table-cell>
          <table:table-cell office:value-type="float" office:value="12394080" calcext:value-type="float">
            <text:p>1239408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025" calcext:value-type="float">
            <text:p>5025</text:p>
          </table:table-cell>
          <table:table-cell office:value-type="float" office:value="-1087" calcext:value-type="float">
            <text:p>-108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5451" calcext:value-type="float">
            <text:p>16110520154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1780" calcext:value-type="float">
            <text:p>431780</text:p>
          </table:table-cell>
          <table:table-cell office:value-type="float" office:value="2491" calcext:value-type="float">
            <text:p>2491</text:p>
          </table:table-cell>
          <table:table-cell office:value-type="float" office:value="2119748" calcext:value-type="float">
            <text:p>21197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661576" calcext:value-type="float">
            <text:p>13661576</text:p>
          </table:table-cell>
          <table:table-cell office:value-type="float" office:value="0" calcext:value-type="float">
            <text:p>0</text:p>
          </table:table-cell>
          <table:table-cell office:value-type="float" office:value="13661576" calcext:value-type="float">
            <text:p>1366157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040" calcext:value-type="float">
            <text:p>5040</text:p>
          </table:table-cell>
          <table:table-cell office:value-type="float" office:value="-774" calcext:value-type="float">
            <text:p>-77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5556" calcext:value-type="float">
            <text:p>1611052015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8520" calcext:value-type="float">
            <text:p>418520</text:p>
          </table:table-cell>
          <table:table-cell office:value-type="float" office:value="2481" calcext:value-type="float">
            <text:p>2481</text:p>
          </table:table-cell>
          <table:table-cell office:value-type="float" office:value="2119752" calcext:value-type="float">
            <text:p>21197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313560" calcext:value-type="float">
            <text:p>12313560</text:p>
          </table:table-cell>
          <table:table-cell office:value-type="float" office:value="0" calcext:value-type="float">
            <text:p>0</text:p>
          </table:table-cell>
          <table:table-cell office:value-type="float" office:value="12313560" calcext:value-type="float">
            <text:p>1231356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054" calcext:value-type="float">
            <text:p>5054</text:p>
          </table:table-cell>
          <table:table-cell office:value-type="float" office:value="-774" calcext:value-type="float">
            <text:p>-77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5666" calcext:value-type="float">
            <text:p>16110520156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0036" calcext:value-type="float">
            <text:p>430036</text:p>
          </table:table-cell>
          <table:table-cell office:value-type="float" office:value="2490" calcext:value-type="float">
            <text:p>2490</text:p>
          </table:table-cell>
          <table:table-cell office:value-type="float" office:value="2119752" calcext:value-type="float">
            <text:p>21197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582304" calcext:value-type="float">
            <text:p>11582304</text:p>
          </table:table-cell>
          <table:table-cell office:value-type="float" office:value="0" calcext:value-type="float">
            <text:p>0</text:p>
          </table:table-cell>
          <table:table-cell office:value-type="float" office:value="11582304" calcext:value-type="float">
            <text:p>1158230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070" calcext:value-type="float">
            <text:p>5070</text:p>
          </table:table-cell>
          <table:table-cell office:value-type="float" office:value="-925" calcext:value-type="float">
            <text:p>-92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5777" calcext:value-type="float">
            <text:p>16110520157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1536" calcext:value-type="float">
            <text:p>421536</text:p>
          </table:table-cell>
          <table:table-cell office:value-type="float" office:value="2479" calcext:value-type="float">
            <text:p>2479</text:p>
          </table:table-cell>
          <table:table-cell office:value-type="float" office:value="2119752" calcext:value-type="float">
            <text:p>21197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283624" calcext:value-type="float">
            <text:p>18283624</text:p>
          </table:table-cell>
          <table:table-cell office:value-type="float" office:value="0" calcext:value-type="float">
            <text:p>0</text:p>
          </table:table-cell>
          <table:table-cell office:value-type="float" office:value="18283624" calcext:value-type="float">
            <text:p>1828362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087" calcext:value-type="float">
            <text:p>5087</text:p>
          </table:table-cell>
          <table:table-cell office:value-type="float" office:value="-925" calcext:value-type="float">
            <text:p>-92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5883" calcext:value-type="float">
            <text:p>16110520158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6504" calcext:value-type="float">
            <text:p>416504</text:p>
          </table:table-cell>
          <table:table-cell office:value-type="float" office:value="2475" calcext:value-type="float">
            <text:p>2475</text:p>
          </table:table-cell>
          <table:table-cell office:value-type="float" office:value="2120040" calcext:value-type="float">
            <text:p>2120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248808" calcext:value-type="float">
            <text:p>12248808</text:p>
          </table:table-cell>
          <table:table-cell office:value-type="float" office:value="0" calcext:value-type="float">
            <text:p>0</text:p>
          </table:table-cell>
          <table:table-cell office:value-type="float" office:value="12248808" calcext:value-type="float">
            <text:p>1224880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101" calcext:value-type="float">
            <text:p>5101</text:p>
          </table:table-cell>
          <table:table-cell office:value-type="float" office:value="-922" calcext:value-type="float">
            <text:p>-92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5989" calcext:value-type="float">
            <text:p>16110520159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3000" calcext:value-type="float">
            <text:p>433000</text:p>
          </table:table-cell>
          <table:table-cell office:value-type="float" office:value="2491" calcext:value-type="float">
            <text:p>2491</text:p>
          </table:table-cell>
          <table:table-cell office:value-type="float" office:value="2120040" calcext:value-type="float">
            <text:p>2120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317008" calcext:value-type="float">
            <text:p>12317008</text:p>
          </table:table-cell>
          <table:table-cell office:value-type="float" office:value="3946808" calcext:value-type="float">
            <text:p>3946808</text:p>
          </table:table-cell>
          <table:table-cell office:value-type="float" office:value="8370200" calcext:value-type="float">
            <text:p>837020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116" calcext:value-type="float">
            <text:p>5116</text:p>
          </table:table-cell>
          <table:table-cell office:value-type="float" office:value="-702" calcext:value-type="float">
            <text:p>-70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6097" calcext:value-type="float">
            <text:p>16110520160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5520" calcext:value-type="float">
            <text:p>435520</text:p>
          </table:table-cell>
          <table:table-cell office:value-type="float" office:value="2495" calcext:value-type="float">
            <text:p>2495</text:p>
          </table:table-cell>
          <table:table-cell office:value-type="float" office:value="2120040" calcext:value-type="float">
            <text:p>2120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472335" calcext:value-type="float">
            <text:p>13472335</text:p>
          </table:table-cell>
          <table:table-cell office:value-type="float" office:value="4508911" calcext:value-type="float">
            <text:p>4508911</text:p>
          </table:table-cell>
          <table:table-cell office:value-type="float" office:value="8963424" calcext:value-type="float">
            <text:p>896342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131" calcext:value-type="float">
            <text:p>5131</text:p>
          </table:table-cell>
          <table:table-cell office:value-type="float" office:value="-702" calcext:value-type="float">
            <text:p>-70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6204" calcext:value-type="float">
            <text:p>16110520162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8656" calcext:value-type="float">
            <text:p>428656</text:p>
          </table:table-cell>
          <table:table-cell office:value-type="float" office:value="2488" calcext:value-type="float">
            <text:p>2488</text:p>
          </table:table-cell>
          <table:table-cell office:value-type="float" office:value="2120040" calcext:value-type="float">
            <text:p>2120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829672" calcext:value-type="float">
            <text:p>14829672</text:p>
          </table:table-cell>
          <table:table-cell office:value-type="float" office:value="0" calcext:value-type="float">
            <text:p>0</text:p>
          </table:table-cell>
          <table:table-cell office:value-type="float" office:value="14829672" calcext:value-type="float">
            <text:p>1482967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146" calcext:value-type="float">
            <text:p>5146</text:p>
          </table:table-cell>
          <table:table-cell office:value-type="float" office:value="-698" calcext:value-type="float">
            <text:p>-69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6309" calcext:value-type="float">
            <text:p>16110520163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9212" calcext:value-type="float">
            <text:p>429212</text:p>
          </table:table-cell>
          <table:table-cell office:value-type="float" office:value="2489" calcext:value-type="float">
            <text:p>2489</text:p>
          </table:table-cell>
          <table:table-cell office:value-type="float" office:value="2120040" calcext:value-type="float">
            <text:p>2120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495048" calcext:value-type="float">
            <text:p>12495048</text:p>
          </table:table-cell>
          <table:table-cell office:value-type="float" office:value="0" calcext:value-type="float">
            <text:p>0</text:p>
          </table:table-cell>
          <table:table-cell office:value-type="float" office:value="12495048" calcext:value-type="float">
            <text:p>1249504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163" calcext:value-type="float">
            <text:p>5163</text:p>
          </table:table-cell>
          <table:table-cell office:value-type="float" office:value="-698" calcext:value-type="float">
            <text:p>-69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6414" calcext:value-type="float">
            <text:p>16110520164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2756" calcext:value-type="float">
            <text:p>422756</text:p>
          </table:table-cell>
          <table:table-cell office:value-type="float" office:value="2488" calcext:value-type="float">
            <text:p>2488</text:p>
          </table:table-cell>
          <table:table-cell office:value-type="float" office:value="2120040" calcext:value-type="float">
            <text:p>2120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305744" calcext:value-type="float">
            <text:p>12305744</text:p>
          </table:table-cell>
          <table:table-cell office:value-type="float" office:value="0" calcext:value-type="float">
            <text:p>0</text:p>
          </table:table-cell>
          <table:table-cell office:value-type="float" office:value="12305744" calcext:value-type="float">
            <text:p>1230574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178" calcext:value-type="float">
            <text:p>5178</text:p>
          </table:table-cell>
          <table:table-cell office:value-type="float" office:value="-592" calcext:value-type="float">
            <text:p>-59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6527" calcext:value-type="float">
            <text:p>16110520165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0828" calcext:value-type="float">
            <text:p>420828</text:p>
          </table:table-cell>
          <table:table-cell office:value-type="float" office:value="2481" calcext:value-type="float">
            <text:p>2481</text:p>
          </table:table-cell>
          <table:table-cell office:value-type="float" office:value="2120040" calcext:value-type="float">
            <text:p>2120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822280" calcext:value-type="float">
            <text:p>11822280</text:p>
          </table:table-cell>
          <table:table-cell office:value-type="float" office:value="0" calcext:value-type="float">
            <text:p>0</text:p>
          </table:table-cell>
          <table:table-cell office:value-type="float" office:value="11822280" calcext:value-type="float">
            <text:p>1182228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193" calcext:value-type="float">
            <text:p>5193</text:p>
          </table:table-cell>
          <table:table-cell office:value-type="float" office:value="-747" calcext:value-type="float">
            <text:p>-74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6631" calcext:value-type="float">
            <text:p>16110520166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8972" calcext:value-type="float">
            <text:p>438972</text:p>
          </table:table-cell>
          <table:table-cell office:value-type="float" office:value="2498" calcext:value-type="float">
            <text:p>2498</text:p>
          </table:table-cell>
          <table:table-cell office:value-type="float" office:value="2119944" calcext:value-type="float">
            <text:p>21199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865872" calcext:value-type="float">
            <text:p>9865872</text:p>
          </table:table-cell>
          <table:table-cell office:value-type="float" office:value="5881976" calcext:value-type="float">
            <text:p>5881976</text:p>
          </table:table-cell>
          <table:table-cell office:value-type="float" office:value="3983896" calcext:value-type="float">
            <text:p>398389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205" calcext:value-type="float">
            <text:p>5205</text:p>
          </table:table-cell>
          <table:table-cell office:value-type="float" office:value="-747" calcext:value-type="float">
            <text:p>-74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6735" calcext:value-type="float">
            <text:p>16110520167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1232" calcext:value-type="float">
            <text:p>421232</text:p>
          </table:table-cell>
          <table:table-cell office:value-type="float" office:value="2481" calcext:value-type="float">
            <text:p>2481</text:p>
          </table:table-cell>
          <table:table-cell office:value-type="float" office:value="2119944" calcext:value-type="float">
            <text:p>21199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466840" calcext:value-type="float">
            <text:p>946684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767000" calcext:value-type="float">
            <text:p>776700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218" calcext:value-type="float">
            <text:p>5218</text:p>
          </table:table-cell>
          <table:table-cell office:value-type="float" office:value="-756" calcext:value-type="float">
            <text:p>-75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6842" calcext:value-type="float">
            <text:p>16110520168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7280" calcext:value-type="float">
            <text:p>427280</text:p>
          </table:table-cell>
          <table:table-cell office:value-type="float" office:value="2487" calcext:value-type="float">
            <text:p>2487</text:p>
          </table:table-cell>
          <table:table-cell office:value-type="float" office:value="2119944" calcext:value-type="float">
            <text:p>21199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466840" calcext:value-type="float">
            <text:p>9466840</text:p>
          </table:table-cell>
          <table:table-cell office:value-type="float" office:value="3047304" calcext:value-type="float">
            <text:p>3047304</text:p>
          </table:table-cell>
          <table:table-cell office:value-type="float" office:value="6419536" calcext:value-type="float">
            <text:p>641953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230" calcext:value-type="float">
            <text:p>5230</text:p>
          </table:table-cell>
          <table:table-cell office:value-type="float" office:value="-684" calcext:value-type="float">
            <text:p>-68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6946" calcext:value-type="float">
            <text:p>16110520169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7280" calcext:value-type="float">
            <text:p>427280</text:p>
          </table:table-cell>
          <table:table-cell office:value-type="float" office:value="2487" calcext:value-type="float">
            <text:p>2487</text:p>
          </table:table-cell>
          <table:table-cell office:value-type="float" office:value="2119944" calcext:value-type="float">
            <text:p>21199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466840" calcext:value-type="float">
            <text:p>9466840</text:p>
          </table:table-cell>
          <table:table-cell office:value-type="float" office:value="2170760" calcext:value-type="float">
            <text:p>2170760</text:p>
          </table:table-cell>
          <table:table-cell office:value-type="float" office:value="7296080" calcext:value-type="float">
            <text:p>729608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240" calcext:value-type="float">
            <text:p>5240</text:p>
          </table:table-cell>
          <table:table-cell office:value-type="float" office:value="-684" calcext:value-type="float">
            <text:p>-68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7050" calcext:value-type="float">
            <text:p>16110520170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6340" calcext:value-type="float">
            <text:p>436340</text:p>
          </table:table-cell>
          <table:table-cell office:value-type="float" office:value="2495" calcext:value-type="float">
            <text:p>2495</text:p>
          </table:table-cell>
          <table:table-cell office:value-type="float" office:value="2119960" calcext:value-type="float">
            <text:p>21199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174752" calcext:value-type="float">
            <text:p>12174752</text:p>
          </table:table-cell>
          <table:table-cell office:value-type="float" office:value="2535424" calcext:value-type="float">
            <text:p>2535424</text:p>
          </table:table-cell>
          <table:table-cell office:value-type="float" office:value="9639328" calcext:value-type="float">
            <text:p>9639328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5245" calcext:value-type="float">
            <text:p>5245</text:p>
          </table:table-cell>
          <table:table-cell office:value-type="float" office:value="-139" calcext:value-type="float">
            <text:p>-13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8632" calcext:value-type="float">
            <text:p>16110520186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1948" calcext:value-type="float">
            <text:p>411948</text:p>
          </table:table-cell>
          <table:table-cell office:value-type="float" office:value="2472" calcext:value-type="float">
            <text:p>2472</text:p>
          </table:table-cell>
          <table:table-cell office:value-type="float" office:value="2120012" calcext:value-type="float">
            <text:p>2120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174752" calcext:value-type="float">
            <text:p>12174752</text:p>
          </table:table-cell>
          <table:table-cell office:value-type="float" office:value="1694056" calcext:value-type="float">
            <text:p>1694056</text:p>
          </table:table-cell>
          <table:table-cell office:value-type="float" office:value="10480696" calcext:value-type="float">
            <text:p>1048069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261" calcext:value-type="float">
            <text:p>5261</text:p>
          </table:table-cell>
          <table:table-cell office:value-type="float" office:value="-709" calcext:value-type="float">
            <text:p>-70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8735" calcext:value-type="float">
            <text:p>16110520187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5352" calcext:value-type="float">
            <text:p>415352</text:p>
          </table:table-cell>
          <table:table-cell office:value-type="float" office:value="2475" calcext:value-type="float">
            <text:p>2475</text:p>
          </table:table-cell>
          <table:table-cell office:value-type="float" office:value="2120048" calcext:value-type="float">
            <text:p>21200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352368" calcext:value-type="float">
            <text:p>16352368</text:p>
          </table:table-cell>
          <table:table-cell office:value-type="float" office:value="0" calcext:value-type="float">
            <text:p>0</text:p>
          </table:table-cell>
          <table:table-cell office:value-type="float" office:value="16352368" calcext:value-type="float">
            <text:p>1635236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277" calcext:value-type="float">
            <text:p>5277</text:p>
          </table:table-cell>
          <table:table-cell office:value-type="float" office:value="-709" calcext:value-type="float">
            <text:p>-70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8840" calcext:value-type="float">
            <text:p>16110520188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9920" calcext:value-type="float">
            <text:p>409920</text:p>
          </table:table-cell>
          <table:table-cell office:value-type="float" office:value="2469" calcext:value-type="float">
            <text:p>2469</text:p>
          </table:table-cell>
          <table:table-cell office:value-type="float" office:value="2120048" calcext:value-type="float">
            <text:p>21200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286976" calcext:value-type="float">
            <text:p>17286976</text:p>
          </table:table-cell>
          <table:table-cell office:value-type="float" office:value="0" calcext:value-type="float">
            <text:p>0</text:p>
          </table:table-cell>
          <table:table-cell office:value-type="float" office:value="17286976" calcext:value-type="float">
            <text:p>1728697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292" calcext:value-type="float">
            <text:p>5292</text:p>
          </table:table-cell>
          <table:table-cell office:value-type="float" office:value="-771" calcext:value-type="float">
            <text:p>-77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8948" calcext:value-type="float">
            <text:p>16110520189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2824" calcext:value-type="float">
            <text:p>412824</text:p>
          </table:table-cell>
          <table:table-cell office:value-type="float" office:value="2473" calcext:value-type="float">
            <text:p>2473</text:p>
          </table:table-cell>
          <table:table-cell office:value-type="float" office:value="2119988" calcext:value-type="float">
            <text:p>21199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268176" calcext:value-type="float">
            <text:p>12268176</text:p>
          </table:table-cell>
          <table:table-cell office:value-type="float" office:value="3434712" calcext:value-type="float">
            <text:p>3434712</text:p>
          </table:table-cell>
          <table:table-cell office:value-type="float" office:value="8833464" calcext:value-type="float">
            <text:p>883346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307" calcext:value-type="float">
            <text:p>5307</text:p>
          </table:table-cell>
          <table:table-cell office:value-type="float" office:value="-771" calcext:value-type="float">
            <text:p>-77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9051" calcext:value-type="float">
            <text:p>16110520190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7892" calcext:value-type="float">
            <text:p>417892</text:p>
          </table:table-cell>
          <table:table-cell office:value-type="float" office:value="2478" calcext:value-type="float">
            <text:p>2478</text:p>
          </table:table-cell>
          <table:table-cell office:value-type="float" office:value="2119960" calcext:value-type="float">
            <text:p>21199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268176" calcext:value-type="float">
            <text:p>12268176</text:p>
          </table:table-cell>
          <table:table-cell office:value-type="float" office:value="6217952" calcext:value-type="float">
            <text:p>6217952</text:p>
          </table:table-cell>
          <table:table-cell office:value-type="float" office:value="6050224" calcext:value-type="float">
            <text:p>605022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324" calcext:value-type="float">
            <text:p>5324</text:p>
          </table:table-cell>
          <table:table-cell office:value-type="float" office:value="-1291" calcext:value-type="float">
            <text:p>-129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9155" calcext:value-type="float">
            <text:p>16110520191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4360" calcext:value-type="float">
            <text:p>434360</text:p>
          </table:table-cell>
          <table:table-cell office:value-type="float" office:value="2494" calcext:value-type="float">
            <text:p>2494</text:p>
          </table:table-cell>
          <table:table-cell office:value-type="float" office:value="2119960" calcext:value-type="float">
            <text:p>21199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268176" calcext:value-type="float">
            <text:p>12268176</text:p>
          </table:table-cell>
          <table:table-cell office:value-type="float" office:value="5024248" calcext:value-type="float">
            <text:p>5024248</text:p>
          </table:table-cell>
          <table:table-cell office:value-type="float" office:value="7243928" calcext:value-type="float">
            <text:p>724392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339" calcext:value-type="float">
            <text:p>5339</text:p>
          </table:table-cell>
          <table:table-cell office:value-type="float" office:value="-898" calcext:value-type="float">
            <text:p>-89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9258" calcext:value-type="float">
            <text:p>16110520192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3276" calcext:value-type="float">
            <text:p>413276</text:p>
          </table:table-cell>
          <table:table-cell office:value-type="float" office:value="2472" calcext:value-type="float">
            <text:p>2472</text:p>
          </table:table-cell>
          <table:table-cell office:value-type="float" office:value="2119960" calcext:value-type="float">
            <text:p>21199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268176" calcext:value-type="float">
            <text:p>12268176</text:p>
          </table:table-cell>
          <table:table-cell office:value-type="float" office:value="2449424" calcext:value-type="float">
            <text:p>2449424</text:p>
          </table:table-cell>
          <table:table-cell office:value-type="float" office:value="9818752" calcext:value-type="float">
            <text:p>981875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355" calcext:value-type="float">
            <text:p>5355</text:p>
          </table:table-cell>
          <table:table-cell office:value-type="float" office:value="-898" calcext:value-type="float">
            <text:p>-89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9361" calcext:value-type="float">
            <text:p>16110520193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8096" calcext:value-type="float">
            <text:p>418096</text:p>
          </table:table-cell>
          <table:table-cell office:value-type="float" office:value="2478" calcext:value-type="float">
            <text:p>2478</text:p>
          </table:table-cell>
          <table:table-cell office:value-type="float" office:value="2119980" calcext:value-type="float">
            <text:p>21199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708248" calcext:value-type="float">
            <text:p>12708248</text:p>
          </table:table-cell>
          <table:table-cell office:value-type="float" office:value="0" calcext:value-type="float">
            <text:p>0</text:p>
          </table:table-cell>
          <table:table-cell office:value-type="float" office:value="12708248" calcext:value-type="float">
            <text:p>1270824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370" calcext:value-type="float">
            <text:p>5370</text:p>
          </table:table-cell>
          <table:table-cell office:value-type="float" office:value="-930" calcext:value-type="float">
            <text:p>-93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9466" calcext:value-type="float">
            <text:p>16110520194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8616" calcext:value-type="float">
            <text:p>418616</text:p>
          </table:table-cell>
          <table:table-cell office:value-type="float" office:value="2480" calcext:value-type="float">
            <text:p>2480</text:p>
          </table:table-cell>
          <table:table-cell office:value-type="float" office:value="2119980" calcext:value-type="float">
            <text:p>21199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712879" calcext:value-type="float">
            <text:p>18712879</text:p>
          </table:table-cell>
          <table:table-cell office:value-type="float" office:value="9340055" calcext:value-type="float">
            <text:p>9340055</text:p>
          </table:table-cell>
          <table:table-cell office:value-type="float" office:value="9372824" calcext:value-type="float">
            <text:p>937282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387" calcext:value-type="float">
            <text:p>5387</text:p>
          </table:table-cell>
          <table:table-cell office:value-type="float" office:value="-1253" calcext:value-type="float">
            <text:p>-125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9583" calcext:value-type="float">
            <text:p>16110520195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0376" calcext:value-type="float">
            <text:p>430376</text:p>
          </table:table-cell>
          <table:table-cell office:value-type="float" office:value="2490" calcext:value-type="float">
            <text:p>2490</text:p>
          </table:table-cell>
          <table:table-cell office:value-type="float" office:value="2119980" calcext:value-type="float">
            <text:p>21199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712879" calcext:value-type="float">
            <text:p>18712879</text:p>
          </table:table-cell>
          <table:table-cell office:value-type="float" office:value="9155551" calcext:value-type="float">
            <text:p>9155551</text:p>
          </table:table-cell>
          <table:table-cell office:value-type="float" office:value="9557328" calcext:value-type="float">
            <text:p>955732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401" calcext:value-type="float">
            <text:p>5401</text:p>
          </table:table-cell>
          <table:table-cell office:value-type="float" office:value="-1253" calcext:value-type="float">
            <text:p>-125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9686" calcext:value-type="float">
            <text:p>16110520196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9236" calcext:value-type="float">
            <text:p>419236</text:p>
          </table:table-cell>
          <table:table-cell office:value-type="float" office:value="2479" calcext:value-type="float">
            <text:p>2479</text:p>
          </table:table-cell>
          <table:table-cell office:value-type="float" office:value="2119980" calcext:value-type="float">
            <text:p>21199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302606" calcext:value-type="float">
            <text:p>21302606</text:p>
          </table:table-cell>
          <table:table-cell office:value-type="float" office:value="1078910" calcext:value-type="float">
            <text:p>1078910</text:p>
          </table:table-cell>
          <table:table-cell office:value-type="float" office:value="20223696" calcext:value-type="float">
            <text:p>2022369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417" calcext:value-type="float">
            <text:p>5417</text:p>
          </table:table-cell>
          <table:table-cell office:value-type="float" office:value="-861" calcext:value-type="float">
            <text:p>-86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9788" calcext:value-type="float">
            <text:p>16110520197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3084" calcext:value-type="float">
            <text:p>393084</text:p>
          </table:table-cell>
          <table:table-cell office:value-type="float" office:value="2453" calcext:value-type="float">
            <text:p>2453</text:p>
          </table:table-cell>
          <table:table-cell office:value-type="float" office:value="2119980" calcext:value-type="float">
            <text:p>21199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302606" calcext:value-type="float">
            <text:p>21302606</text:p>
          </table:table-cell>
          <table:table-cell office:value-type="float" office:value="3282158" calcext:value-type="float">
            <text:p>3282158</text:p>
          </table:table-cell>
          <table:table-cell office:value-type="float" office:value="18020448" calcext:value-type="float">
            <text:p>1802044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430" calcext:value-type="float">
            <text:p>5430</text:p>
          </table:table-cell>
          <table:table-cell office:value-type="float" office:value="-861" calcext:value-type="float">
            <text:p>-86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19896" calcext:value-type="float">
            <text:p>16110520198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1572" calcext:value-type="float">
            <text:p>401572</text:p>
          </table:table-cell>
          <table:table-cell office:value-type="float" office:value="2462" calcext:value-type="float">
            <text:p>2462</text:p>
          </table:table-cell>
          <table:table-cell office:value-type="float" office:value="2120068" calcext:value-type="float">
            <text:p>21200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768344" calcext:value-type="float">
            <text:p>14768344</text:p>
          </table:table-cell>
          <table:table-cell office:value-type="float" office:value="0" calcext:value-type="float">
            <text:p>0</text:p>
          </table:table-cell>
          <table:table-cell office:value-type="float" office:value="14768344" calcext:value-type="float">
            <text:p>14768344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5446" calcext:value-type="float">
            <text:p>5446</text:p>
          </table:table-cell>
          <table:table-cell office:value-type="float" office:value="-982" calcext:value-type="float">
            <text:p>-98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0003" calcext:value-type="float">
            <text:p>16110520200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2128" calcext:value-type="float">
            <text:p>402128</text:p>
          </table:table-cell>
          <table:table-cell office:value-type="float" office:value="2463" calcext:value-type="float">
            <text:p>2463</text:p>
          </table:table-cell>
          <table:table-cell office:value-type="float" office:value="2120068" calcext:value-type="float">
            <text:p>21200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08336" calcext:value-type="float">
            <text:p>6308336</text:p>
          </table:table-cell>
          <table:table-cell office:value-type="float" office:value="2139144" calcext:value-type="float">
            <text:p>2139144</text:p>
          </table:table-cell>
          <table:table-cell office:value-type="float" office:value="4169192" calcext:value-type="float">
            <text:p>416919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5463" calcext:value-type="float">
            <text:p>5463</text:p>
          </table:table-cell>
          <table:table-cell office:value-type="float" office:value="-776" calcext:value-type="float">
            <text:p>-77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0114" calcext:value-type="float">
            <text:p>16110520201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9340" calcext:value-type="float">
            <text:p>439340</text:p>
          </table:table-cell>
          <table:table-cell office:value-type="float" office:value="2504" calcext:value-type="float">
            <text:p>2504</text:p>
          </table:table-cell>
          <table:table-cell office:value-type="float" office:value="2120068" calcext:value-type="float">
            <text:p>21200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82168" calcext:value-type="float">
            <text:p>6182168</text:p>
          </table:table-cell>
          <table:table-cell office:value-type="float" office:value="0" calcext:value-type="float">
            <text:p>0</text:p>
          </table:table-cell>
          <table:table-cell office:value-type="float" office:value="6182168" calcext:value-type="float">
            <text:p>61821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483" calcext:value-type="float">
            <text:p>5483</text:p>
          </table:table-cell>
          <table:table-cell office:value-type="float" office:value="-776" calcext:value-type="float">
            <text:p>-77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0221" calcext:value-type="float">
            <text:p>16110520202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1780" calcext:value-type="float">
            <text:p>431780</text:p>
          </table:table-cell>
          <table:table-cell office:value-type="float" office:value="2492" calcext:value-type="float">
            <text:p>2492</text:p>
          </table:table-cell>
          <table:table-cell office:value-type="float" office:value="2120076" calcext:value-type="float">
            <text:p>21200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460496" calcext:value-type="float">
            <text:p>6460496</text:p>
          </table:table-cell>
          <table:table-cell office:value-type="float" office:value="1465464" calcext:value-type="float">
            <text:p>1465464</text:p>
          </table:table-cell>
          <table:table-cell office:value-type="float" office:value="4995032" calcext:value-type="float">
            <text:p>49950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00" calcext:value-type="float">
            <text:p>5500</text:p>
          </table:table-cell>
          <table:table-cell office:value-type="float" office:value="-325" calcext:value-type="float">
            <text:p>-32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0330" calcext:value-type="float">
            <text:p>16110520203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6060" calcext:value-type="float">
            <text:p>416060</text:p>
          </table:table-cell>
          <table:table-cell office:value-type="float" office:value="2479" calcext:value-type="float">
            <text:p>2479</text:p>
          </table:table-cell>
          <table:table-cell office:value-type="float" office:value="2120076" calcext:value-type="float">
            <text:p>21200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309120" calcext:value-type="float">
            <text:p>9309120</text:p>
          </table:table-cell>
          <table:table-cell office:value-type="float" office:value="0" calcext:value-type="float">
            <text:p>0</text:p>
          </table:table-cell>
          <table:table-cell office:value-type="float" office:value="9309120" calcext:value-type="float">
            <text:p>930912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18" calcext:value-type="float">
            <text:p>5518</text:p>
          </table:table-cell>
          <table:table-cell office:value-type="float" office:value="-325" calcext:value-type="float">
            <text:p>-32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0438" calcext:value-type="float">
            <text:p>16110520204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2152" calcext:value-type="float">
            <text:p>432152</text:p>
          </table:table-cell>
          <table:table-cell office:value-type="float" office:value="2495" calcext:value-type="float">
            <text:p>2495</text:p>
          </table:table-cell>
          <table:table-cell office:value-type="float" office:value="2120076" calcext:value-type="float">
            <text:p>21200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648976" calcext:value-type="float">
            <text:p>7648976</text:p>
          </table:table-cell>
          <table:table-cell office:value-type="float" office:value="0" calcext:value-type="float">
            <text:p>0</text:p>
          </table:table-cell>
          <table:table-cell office:value-type="float" office:value="7648976" calcext:value-type="float">
            <text:p>76489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39" calcext:value-type="float">
            <text:p>5539</text:p>
          </table:table-cell>
          <table:table-cell office:value-type="float" office:value="-299" calcext:value-type="float">
            <text:p>-29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0547" calcext:value-type="float">
            <text:p>16110520205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8440" calcext:value-type="float">
            <text:p>418440</text:p>
          </table:table-cell>
          <table:table-cell office:value-type="float" office:value="2483" calcext:value-type="float">
            <text:p>2483</text:p>
          </table:table-cell>
          <table:table-cell office:value-type="float" office:value="2120076" calcext:value-type="float">
            <text:p>21200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151408" calcext:value-type="float">
            <text:p>9151408</text:p>
          </table:table-cell>
          <table:table-cell office:value-type="float" office:value="0" calcext:value-type="float">
            <text:p>0</text:p>
          </table:table-cell>
          <table:table-cell office:value-type="float" office:value="9151408" calcext:value-type="float">
            <text:p>91514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58" calcext:value-type="float">
            <text:p>5558</text:p>
          </table:table-cell>
          <table:table-cell office:value-type="float" office:value="-250" calcext:value-type="float">
            <text:p>-25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0670" calcext:value-type="float">
            <text:p>16110520206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6528" calcext:value-type="float">
            <text:p>436528</text:p>
          </table:table-cell>
          <table:table-cell office:value-type="float" office:value="2496" calcext:value-type="float">
            <text:p>2496</text:p>
          </table:table-cell>
          <table:table-cell office:value-type="float" office:value="2120076" calcext:value-type="float">
            <text:p>21200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289584" calcext:value-type="float">
            <text:p>6289584</text:p>
          </table:table-cell>
          <table:table-cell office:value-type="float" office:value="1872328" calcext:value-type="float">
            <text:p>1872328</text:p>
          </table:table-cell>
          <table:table-cell office:value-type="float" office:value="4417256" calcext:value-type="float">
            <text:p>44172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77" calcext:value-type="float">
            <text:p>5577</text:p>
          </table:table-cell>
          <table:table-cell office:value-type="float" office:value="-250" calcext:value-type="float">
            <text:p>-25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0778" calcext:value-type="float">
            <text:p>16110520207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2308" calcext:value-type="float">
            <text:p>422308</text:p>
          </table:table-cell>
          <table:table-cell office:value-type="float" office:value="2482" calcext:value-type="float">
            <text:p>2482</text:p>
          </table:table-cell>
          <table:table-cell office:value-type="float" office:value="2120076" calcext:value-type="float">
            <text:p>21200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091680" calcext:value-type="float">
            <text:p>8091680</text:p>
          </table:table-cell>
          <table:table-cell office:value-type="float" office:value="0" calcext:value-type="float">
            <text:p>0</text:p>
          </table:table-cell>
          <table:table-cell office:value-type="float" office:value="8091680" calcext:value-type="float">
            <text:p>80916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95" calcext:value-type="float">
            <text:p>5595</text:p>
          </table:table-cell>
          <table:table-cell office:value-type="float" office:value="-265" calcext:value-type="float">
            <text:p>-26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0886" calcext:value-type="float">
            <text:p>16110520208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7636" calcext:value-type="float">
            <text:p>437636</text:p>
          </table:table-cell>
          <table:table-cell office:value-type="float" office:value="2500" calcext:value-type="float">
            <text:p>2500</text:p>
          </table:table-cell>
          <table:table-cell office:value-type="float" office:value="2120080" calcext:value-type="float">
            <text:p>21200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002496" calcext:value-type="float">
            <text:p>7002496</text:p>
          </table:table-cell>
          <table:table-cell office:value-type="float" office:value="0" calcext:value-type="float">
            <text:p>0</text:p>
          </table:table-cell>
          <table:table-cell office:value-type="float" office:value="7002496" calcext:value-type="float">
            <text:p>70024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15" calcext:value-type="float">
            <text:p>5615</text:p>
          </table:table-cell>
          <table:table-cell office:value-type="float" office:value="-248" calcext:value-type="float">
            <text:p>-24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0998" calcext:value-type="float">
            <text:p>16110520209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4552" calcext:value-type="float">
            <text:p>424552</text:p>
          </table:table-cell>
          <table:table-cell office:value-type="float" office:value="2484" calcext:value-type="float">
            <text:p>2484</text:p>
          </table:table-cell>
          <table:table-cell office:value-type="float" office:value="2120080" calcext:value-type="float">
            <text:p>21200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803680" calcext:value-type="float">
            <text:p>7803680</text:p>
          </table:table-cell>
          <table:table-cell office:value-type="float" office:value="0" calcext:value-type="float">
            <text:p>0</text:p>
          </table:table-cell>
          <table:table-cell office:value-type="float" office:value="7803680" calcext:value-type="float">
            <text:p>78036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33" calcext:value-type="float">
            <text:p>5633</text:p>
          </table:table-cell>
          <table:table-cell office:value-type="float" office:value="-248" calcext:value-type="float">
            <text:p>-24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1111" calcext:value-type="float">
            <text:p>16110520211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9696" calcext:value-type="float">
            <text:p>439696</text:p>
          </table:table-cell>
          <table:table-cell office:value-type="float" office:value="2499" calcext:value-type="float">
            <text:p>2499</text:p>
          </table:table-cell>
          <table:table-cell office:value-type="float" office:value="2120080" calcext:value-type="float">
            <text:p>21200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14720" calcext:value-type="float">
            <text:p>6314720</text:p>
          </table:table-cell>
          <table:table-cell office:value-type="float" office:value="126960" calcext:value-type="float">
            <text:p>126960</text:p>
          </table:table-cell>
          <table:table-cell office:value-type="float" office:value="6187760" calcext:value-type="float">
            <text:p>6187760</text:p>
          </table:table-cell>
          <table:table-cell office:value-type="float" office:value="8" calcext:value-type="float">
            <text:p>8</text:p>
          </table:table-cell>
          <table:table-cell office:value-type="float" office:value="2649600" calcext:value-type="float">
            <text:p>2649600</text:p>
          </table:table-cell>
          <table:table-cell office:value-type="float" office:value="5652" calcext:value-type="float">
            <text:p>5652</text:p>
          </table:table-cell>
          <table:table-cell office:value-type="float" office:value="-290" calcext:value-type="float">
            <text:p>-29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1220" calcext:value-type="float">
            <text:p>16110520212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6388" calcext:value-type="float">
            <text:p>426388</text:p>
          </table:table-cell>
          <table:table-cell office:value-type="float" office:value="2486" calcext:value-type="float">
            <text:p>2486</text:p>
          </table:table-cell>
          <table:table-cell office:value-type="float" office:value="2120080" calcext:value-type="float">
            <text:p>21200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187424" calcext:value-type="float">
            <text:p>7187424</text:p>
          </table:table-cell>
          <table:table-cell office:value-type="float" office:value="0" calcext:value-type="float">
            <text:p>0</text:p>
          </table:table-cell>
          <table:table-cell office:value-type="float" office:value="7187424" calcext:value-type="float">
            <text:p>7187424</text:p>
          </table:table-cell>
          <table:table-cell office:value-type="float" office:value="8" calcext:value-type="float">
            <text:p>8</text:p>
          </table:table-cell>
          <table:table-cell office:value-type="float" office:value="2649600" calcext:value-type="float">
            <text:p>2649600</text:p>
          </table:table-cell>
          <table:table-cell office:value-type="float" office:value="5670" calcext:value-type="float">
            <text:p>5670</text:p>
          </table:table-cell>
          <table:table-cell office:value-type="float" office:value="-290" calcext:value-type="float">
            <text:p>-29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1330" calcext:value-type="float">
            <text:p>16110520213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2012" calcext:value-type="float">
            <text:p>442012</text:p>
          </table:table-cell>
          <table:table-cell office:value-type="float" office:value="2502" calcext:value-type="float">
            <text:p>2502</text:p>
          </table:table-cell>
          <table:table-cell office:value-type="float" office:value="2120080" calcext:value-type="float">
            <text:p>21200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25312" calcext:value-type="float">
            <text:p>6025312</text:p>
          </table:table-cell>
          <table:table-cell office:value-type="float" office:value="618496" calcext:value-type="float">
            <text:p>618496</text:p>
          </table:table-cell>
          <table:table-cell office:value-type="float" office:value="5406816" calcext:value-type="float">
            <text:p>5406816</text:p>
          </table:table-cell>
          <table:table-cell office:value-type="float" office:value="8" calcext:value-type="float">
            <text:p>8</text:p>
          </table:table-cell>
          <table:table-cell office:value-type="float" office:value="2649600" calcext:value-type="float">
            <text:p>2649600</text:p>
          </table:table-cell>
          <table:table-cell office:value-type="float" office:value="5688" calcext:value-type="float">
            <text:p>5688</text:p>
          </table:table-cell>
          <table:table-cell office:value-type="float" office:value="-834" calcext:value-type="float">
            <text:p>-83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1438" calcext:value-type="float">
            <text:p>16110520214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8632" calcext:value-type="float">
            <text:p>428632</text:p>
          </table:table-cell>
          <table:table-cell office:value-type="float" office:value="2488" calcext:value-type="float">
            <text:p>2488</text:p>
          </table:table-cell>
          <table:table-cell office:value-type="float" office:value="2120080" calcext:value-type="float">
            <text:p>21200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470112" calcext:value-type="float">
            <text:p>7470112</text:p>
          </table:table-cell>
          <table:table-cell office:value-type="float" office:value="0" calcext:value-type="float">
            <text:p>0</text:p>
          </table:table-cell>
          <table:table-cell office:value-type="float" office:value="7470112" calcext:value-type="float">
            <text:p>7470112</text:p>
          </table:table-cell>
          <table:table-cell office:value-type="float" office:value="8" calcext:value-type="float">
            <text:p>8</text:p>
          </table:table-cell>
          <table:table-cell office:value-type="float" office:value="2649600" calcext:value-type="float">
            <text:p>2649600</text:p>
          </table:table-cell>
          <table:table-cell office:value-type="float" office:value="5707" calcext:value-type="float">
            <text:p>5707</text:p>
          </table:table-cell>
          <table:table-cell office:value-type="float" office:value="-397" calcext:value-type="float">
            <text:p>-39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1547" calcext:value-type="float">
            <text:p>16110520215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2996" calcext:value-type="float">
            <text:p>442996</text:p>
          </table:table-cell>
          <table:table-cell office:value-type="float" office:value="2503" calcext:value-type="float">
            <text:p>2503</text:p>
          </table:table-cell>
          <table:table-cell office:value-type="float" office:value="2120080" calcext:value-type="float">
            <text:p>21200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77208" calcext:value-type="float">
            <text:p>6177208</text:p>
          </table:table-cell>
          <table:table-cell office:value-type="float" office:value="339968" calcext:value-type="float">
            <text:p>339968</text:p>
          </table:table-cell>
          <table:table-cell office:value-type="float" office:value="5837240" calcext:value-type="float">
            <text:p>58372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25" calcext:value-type="float">
            <text:p>5725</text:p>
          </table:table-cell>
          <table:table-cell office:value-type="float" office:value="-397" calcext:value-type="float">
            <text:p>-39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1654" calcext:value-type="float">
            <text:p>16110520216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8964" calcext:value-type="float">
            <text:p>428964</text:p>
          </table:table-cell>
          <table:table-cell office:value-type="float" office:value="2489" calcext:value-type="float">
            <text:p>2489</text:p>
          </table:table-cell>
          <table:table-cell office:value-type="float" office:value="2120080" calcext:value-type="float">
            <text:p>21200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61800" calcext:value-type="float">
            <text:p>6361800</text:p>
          </table:table-cell>
          <table:table-cell office:value-type="float" office:value="295352" calcext:value-type="float">
            <text:p>295352</text:p>
          </table:table-cell>
          <table:table-cell office:value-type="float" office:value="6066448" calcext:value-type="float">
            <text:p>60664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44" calcext:value-type="float">
            <text:p>5744</text:p>
          </table:table-cell>
          <table:table-cell office:value-type="float" office:value="-275" calcext:value-type="float">
            <text:p>-27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1762" calcext:value-type="float">
            <text:p>16110520217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8564" calcext:value-type="float">
            <text:p>438564</text:p>
          </table:table-cell>
          <table:table-cell office:value-type="float" office:value="2501" calcext:value-type="float">
            <text:p>2501</text:p>
          </table:table-cell>
          <table:table-cell office:value-type="float" office:value="2120080" calcext:value-type="float">
            <text:p>21200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000952" calcext:value-type="float">
            <text:p>9000952</text:p>
          </table:table-cell>
          <table:table-cell office:value-type="float" office:value="0" calcext:value-type="float">
            <text:p>0</text:p>
          </table:table-cell>
          <table:table-cell office:value-type="float" office:value="9000952" calcext:value-type="float">
            <text:p>90009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63" calcext:value-type="float">
            <text:p>5763</text:p>
          </table:table-cell>
          <table:table-cell office:value-type="float" office:value="-222" calcext:value-type="float">
            <text:p>-22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1871" calcext:value-type="float">
            <text:p>16110520218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7940" calcext:value-type="float">
            <text:p>427940</text:p>
          </table:table-cell>
          <table:table-cell office:value-type="float" office:value="2489" calcext:value-type="float">
            <text:p>2489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597016" calcext:value-type="float">
            <text:p>6597016</text:p>
          </table:table-cell>
          <table:table-cell office:value-type="float" office:value="0" calcext:value-type="float">
            <text:p>0</text:p>
          </table:table-cell>
          <table:table-cell office:value-type="float" office:value="6597016" calcext:value-type="float">
            <text:p>65970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82" calcext:value-type="float">
            <text:p>5782</text:p>
          </table:table-cell>
          <table:table-cell office:value-type="float" office:value="-222" calcext:value-type="float">
            <text:p>-22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1980" calcext:value-type="float">
            <text:p>16110520219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0420" calcext:value-type="float">
            <text:p>440420</text:p>
          </table:table-cell>
          <table:table-cell office:value-type="float" office:value="2500" calcext:value-type="float">
            <text:p>2500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482216" calcext:value-type="float">
            <text:p>7482216</text:p>
          </table:table-cell>
          <table:table-cell office:value-type="float" office:value="0" calcext:value-type="float">
            <text:p>0</text:p>
          </table:table-cell>
          <table:table-cell office:value-type="float" office:value="7482216" calcext:value-type="float">
            <text:p>74822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99" calcext:value-type="float">
            <text:p>5799</text:p>
          </table:table-cell>
          <table:table-cell office:value-type="float" office:value="-236" calcext:value-type="float">
            <text:p>-23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2091" calcext:value-type="float">
            <text:p>16110520220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8012" calcext:value-type="float">
            <text:p>428012</text:p>
          </table:table-cell>
          <table:table-cell office:value-type="float" office:value="2488" calcext:value-type="float">
            <text:p>2488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73032" calcext:value-type="float">
            <text:p>6173032</text:p>
          </table:table-cell>
          <table:table-cell office:value-type="float" office:value="520192" calcext:value-type="float">
            <text:p>520192</text:p>
          </table:table-cell>
          <table:table-cell office:value-type="float" office:value="5652840" calcext:value-type="float">
            <text:p>56528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818" calcext:value-type="float">
            <text:p>5818</text:p>
          </table:table-cell>
          <table:table-cell office:value-type="float" office:value="-236" calcext:value-type="float">
            <text:p>-23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2199" calcext:value-type="float">
            <text:p>16110520221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0232" calcext:value-type="float">
            <text:p>440232</text:p>
          </table:table-cell>
          <table:table-cell office:value-type="float" office:value="2500" calcext:value-type="float">
            <text:p>2500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77168" calcext:value-type="float">
            <text:p>6177168</text:p>
          </table:table-cell>
          <table:table-cell office:value-type="float" office:value="212728" calcext:value-type="float">
            <text:p>212728</text:p>
          </table:table-cell>
          <table:table-cell office:value-type="float" office:value="5964440" calcext:value-type="float">
            <text:p>59644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837" calcext:value-type="float">
            <text:p>5837</text:p>
          </table:table-cell>
          <table:table-cell office:value-type="float" office:value="-250" calcext:value-type="float">
            <text:p>-25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2308" calcext:value-type="float">
            <text:p>16110520223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7724" calcext:value-type="float">
            <text:p>427724</text:p>
          </table:table-cell>
          <table:table-cell office:value-type="float" office:value="2488" calcext:value-type="float">
            <text:p>2488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95784" calcext:value-type="float">
            <text:p>6095784</text:p>
          </table:table-cell>
          <table:table-cell office:value-type="float" office:value="1781760" calcext:value-type="float">
            <text:p>1781760</text:p>
          </table:table-cell>
          <table:table-cell office:value-type="float" office:value="4314024" calcext:value-type="float">
            <text:p>431402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855" calcext:value-type="float">
            <text:p>5855</text:p>
          </table:table-cell>
          <table:table-cell office:value-type="float" office:value="-390" calcext:value-type="float">
            <text:p>-39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2419" calcext:value-type="float">
            <text:p>16110520224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9820" calcext:value-type="float">
            <text:p>439820</text:p>
          </table:table-cell>
          <table:table-cell office:value-type="float" office:value="2499" calcext:value-type="float">
            <text:p>2499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211856" calcext:value-type="float">
            <text:p>6211856</text:p>
          </table:table-cell>
          <table:table-cell office:value-type="float" office:value="1980776" calcext:value-type="float">
            <text:p>1980776</text:p>
          </table:table-cell>
          <table:table-cell office:value-type="float" office:value="4231080" calcext:value-type="float">
            <text:p>42310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874" calcext:value-type="float">
            <text:p>5874</text:p>
          </table:table-cell>
          <table:table-cell office:value-type="float" office:value="-390" calcext:value-type="float">
            <text:p>-39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2527" calcext:value-type="float">
            <text:p>16110520225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2188" calcext:value-type="float">
            <text:p>422188</text:p>
          </table:table-cell>
          <table:table-cell office:value-type="float" office:value="2482" calcext:value-type="float">
            <text:p>2482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430992" calcext:value-type="float">
            <text:p>7430992</text:p>
          </table:table-cell>
          <table:table-cell office:value-type="float" office:value="0" calcext:value-type="float">
            <text:p>0</text:p>
          </table:table-cell>
          <table:table-cell office:value-type="float" office:value="7430992" calcext:value-type="float">
            <text:p>743099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892" calcext:value-type="float">
            <text:p>5892</text:p>
          </table:table-cell>
          <table:table-cell office:value-type="float" office:value="-269" calcext:value-type="float">
            <text:p>-26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2634" calcext:value-type="float">
            <text:p>16110520226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5612" calcext:value-type="float">
            <text:p>435612</text:p>
          </table:table-cell>
          <table:table-cell office:value-type="float" office:value="2495" calcext:value-type="float">
            <text:p>2495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83136" calcext:value-type="float">
            <text:p>6183136</text:p>
          </table:table-cell>
          <table:table-cell office:value-type="float" office:value="274416" calcext:value-type="float">
            <text:p>274416</text:p>
          </table:table-cell>
          <table:table-cell office:value-type="float" office:value="5908720" calcext:value-type="float">
            <text:p>590872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910" calcext:value-type="float">
            <text:p>5910</text:p>
          </table:table-cell>
          <table:table-cell office:value-type="float" office:value="-247" calcext:value-type="float">
            <text:p>-24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2744" calcext:value-type="float">
            <text:p>16110520227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1164" calcext:value-type="float">
            <text:p>421164</text:p>
          </table:table-cell>
          <table:table-cell office:value-type="float" office:value="2481" calcext:value-type="float">
            <text:p>2481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60496" calcext:value-type="float">
            <text:p>6060496</text:p>
          </table:table-cell>
          <table:table-cell office:value-type="float" office:value="0" calcext:value-type="float">
            <text:p>0</text:p>
          </table:table-cell>
          <table:table-cell office:value-type="float" office:value="6060496" calcext:value-type="float">
            <text:p>60604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928" calcext:value-type="float">
            <text:p>5928</text:p>
          </table:table-cell>
          <table:table-cell office:value-type="float" office:value="-247" calcext:value-type="float">
            <text:p>-24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2852" calcext:value-type="float">
            <text:p>16110520228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9764" calcext:value-type="float">
            <text:p>429764</text:p>
          </table:table-cell>
          <table:table-cell office:value-type="float" office:value="2490" calcext:value-type="float">
            <text:p>2490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143096" calcext:value-type="float">
            <text:p>8143096</text:p>
          </table:table-cell>
          <table:table-cell office:value-type="float" office:value="0" calcext:value-type="float">
            <text:p>0</text:p>
          </table:table-cell>
          <table:table-cell office:value-type="float" office:value="8143096" calcext:value-type="float">
            <text:p>81430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948" calcext:value-type="float">
            <text:p>5948</text:p>
          </table:table-cell>
          <table:table-cell office:value-type="float" office:value="-239" calcext:value-type="float">
            <text:p>-23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2959" calcext:value-type="float">
            <text:p>16110520229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2112" calcext:value-type="float">
            <text:p>442112</text:p>
          </table:table-cell>
          <table:table-cell office:value-type="float" office:value="2501" calcext:value-type="float">
            <text:p>2501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94584" calcext:value-type="float">
            <text:p>6094584</text:p>
          </table:table-cell>
          <table:table-cell office:value-type="float" office:value="0" calcext:value-type="float">
            <text:p>0</text:p>
          </table:table-cell>
          <table:table-cell office:value-type="float" office:value="6094584" calcext:value-type="float">
            <text:p>60945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966" calcext:value-type="float">
            <text:p>5966</text:p>
          </table:table-cell>
          <table:table-cell office:value-type="float" office:value="-239" calcext:value-type="float">
            <text:p>-23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3069" calcext:value-type="float">
            <text:p>16110520230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8472" calcext:value-type="float">
            <text:p>428472</text:p>
          </table:table-cell>
          <table:table-cell office:value-type="float" office:value="2488" calcext:value-type="float">
            <text:p>2488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081672" calcext:value-type="float">
            <text:p>7081672</text:p>
          </table:table-cell>
          <table:table-cell office:value-type="float" office:value="0" calcext:value-type="float">
            <text:p>0</text:p>
          </table:table-cell>
          <table:table-cell office:value-type="float" office:value="7081672" calcext:value-type="float">
            <text:p>70816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985" calcext:value-type="float">
            <text:p>5985</text:p>
          </table:table-cell>
          <table:table-cell office:value-type="float" office:value="-269" calcext:value-type="float">
            <text:p>-26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3179" calcext:value-type="float">
            <text:p>16110520231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1576" calcext:value-type="float">
            <text:p>441576</text:p>
          </table:table-cell>
          <table:table-cell office:value-type="float" office:value="2501" calcext:value-type="float">
            <text:p>2501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62336" calcext:value-type="float">
            <text:p>6062336</text:p>
          </table:table-cell>
          <table:table-cell office:value-type="float" office:value="94208" calcext:value-type="float">
            <text:p>94208</text:p>
          </table:table-cell>
          <table:table-cell office:value-type="float" office:value="5968128" calcext:value-type="float">
            <text:p>596812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004" calcext:value-type="float">
            <text:p>6004</text:p>
          </table:table-cell>
          <table:table-cell office:value-type="float" office:value="-226" calcext:value-type="float">
            <text:p>-22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3293" calcext:value-type="float">
            <text:p>16110520232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6936" calcext:value-type="float">
            <text:p>426936</text:p>
          </table:table-cell>
          <table:table-cell office:value-type="float" office:value="2487" calcext:value-type="float">
            <text:p>2487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66560" calcext:value-type="float">
            <text:p>6066560</text:p>
          </table:table-cell>
          <table:table-cell office:value-type="float" office:value="569448" calcext:value-type="float">
            <text:p>569448</text:p>
          </table:table-cell>
          <table:table-cell office:value-type="float" office:value="5497112" calcext:value-type="float">
            <text:p>54971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022" calcext:value-type="float">
            <text:p>6022</text:p>
          </table:table-cell>
          <table:table-cell office:value-type="float" office:value="-226" calcext:value-type="float">
            <text:p>-22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3411" calcext:value-type="float">
            <text:p>16110520234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5504" calcext:value-type="float">
            <text:p>435504</text:p>
          </table:table-cell>
          <table:table-cell office:value-type="float" office:value="2495" calcext:value-type="float">
            <text:p>2495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481008" calcext:value-type="float">
            <text:p>7481008</text:p>
          </table:table-cell>
          <table:table-cell office:value-type="float" office:value="0" calcext:value-type="float">
            <text:p>0</text:p>
          </table:table-cell>
          <table:table-cell office:value-type="float" office:value="7481008" calcext:value-type="float">
            <text:p>74810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043" calcext:value-type="float">
            <text:p>6043</text:p>
          </table:table-cell>
          <table:table-cell office:value-type="float" office:value="-228" calcext:value-type="float">
            <text:p>-22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3519" calcext:value-type="float">
            <text:p>16110520235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3836" calcext:value-type="float">
            <text:p>423836</text:p>
          </table:table-cell>
          <table:table-cell office:value-type="float" office:value="2484" calcext:value-type="float">
            <text:p>2484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51872" calcext:value-type="float">
            <text:p>6051872</text:p>
          </table:table-cell>
          <table:table-cell office:value-type="float" office:value="1404928" calcext:value-type="float">
            <text:p>1404928</text:p>
          </table:table-cell>
          <table:table-cell office:value-type="float" office:value="4646944" calcext:value-type="float">
            <text:p>464694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061" calcext:value-type="float">
            <text:p>6061</text:p>
          </table:table-cell>
          <table:table-cell office:value-type="float" office:value="-319" calcext:value-type="float">
            <text:p>-31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3629" calcext:value-type="float">
            <text:p>16110520236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1144" calcext:value-type="float">
            <text:p>431144</text:p>
          </table:table-cell>
          <table:table-cell office:value-type="float" office:value="2491" calcext:value-type="float">
            <text:p>2491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53224" calcext:value-type="float">
            <text:p>6053224</text:p>
          </table:table-cell>
          <table:table-cell office:value-type="float" office:value="12288" calcext:value-type="float">
            <text:p>12288</text:p>
          </table:table-cell>
          <table:table-cell office:value-type="float" office:value="6040936" calcext:value-type="float">
            <text:p>60409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078" calcext:value-type="float">
            <text:p>6078</text:p>
          </table:table-cell>
          <table:table-cell office:value-type="float" office:value="-319" calcext:value-type="float">
            <text:p>-31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3736" calcext:value-type="float">
            <text:p>16110520237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2988" calcext:value-type="float">
            <text:p>442988</text:p>
          </table:table-cell>
          <table:table-cell office:value-type="float" office:value="2503" calcext:value-type="float">
            <text:p>2503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11912" calcext:value-type="float">
            <text:p>6111912</text:p>
          </table:table-cell>
          <table:table-cell office:value-type="float" office:value="0" calcext:value-type="float">
            <text:p>0</text:p>
          </table:table-cell>
          <table:table-cell office:value-type="float" office:value="6111912" calcext:value-type="float">
            <text:p>61119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097" calcext:value-type="float">
            <text:p>6097</text:p>
          </table:table-cell>
          <table:table-cell office:value-type="float" office:value="-218" calcext:value-type="float">
            <text:p>-21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3846" calcext:value-type="float">
            <text:p>16110520238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5012" calcext:value-type="float">
            <text:p>425012</text:p>
          </table:table-cell>
          <table:table-cell office:value-type="float" office:value="2485" calcext:value-type="float">
            <text:p>2485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609584" calcext:value-type="float">
            <text:p>7609584</text:p>
          </table:table-cell>
          <table:table-cell office:value-type="float" office:value="0" calcext:value-type="float">
            <text:p>0</text:p>
          </table:table-cell>
          <table:table-cell office:value-type="float" office:value="7609584" calcext:value-type="float">
            <text:p>76095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116" calcext:value-type="float">
            <text:p>6116</text:p>
          </table:table-cell>
          <table:table-cell office:value-type="float" office:value="-218" calcext:value-type="float">
            <text:p>-21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3956" calcext:value-type="float">
            <text:p>16110520239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9044" calcext:value-type="float">
            <text:p>439044</text:p>
          </table:table-cell>
          <table:table-cell office:value-type="float" office:value="2499" calcext:value-type="float">
            <text:p>2499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28480" calcext:value-type="float">
            <text:p>5928480</text:p>
          </table:table-cell>
          <table:table-cell office:value-type="float" office:value="471040" calcext:value-type="float">
            <text:p>471040</text:p>
          </table:table-cell>
          <table:table-cell office:value-type="float" office:value="5457440" calcext:value-type="float">
            <text:p>54574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133" calcext:value-type="float">
            <text:p>6133</text:p>
          </table:table-cell>
          <table:table-cell office:value-type="float" office:value="-264" calcext:value-type="float">
            <text:p>-26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4066" calcext:value-type="float">
            <text:p>16110520240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3624" calcext:value-type="float">
            <text:p>423624</text:p>
          </table:table-cell>
          <table:table-cell office:value-type="float" office:value="2484" calcext:value-type="float">
            <text:p>2484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46904" calcext:value-type="float">
            <text:p>6046904</text:p>
          </table:table-cell>
          <table:table-cell office:value-type="float" office:value="2010856" calcext:value-type="float">
            <text:p>2010856</text:p>
          </table:table-cell>
          <table:table-cell office:value-type="float" office:value="4036048" calcext:value-type="float">
            <text:p>40360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152" calcext:value-type="float">
            <text:p>6152</text:p>
          </table:table-cell>
          <table:table-cell office:value-type="float" office:value="-243" calcext:value-type="float">
            <text:p>-24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4174" calcext:value-type="float">
            <text:p>16110520241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1944" calcext:value-type="float">
            <text:p>431944</text:p>
          </table:table-cell>
          <table:table-cell office:value-type="float" office:value="2492" calcext:value-type="float">
            <text:p>2492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32328" calcext:value-type="float">
            <text:p>6332328</text:p>
          </table:table-cell>
          <table:table-cell office:value-type="float" office:value="0" calcext:value-type="float">
            <text:p>0</text:p>
          </table:table-cell>
          <table:table-cell office:value-type="float" office:value="6332328" calcext:value-type="float">
            <text:p>633232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169" calcext:value-type="float">
            <text:p>6169</text:p>
          </table:table-cell>
          <table:table-cell office:value-type="float" office:value="-243" calcext:value-type="float">
            <text:p>-24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4282" calcext:value-type="float">
            <text:p>16110520242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0264" calcext:value-type="float">
            <text:p>440264</text:p>
          </table:table-cell>
          <table:table-cell office:value-type="float" office:value="2500" calcext:value-type="float">
            <text:p>2500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497744" calcext:value-type="float">
            <text:p>7497744</text:p>
          </table:table-cell>
          <table:table-cell office:value-type="float" office:value="0" calcext:value-type="float">
            <text:p>0</text:p>
          </table:table-cell>
          <table:table-cell office:value-type="float" office:value="7497744" calcext:value-type="float">
            <text:p>749774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188" calcext:value-type="float">
            <text:p>6188</text:p>
          </table:table-cell>
          <table:table-cell office:value-type="float" office:value="-228" calcext:value-type="float">
            <text:p>-22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4392" calcext:value-type="float">
            <text:p>16110520243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6360" calcext:value-type="float">
            <text:p>426360</text:p>
          </table:table-cell>
          <table:table-cell office:value-type="float" office:value="2486" calcext:value-type="float">
            <text:p>2486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19056" calcext:value-type="float">
            <text:p>5919056</text:p>
          </table:table-cell>
          <table:table-cell office:value-type="float" office:value="258048" calcext:value-type="float">
            <text:p>258048</text:p>
          </table:table-cell>
          <table:table-cell office:value-type="float" office:value="5661008" calcext:value-type="float">
            <text:p>56610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206" calcext:value-type="float">
            <text:p>6206</text:p>
          </table:table-cell>
          <table:table-cell office:value-type="float" office:value="-239" calcext:value-type="float">
            <text:p>-23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4501" calcext:value-type="float">
            <text:p>16110520245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8060" calcext:value-type="float">
            <text:p>438060</text:p>
          </table:table-cell>
          <table:table-cell office:value-type="float" office:value="2498" calcext:value-type="float">
            <text:p>2498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72888" calcext:value-type="float">
            <text:p>5972888</text:p>
          </table:table-cell>
          <table:table-cell office:value-type="float" office:value="1847800" calcext:value-type="float">
            <text:p>1847800</text:p>
          </table:table-cell>
          <table:table-cell office:value-type="float" office:value="4125088" calcext:value-type="float">
            <text:p>41250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223" calcext:value-type="float">
            <text:p>6223</text:p>
          </table:table-cell>
          <table:table-cell office:value-type="float" office:value="-239" calcext:value-type="float">
            <text:p>-23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4610" calcext:value-type="float">
            <text:p>16110520246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0888" calcext:value-type="float">
            <text:p>420888</text:p>
          </table:table-cell>
          <table:table-cell office:value-type="float" office:value="2481" calcext:value-type="float">
            <text:p>2481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91528" calcext:value-type="float">
            <text:p>6191528</text:p>
          </table:table-cell>
          <table:table-cell office:value-type="float" office:value="0" calcext:value-type="float">
            <text:p>0</text:p>
          </table:table-cell>
          <table:table-cell office:value-type="float" office:value="6191528" calcext:value-type="float">
            <text:p>619152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241" calcext:value-type="float">
            <text:p>6241</text:p>
          </table:table-cell>
          <table:table-cell office:value-type="float" office:value="-298" calcext:value-type="float">
            <text:p>-29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4721" calcext:value-type="float">
            <text:p>16110520247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8948" calcext:value-type="float">
            <text:p>428948</text:p>
          </table:table-cell>
          <table:table-cell office:value-type="float" office:value="2489" calcext:value-type="float">
            <text:p>2489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093888" calcext:value-type="float">
            <text:p>7093888</text:p>
          </table:table-cell>
          <table:table-cell office:value-type="float" office:value="0" calcext:value-type="float">
            <text:p>0</text:p>
          </table:table-cell>
          <table:table-cell office:value-type="float" office:value="7093888" calcext:value-type="float">
            <text:p>70938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260" calcext:value-type="float">
            <text:p>6260</text:p>
          </table:table-cell>
          <table:table-cell office:value-type="float" office:value="-298" calcext:value-type="float">
            <text:p>-29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4830" calcext:value-type="float">
            <text:p>16110520248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4712" calcext:value-type="float">
            <text:p>444712</text:p>
          </table:table-cell>
          <table:table-cell office:value-type="float" office:value="2504" calcext:value-type="float">
            <text:p>2504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92672" calcext:value-type="float">
            <text:p>5692672</text:p>
          </table:table-cell>
          <table:table-cell office:value-type="float" office:value="1748992" calcext:value-type="float">
            <text:p>1748992</text:p>
          </table:table-cell>
          <table:table-cell office:value-type="float" office:value="3943680" calcext:value-type="float">
            <text:p>39436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280" calcext:value-type="float">
            <text:p>6280</text:p>
          </table:table-cell>
          <table:table-cell office:value-type="float" office:value="-256" calcext:value-type="float">
            <text:p>-25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4944" calcext:value-type="float">
            <text:p>16110520249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6360" calcext:value-type="float">
            <text:p>426360</text:p>
          </table:table-cell>
          <table:table-cell office:value-type="float" office:value="2486" calcext:value-type="float">
            <text:p>2486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31048" calcext:value-type="float">
            <text:p>5731048</text:p>
          </table:table-cell>
          <table:table-cell office:value-type="float" office:value="0" calcext:value-type="float">
            <text:p>0</text:p>
          </table:table-cell>
          <table:table-cell office:value-type="float" office:value="5731048" calcext:value-type="float">
            <text:p>57310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298" calcext:value-type="float">
            <text:p>6298</text:p>
          </table:table-cell>
          <table:table-cell office:value-type="float" office:value="-299" calcext:value-type="float">
            <text:p>-29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5052" calcext:value-type="float">
            <text:p>16110520250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6692" calcext:value-type="float">
            <text:p>436692</text:p>
          </table:table-cell>
          <table:table-cell office:value-type="float" office:value="2496" calcext:value-type="float">
            <text:p>2496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42624" calcext:value-type="float">
            <text:p>5642624</text:p>
          </table:table-cell>
          <table:table-cell office:value-type="float" office:value="15240" calcext:value-type="float">
            <text:p>15240</text:p>
          </table:table-cell>
          <table:table-cell office:value-type="float" office:value="5627384" calcext:value-type="float">
            <text:p>56273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315" calcext:value-type="float">
            <text:p>6315</text:p>
          </table:table-cell>
          <table:table-cell office:value-type="float" office:value="-299" calcext:value-type="float">
            <text:p>-29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5161" calcext:value-type="float">
            <text:p>16110520251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7300" calcext:value-type="float">
            <text:p>417300</text:p>
          </table:table-cell>
          <table:table-cell office:value-type="float" office:value="2477" calcext:value-type="float">
            <text:p>2477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976688" calcext:value-type="float">
            <text:p>6976688</text:p>
          </table:table-cell>
          <table:table-cell office:value-type="float" office:value="0" calcext:value-type="float">
            <text:p>0</text:p>
          </table:table-cell>
          <table:table-cell office:value-type="float" office:value="6976688" calcext:value-type="float">
            <text:p>69766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334" calcext:value-type="float">
            <text:p>6334</text:p>
          </table:table-cell>
          <table:table-cell office:value-type="float" office:value="-217" calcext:value-type="float">
            <text:p>-21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5269" calcext:value-type="float">
            <text:p>16110520252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9396" calcext:value-type="float">
            <text:p>429396</text:p>
          </table:table-cell>
          <table:table-cell office:value-type="float" office:value="2489" calcext:value-type="float">
            <text:p>2489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27808" calcext:value-type="float">
            <text:p>5627808</text:p>
          </table:table-cell>
          <table:table-cell office:value-type="float" office:value="339968" calcext:value-type="float">
            <text:p>339968</text:p>
          </table:table-cell>
          <table:table-cell office:value-type="float" office:value="5287840" calcext:value-type="float">
            <text:p>52878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352" calcext:value-type="float">
            <text:p>6352</text:p>
          </table:table-cell>
          <table:table-cell office:value-type="float" office:value="-217" calcext:value-type="float">
            <text:p>-21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5378" calcext:value-type="float">
            <text:p>16110520253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9224" calcext:value-type="float">
            <text:p>439224</text:p>
          </table:table-cell>
          <table:table-cell office:value-type="float" office:value="2499" calcext:value-type="float">
            <text:p>2499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44176" calcext:value-type="float">
            <text:p>5844176</text:p>
          </table:table-cell>
          <table:table-cell office:value-type="float" office:value="1424776" calcext:value-type="float">
            <text:p>1424776</text:p>
          </table:table-cell>
          <table:table-cell office:value-type="float" office:value="4419400" calcext:value-type="float">
            <text:p>44194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370" calcext:value-type="float">
            <text:p>6370</text:p>
          </table:table-cell>
          <table:table-cell office:value-type="float" office:value="-241" calcext:value-type="float">
            <text:p>-24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5498" calcext:value-type="float">
            <text:p>16110520254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0256" calcext:value-type="float">
            <text:p>420256</text:p>
          </table:table-cell>
          <table:table-cell office:value-type="float" office:value="2480" calcext:value-type="float">
            <text:p>2480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403632" calcext:value-type="float">
            <text:p>6403632</text:p>
          </table:table-cell>
          <table:table-cell office:value-type="float" office:value="0" calcext:value-type="float">
            <text:p>0</text:p>
          </table:table-cell>
          <table:table-cell office:value-type="float" office:value="6403632" calcext:value-type="float">
            <text:p>64036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390" calcext:value-type="float">
            <text:p>6390</text:p>
          </table:table-cell>
          <table:table-cell office:value-type="float" office:value="-230" calcext:value-type="float">
            <text:p>-23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5606" calcext:value-type="float">
            <text:p>16110520256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7564" calcext:value-type="float">
            <text:p>427564</text:p>
          </table:table-cell>
          <table:table-cell office:value-type="float" office:value="2487" calcext:value-type="float">
            <text:p>2487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248784" calcext:value-type="float">
            <text:p>7248784</text:p>
          </table:table-cell>
          <table:table-cell office:value-type="float" office:value="0" calcext:value-type="float">
            <text:p>0</text:p>
          </table:table-cell>
          <table:table-cell office:value-type="float" office:value="7248784" calcext:value-type="float">
            <text:p>72487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408" calcext:value-type="float">
            <text:p>6408</text:p>
          </table:table-cell>
          <table:table-cell office:value-type="float" office:value="-230" calcext:value-type="float">
            <text:p>-23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5719" calcext:value-type="float">
            <text:p>16110520257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9660" calcext:value-type="float">
            <text:p>439660</text:p>
          </table:table-cell>
          <table:table-cell office:value-type="float" office:value="2499" calcext:value-type="float">
            <text:p>2499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16648" calcext:value-type="float">
            <text:p>5716648</text:p>
          </table:table-cell>
          <table:table-cell office:value-type="float" office:value="847872" calcext:value-type="float">
            <text:p>847872</text:p>
          </table:table-cell>
          <table:table-cell office:value-type="float" office:value="4868776" calcext:value-type="float">
            <text:p>48687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425" calcext:value-type="float">
            <text:p>6425</text:p>
          </table:table-cell>
          <table:table-cell office:value-type="float" office:value="-293" calcext:value-type="float">
            <text:p>-29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5830" calcext:value-type="float">
            <text:p>16110520258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0552" calcext:value-type="float">
            <text:p>420552</text:p>
          </table:table-cell>
          <table:table-cell office:value-type="float" office:value="2480" calcext:value-type="float">
            <text:p>2480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22512" calcext:value-type="float">
            <text:p>5722512</text:p>
          </table:table-cell>
          <table:table-cell office:value-type="float" office:value="0" calcext:value-type="float">
            <text:p>0</text:p>
          </table:table-cell>
          <table:table-cell office:value-type="float" office:value="5722512" calcext:value-type="float">
            <text:p>57225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443" calcext:value-type="float">
            <text:p>6443</text:p>
          </table:table-cell>
          <table:table-cell office:value-type="float" office:value="-306" calcext:value-type="float">
            <text:p>-30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5937" calcext:value-type="float">
            <text:p>16110520259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9624" calcext:value-type="float">
            <text:p>429624</text:p>
          </table:table-cell>
          <table:table-cell office:value-type="float" office:value="2489" calcext:value-type="float">
            <text:p>2489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39576" calcext:value-type="float">
            <text:p>5739576</text:p>
          </table:table-cell>
          <table:table-cell office:value-type="float" office:value="525512" calcext:value-type="float">
            <text:p>525512</text:p>
          </table:table-cell>
          <table:table-cell office:value-type="float" office:value="5214064" calcext:value-type="float">
            <text:p>521406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461" calcext:value-type="float">
            <text:p>6461</text:p>
          </table:table-cell>
          <table:table-cell office:value-type="float" office:value="-306" calcext:value-type="float">
            <text:p>-30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6050" calcext:value-type="float">
            <text:p>16110520260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6932" calcext:value-type="float">
            <text:p>436932</text:p>
          </table:table-cell>
          <table:table-cell office:value-type="float" office:value="2497" calcext:value-type="float">
            <text:p>2497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66424" calcext:value-type="float">
            <text:p>6366424</text:p>
          </table:table-cell>
          <table:table-cell office:value-type="float" office:value="0" calcext:value-type="float">
            <text:p>0</text:p>
          </table:table-cell>
          <table:table-cell office:value-type="float" office:value="6366424" calcext:value-type="float">
            <text:p>636642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479" calcext:value-type="float">
            <text:p>6479</text:p>
          </table:table-cell>
          <table:table-cell office:value-type="float" office:value="-299" calcext:value-type="float">
            <text:p>-29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6160" calcext:value-type="float">
            <text:p>16110520261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7092" calcext:value-type="float">
            <text:p>417092</text:p>
          </table:table-cell>
          <table:table-cell office:value-type="float" office:value="2477" calcext:value-type="float">
            <text:p>2477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869384" calcext:value-type="float">
            <text:p>6869384</text:p>
          </table:table-cell>
          <table:table-cell office:value-type="float" office:value="0" calcext:value-type="float">
            <text:p>0</text:p>
          </table:table-cell>
          <table:table-cell office:value-type="float" office:value="6869384" calcext:value-type="float">
            <text:p>68693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496" calcext:value-type="float">
            <text:p>6496</text:p>
          </table:table-cell>
          <table:table-cell office:value-type="float" office:value="-245" calcext:value-type="float">
            <text:p>-24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6269" calcext:value-type="float">
            <text:p>16110520262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8432" calcext:value-type="float">
            <text:p>428432</text:p>
          </table:table-cell>
          <table:table-cell office:value-type="float" office:value="2488" calcext:value-type="float">
            <text:p>2488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76352" calcext:value-type="float">
            <text:p>5676352</text:p>
          </table:table-cell>
          <table:table-cell office:value-type="float" office:value="1421312" calcext:value-type="float">
            <text:p>1421312</text:p>
          </table:table-cell>
          <table:table-cell office:value-type="float" office:value="4255040" calcext:value-type="float">
            <text:p>42550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513" calcext:value-type="float">
            <text:p>6513</text:p>
          </table:table-cell>
          <table:table-cell office:value-type="float" office:value="-245" calcext:value-type="float">
            <text:p>-24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6379" calcext:value-type="float">
            <text:p>16110520263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4732" calcext:value-type="float">
            <text:p>434732</text:p>
          </table:table-cell>
          <table:table-cell office:value-type="float" office:value="2494" calcext:value-type="float">
            <text:p>2494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10664" calcext:value-type="float">
            <text:p>5710664</text:p>
          </table:table-cell>
          <table:table-cell office:value-type="float" office:value="389120" calcext:value-type="float">
            <text:p>389120</text:p>
          </table:table-cell>
          <table:table-cell office:value-type="float" office:value="5321544" calcext:value-type="float">
            <text:p>532154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532" calcext:value-type="float">
            <text:p>6532</text:p>
          </table:table-cell>
          <table:table-cell office:value-type="float" office:value="-220" calcext:value-type="float">
            <text:p>-22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6488" calcext:value-type="float">
            <text:p>16110520264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1788" calcext:value-type="float">
            <text:p>441788</text:p>
          </table:table-cell>
          <table:table-cell office:value-type="float" office:value="2501" calcext:value-type="float">
            <text:p>2501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63680" calcext:value-type="float">
            <text:p>5763680</text:p>
          </table:table-cell>
          <table:table-cell office:value-type="float" office:value="274432" calcext:value-type="float">
            <text:p>274432</text:p>
          </table:table-cell>
          <table:table-cell office:value-type="float" office:value="5489248" calcext:value-type="float">
            <text:p>54892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549" calcext:value-type="float">
            <text:p>6549</text:p>
          </table:table-cell>
          <table:table-cell office:value-type="float" office:value="-220" calcext:value-type="float">
            <text:p>-22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6598" calcext:value-type="float">
            <text:p>16110520265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3136" calcext:value-type="float">
            <text:p>423136</text:p>
          </table:table-cell>
          <table:table-cell office:value-type="float" office:value="2483" calcext:value-type="float">
            <text:p>2483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82408" calcext:value-type="float">
            <text:p>5782408</text:p>
          </table:table-cell>
          <table:table-cell office:value-type="float" office:value="241648" calcext:value-type="float">
            <text:p>241648</text:p>
          </table:table-cell>
          <table:table-cell office:value-type="float" office:value="5540760" calcext:value-type="float">
            <text:p>55407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566" calcext:value-type="float">
            <text:p>6566</text:p>
          </table:table-cell>
          <table:table-cell office:value-type="float" office:value="-165" calcext:value-type="float">
            <text:p>-16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6707" calcext:value-type="float">
            <text:p>16110520267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9940" calcext:value-type="float">
            <text:p>429940</text:p>
          </table:table-cell>
          <table:table-cell office:value-type="float" office:value="2490" calcext:value-type="float">
            <text:p>2490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20224" calcext:value-type="float">
            <text:p>5620224</text:p>
          </table:table-cell>
          <table:table-cell office:value-type="float" office:value="225280" calcext:value-type="float">
            <text:p>225280</text:p>
          </table:table-cell>
          <table:table-cell office:value-type="float" office:value="5394944" calcext:value-type="float">
            <text:p>539494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583" calcext:value-type="float">
            <text:p>6583</text:p>
          </table:table-cell>
          <table:table-cell office:value-type="float" office:value="-268" calcext:value-type="float">
            <text:p>-26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6815" calcext:value-type="float">
            <text:p>16110520268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8760" calcext:value-type="float">
            <text:p>438760</text:p>
          </table:table-cell>
          <table:table-cell office:value-type="float" office:value="2498" calcext:value-type="float">
            <text:p>2498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572760" calcext:value-type="float">
            <text:p>5572760</text:p>
          </table:table-cell>
          <table:table-cell office:value-type="float" office:value="1743016" calcext:value-type="float">
            <text:p>1743016</text:p>
          </table:table-cell>
          <table:table-cell office:value-type="float" office:value="3829744" calcext:value-type="float">
            <text:p>382974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601" calcext:value-type="float">
            <text:p>6601</text:p>
          </table:table-cell>
          <table:table-cell office:value-type="float" office:value="-268" calcext:value-type="float">
            <text:p>-26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6928" calcext:value-type="float">
            <text:p>16110520269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8804" calcext:value-type="float">
            <text:p>418804</text:p>
          </table:table-cell>
          <table:table-cell office:value-type="float" office:value="2479" calcext:value-type="float">
            <text:p>2479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89088" calcext:value-type="float">
            <text:p>5689088</text:p>
          </table:table-cell>
          <table:table-cell office:value-type="float" office:value="1515208" calcext:value-type="float">
            <text:p>1515208</text:p>
          </table:table-cell>
          <table:table-cell office:value-type="float" office:value="4173880" calcext:value-type="float">
            <text:p>41738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618" calcext:value-type="float">
            <text:p>6618</text:p>
          </table:table-cell>
          <table:table-cell office:value-type="float" office:value="-213" calcext:value-type="float">
            <text:p>-21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7037" calcext:value-type="float">
            <text:p>16110520270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5964" calcext:value-type="float">
            <text:p>425964</text:p>
          </table:table-cell>
          <table:table-cell office:value-type="float" office:value="2486" calcext:value-type="float">
            <text:p>2486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559448" calcext:value-type="float">
            <text:p>5559448</text:p>
          </table:table-cell>
          <table:table-cell office:value-type="float" office:value="793800" calcext:value-type="float">
            <text:p>793800</text:p>
          </table:table-cell>
          <table:table-cell office:value-type="float" office:value="4765648" calcext:value-type="float">
            <text:p>47656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633" calcext:value-type="float">
            <text:p>6633</text:p>
          </table:table-cell>
          <table:table-cell office:value-type="float" office:value="-328" calcext:value-type="float">
            <text:p>-32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7144" calcext:value-type="float">
            <text:p>16110520271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2904" calcext:value-type="float">
            <text:p>432904</text:p>
          </table:table-cell>
          <table:table-cell office:value-type="float" office:value="2493" calcext:value-type="float">
            <text:p>2493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560784" calcext:value-type="float">
            <text:p>5560784</text:p>
          </table:table-cell>
          <table:table-cell office:value-type="float" office:value="548504" calcext:value-type="float">
            <text:p>548504</text:p>
          </table:table-cell>
          <table:table-cell office:value-type="float" office:value="5012280" calcext:value-type="float">
            <text:p>5012280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6650" calcext:value-type="float">
            <text:p>6650</text:p>
          </table:table-cell>
          <table:table-cell office:value-type="float" office:value="-328" calcext:value-type="float">
            <text:p>-32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7251" calcext:value-type="float">
            <text:p>16110520272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6108" calcext:value-type="float">
            <text:p>416108</text:p>
          </table:table-cell>
          <table:table-cell office:value-type="float" office:value="2475" calcext:value-type="float">
            <text:p>2475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44136" calcext:value-type="float">
            <text:p>5644136</text:p>
          </table:table-cell>
          <table:table-cell office:value-type="float" office:value="501400" calcext:value-type="float">
            <text:p>501400</text:p>
          </table:table-cell>
          <table:table-cell office:value-type="float" office:value="5142736" calcext:value-type="float">
            <text:p>51427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666" calcext:value-type="float">
            <text:p>6666</text:p>
          </table:table-cell>
          <table:table-cell office:value-type="float" office:value="-353" calcext:value-type="float">
            <text:p>-35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7358" calcext:value-type="float">
            <text:p>16110520273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0392" calcext:value-type="float">
            <text:p>420392</text:p>
          </table:table-cell>
          <table:table-cell office:value-type="float" office:value="2480" calcext:value-type="float">
            <text:p>2480</text:p>
          </table:table-cell>
          <table:table-cell office:value-type="float" office:value="2120084" calcext:value-type="float">
            <text:p>212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535024" calcext:value-type="float">
            <text:p>5535024</text:p>
          </table:table-cell>
          <table:table-cell office:value-type="float" office:value="158488" calcext:value-type="float">
            <text:p>158488</text:p>
          </table:table-cell>
          <table:table-cell office:value-type="float" office:value="5376536" calcext:value-type="float">
            <text:p>53765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683" calcext:value-type="float">
            <text:p>6683</text:p>
          </table:table-cell>
          <table:table-cell office:value-type="float" office:value="-353" calcext:value-type="float">
            <text:p>-35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7466" calcext:value-type="float">
            <text:p>16110520274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6440" calcext:value-type="float">
            <text:p>426440</text:p>
          </table:table-cell>
          <table:table-cell office:value-type="float" office:value="2486" calcext:value-type="float">
            <text:p>2486</text:p>
          </table:table-cell>
          <table:table-cell office:value-type="float" office:value="2120088" calcext:value-type="float">
            <text:p>21200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548728" calcext:value-type="float">
            <text:p>5548728</text:p>
          </table:table-cell>
          <table:table-cell office:value-type="float" office:value="289432" calcext:value-type="float">
            <text:p>289432</text:p>
          </table:table-cell>
          <table:table-cell office:value-type="float" office:value="5259296" calcext:value-type="float">
            <text:p>52592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698" calcext:value-type="float">
            <text:p>6698</text:p>
          </table:table-cell>
          <table:table-cell office:value-type="float" office:value="-428" calcext:value-type="float">
            <text:p>-42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7575" calcext:value-type="float">
            <text:p>16110520275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2412" calcext:value-type="float">
            <text:p>432412</text:p>
          </table:table-cell>
          <table:table-cell office:value-type="float" office:value="2492" calcext:value-type="float">
            <text:p>2492</text:p>
          </table:table-cell>
          <table:table-cell office:value-type="float" office:value="2120088" calcext:value-type="float">
            <text:p>21200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52000" calcext:value-type="float">
            <text:p>5452000</text:p>
          </table:table-cell>
          <table:table-cell office:value-type="float" office:value="159800" calcext:value-type="float">
            <text:p>159800</text:p>
          </table:table-cell>
          <table:table-cell office:value-type="float" office:value="5292200" calcext:value-type="float">
            <text:p>5292200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6715" calcext:value-type="float">
            <text:p>6715</text:p>
          </table:table-cell>
          <table:table-cell office:value-type="float" office:value="-247" calcext:value-type="float">
            <text:p>-24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7685" calcext:value-type="float">
            <text:p>16110520276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2512" calcext:value-type="float">
            <text:p>422512</text:p>
          </table:table-cell>
          <table:table-cell office:value-type="float" office:value="2478" calcext:value-type="float">
            <text:p>2478</text:p>
          </table:table-cell>
          <table:table-cell office:value-type="float" office:value="2120088" calcext:value-type="float">
            <text:p>21200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36952" calcext:value-type="float">
            <text:p>5436952</text:p>
          </table:table-cell>
          <table:table-cell office:value-type="float" office:value="343064" calcext:value-type="float">
            <text:p>343064</text:p>
          </table:table-cell>
          <table:table-cell office:value-type="float" office:value="5093888" calcext:value-type="float">
            <text:p>50938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731" calcext:value-type="float">
            <text:p>6731</text:p>
          </table:table-cell>
          <table:table-cell office:value-type="float" office:value="-247" calcext:value-type="float">
            <text:p>-24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7794" calcext:value-type="float">
            <text:p>16110520277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8340" calcext:value-type="float">
            <text:p>418340</text:p>
          </table:table-cell>
          <table:table-cell office:value-type="float" office:value="2478" calcext:value-type="float">
            <text:p>2478</text:p>
          </table:table-cell>
          <table:table-cell office:value-type="float" office:value="2120088" calcext:value-type="float">
            <text:p>21200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89344" calcext:value-type="float">
            <text:p>5389344</text:p>
          </table:table-cell>
          <table:table-cell office:value-type="float" office:value="376600" calcext:value-type="float">
            <text:p>376600</text:p>
          </table:table-cell>
          <table:table-cell office:value-type="float" office:value="5012744" calcext:value-type="float">
            <text:p>501274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747" calcext:value-type="float">
            <text:p>6747</text:p>
          </table:table-cell>
          <table:table-cell office:value-type="float" office:value="-373" calcext:value-type="float">
            <text:p>-37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7905" calcext:value-type="float">
            <text:p>16110520279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4212" calcext:value-type="float">
            <text:p>424212</text:p>
          </table:table-cell>
          <table:table-cell office:value-type="float" office:value="2484" calcext:value-type="float">
            <text:p>2484</text:p>
          </table:table-cell>
          <table:table-cell office:value-type="float" office:value="2120088" calcext:value-type="float">
            <text:p>21200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40456" calcext:value-type="float">
            <text:p>5440456</text:p>
          </table:table-cell>
          <table:table-cell office:value-type="float" office:value="884984" calcext:value-type="float">
            <text:p>884984</text:p>
          </table:table-cell>
          <table:table-cell office:value-type="float" office:value="4555472" calcext:value-type="float">
            <text:p>4555472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6762" calcext:value-type="float">
            <text:p>6762</text:p>
          </table:table-cell>
          <table:table-cell office:value-type="float" office:value="-373" calcext:value-type="float">
            <text:p>-37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8012" calcext:value-type="float">
            <text:p>16110520280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7296" calcext:value-type="float">
            <text:p>437296</text:p>
          </table:table-cell>
          <table:table-cell office:value-type="float" office:value="2497" calcext:value-type="float">
            <text:p>2497</text:p>
          </table:table-cell>
          <table:table-cell office:value-type="float" office:value="2120088" calcext:value-type="float">
            <text:p>21200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08624" calcext:value-type="float">
            <text:p>5408624</text:p>
          </table:table-cell>
          <table:table-cell office:value-type="float" office:value="1232488" calcext:value-type="float">
            <text:p>1232488</text:p>
          </table:table-cell>
          <table:table-cell office:value-type="float" office:value="4176136" calcext:value-type="float">
            <text:p>41761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778" calcext:value-type="float">
            <text:p>6778</text:p>
          </table:table-cell>
          <table:table-cell office:value-type="float" office:value="-513" calcext:value-type="float">
            <text:p>-51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8120" calcext:value-type="float">
            <text:p>16110520281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43344" calcext:value-type="float">
            <text:p>443344</text:p>
          </table:table-cell>
          <table:table-cell office:value-type="float" office:value="2503" calcext:value-type="float">
            <text:p>2503</text:p>
          </table:table-cell>
          <table:table-cell office:value-type="float" office:value="2120088" calcext:value-type="float">
            <text:p>21200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44616" calcext:value-type="float">
            <text:p>5344616</text:p>
          </table:table-cell>
          <table:table-cell office:value-type="float" office:value="1723576" calcext:value-type="float">
            <text:p>1723576</text:p>
          </table:table-cell>
          <table:table-cell office:value-type="float" office:value="3621040" calcext:value-type="float">
            <text:p>36210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795" calcext:value-type="float">
            <text:p>6795</text:p>
          </table:table-cell>
          <table:table-cell office:value-type="float" office:value="-365" calcext:value-type="float">
            <text:p>-36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8229" calcext:value-type="float">
            <text:p>16110520282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0500" calcext:value-type="float">
            <text:p>420500</text:p>
          </table:table-cell>
          <table:table-cell office:value-type="float" office:value="2481" calcext:value-type="float">
            <text:p>2481</text:p>
          </table:table-cell>
          <table:table-cell office:value-type="float" office:value="2120088" calcext:value-type="float">
            <text:p>21200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46032" calcext:value-type="float">
            <text:p>5346032</text:p>
          </table:table-cell>
          <table:table-cell office:value-type="float" office:value="241664" calcext:value-type="float">
            <text:p>241664</text:p>
          </table:table-cell>
          <table:table-cell office:value-type="float" office:value="5104368" calcext:value-type="float">
            <text:p>51043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811" calcext:value-type="float">
            <text:p>6811</text:p>
          </table:table-cell>
          <table:table-cell office:value-type="float" office:value="-365" calcext:value-type="float">
            <text:p>-36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8338" calcext:value-type="float">
            <text:p>16110520283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6044" calcext:value-type="float">
            <text:p>426044</text:p>
          </table:table-cell>
          <table:table-cell office:value-type="float" office:value="2486" calcext:value-type="float">
            <text:p>2486</text:p>
          </table:table-cell>
          <table:table-cell office:value-type="float" office:value="2120088" calcext:value-type="float">
            <text:p>21200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47336" calcext:value-type="float">
            <text:p>5347336</text:p>
          </table:table-cell>
          <table:table-cell office:value-type="float" office:value="618496" calcext:value-type="float">
            <text:p>618496</text:p>
          </table:table-cell>
          <table:table-cell office:value-type="float" office:value="4728840" calcext:value-type="float">
            <text:p>4728840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6826" calcext:value-type="float">
            <text:p>6826</text:p>
          </table:table-cell>
          <table:table-cell office:value-type="float" office:value="-381" calcext:value-type="float">
            <text:p>-38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8450" calcext:value-type="float">
            <text:p>16110520284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1840" calcext:value-type="float">
            <text:p>431840</text:p>
          </table:table-cell>
          <table:table-cell office:value-type="float" office:value="2492" calcext:value-type="float">
            <text:p>2492</text:p>
          </table:table-cell>
          <table:table-cell office:value-type="float" office:value="2120088" calcext:value-type="float">
            <text:p>21200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79376" calcext:value-type="float">
            <text:p>5379376</text:p>
          </table:table-cell>
          <table:table-cell office:value-type="float" office:value="1732608" calcext:value-type="float">
            <text:p>1732608</text:p>
          </table:table-cell>
          <table:table-cell office:value-type="float" office:value="3646768" calcext:value-type="float">
            <text:p>3646768</text:p>
          </table:table-cell>
          <table:table-cell office:value-type="float" office:value="8" calcext:value-type="float">
            <text:p>8</text:p>
          </table:table-cell>
          <table:table-cell office:value-type="float" office:value="1958400" calcext:value-type="float">
            <text:p>1958400</text:p>
          </table:table-cell>
          <table:table-cell office:value-type="float" office:value="6843" calcext:value-type="float">
            <text:p>6843</text:p>
          </table:table-cell>
          <table:table-cell office:value-type="float" office:value="-234" calcext:value-type="float">
            <text:p>-23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8560" calcext:value-type="float">
            <text:p>16110520285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3864" calcext:value-type="float">
            <text:p>433864</text:p>
          </table:table-cell>
          <table:table-cell office:value-type="float" office:value="2494" calcext:value-type="float">
            <text:p>2494</text:p>
          </table:table-cell>
          <table:table-cell office:value-type="float" office:value="2120088" calcext:value-type="float">
            <text:p>21200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87768" calcext:value-type="float">
            <text:p>5487768</text:p>
          </table:table-cell>
          <table:table-cell office:value-type="float" office:value="0" calcext:value-type="float">
            <text:p>0</text:p>
          </table:table-cell>
          <table:table-cell office:value-type="float" office:value="5487768" calcext:value-type="float">
            <text:p>54877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857" calcext:value-type="float">
            <text:p>6857</text:p>
          </table:table-cell>
          <table:table-cell office:value-type="float" office:value="-234" calcext:value-type="float">
            <text:p>-23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8666" calcext:value-type="float">
            <text:p>16110520286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9652" calcext:value-type="float">
            <text:p>439652</text:p>
          </table:table-cell>
          <table:table-cell office:value-type="float" office:value="2499" calcext:value-type="float">
            <text:p>2499</text:p>
          </table:table-cell>
          <table:table-cell office:value-type="float" office:value="2120088" calcext:value-type="float">
            <text:p>21200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14312" calcext:value-type="float">
            <text:p>5314312</text:p>
          </table:table-cell>
          <table:table-cell office:value-type="float" office:value="1098120" calcext:value-type="float">
            <text:p>1098120</text:p>
          </table:table-cell>
          <table:table-cell office:value-type="float" office:value="4216192" calcext:value-type="float">
            <text:p>421619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872" calcext:value-type="float">
            <text:p>6872</text:p>
          </table:table-cell>
          <table:table-cell office:value-type="float" office:value="-241" calcext:value-type="float">
            <text:p>-24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8775" calcext:value-type="float">
            <text:p>16110520287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6972" calcext:value-type="float">
            <text:p>416972</text:p>
          </table:table-cell>
          <table:table-cell office:value-type="float" office:value="2477" calcext:value-type="float">
            <text:p>2477</text:p>
          </table:table-cell>
          <table:table-cell office:value-type="float" office:value="2120088" calcext:value-type="float">
            <text:p>21200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04032" calcext:value-type="float">
            <text:p>5304032</text:p>
          </table:table-cell>
          <table:table-cell office:value-type="float" office:value="454656" calcext:value-type="float">
            <text:p>454656</text:p>
          </table:table-cell>
          <table:table-cell office:value-type="float" office:value="4849376" calcext:value-type="float">
            <text:p>4849376</text:p>
          </table:table-cell>
          <table:table-cell office:value-type="float" office:value="8" calcext:value-type="float">
            <text:p>8</text:p>
          </table:table-cell>
          <table:table-cell office:value-type="float" office:value="2150400" calcext:value-type="float">
            <text:p>2150400</text:p>
          </table:table-cell>
          <table:table-cell office:value-type="float" office:value="6888" calcext:value-type="float">
            <text:p>6888</text:p>
          </table:table-cell>
          <table:table-cell office:value-type="float" office:value="-241" calcext:value-type="float">
            <text:p>-24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8882" calcext:value-type="float">
            <text:p>16110520288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2380" calcext:value-type="float">
            <text:p>422380</text:p>
          </table:table-cell>
          <table:table-cell office:value-type="float" office:value="2482" calcext:value-type="float">
            <text:p>2482</text:p>
          </table:table-cell>
          <table:table-cell office:value-type="float" office:value="2120100" calcext:value-type="float">
            <text:p>21201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21936" calcext:value-type="float">
            <text:p>5321936</text:p>
          </table:table-cell>
          <table:table-cell office:value-type="float" office:value="1961984" calcext:value-type="float">
            <text:p>1961984</text:p>
          </table:table-cell>
          <table:table-cell office:value-type="float" office:value="3359952" calcext:value-type="float">
            <text:p>33599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903" calcext:value-type="float">
            <text:p>6903</text:p>
          </table:table-cell>
          <table:table-cell office:value-type="float" office:value="-418" calcext:value-type="float">
            <text:p>-41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8991" calcext:value-type="float">
            <text:p>16110520289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4460" calcext:value-type="float">
            <text:p>424460</text:p>
          </table:table-cell>
          <table:table-cell office:value-type="float" office:value="2484" calcext:value-type="float">
            <text:p>2484</text:p>
          </table:table-cell>
          <table:table-cell office:value-type="float" office:value="2120100" calcext:value-type="float">
            <text:p>21201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21936" calcext:value-type="float">
            <text:p>5321936</text:p>
          </table:table-cell>
          <table:table-cell office:value-type="float" office:value="733144" calcext:value-type="float">
            <text:p>733144</text:p>
          </table:table-cell>
          <table:table-cell office:value-type="float" office:value="4588792" calcext:value-type="float">
            <text:p>458879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915" calcext:value-type="float">
            <text:p>6915</text:p>
          </table:table-cell>
          <table:table-cell office:value-type="float" office:value="-341" calcext:value-type="float">
            <text:p>-34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9098" calcext:value-type="float">
            <text:p>16110520290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7580" calcext:value-type="float">
            <text:p>427580</text:p>
          </table:table-cell>
          <table:table-cell office:value-type="float" office:value="2487" calcext:value-type="float">
            <text:p>2487</text:p>
          </table:table-cell>
          <table:table-cell office:value-type="float" office:value="2120100" calcext:value-type="float">
            <text:p>21201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26160" calcext:value-type="float">
            <text:p>5226160</text:p>
          </table:table-cell>
          <table:table-cell office:value-type="float" office:value="438272" calcext:value-type="float">
            <text:p>438272</text:p>
          </table:table-cell>
          <table:table-cell office:value-type="float" office:value="4787888" calcext:value-type="float">
            <text:p>47878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931" calcext:value-type="float">
            <text:p>6931</text:p>
          </table:table-cell>
          <table:table-cell office:value-type="float" office:value="-341" calcext:value-type="float">
            <text:p>-34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9206" calcext:value-type="float">
            <text:p>16110520292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9920" calcext:value-type="float">
            <text:p>429920</text:p>
          </table:table-cell>
          <table:table-cell office:value-type="float" office:value="2490" calcext:value-type="float">
            <text:p>2490</text:p>
          </table:table-cell>
          <table:table-cell office:value-type="float" office:value="2120100" calcext:value-type="float">
            <text:p>21201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27560" calcext:value-type="float">
            <text:p>5427560</text:p>
          </table:table-cell>
          <table:table-cell office:value-type="float" office:value="0" calcext:value-type="float">
            <text:p>0</text:p>
          </table:table-cell>
          <table:table-cell office:value-type="float" office:value="5427560" calcext:value-type="float">
            <text:p>5427560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6946" calcext:value-type="float">
            <text:p>6946</text:p>
          </table:table-cell>
          <table:table-cell office:value-type="float" office:value="-263" calcext:value-type="float">
            <text:p>-26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9312" calcext:value-type="float">
            <text:p>16110520293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5120" calcext:value-type="float">
            <text:p>435120</text:p>
          </table:table-cell>
          <table:table-cell office:value-type="float" office:value="2495" calcext:value-type="float">
            <text:p>2495</text:p>
          </table:table-cell>
          <table:table-cell office:value-type="float" office:value="2120100" calcext:value-type="float">
            <text:p>21201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33752" calcext:value-type="float">
            <text:p>5333752</text:p>
          </table:table-cell>
          <table:table-cell office:value-type="float" office:value="1665464" calcext:value-type="float">
            <text:p>1665464</text:p>
          </table:table-cell>
          <table:table-cell office:value-type="float" office:value="3668288" calcext:value-type="float">
            <text:p>36682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959" calcext:value-type="float">
            <text:p>6959</text:p>
          </table:table-cell>
          <table:table-cell office:value-type="float" office:value="-263" calcext:value-type="float">
            <text:p>-26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9420" calcext:value-type="float">
            <text:p>16110520294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8240" calcext:value-type="float">
            <text:p>438240</text:p>
          </table:table-cell>
          <table:table-cell office:value-type="float" office:value="2498" calcext:value-type="float">
            <text:p>2498</text:p>
          </table:table-cell>
          <table:table-cell office:value-type="float" office:value="2120100" calcext:value-type="float">
            <text:p>21201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164104" calcext:value-type="float">
            <text:p>5164104</text:p>
          </table:table-cell>
          <table:table-cell office:value-type="float" office:value="1847296" calcext:value-type="float">
            <text:p>1847296</text:p>
          </table:table-cell>
          <table:table-cell office:value-type="float" office:value="3316808" calcext:value-type="float">
            <text:p>33168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974" calcext:value-type="float">
            <text:p>6974</text:p>
          </table:table-cell>
          <table:table-cell office:value-type="float" office:value="-272" calcext:value-type="float">
            <text:p>-27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9528" calcext:value-type="float">
            <text:p>16110520295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5168" calcext:value-type="float">
            <text:p>415168</text:p>
          </table:table-cell>
          <table:table-cell office:value-type="float" office:value="2475" calcext:value-type="float">
            <text:p>2475</text:p>
          </table:table-cell>
          <table:table-cell office:value-type="float" office:value="2120100" calcext:value-type="float">
            <text:p>21201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164104" calcext:value-type="float">
            <text:p>5164104</text:p>
          </table:table-cell>
          <table:table-cell office:value-type="float" office:value="1481848" calcext:value-type="float">
            <text:p>1481848</text:p>
          </table:table-cell>
          <table:table-cell office:value-type="float" office:value="3682256" calcext:value-type="float">
            <text:p>36822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6987" calcext:value-type="float">
            <text:p>6987</text:p>
          </table:table-cell>
          <table:table-cell office:value-type="float" office:value="-384" calcext:value-type="float">
            <text:p>-38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9636" calcext:value-type="float">
            <text:p>16110520296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8288" calcext:value-type="float">
            <text:p>418288</text:p>
          </table:table-cell>
          <table:table-cell office:value-type="float" office:value="2478" calcext:value-type="float">
            <text:p>2478</text:p>
          </table:table-cell>
          <table:table-cell office:value-type="float" office:value="2120100" calcext:value-type="float">
            <text:p>21201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101464" calcext:value-type="float">
            <text:p>5101464</text:p>
          </table:table-cell>
          <table:table-cell office:value-type="float" office:value="1945600" calcext:value-type="float">
            <text:p>1945600</text:p>
          </table:table-cell>
          <table:table-cell office:value-type="float" office:value="3155864" calcext:value-type="float">
            <text:p>315586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002" calcext:value-type="float">
            <text:p>7002</text:p>
          </table:table-cell>
          <table:table-cell office:value-type="float" office:value="-384" calcext:value-type="float">
            <text:p>-38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9743" calcext:value-type="float">
            <text:p>16110520297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0368" calcext:value-type="float">
            <text:p>420368</text:p>
          </table:table-cell>
          <table:table-cell office:value-type="float" office:value="2480" calcext:value-type="float">
            <text:p>2480</text:p>
          </table:table-cell>
          <table:table-cell office:value-type="float" office:value="2120100" calcext:value-type="float">
            <text:p>21201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101464" calcext:value-type="float">
            <text:p>5101464</text:p>
          </table:table-cell>
          <table:table-cell office:value-type="float" office:value="1929000" calcext:value-type="float">
            <text:p>1929000</text:p>
          </table:table-cell>
          <table:table-cell office:value-type="float" office:value="3172464" calcext:value-type="float">
            <text:p>317246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015" calcext:value-type="float">
            <text:p>7015</text:p>
          </table:table-cell>
          <table:table-cell office:value-type="float" office:value="-508" calcext:value-type="float">
            <text:p>-50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9850" calcext:value-type="float">
            <text:p>16110520298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0576" calcext:value-type="float">
            <text:p>420576</text:p>
          </table:table-cell>
          <table:table-cell office:value-type="float" office:value="2481" calcext:value-type="float">
            <text:p>2481</text:p>
          </table:table-cell>
          <table:table-cell office:value-type="float" office:value="2120100" calcext:value-type="float">
            <text:p>21201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101464" calcext:value-type="float">
            <text:p>5101464</text:p>
          </table:table-cell>
          <table:table-cell office:value-type="float" office:value="85800" calcext:value-type="float">
            <text:p>85800</text:p>
          </table:table-cell>
          <table:table-cell office:value-type="float" office:value="5015664" calcext:value-type="float">
            <text:p>5015664</text:p>
          </table:table-cell>
          <table:table-cell office:value-type="float" office:value="8" calcext:value-type="float">
            <text:p>8</text:p>
          </table:table-cell>
          <table:table-cell office:value-type="float" office:value="2246400" calcext:value-type="float">
            <text:p>2246400</text:p>
          </table:table-cell>
          <table:table-cell office:value-type="float" office:value="7026" calcext:value-type="float">
            <text:p>7026</text:p>
          </table:table-cell>
          <table:table-cell office:value-type="float" office:value="-299" calcext:value-type="float">
            <text:p>-29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29961" calcext:value-type="float">
            <text:p>16110520299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0152" calcext:value-type="float">
            <text:p>430152</text:p>
          </table:table-cell>
          <table:table-cell office:value-type="float" office:value="2490" calcext:value-type="float">
            <text:p>2490</text:p>
          </table:table-cell>
          <table:table-cell office:value-type="float" office:value="2120148" calcext:value-type="float">
            <text:p>21201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73696" calcext:value-type="float">
            <text:p>5073696</text:p>
          </table:table-cell>
          <table:table-cell office:value-type="float" office:value="1011712" calcext:value-type="float">
            <text:p>1011712</text:p>
          </table:table-cell>
          <table:table-cell office:value-type="float" office:value="4061984" calcext:value-type="float">
            <text:p>4061984</text:p>
          </table:table-cell>
          <table:table-cell office:value-type="float" office:value="8" calcext:value-type="float">
            <text:p>8</text:p>
          </table:table-cell>
          <table:table-cell office:value-type="float" office:value="2150400" calcext:value-type="float">
            <text:p>2150400</text:p>
          </table:table-cell>
          <table:table-cell office:value-type="float" office:value="7040" calcext:value-type="float">
            <text:p>7040</text:p>
          </table:table-cell>
          <table:table-cell office:value-type="float" office:value="-299" calcext:value-type="float">
            <text:p>-29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0069" calcext:value-type="float">
            <text:p>16110520300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2168" calcext:value-type="float">
            <text:p>432168</text:p>
          </table:table-cell>
          <table:table-cell office:value-type="float" office:value="2492" calcext:value-type="float">
            <text:p>2492</text:p>
          </table:table-cell>
          <table:table-cell office:value-type="float" office:value="2120300" calcext:value-type="float">
            <text:p>21203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73696" calcext:value-type="float">
            <text:p>5073696</text:p>
          </table:table-cell>
          <table:table-cell office:value-type="float" office:value="1460728" calcext:value-type="float">
            <text:p>1460728</text:p>
          </table:table-cell>
          <table:table-cell office:value-type="float" office:value="3612968" calcext:value-type="float">
            <text:p>3612968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7053" calcext:value-type="float">
            <text:p>7053</text:p>
          </table:table-cell>
          <table:table-cell office:value-type="float" office:value="-323" calcext:value-type="float">
            <text:p>-32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0176" calcext:value-type="float">
            <text:p>16110520301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2420" calcext:value-type="float">
            <text:p>432420</text:p>
          </table:table-cell>
          <table:table-cell office:value-type="float" office:value="2492" calcext:value-type="float">
            <text:p>2492</text:p>
          </table:table-cell>
          <table:table-cell office:value-type="float" office:value="2120300" calcext:value-type="float">
            <text:p>21203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73696" calcext:value-type="float">
            <text:p>5073696</text:p>
          </table:table-cell>
          <table:table-cell office:value-type="float" office:value="223736" calcext:value-type="float">
            <text:p>223736</text:p>
          </table:table-cell>
          <table:table-cell office:value-type="float" office:value="4849960" calcext:value-type="float">
            <text:p>48499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064" calcext:value-type="float">
            <text:p>7064</text:p>
          </table:table-cell>
          <table:table-cell office:value-type="float" office:value="-323" calcext:value-type="float">
            <text:p>-32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0283" calcext:value-type="float">
            <text:p>16110520302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5192" calcext:value-type="float">
            <text:p>435192</text:p>
          </table:table-cell>
          <table:table-cell office:value-type="float" office:value="2495" calcext:value-type="float">
            <text:p>2495</text:p>
          </table:table-cell>
          <table:table-cell office:value-type="float" office:value="2120300" calcext:value-type="float">
            <text:p>21203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26808" calcext:value-type="float">
            <text:p>5026808</text:p>
          </table:table-cell>
          <table:table-cell office:value-type="float" office:value="1486848" calcext:value-type="float">
            <text:p>1486848</text:p>
          </table:table-cell>
          <table:table-cell office:value-type="float" office:value="3539960" calcext:value-type="float">
            <text:p>35399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079" calcext:value-type="float">
            <text:p>7079</text:p>
          </table:table-cell>
          <table:table-cell office:value-type="float" office:value="-172" calcext:value-type="float">
            <text:p>-17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0391" calcext:value-type="float">
            <text:p>16110520303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5192" calcext:value-type="float">
            <text:p>435192</text:p>
          </table:table-cell>
          <table:table-cell office:value-type="float" office:value="2495" calcext:value-type="float">
            <text:p>2495</text:p>
          </table:table-cell>
          <table:table-cell office:value-type="float" office:value="2120300" calcext:value-type="float">
            <text:p>21203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26808" calcext:value-type="float">
            <text:p>5026808</text:p>
          </table:table-cell>
          <table:table-cell office:value-type="float" office:value="544768" calcext:value-type="float">
            <text:p>544768</text:p>
          </table:table-cell>
          <table:table-cell office:value-type="float" office:value="4482040" calcext:value-type="float">
            <text:p>44820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091" calcext:value-type="float">
            <text:p>7091</text:p>
          </table:table-cell>
          <table:table-cell office:value-type="float" office:value="-180" calcext:value-type="float">
            <text:p>-18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0500" calcext:value-type="float">
            <text:p>16110520305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7208" calcext:value-type="float">
            <text:p>437208</text:p>
          </table:table-cell>
          <table:table-cell office:value-type="float" office:value="2497" calcext:value-type="float">
            <text:p>2497</text:p>
          </table:table-cell>
          <table:table-cell office:value-type="float" office:value="2120300" calcext:value-type="float">
            <text:p>21203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26808" calcext:value-type="float">
            <text:p>5026808</text:p>
          </table:table-cell>
          <table:table-cell office:value-type="float" office:value="1810480" calcext:value-type="float">
            <text:p>1810480</text:p>
          </table:table-cell>
          <table:table-cell office:value-type="float" office:value="3216328" calcext:value-type="float">
            <text:p>3216328</text:p>
          </table:table-cell>
          <table:table-cell office:value-type="float" office:value="8" calcext:value-type="float">
            <text:p>8</text:p>
          </table:table-cell>
          <table:table-cell office:value-type="float" office:value="2649600" calcext:value-type="float">
            <text:p>2649600</text:p>
          </table:table-cell>
          <table:table-cell office:value-type="float" office:value="7104" calcext:value-type="float">
            <text:p>7104</text:p>
          </table:table-cell>
          <table:table-cell office:value-type="float" office:value="-180" calcext:value-type="float">
            <text:p>-18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0607" calcext:value-type="float">
            <text:p>16110520306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7156" calcext:value-type="float">
            <text:p>417156</text:p>
          </table:table-cell>
          <table:table-cell office:value-type="float" office:value="2477" calcext:value-type="float">
            <text:p>2477</text:p>
          </table:table-cell>
          <table:table-cell office:value-type="float" office:value="2120300" calcext:value-type="float">
            <text:p>21203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26808" calcext:value-type="float">
            <text:p>5026808</text:p>
          </table:table-cell>
          <table:table-cell office:value-type="float" office:value="1196080" calcext:value-type="float">
            <text:p>1196080</text:p>
          </table:table-cell>
          <table:table-cell office:value-type="float" office:value="3830728" calcext:value-type="float">
            <text:p>3830728</text:p>
          </table:table-cell>
          <table:table-cell office:value-type="float" office:value="8" calcext:value-type="float">
            <text:p>8</text:p>
          </table:table-cell>
          <table:table-cell office:value-type="float" office:value="2649600" calcext:value-type="float">
            <text:p>2649600</text:p>
          </table:table-cell>
          <table:table-cell office:value-type="float" office:value="7115" calcext:value-type="float">
            <text:p>7115</text:p>
          </table:table-cell>
          <table:table-cell office:value-type="float" office:value="-564" calcext:value-type="float">
            <text:p>-56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0718" calcext:value-type="float">
            <text:p>16110520307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6904" calcext:value-type="float">
            <text:p>416904</text:p>
          </table:table-cell>
          <table:table-cell office:value-type="float" office:value="2477" calcext:value-type="float">
            <text:p>2477</text:p>
          </table:table-cell>
          <table:table-cell office:value-type="float" office:value="2120304" calcext:value-type="float">
            <text:p>21203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26808" calcext:value-type="float">
            <text:p>5026808</text:p>
          </table:table-cell>
          <table:table-cell office:value-type="float" office:value="696368" calcext:value-type="float">
            <text:p>696368</text:p>
          </table:table-cell>
          <table:table-cell office:value-type="float" office:value="4330440" calcext:value-type="float">
            <text:p>4330440</text:p>
          </table:table-cell>
          <table:table-cell office:value-type="float" office:value="8" calcext:value-type="float">
            <text:p>8</text:p>
          </table:table-cell>
          <table:table-cell office:value-type="float" office:value="2649600" calcext:value-type="float">
            <text:p>2649600</text:p>
          </table:table-cell>
          <table:table-cell office:value-type="float" office:value="7126" calcext:value-type="float">
            <text:p>7126</text:p>
          </table:table-cell>
          <table:table-cell office:value-type="float" office:value="-226" calcext:value-type="float">
            <text:p>-22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0828" calcext:value-type="float">
            <text:p>16110520308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7156" calcext:value-type="float">
            <text:p>417156</text:p>
          </table:table-cell>
          <table:table-cell office:value-type="float" office:value="2477" calcext:value-type="float">
            <text:p>2477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26808" calcext:value-type="float">
            <text:p>5026808</text:p>
          </table:table-cell>
          <table:table-cell office:value-type="float" office:value="327728" calcext:value-type="float">
            <text:p>327728</text:p>
          </table:table-cell>
          <table:table-cell office:value-type="float" office:value="4699080" calcext:value-type="float">
            <text:p>4699080</text:p>
          </table:table-cell>
          <table:table-cell office:value-type="float" office:value="8" calcext:value-type="float">
            <text:p>8</text:p>
          </table:table-cell>
          <table:table-cell office:value-type="float" office:value="2649600" calcext:value-type="float">
            <text:p>2649600</text:p>
          </table:table-cell>
          <table:table-cell office:value-type="float" office:value="7137" calcext:value-type="float">
            <text:p>7137</text:p>
          </table:table-cell>
          <table:table-cell office:value-type="float" office:value="-226" calcext:value-type="float">
            <text:p>-22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0936" calcext:value-type="float">
            <text:p>16110520309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7156" calcext:value-type="float">
            <text:p>417156</text:p>
          </table:table-cell>
          <table:table-cell office:value-type="float" office:value="2477" calcext:value-type="float">
            <text:p>2477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26808" calcext:value-type="float">
            <text:p>5026808</text:p>
          </table:table-cell>
          <table:table-cell office:value-type="float" office:value="57392" calcext:value-type="float">
            <text:p>57392</text:p>
          </table:table-cell>
          <table:table-cell office:value-type="float" office:value="4969416" calcext:value-type="float">
            <text:p>49694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153" calcext:value-type="float">
            <text:p>7153</text:p>
          </table:table-cell>
          <table:table-cell office:value-type="float" office:value="-181" calcext:value-type="float">
            <text:p>-18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1047" calcext:value-type="float">
            <text:p>16110520310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9756" calcext:value-type="float">
            <text:p>419756</text:p>
          </table:table-cell>
          <table:table-cell office:value-type="float" office:value="2480" calcext:value-type="float">
            <text:p>2480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29288" calcext:value-type="float">
            <text:p>5029288</text:p>
          </table:table-cell>
          <table:table-cell office:value-type="float" office:value="1929216" calcext:value-type="float">
            <text:p>1929216</text:p>
          </table:table-cell>
          <table:table-cell office:value-type="float" office:value="3100072" calcext:value-type="float">
            <text:p>31000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165" calcext:value-type="float">
            <text:p>7165</text:p>
          </table:table-cell>
          <table:table-cell office:value-type="float" office:value="-181" calcext:value-type="float">
            <text:p>-18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1157" calcext:value-type="float">
            <text:p>16110520311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9756" calcext:value-type="float">
            <text:p>419756</text:p>
          </table:table-cell>
          <table:table-cell office:value-type="float" office:value="2480" calcext:value-type="float">
            <text:p>2480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29288" calcext:value-type="float">
            <text:p>5029288</text:p>
          </table:table-cell>
          <table:table-cell office:value-type="float" office:value="1773568" calcext:value-type="float">
            <text:p>1773568</text:p>
          </table:table-cell>
          <table:table-cell office:value-type="float" office:value="3255720" calcext:value-type="float">
            <text:p>325572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176" calcext:value-type="float">
            <text:p>7176</text:p>
          </table:table-cell>
          <table:table-cell office:value-type="float" office:value="-213" calcext:value-type="float">
            <text:p>-21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1267" calcext:value-type="float">
            <text:p>16110520312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9756" calcext:value-type="float">
            <text:p>419756</text:p>
          </table:table-cell>
          <table:table-cell office:value-type="float" office:value="2480" calcext:value-type="float">
            <text:p>2480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29288" calcext:value-type="float">
            <text:p>5029288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3394984" calcext:value-type="float">
            <text:p>33949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187" calcext:value-type="float">
            <text:p>7187</text:p>
          </table:table-cell>
          <table:table-cell office:value-type="float" office:value="-190" calcext:value-type="float">
            <text:p>-19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1375" calcext:value-type="float">
            <text:p>16110520313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1836" calcext:value-type="float">
            <text:p>421836</text:p>
          </table:table-cell>
          <table:table-cell office:value-type="float" office:value="2482" calcext:value-type="float">
            <text:p>2482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35728" calcext:value-type="float">
            <text:p>6335728</text:p>
          </table:table-cell>
          <table:table-cell office:value-type="float" office:value="0" calcext:value-type="float">
            <text:p>0</text:p>
          </table:table-cell>
          <table:table-cell office:value-type="float" office:value="6335728" calcext:value-type="float">
            <text:p>633572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210" calcext:value-type="float">
            <text:p>7210</text:p>
          </table:table-cell>
          <table:table-cell office:value-type="float" office:value="-160" calcext:value-type="float">
            <text:p>-16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1552" calcext:value-type="float">
            <text:p>16110520315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6056" calcext:value-type="float">
            <text:p>416056</text:p>
          </table:table-cell>
          <table:table-cell office:value-type="float" office:value="2476" calcext:value-type="float">
            <text:p>2476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454264" calcext:value-type="float">
            <text:p>7454264</text:p>
          </table:table-cell>
          <table:table-cell office:value-type="float" office:value="0" calcext:value-type="float">
            <text:p>0</text:p>
          </table:table-cell>
          <table:table-cell office:value-type="float" office:value="7454264" calcext:value-type="float">
            <text:p>745426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227" calcext:value-type="float">
            <text:p>7227</text:p>
          </table:table-cell>
          <table:table-cell office:value-type="float" office:value="-160" calcext:value-type="float">
            <text:p>-16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1660" calcext:value-type="float">
            <text:p>16110520316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6720" calcext:value-type="float">
            <text:p>436720</text:p>
          </table:table-cell>
          <table:table-cell office:value-type="float" office:value="2497" calcext:value-type="float">
            <text:p>2497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238520" calcext:value-type="float">
            <text:p>6238520</text:p>
          </table:table-cell>
          <table:table-cell office:value-type="float" office:value="1772568" calcext:value-type="float">
            <text:p>1772568</text:p>
          </table:table-cell>
          <table:table-cell office:value-type="float" office:value="4465952" calcext:value-type="float">
            <text:p>44659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246" calcext:value-type="float">
            <text:p>7246</text:p>
          </table:table-cell>
          <table:table-cell office:value-type="float" office:value="-231" calcext:value-type="float">
            <text:p>-23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1767" calcext:value-type="float">
            <text:p>16110520317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4308" calcext:value-type="float">
            <text:p>424308</text:p>
          </table:table-cell>
          <table:table-cell office:value-type="float" office:value="2484" calcext:value-type="float">
            <text:p>2484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94624" calcext:value-type="float">
            <text:p>6194624</text:p>
          </table:table-cell>
          <table:table-cell office:value-type="float" office:value="28672" calcext:value-type="float">
            <text:p>28672</text:p>
          </table:table-cell>
          <table:table-cell office:value-type="float" office:value="6165952" calcext:value-type="float">
            <text:p>61659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266" calcext:value-type="float">
            <text:p>7266</text:p>
          </table:table-cell>
          <table:table-cell office:value-type="float" office:value="-231" calcext:value-type="float">
            <text:p>-23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1876" calcext:value-type="float">
            <text:p>16110520318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5956" calcext:value-type="float">
            <text:p>415956</text:p>
          </table:table-cell>
          <table:table-cell office:value-type="float" office:value="2476" calcext:value-type="float">
            <text:p>2476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296936" calcext:value-type="float">
            <text:p>6296936</text:p>
          </table:table-cell>
          <table:table-cell office:value-type="float" office:value="241664" calcext:value-type="float">
            <text:p>241664</text:p>
          </table:table-cell>
          <table:table-cell office:value-type="float" office:value="6055272" calcext:value-type="float">
            <text:p>60552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284" calcext:value-type="float">
            <text:p>7284</text:p>
          </table:table-cell>
          <table:table-cell office:value-type="float" office:value="-221" calcext:value-type="float">
            <text:p>-22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1984" calcext:value-type="float">
            <text:p>16110520319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0344" calcext:value-type="float">
            <text:p>430344</text:p>
          </table:table-cell>
          <table:table-cell office:value-type="float" office:value="2495" calcext:value-type="float">
            <text:p>2495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616888" calcext:value-type="float">
            <text:p>9616888</text:p>
          </table:table-cell>
          <table:table-cell office:value-type="float" office:value="0" calcext:value-type="float">
            <text:p>0</text:p>
          </table:table-cell>
          <table:table-cell office:value-type="float" office:value="9616888" calcext:value-type="float">
            <text:p>96168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305" calcext:value-type="float">
            <text:p>7305</text:p>
          </table:table-cell>
          <table:table-cell office:value-type="float" office:value="-236" calcext:value-type="float">
            <text:p>-23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2092" calcext:value-type="float">
            <text:p>16110520320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3148" calcext:value-type="float">
            <text:p>423148</text:p>
          </table:table-cell>
          <table:table-cell office:value-type="float" office:value="2483" calcext:value-type="float">
            <text:p>2483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163456" calcext:value-type="float">
            <text:p>8163456</text:p>
          </table:table-cell>
          <table:table-cell office:value-type="float" office:value="0" calcext:value-type="float">
            <text:p>0</text:p>
          </table:table-cell>
          <table:table-cell office:value-type="float" office:value="8163456" calcext:value-type="float">
            <text:p>81634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323" calcext:value-type="float">
            <text:p>7323</text:p>
          </table:table-cell>
          <table:table-cell office:value-type="float" office:value="-236" calcext:value-type="float">
            <text:p>-23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2201" calcext:value-type="float">
            <text:p>16110520322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7052" calcext:value-type="float">
            <text:p>417052</text:p>
          </table:table-cell>
          <table:table-cell office:value-type="float" office:value="2477" calcext:value-type="float">
            <text:p>2477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990888" calcext:value-type="float">
            <text:p>6990888</text:p>
          </table:table-cell>
          <table:table-cell office:value-type="float" office:value="0" calcext:value-type="float">
            <text:p>0</text:p>
          </table:table-cell>
          <table:table-cell office:value-type="float" office:value="6990888" calcext:value-type="float">
            <text:p>69908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343" calcext:value-type="float">
            <text:p>7343</text:p>
          </table:table-cell>
          <table:table-cell office:value-type="float" office:value="-255" calcext:value-type="float">
            <text:p>-25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2316" calcext:value-type="float">
            <text:p>16110520323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5708" calcext:value-type="float">
            <text:p>435708</text:p>
          </table:table-cell>
          <table:table-cell office:value-type="float" office:value="2497" calcext:value-type="float">
            <text:p>2497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118536" calcext:value-type="float">
            <text:p>7118536</text:p>
          </table:table-cell>
          <table:table-cell office:value-type="float" office:value="0" calcext:value-type="float">
            <text:p>0</text:p>
          </table:table-cell>
          <table:table-cell office:value-type="float" office:value="7118536" calcext:value-type="float">
            <text:p>71185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362" calcext:value-type="float">
            <text:p>7362</text:p>
          </table:table-cell>
          <table:table-cell office:value-type="float" office:value="-337" calcext:value-type="float">
            <text:p>-33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2428" calcext:value-type="float">
            <text:p>16110520324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7268" calcext:value-type="float">
            <text:p>427268</text:p>
          </table:table-cell>
          <table:table-cell office:value-type="float" office:value="2487" calcext:value-type="float">
            <text:p>2487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32384" calcext:value-type="float">
            <text:p>6332384</text:p>
          </table:table-cell>
          <table:table-cell office:value-type="float" office:value="1617920" calcext:value-type="float">
            <text:p>1617920</text:p>
          </table:table-cell>
          <table:table-cell office:value-type="float" office:value="4714464" calcext:value-type="float">
            <text:p>471446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381" calcext:value-type="float">
            <text:p>7381</text:p>
          </table:table-cell>
          <table:table-cell office:value-type="float" office:value="-337" calcext:value-type="float">
            <text:p>-33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2537" calcext:value-type="float">
            <text:p>16110520325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3676" calcext:value-type="float">
            <text:p>413676</text:p>
          </table:table-cell>
          <table:table-cell office:value-type="float" office:value="2474" calcext:value-type="float">
            <text:p>2474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401296" calcext:value-type="float">
            <text:p>8401296</text:p>
          </table:table-cell>
          <table:table-cell office:value-type="float" office:value="0" calcext:value-type="float">
            <text:p>0</text:p>
          </table:table-cell>
          <table:table-cell office:value-type="float" office:value="8401296" calcext:value-type="float">
            <text:p>84012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399" calcext:value-type="float">
            <text:p>7399</text:p>
          </table:table-cell>
          <table:table-cell office:value-type="float" office:value="-236" calcext:value-type="float">
            <text:p>-23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2643" calcext:value-type="float">
            <text:p>16110520326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3080" calcext:value-type="float">
            <text:p>433080</text:p>
          </table:table-cell>
          <table:table-cell office:value-type="float" office:value="2493" calcext:value-type="float">
            <text:p>2493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964552" calcext:value-type="float">
            <text:p>7964552</text:p>
          </table:table-cell>
          <table:table-cell office:value-type="float" office:value="0" calcext:value-type="float">
            <text:p>0</text:p>
          </table:table-cell>
          <table:table-cell office:value-type="float" office:value="7964552" calcext:value-type="float">
            <text:p>79645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419" calcext:value-type="float">
            <text:p>7419</text:p>
          </table:table-cell>
          <table:table-cell office:value-type="float" office:value="-236" calcext:value-type="float">
            <text:p>-23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2753" calcext:value-type="float">
            <text:p>16110520327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4276" calcext:value-type="float">
            <text:p>424276</text:p>
          </table:table-cell>
          <table:table-cell office:value-type="float" office:value="2484" calcext:value-type="float">
            <text:p>2484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726016" calcext:value-type="float">
            <text:p>6726016</text:p>
          </table:table-cell>
          <table:table-cell office:value-type="float" office:value="0" calcext:value-type="float">
            <text:p>0</text:p>
          </table:table-cell>
          <table:table-cell office:value-type="float" office:value="6726016" calcext:value-type="float">
            <text:p>67260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438" calcext:value-type="float">
            <text:p>7438</text:p>
          </table:table-cell>
          <table:table-cell office:value-type="float" office:value="-243" calcext:value-type="float">
            <text:p>-24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2862" calcext:value-type="float">
            <text:p>16110520328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7164" calcext:value-type="float">
            <text:p>417164</text:p>
          </table:table-cell>
          <table:table-cell office:value-type="float" office:value="2478" calcext:value-type="float">
            <text:p>2478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62856" calcext:value-type="float">
            <text:p>6362856</text:p>
          </table:table-cell>
          <table:table-cell office:value-type="float" office:value="416184" calcext:value-type="float">
            <text:p>416184</text:p>
          </table:table-cell>
          <table:table-cell office:value-type="float" office:value="5946672" calcext:value-type="float">
            <text:p>59466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457" calcext:value-type="float">
            <text:p>7457</text:p>
          </table:table-cell>
          <table:table-cell office:value-type="float" office:value="-258" calcext:value-type="float">
            <text:p>-25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2974" calcext:value-type="float">
            <text:p>16110520329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3292" calcext:value-type="float">
            <text:p>433292</text:p>
          </table:table-cell>
          <table:table-cell office:value-type="float" office:value="2494" calcext:value-type="float">
            <text:p>2494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648760" calcext:value-type="float">
            <text:p>6648760</text:p>
          </table:table-cell>
          <table:table-cell office:value-type="float" office:value="0" calcext:value-type="float">
            <text:p>0</text:p>
          </table:table-cell>
          <table:table-cell office:value-type="float" office:value="6648760" calcext:value-type="float">
            <text:p>66487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478" calcext:value-type="float">
            <text:p>7478</text:p>
          </table:table-cell>
          <table:table-cell office:value-type="float" office:value="-258" calcext:value-type="float">
            <text:p>-25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3084" calcext:value-type="float">
            <text:p>16110520330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4432" calcext:value-type="float">
            <text:p>424432</text:p>
          </table:table-cell>
          <table:table-cell office:value-type="float" office:value="2485" calcext:value-type="float">
            <text:p>2485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238512" calcext:value-type="float">
            <text:p>6238512</text:p>
          </table:table-cell>
          <table:table-cell office:value-type="float" office:value="28672" calcext:value-type="float">
            <text:p>28672</text:p>
          </table:table-cell>
          <table:table-cell office:value-type="float" office:value="6209840" calcext:value-type="float">
            <text:p>62098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497" calcext:value-type="float">
            <text:p>7497</text:p>
          </table:table-cell>
          <table:table-cell office:value-type="float" office:value="-227" calcext:value-type="float">
            <text:p>-22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3197" calcext:value-type="float">
            <text:p>16110520331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2692" calcext:value-type="float">
            <text:p>412692</text:p>
          </table:table-cell>
          <table:table-cell office:value-type="float" office:value="2476" calcext:value-type="float">
            <text:p>2476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470512" calcext:value-type="float">
            <text:p>9470512</text:p>
          </table:table-cell>
          <table:table-cell office:value-type="float" office:value="0" calcext:value-type="float">
            <text:p>0</text:p>
          </table:table-cell>
          <table:table-cell office:value-type="float" office:value="9470512" calcext:value-type="float">
            <text:p>94705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517" calcext:value-type="float">
            <text:p>7517</text:p>
          </table:table-cell>
          <table:table-cell office:value-type="float" office:value="-236" calcext:value-type="float">
            <text:p>-23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3304" calcext:value-type="float">
            <text:p>16110520333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1008" calcext:value-type="float">
            <text:p>431008</text:p>
          </table:table-cell>
          <table:table-cell office:value-type="float" office:value="2491" calcext:value-type="float">
            <text:p>2491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177712" calcext:value-type="float">
            <text:p>7177712</text:p>
          </table:table-cell>
          <table:table-cell office:value-type="float" office:value="14712" calcext:value-type="float">
            <text:p>14712</text:p>
          </table:table-cell>
          <table:table-cell office:value-type="float" office:value="7163000" calcext:value-type="float">
            <text:p>71630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534" calcext:value-type="float">
            <text:p>7534</text:p>
          </table:table-cell>
          <table:table-cell office:value-type="float" office:value="-236" calcext:value-type="float">
            <text:p>-23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3418" calcext:value-type="float">
            <text:p>16110520334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0976" calcext:value-type="float">
            <text:p>420976</text:p>
          </table:table-cell>
          <table:table-cell office:value-type="float" office:value="2481" calcext:value-type="float">
            <text:p>2481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267992" calcext:value-type="float">
            <text:p>6267992</text:p>
          </table:table-cell>
          <table:table-cell office:value-type="float" office:value="0" calcext:value-type="float">
            <text:p>0</text:p>
          </table:table-cell>
          <table:table-cell office:value-type="float" office:value="6267992" calcext:value-type="float">
            <text:p>626799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554" calcext:value-type="float">
            <text:p>7554</text:p>
          </table:table-cell>
          <table:table-cell office:value-type="float" office:value="-264" calcext:value-type="float">
            <text:p>-26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3525" calcext:value-type="float">
            <text:p>16110520335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0388" calcext:value-type="float">
            <text:p>410388</text:p>
          </table:table-cell>
          <table:table-cell office:value-type="float" office:value="2474" calcext:value-type="float">
            <text:p>2474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599384" calcext:value-type="float">
            <text:p>9599384</text:p>
          </table:table-cell>
          <table:table-cell office:value-type="float" office:value="0" calcext:value-type="float">
            <text:p>0</text:p>
          </table:table-cell>
          <table:table-cell office:value-type="float" office:value="9599384" calcext:value-type="float">
            <text:p>95993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572" calcext:value-type="float">
            <text:p>7572</text:p>
          </table:table-cell>
          <table:table-cell office:value-type="float" office:value="-264" calcext:value-type="float">
            <text:p>-26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3633" calcext:value-type="float">
            <text:p>16110520336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6964" calcext:value-type="float">
            <text:p>426964</text:p>
          </table:table-cell>
          <table:table-cell office:value-type="float" office:value="2487" calcext:value-type="float">
            <text:p>2487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127104" calcext:value-type="float">
            <text:p>8127104</text:p>
          </table:table-cell>
          <table:table-cell office:value-type="float" office:value="0" calcext:value-type="float">
            <text:p>0</text:p>
          </table:table-cell>
          <table:table-cell office:value-type="float" office:value="8127104" calcext:value-type="float">
            <text:p>81271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592" calcext:value-type="float">
            <text:p>7592</text:p>
          </table:table-cell>
          <table:table-cell office:value-type="float" office:value="-236" calcext:value-type="float">
            <text:p>-23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3741" calcext:value-type="float">
            <text:p>16110520337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8764" calcext:value-type="float">
            <text:p>418764</text:p>
          </table:table-cell>
          <table:table-cell office:value-type="float" office:value="2479" calcext:value-type="float">
            <text:p>2479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273064" calcext:value-type="float">
            <text:p>6273064</text:p>
          </table:table-cell>
          <table:table-cell office:value-type="float" office:value="1777096" calcext:value-type="float">
            <text:p>1777096</text:p>
          </table:table-cell>
          <table:table-cell office:value-type="float" office:value="4495968" calcext:value-type="float">
            <text:p>44959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610" calcext:value-type="float">
            <text:p>7610</text:p>
          </table:table-cell>
          <table:table-cell office:value-type="float" office:value="-282" calcext:value-type="float">
            <text:p>-28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3849" calcext:value-type="float">
            <text:p>16110520338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3884" calcext:value-type="float">
            <text:p>433884</text:p>
          </table:table-cell>
          <table:table-cell office:value-type="float" office:value="2494" calcext:value-type="float">
            <text:p>2494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292408" calcext:value-type="float">
            <text:p>6292408</text:p>
          </table:table-cell>
          <table:table-cell office:value-type="float" office:value="258048" calcext:value-type="float">
            <text:p>258048</text:p>
          </table:table-cell>
          <table:table-cell office:value-type="float" office:value="6034360" calcext:value-type="float">
            <text:p>60343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629" calcext:value-type="float">
            <text:p>7629</text:p>
          </table:table-cell>
          <table:table-cell office:value-type="float" office:value="-282" calcext:value-type="float">
            <text:p>-28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3958" calcext:value-type="float">
            <text:p>16110520339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1428" calcext:value-type="float">
            <text:p>421428</text:p>
          </table:table-cell>
          <table:table-cell office:value-type="float" office:value="2482" calcext:value-type="float">
            <text:p>2482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390344" calcext:value-type="float">
            <text:p>8390344</text:p>
          </table:table-cell>
          <table:table-cell office:value-type="float" office:value="0" calcext:value-type="float">
            <text:p>0</text:p>
          </table:table-cell>
          <table:table-cell office:value-type="float" office:value="8390344" calcext:value-type="float">
            <text:p>839034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648" calcext:value-type="float">
            <text:p>7648</text:p>
          </table:table-cell>
          <table:table-cell office:value-type="float" office:value="-261" calcext:value-type="float">
            <text:p>-26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4066" calcext:value-type="float">
            <text:p>16110520340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3628" calcext:value-type="float">
            <text:p>413628</text:p>
          </table:table-cell>
          <table:table-cell office:value-type="float" office:value="2474" calcext:value-type="float">
            <text:p>2474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01176" calcext:value-type="float">
            <text:p>6101176</text:p>
          </table:table-cell>
          <table:table-cell office:value-type="float" office:value="248072" calcext:value-type="float">
            <text:p>248072</text:p>
          </table:table-cell>
          <table:table-cell office:value-type="float" office:value="5853104" calcext:value-type="float">
            <text:p>58531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667" calcext:value-type="float">
            <text:p>7667</text:p>
          </table:table-cell>
          <table:table-cell office:value-type="float" office:value="-205" calcext:value-type="float">
            <text:p>-20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4176" calcext:value-type="float">
            <text:p>16110520341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9252" calcext:value-type="float">
            <text:p>429252</text:p>
          </table:table-cell>
          <table:table-cell office:value-type="float" office:value="2489" calcext:value-type="float">
            <text:p>2489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599888" calcext:value-type="float">
            <text:p>6599888</text:p>
          </table:table-cell>
          <table:table-cell office:value-type="float" office:value="0" calcext:value-type="float">
            <text:p>0</text:p>
          </table:table-cell>
          <table:table-cell office:value-type="float" office:value="6599888" calcext:value-type="float">
            <text:p>65998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687" calcext:value-type="float">
            <text:p>7687</text:p>
          </table:table-cell>
          <table:table-cell office:value-type="float" office:value="-205" calcext:value-type="float">
            <text:p>-20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4287" calcext:value-type="float">
            <text:p>16110520342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1320" calcext:value-type="float">
            <text:p>421320</text:p>
          </table:table-cell>
          <table:table-cell office:value-type="float" office:value="2482" calcext:value-type="float">
            <text:p>2482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55144" calcext:value-type="float">
            <text:p>6355144</text:p>
          </table:table-cell>
          <table:table-cell office:value-type="float" office:value="2193232" calcext:value-type="float">
            <text:p>2193232</text:p>
          </table:table-cell>
          <table:table-cell office:value-type="float" office:value="4161912" calcext:value-type="float">
            <text:p>41619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706" calcext:value-type="float">
            <text:p>7706</text:p>
          </table:table-cell>
          <table:table-cell office:value-type="float" office:value="-254" calcext:value-type="float">
            <text:p>-25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4397" calcext:value-type="float">
            <text:p>16110520343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7800" calcext:value-type="float">
            <text:p>427800</text:p>
          </table:table-cell>
          <table:table-cell office:value-type="float" office:value="2483" calcext:value-type="float">
            <text:p>2483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192104" calcext:value-type="float">
            <text:p>7192104</text:p>
          </table:table-cell>
          <table:table-cell office:value-type="float" office:value="0" calcext:value-type="float">
            <text:p>0</text:p>
          </table:table-cell>
          <table:table-cell office:value-type="float" office:value="7192104" calcext:value-type="float">
            <text:p>71921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724" calcext:value-type="float">
            <text:p>7724</text:p>
          </table:table-cell>
          <table:table-cell office:value-type="float" office:value="-254" calcext:value-type="float">
            <text:p>-25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4505" calcext:value-type="float">
            <text:p>16110520345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3388" calcext:value-type="float">
            <text:p>423388</text:p>
          </table:table-cell>
          <table:table-cell office:value-type="float" office:value="2484" calcext:value-type="float">
            <text:p>2484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231112" calcext:value-type="float">
            <text:p>6231112</text:p>
          </table:table-cell>
          <table:table-cell office:value-type="float" office:value="0" calcext:value-type="float">
            <text:p>0</text:p>
          </table:table-cell>
          <table:table-cell office:value-type="float" office:value="6231112" calcext:value-type="float">
            <text:p>62311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744" calcext:value-type="float">
            <text:p>7744</text:p>
          </table:table-cell>
          <table:table-cell office:value-type="float" office:value="-205" calcext:value-type="float">
            <text:p>-20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4613" calcext:value-type="float">
            <text:p>16110520346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1956" calcext:value-type="float">
            <text:p>411956</text:p>
          </table:table-cell>
          <table:table-cell office:value-type="float" office:value="2474" calcext:value-type="float">
            <text:p>2474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644392" calcext:value-type="float">
            <text:p>9644392</text:p>
          </table:table-cell>
          <table:table-cell office:value-type="float" office:value="0" calcext:value-type="float">
            <text:p>0</text:p>
          </table:table-cell>
          <table:table-cell office:value-type="float" office:value="9644392" calcext:value-type="float">
            <text:p>964439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764" calcext:value-type="float">
            <text:p>7764</text:p>
          </table:table-cell>
          <table:table-cell office:value-type="float" office:value="-214" calcext:value-type="float">
            <text:p>-21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4722" calcext:value-type="float">
            <text:p>16110520347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7816" calcext:value-type="float">
            <text:p>427816</text:p>
          </table:table-cell>
          <table:table-cell office:value-type="float" office:value="2488" calcext:value-type="float">
            <text:p>2488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449568" calcext:value-type="float">
            <text:p>8449568</text:p>
          </table:table-cell>
          <table:table-cell office:value-type="float" office:value="0" calcext:value-type="float">
            <text:p>0</text:p>
          </table:table-cell>
          <table:table-cell office:value-type="float" office:value="8449568" calcext:value-type="float">
            <text:p>84495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784" calcext:value-type="float">
            <text:p>7784</text:p>
          </table:table-cell>
          <table:table-cell office:value-type="float" office:value="-214" calcext:value-type="float">
            <text:p>-21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4833" calcext:value-type="float">
            <text:p>16110520348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2220" calcext:value-type="float">
            <text:p>422220</text:p>
          </table:table-cell>
          <table:table-cell office:value-type="float" office:value="2482" calcext:value-type="float">
            <text:p>2482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36968" calcext:value-type="float">
            <text:p>6136968</text:p>
          </table:table-cell>
          <table:table-cell office:value-type="float" office:value="1532600" calcext:value-type="float">
            <text:p>1532600</text:p>
          </table:table-cell>
          <table:table-cell office:value-type="float" office:value="4604368" calcext:value-type="float">
            <text:p>46043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804" calcext:value-type="float">
            <text:p>7804</text:p>
          </table:table-cell>
          <table:table-cell office:value-type="float" office:value="-335" calcext:value-type="float">
            <text:p>-33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4956" calcext:value-type="float">
            <text:p>16110520349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6604" calcext:value-type="float">
            <text:p>416604</text:p>
          </table:table-cell>
          <table:table-cell office:value-type="float" office:value="2473" calcext:value-type="float">
            <text:p>2473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451320" calcext:value-type="float">
            <text:p>6451320</text:p>
          </table:table-cell>
          <table:table-cell office:value-type="float" office:value="487424" calcext:value-type="float">
            <text:p>487424</text:p>
          </table:table-cell>
          <table:table-cell office:value-type="float" office:value="5963896" calcext:value-type="float">
            <text:p>59638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823" calcext:value-type="float">
            <text:p>7823</text:p>
          </table:table-cell>
          <table:table-cell office:value-type="float" office:value="-222" calcext:value-type="float">
            <text:p>-22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5065" calcext:value-type="float">
            <text:p>16110520350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3016" calcext:value-type="float">
            <text:p>423016</text:p>
          </table:table-cell>
          <table:table-cell office:value-type="float" office:value="2483" calcext:value-type="float">
            <text:p>2483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153912" calcext:value-type="float">
            <text:p>8153912</text:p>
          </table:table-cell>
          <table:table-cell office:value-type="float" office:value="0" calcext:value-type="float">
            <text:p>0</text:p>
          </table:table-cell>
          <table:table-cell office:value-type="float" office:value="8153912" calcext:value-type="float">
            <text:p>81539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841" calcext:value-type="float">
            <text:p>7841</text:p>
          </table:table-cell>
          <table:table-cell office:value-type="float" office:value="-222" calcext:value-type="float">
            <text:p>-22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5173" calcext:value-type="float">
            <text:p>16110520351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4200" calcext:value-type="float">
            <text:p>414200</text:p>
          </table:table-cell>
          <table:table-cell office:value-type="float" office:value="2475" calcext:value-type="float">
            <text:p>2475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28344" calcext:value-type="float">
            <text:p>6128344</text:p>
          </table:table-cell>
          <table:table-cell office:value-type="float" office:value="184824" calcext:value-type="float">
            <text:p>184824</text:p>
          </table:table-cell>
          <table:table-cell office:value-type="float" office:value="5943520" calcext:value-type="float">
            <text:p>594352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860" calcext:value-type="float">
            <text:p>7860</text:p>
          </table:table-cell>
          <table:table-cell office:value-type="float" office:value="-247" calcext:value-type="float">
            <text:p>-24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5281" calcext:value-type="float">
            <text:p>16110520352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9540" calcext:value-type="float">
            <text:p>429540</text:p>
          </table:table-cell>
          <table:table-cell office:value-type="float" office:value="2490" calcext:value-type="float">
            <text:p>2490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82272" calcext:value-type="float">
            <text:p>6082272</text:p>
          </table:table-cell>
          <table:table-cell office:value-type="float" office:value="45056" calcext:value-type="float">
            <text:p>45056</text:p>
          </table:table-cell>
          <table:table-cell office:value-type="float" office:value="6037216" calcext:value-type="float">
            <text:p>60372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879" calcext:value-type="float">
            <text:p>7879</text:p>
          </table:table-cell>
          <table:table-cell office:value-type="float" office:value="-247" calcext:value-type="float">
            <text:p>-24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5390" calcext:value-type="float">
            <text:p>16110520353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1876" calcext:value-type="float">
            <text:p>421876</text:p>
          </table:table-cell>
          <table:table-cell office:value-type="float" office:value="2482" calcext:value-type="float">
            <text:p>2482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14552" calcext:value-type="float">
            <text:p>6314552</text:p>
          </table:table-cell>
          <table:table-cell office:value-type="float" office:value="1536000" calcext:value-type="float">
            <text:p>1536000</text:p>
          </table:table-cell>
          <table:table-cell office:value-type="float" office:value="4778552" calcext:value-type="float">
            <text:p>47785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900" calcext:value-type="float">
            <text:p>7900</text:p>
          </table:table-cell>
          <table:table-cell office:value-type="float" office:value="-237" calcext:value-type="float">
            <text:p>-23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5506" calcext:value-type="float">
            <text:p>16110520355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6952" calcext:value-type="float">
            <text:p>416952</text:p>
          </table:table-cell>
          <table:table-cell office:value-type="float" office:value="2476" calcext:value-type="float">
            <text:p>2476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510528" calcext:value-type="float">
            <text:p>7510528</text:p>
          </table:table-cell>
          <table:table-cell office:value-type="float" office:value="0" calcext:value-type="float">
            <text:p>0</text:p>
          </table:table-cell>
          <table:table-cell office:value-type="float" office:value="7510528" calcext:value-type="float">
            <text:p>751052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918" calcext:value-type="float">
            <text:p>7918</text:p>
          </table:table-cell>
          <table:table-cell office:value-type="float" office:value="-249" calcext:value-type="float">
            <text:p>-24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5619" calcext:value-type="float">
            <text:p>16110520356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2496" calcext:value-type="float">
            <text:p>422496</text:p>
          </table:table-cell>
          <table:table-cell office:value-type="float" office:value="2483" calcext:value-type="float">
            <text:p>2483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56240" calcext:value-type="float">
            <text:p>6356240</text:p>
          </table:table-cell>
          <table:table-cell office:value-type="float" office:value="0" calcext:value-type="float">
            <text:p>0</text:p>
          </table:table-cell>
          <table:table-cell office:value-type="float" office:value="6356240" calcext:value-type="float">
            <text:p>63562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939" calcext:value-type="float">
            <text:p>7939</text:p>
          </table:table-cell>
          <table:table-cell office:value-type="float" office:value="-249" calcext:value-type="float">
            <text:p>-24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5730" calcext:value-type="float">
            <text:p>16110520357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7892" calcext:value-type="float">
            <text:p>407892</text:p>
          </table:table-cell>
          <table:table-cell office:value-type="float" office:value="2469" calcext:value-type="float">
            <text:p>2469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963008" calcext:value-type="float">
            <text:p>8963008</text:p>
          </table:table-cell>
          <table:table-cell office:value-type="float" office:value="0" calcext:value-type="float">
            <text:p>0</text:p>
          </table:table-cell>
          <table:table-cell office:value-type="float" office:value="8963008" calcext:value-type="float">
            <text:p>89630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959" calcext:value-type="float">
            <text:p>7959</text:p>
          </table:table-cell>
          <table:table-cell office:value-type="float" office:value="-205" calcext:value-type="float">
            <text:p>-20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5843" calcext:value-type="float">
            <text:p>16110520358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6760" calcext:value-type="float">
            <text:p>426760</text:p>
          </table:table-cell>
          <table:table-cell office:value-type="float" office:value="2487" calcext:value-type="float">
            <text:p>2487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965664" calcext:value-type="float">
            <text:p>6965664</text:p>
          </table:table-cell>
          <table:table-cell office:value-type="float" office:value="0" calcext:value-type="float">
            <text:p>0</text:p>
          </table:table-cell>
          <table:table-cell office:value-type="float" office:value="6965664" calcext:value-type="float">
            <text:p>696566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977" calcext:value-type="float">
            <text:p>7977</text:p>
          </table:table-cell>
          <table:table-cell office:value-type="float" office:value="-217" calcext:value-type="float">
            <text:p>-21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5954" calcext:value-type="float">
            <text:p>16110520359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7076" calcext:value-type="float">
            <text:p>417076</text:p>
          </table:table-cell>
          <table:table-cell office:value-type="float" office:value="2478" calcext:value-type="float">
            <text:p>2478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625536" calcext:value-type="float">
            <text:p>6625536</text:p>
          </table:table-cell>
          <table:table-cell office:value-type="float" office:value="0" calcext:value-type="float">
            <text:p>0</text:p>
          </table:table-cell>
          <table:table-cell office:value-type="float" office:value="6625536" calcext:value-type="float">
            <text:p>66255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997" calcext:value-type="float">
            <text:p>7997</text:p>
          </table:table-cell>
          <table:table-cell office:value-type="float" office:value="-217" calcext:value-type="float">
            <text:p>-21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6065" calcext:value-type="float">
            <text:p>16110520360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5220" calcext:value-type="float">
            <text:p>435220</text:p>
          </table:table-cell>
          <table:table-cell office:value-type="float" office:value="2495" calcext:value-type="float">
            <text:p>2495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01560" calcext:value-type="float">
            <text:p>6001560</text:p>
          </table:table-cell>
          <table:table-cell office:value-type="float" office:value="667648" calcext:value-type="float">
            <text:p>667648</text:p>
          </table:table-cell>
          <table:table-cell office:value-type="float" office:value="5333912" calcext:value-type="float">
            <text:p>53339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017" calcext:value-type="float">
            <text:p>8017</text:p>
          </table:table-cell>
          <table:table-cell office:value-type="float" office:value="-367" calcext:value-type="float">
            <text:p>-36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6181" calcext:value-type="float">
            <text:p>16110520361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9440" calcext:value-type="float">
            <text:p>419440</text:p>
          </table:table-cell>
          <table:table-cell office:value-type="float" office:value="2480" calcext:value-type="float">
            <text:p>2480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976024" calcext:value-type="float">
            <text:p>7976024</text:p>
          </table:table-cell>
          <table:table-cell office:value-type="float" office:value="0" calcext:value-type="float">
            <text:p>0</text:p>
          </table:table-cell>
          <table:table-cell office:value-type="float" office:value="7976024" calcext:value-type="float">
            <text:p>797602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038" calcext:value-type="float">
            <text:p>8038</text:p>
          </table:table-cell>
          <table:table-cell office:value-type="float" office:value="-217" calcext:value-type="float">
            <text:p>-21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6295" calcext:value-type="float">
            <text:p>16110520362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1812" calcext:value-type="float">
            <text:p>421812</text:p>
          </table:table-cell>
          <table:table-cell office:value-type="float" office:value="2478" calcext:value-type="float">
            <text:p>2478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21112" calcext:value-type="float">
            <text:p>6121112</text:p>
          </table:table-cell>
          <table:table-cell office:value-type="float" office:value="582840" calcext:value-type="float">
            <text:p>582840</text:p>
          </table:table-cell>
          <table:table-cell office:value-type="float" office:value="5538272" calcext:value-type="float">
            <text:p>55382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057" calcext:value-type="float">
            <text:p>8057</text:p>
          </table:table-cell>
          <table:table-cell office:value-type="float" office:value="-217" calcext:value-type="float">
            <text:p>-21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6407" calcext:value-type="float">
            <text:p>1611052036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6016" calcext:value-type="float">
            <text:p>426016</text:p>
          </table:table-cell>
          <table:table-cell office:value-type="float" office:value="2486" calcext:value-type="float">
            <text:p>2486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42336" calcext:value-type="float">
            <text:p>6042336</text:p>
          </table:table-cell>
          <table:table-cell office:value-type="float" office:value="258048" calcext:value-type="float">
            <text:p>258048</text:p>
          </table:table-cell>
          <table:table-cell office:value-type="float" office:value="5784288" calcext:value-type="float">
            <text:p>57842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076" calcext:value-type="float">
            <text:p>8076</text:p>
          </table:table-cell>
          <table:table-cell office:value-type="float" office:value="-243" calcext:value-type="float">
            <text:p>-24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6518" calcext:value-type="float">
            <text:p>16110520365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1928" calcext:value-type="float">
            <text:p>411928</text:p>
          </table:table-cell>
          <table:table-cell office:value-type="float" office:value="2472" calcext:value-type="float">
            <text:p>2472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186528" calcext:value-type="float">
            <text:p>8186528</text:p>
          </table:table-cell>
          <table:table-cell office:value-type="float" office:value="0" calcext:value-type="float">
            <text:p>0</text:p>
          </table:table-cell>
          <table:table-cell office:value-type="float" office:value="8186528" calcext:value-type="float">
            <text:p>818652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095" calcext:value-type="float">
            <text:p>8095</text:p>
          </table:table-cell>
          <table:table-cell office:value-type="float" office:value="-243" calcext:value-type="float">
            <text:p>-24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6626" calcext:value-type="float">
            <text:p>16110520366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7968" calcext:value-type="float">
            <text:p>427968</text:p>
          </table:table-cell>
          <table:table-cell office:value-type="float" office:value="2489" calcext:value-type="float">
            <text:p>2489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050592" calcext:value-type="float">
            <text:p>7050592</text:p>
          </table:table-cell>
          <table:table-cell office:value-type="float" office:value="0" calcext:value-type="float">
            <text:p>0</text:p>
          </table:table-cell>
          <table:table-cell office:value-type="float" office:value="7050592" calcext:value-type="float">
            <text:p>705059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114" calcext:value-type="float">
            <text:p>8114</text:p>
          </table:table-cell>
          <table:table-cell office:value-type="float" office:value="-267" calcext:value-type="float">
            <text:p>-26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6736" calcext:value-type="float">
            <text:p>16110520367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8340" calcext:value-type="float">
            <text:p>418340</text:p>
          </table:table-cell>
          <table:table-cell office:value-type="float" office:value="2479" calcext:value-type="float">
            <text:p>2479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17096" calcext:value-type="float">
            <text:p>6017096</text:p>
          </table:table-cell>
          <table:table-cell office:value-type="float" office:value="1503232" calcext:value-type="float">
            <text:p>1503232</text:p>
          </table:table-cell>
          <table:table-cell office:value-type="float" office:value="4513864" calcext:value-type="float">
            <text:p>451386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132" calcext:value-type="float">
            <text:p>8132</text:p>
          </table:table-cell>
          <table:table-cell office:value-type="float" office:value="-236" calcext:value-type="float">
            <text:p>-23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6844" calcext:value-type="float">
            <text:p>16110520368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0704" calcext:value-type="float">
            <text:p>430704</text:p>
          </table:table-cell>
          <table:table-cell office:value-type="float" office:value="2491" calcext:value-type="float">
            <text:p>2491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456888" calcext:value-type="float">
            <text:p>6456888</text:p>
          </table:table-cell>
          <table:table-cell office:value-type="float" office:value="0" calcext:value-type="float">
            <text:p>0</text:p>
          </table:table-cell>
          <table:table-cell office:value-type="float" office:value="6456888" calcext:value-type="float">
            <text:p>64568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152" calcext:value-type="float">
            <text:p>8152</text:p>
          </table:table-cell>
          <table:table-cell office:value-type="float" office:value="-236" calcext:value-type="float">
            <text:p>-23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6954" calcext:value-type="float">
            <text:p>16110520369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8120" calcext:value-type="float">
            <text:p>418120</text:p>
          </table:table-cell>
          <table:table-cell office:value-type="float" office:value="2480" calcext:value-type="float">
            <text:p>2480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647736" calcext:value-type="float">
            <text:p>6647736</text:p>
          </table:table-cell>
          <table:table-cell office:value-type="float" office:value="0" calcext:value-type="float">
            <text:p>0</text:p>
          </table:table-cell>
          <table:table-cell office:value-type="float" office:value="6647736" calcext:value-type="float">
            <text:p>66477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172" calcext:value-type="float">
            <text:p>8172</text:p>
          </table:table-cell>
          <table:table-cell office:value-type="float" office:value="-216" calcext:value-type="float">
            <text:p>-21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7065" calcext:value-type="float">
            <text:p>16110520370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4488" calcext:value-type="float">
            <text:p>434488</text:p>
          </table:table-cell>
          <table:table-cell office:value-type="float" office:value="2495" calcext:value-type="float">
            <text:p>2495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91936" calcext:value-type="float">
            <text:p>6191936</text:p>
          </table:table-cell>
          <table:table-cell office:value-type="float" office:value="1966080" calcext:value-type="float">
            <text:p>1966080</text:p>
          </table:table-cell>
          <table:table-cell office:value-type="float" office:value="4225856" calcext:value-type="float">
            <text:p>42258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190" calcext:value-type="float">
            <text:p>8190</text:p>
          </table:table-cell>
          <table:table-cell office:value-type="float" office:value="-286" calcext:value-type="float">
            <text:p>-28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7174" calcext:value-type="float">
            <text:p>16110520371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1556" calcext:value-type="float">
            <text:p>421556</text:p>
          </table:table-cell>
          <table:table-cell office:value-type="float" office:value="2482" calcext:value-type="float">
            <text:p>2482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679216" calcext:value-type="float">
            <text:p>6679216</text:p>
          </table:table-cell>
          <table:table-cell office:value-type="float" office:value="0" calcext:value-type="float">
            <text:p>0</text:p>
          </table:table-cell>
          <table:table-cell office:value-type="float" office:value="6679216" calcext:value-type="float">
            <text:p>66792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210" calcext:value-type="float">
            <text:p>8210</text:p>
          </table:table-cell>
          <table:table-cell office:value-type="float" office:value="-286" calcext:value-type="float">
            <text:p>-28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7282" calcext:value-type="float">
            <text:p>16110520372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7156" calcext:value-type="float">
            <text:p>437156</text:p>
          </table:table-cell>
          <table:table-cell office:value-type="float" office:value="2497" calcext:value-type="float">
            <text:p>2497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98736" calcext:value-type="float">
            <text:p>6098736</text:p>
          </table:table-cell>
          <table:table-cell office:value-type="float" office:value="0" calcext:value-type="float">
            <text:p>0</text:p>
          </table:table-cell>
          <table:table-cell office:value-type="float" office:value="6098736" calcext:value-type="float">
            <text:p>60987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230" calcext:value-type="float">
            <text:p>8230</text:p>
          </table:table-cell>
          <table:table-cell office:value-type="float" office:value="-290" calcext:value-type="float">
            <text:p>-29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7400" calcext:value-type="float">
            <text:p>16110520374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7784" calcext:value-type="float">
            <text:p>427784</text:p>
          </table:table-cell>
          <table:table-cell office:value-type="float" office:value="2488" calcext:value-type="float">
            <text:p>2488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82344" calcext:value-type="float">
            <text:p>5982344</text:p>
          </table:table-cell>
          <table:table-cell office:value-type="float" office:value="1863680" calcext:value-type="float">
            <text:p>1863680</text:p>
          </table:table-cell>
          <table:table-cell office:value-type="float" office:value="4118664" calcext:value-type="float">
            <text:p>411866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249" calcext:value-type="float">
            <text:p>8249</text:p>
          </table:table-cell>
          <table:table-cell office:value-type="float" office:value="-227" calcext:value-type="float">
            <text:p>-22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7513" calcext:value-type="float">
            <text:p>16110520375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2016" calcext:value-type="float">
            <text:p>412016</text:p>
          </table:table-cell>
          <table:table-cell office:value-type="float" office:value="2472" calcext:value-type="float">
            <text:p>2472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575288" calcext:value-type="float">
            <text:p>6575288</text:p>
          </table:table-cell>
          <table:table-cell office:value-type="float" office:value="0" calcext:value-type="float">
            <text:p>0</text:p>
          </table:table-cell>
          <table:table-cell office:value-type="float" office:value="6575288" calcext:value-type="float">
            <text:p>65752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267" calcext:value-type="float">
            <text:p>8267</text:p>
          </table:table-cell>
          <table:table-cell office:value-type="float" office:value="-227" calcext:value-type="float">
            <text:p>-22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7621" calcext:value-type="float">
            <text:p>16110520376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6316" calcext:value-type="float">
            <text:p>426316</text:p>
          </table:table-cell>
          <table:table-cell office:value-type="float" office:value="2486" calcext:value-type="float">
            <text:p>2486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19528" calcext:value-type="float">
            <text:p>6019528</text:p>
          </table:table-cell>
          <table:table-cell office:value-type="float" office:value="159744" calcext:value-type="float">
            <text:p>159744</text:p>
          </table:table-cell>
          <table:table-cell office:value-type="float" office:value="5859784" calcext:value-type="float">
            <text:p>58597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287" calcext:value-type="float">
            <text:p>8287</text:p>
          </table:table-cell>
          <table:table-cell office:value-type="float" office:value="-229" calcext:value-type="float">
            <text:p>-22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7731" calcext:value-type="float">
            <text:p>16110520377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1420" calcext:value-type="float">
            <text:p>411420</text:p>
          </table:table-cell>
          <table:table-cell office:value-type="float" office:value="2472" calcext:value-type="float">
            <text:p>2472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830136" calcext:value-type="float">
            <text:p>7830136</text:p>
          </table:table-cell>
          <table:table-cell office:value-type="float" office:value="0" calcext:value-type="float">
            <text:p>0</text:p>
          </table:table-cell>
          <table:table-cell office:value-type="float" office:value="7830136" calcext:value-type="float">
            <text:p>78301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305" calcext:value-type="float">
            <text:p>8305</text:p>
          </table:table-cell>
          <table:table-cell office:value-type="float" office:value="-229" calcext:value-type="float">
            <text:p>-22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7838" calcext:value-type="float">
            <text:p>16110520378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6640" calcext:value-type="float">
            <text:p>426640</text:p>
          </table:table-cell>
          <table:table-cell office:value-type="float" office:value="2488" calcext:value-type="float">
            <text:p>2488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748664" calcext:value-type="float">
            <text:p>6748664</text:p>
          </table:table-cell>
          <table:table-cell office:value-type="float" office:value="0" calcext:value-type="float">
            <text:p>0</text:p>
          </table:table-cell>
          <table:table-cell office:value-type="float" office:value="6748664" calcext:value-type="float">
            <text:p>674866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324" calcext:value-type="float">
            <text:p>8324</text:p>
          </table:table-cell>
          <table:table-cell office:value-type="float" office:value="-330" calcext:value-type="float">
            <text:p>-33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7947" calcext:value-type="float">
            <text:p>16110520379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4444" calcext:value-type="float">
            <text:p>414444</text:p>
          </table:table-cell>
          <table:table-cell office:value-type="float" office:value="2475" calcext:value-type="float">
            <text:p>2475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94576" calcext:value-type="float">
            <text:p>6194576</text:p>
          </table:table-cell>
          <table:table-cell office:value-type="float" office:value="1998848" calcext:value-type="float">
            <text:p>1998848</text:p>
          </table:table-cell>
          <table:table-cell office:value-type="float" office:value="4195728" calcext:value-type="float">
            <text:p>419572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343" calcext:value-type="float">
            <text:p>8343</text:p>
          </table:table-cell>
          <table:table-cell office:value-type="float" office:value="-249" calcext:value-type="float">
            <text:p>-24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8056" calcext:value-type="float">
            <text:p>16110520380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7744" calcext:value-type="float">
            <text:p>427744</text:p>
          </table:table-cell>
          <table:table-cell office:value-type="float" office:value="2488" calcext:value-type="float">
            <text:p>2488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42824" calcext:value-type="float">
            <text:p>6142824</text:p>
          </table:table-cell>
          <table:table-cell office:value-type="float" office:value="304152" calcext:value-type="float">
            <text:p>304152</text:p>
          </table:table-cell>
          <table:table-cell office:value-type="float" office:value="5838672" calcext:value-type="float">
            <text:p>58386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362" calcext:value-type="float">
            <text:p>8362</text:p>
          </table:table-cell>
          <table:table-cell office:value-type="float" office:value="-249" calcext:value-type="float">
            <text:p>-24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8165" calcext:value-type="float">
            <text:p>16110520381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5548" calcext:value-type="float">
            <text:p>415548</text:p>
          </table:table-cell>
          <table:table-cell office:value-type="float" office:value="2476" calcext:value-type="float">
            <text:p>2476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67264" calcext:value-type="float">
            <text:p>5867264</text:p>
          </table:table-cell>
          <table:table-cell office:value-type="float" office:value="307200" calcext:value-type="float">
            <text:p>307200</text:p>
          </table:table-cell>
          <table:table-cell office:value-type="float" office:value="5560064" calcext:value-type="float">
            <text:p>5560064</text:p>
          </table:table-cell>
          <table:table-cell office:value-type="float" office:value="8" calcext:value-type="float">
            <text:p>8</text:p>
          </table:table-cell>
          <table:table-cell office:value-type="float" office:value="1958400" calcext:value-type="float">
            <text:p>1958400</text:p>
          </table:table-cell>
          <table:table-cell office:value-type="float" office:value="8380" calcext:value-type="float">
            <text:p>8380</text:p>
          </table:table-cell>
          <table:table-cell office:value-type="float" office:value="-258" calcext:value-type="float">
            <text:p>-25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8272" calcext:value-type="float">
            <text:p>16110520382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7644" calcext:value-type="float">
            <text:p>427644</text:p>
          </table:table-cell>
          <table:table-cell office:value-type="float" office:value="2488" calcext:value-type="float">
            <text:p>2488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437264" calcext:value-type="float">
            <text:p>7437264</text:p>
          </table:table-cell>
          <table:table-cell office:value-type="float" office:value="0" calcext:value-type="float">
            <text:p>0</text:p>
          </table:table-cell>
          <table:table-cell office:value-type="float" office:value="7437264" calcext:value-type="float">
            <text:p>7437264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8399" calcext:value-type="float">
            <text:p>8399</text:p>
          </table:table-cell>
          <table:table-cell office:value-type="float" office:value="-258" calcext:value-type="float">
            <text:p>-25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8383" calcext:value-type="float">
            <text:p>16110520383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4960" calcext:value-type="float">
            <text:p>414960</text:p>
          </table:table-cell>
          <table:table-cell office:value-type="float" office:value="2475" calcext:value-type="float">
            <text:p>2475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42344" calcext:value-type="float">
            <text:p>5942344</text:p>
          </table:table-cell>
          <table:table-cell office:value-type="float" office:value="0" calcext:value-type="float">
            <text:p>0</text:p>
          </table:table-cell>
          <table:table-cell office:value-type="float" office:value="5942344" calcext:value-type="float">
            <text:p>594234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418" calcext:value-type="float">
            <text:p>8418</text:p>
          </table:table-cell>
          <table:table-cell office:value-type="float" office:value="-419" calcext:value-type="float">
            <text:p>-41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8494" calcext:value-type="float">
            <text:p>16110520384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7812" calcext:value-type="float">
            <text:p>427812</text:p>
          </table:table-cell>
          <table:table-cell office:value-type="float" office:value="2488" calcext:value-type="float">
            <text:p>2488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607872" calcext:value-type="float">
            <text:p>7607872</text:p>
          </table:table-cell>
          <table:table-cell office:value-type="float" office:value="0" calcext:value-type="float">
            <text:p>0</text:p>
          </table:table-cell>
          <table:table-cell office:value-type="float" office:value="7607872" calcext:value-type="float">
            <text:p>7607872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8437" calcext:value-type="float">
            <text:p>8437</text:p>
          </table:table-cell>
          <table:table-cell office:value-type="float" office:value="-327" calcext:value-type="float">
            <text:p>-32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8605" calcext:value-type="float">
            <text:p>16110520386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7976" calcext:value-type="float">
            <text:p>417976</text:p>
          </table:table-cell>
          <table:table-cell office:value-type="float" office:value="2479" calcext:value-type="float">
            <text:p>2479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27600" calcext:value-type="float">
            <text:p>5827600</text:p>
          </table:table-cell>
          <table:table-cell office:value-type="float" office:value="1988344" calcext:value-type="float">
            <text:p>1988344</text:p>
          </table:table-cell>
          <table:table-cell office:value-type="float" office:value="3839256" calcext:value-type="float">
            <text:p>38392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454" calcext:value-type="float">
            <text:p>8454</text:p>
          </table:table-cell>
          <table:table-cell office:value-type="float" office:value="-327" calcext:value-type="float">
            <text:p>-32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8716" calcext:value-type="float">
            <text:p>16110520387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7048" calcext:value-type="float">
            <text:p>427048</text:p>
          </table:table-cell>
          <table:table-cell office:value-type="float" office:value="2488" calcext:value-type="float">
            <text:p>2488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350272" calcext:value-type="float">
            <text:p>8350272</text:p>
          </table:table-cell>
          <table:table-cell office:value-type="float" office:value="0" calcext:value-type="float">
            <text:p>0</text:p>
          </table:table-cell>
          <table:table-cell office:value-type="float" office:value="8350272" calcext:value-type="float">
            <text:p>83502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474" calcext:value-type="float">
            <text:p>8474</text:p>
          </table:table-cell>
          <table:table-cell office:value-type="float" office:value="-278" calcext:value-type="float">
            <text:p>-27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8823" calcext:value-type="float">
            <text:p>16110520388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8012" calcext:value-type="float">
            <text:p>418012</text:p>
          </table:table-cell>
          <table:table-cell office:value-type="float" office:value="2478" calcext:value-type="float">
            <text:p>2478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79008" calcext:value-type="float">
            <text:p>5979008</text:p>
          </table:table-cell>
          <table:table-cell office:value-type="float" office:value="479960" calcext:value-type="float">
            <text:p>479960</text:p>
          </table:table-cell>
          <table:table-cell office:value-type="float" office:value="5499048" calcext:value-type="float">
            <text:p>54990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491" calcext:value-type="float">
            <text:p>8491</text:p>
          </table:table-cell>
          <table:table-cell office:value-type="float" office:value="-325" calcext:value-type="float">
            <text:p>-32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8931" calcext:value-type="float">
            <text:p>16110520389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1872" calcext:value-type="float">
            <text:p>431872</text:p>
          </table:table-cell>
          <table:table-cell office:value-type="float" office:value="2492" calcext:value-type="float">
            <text:p>2492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83352" calcext:value-type="float">
            <text:p>5883352</text:p>
          </table:table-cell>
          <table:table-cell office:value-type="float" office:value="782336" calcext:value-type="float">
            <text:p>782336</text:p>
          </table:table-cell>
          <table:table-cell office:value-type="float" office:value="5101016" calcext:value-type="float">
            <text:p>51010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511" calcext:value-type="float">
            <text:p>8511</text:p>
          </table:table-cell>
          <table:table-cell office:value-type="float" office:value="-325" calcext:value-type="float">
            <text:p>-32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9040" calcext:value-type="float">
            <text:p>16110520390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7512" calcext:value-type="float">
            <text:p>417512</text:p>
          </table:table-cell>
          <table:table-cell office:value-type="float" office:value="2478" calcext:value-type="float">
            <text:p>2478</text:p>
          </table:table-cell>
          <table:table-cell office:value-type="float" office:value="2120308" calcext:value-type="float">
            <text:p>2120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799768" calcext:value-type="float">
            <text:p>6799768</text:p>
          </table:table-cell>
          <table:table-cell office:value-type="float" office:value="0" calcext:value-type="float">
            <text:p>0</text:p>
          </table:table-cell>
          <table:table-cell office:value-type="float" office:value="6799768" calcext:value-type="float">
            <text:p>67997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530" calcext:value-type="float">
            <text:p>8530</text:p>
          </table:table-cell>
          <table:table-cell office:value-type="float" office:value="-225" calcext:value-type="float">
            <text:p>-22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9151" calcext:value-type="float">
            <text:p>16110520391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3908" calcext:value-type="float">
            <text:p>433908</text:p>
          </table:table-cell>
          <table:table-cell office:value-type="float" office:value="2494" calcext:value-type="float">
            <text:p>2494</text:p>
          </table:table-cell>
          <table:table-cell office:value-type="float" office:value="2120460" calcext:value-type="float">
            <text:p>21204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88640" calcext:value-type="float">
            <text:p>5888640</text:p>
          </table:table-cell>
          <table:table-cell office:value-type="float" office:value="241664" calcext:value-type="float">
            <text:p>241664</text:p>
          </table:table-cell>
          <table:table-cell office:value-type="float" office:value="5646976" calcext:value-type="float">
            <text:p>5646976</text:p>
          </table:table-cell>
          <table:table-cell office:value-type="float" office:value="8" calcext:value-type="float">
            <text:p>8</text:p>
          </table:table-cell>
          <table:table-cell office:value-type="float" office:value="2745600" calcext:value-type="float">
            <text:p>2745600</text:p>
          </table:table-cell>
          <table:table-cell office:value-type="float" office:value="8549" calcext:value-type="float">
            <text:p>8549</text:p>
          </table:table-cell>
          <table:table-cell office:value-type="float" office:value="-932" calcext:value-type="float">
            <text:p>-93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9264" calcext:value-type="float">
            <text:p>16110520392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9196" calcext:value-type="float">
            <text:p>419196</text:p>
          </table:table-cell>
          <table:table-cell office:value-type="float" office:value="2480" calcext:value-type="float">
            <text:p>2480</text:p>
          </table:table-cell>
          <table:table-cell office:value-type="float" office:value="2120460" calcext:value-type="float">
            <text:p>21204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82280" calcext:value-type="float">
            <text:p>6382280</text:p>
          </table:table-cell>
          <table:table-cell office:value-type="float" office:value="0" calcext:value-type="float">
            <text:p>0</text:p>
          </table:table-cell>
          <table:table-cell office:value-type="float" office:value="6382280" calcext:value-type="float">
            <text:p>63822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567" calcext:value-type="float">
            <text:p>8567</text:p>
          </table:table-cell>
          <table:table-cell office:value-type="float" office:value="-932" calcext:value-type="float">
            <text:p>-93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9373" calcext:value-type="float">
            <text:p>16110520393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3056" calcext:value-type="float">
            <text:p>433056</text:p>
          </table:table-cell>
          <table:table-cell office:value-type="float" office:value="2493" calcext:value-type="float">
            <text:p>2493</text:p>
          </table:table-cell>
          <table:table-cell office:value-type="float" office:value="2120460" calcext:value-type="float">
            <text:p>21204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93944" calcext:value-type="float">
            <text:p>5793944</text:p>
          </table:table-cell>
          <table:table-cell office:value-type="float" office:value="159744" calcext:value-type="float">
            <text:p>159744</text:p>
          </table:table-cell>
          <table:table-cell office:value-type="float" office:value="5634200" calcext:value-type="float">
            <text:p>5634200</text:p>
          </table:table-cell>
          <table:table-cell office:value-type="float" office:value="8" calcext:value-type="float">
            <text:p>8</text:p>
          </table:table-cell>
          <table:table-cell office:value-type="float" office:value="1958400" calcext:value-type="float">
            <text:p>1958400</text:p>
          </table:table-cell>
          <table:table-cell office:value-type="float" office:value="8586" calcext:value-type="float">
            <text:p>8586</text:p>
          </table:table-cell>
          <table:table-cell office:value-type="float" office:value="-368" calcext:value-type="float">
            <text:p>-36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9482" calcext:value-type="float">
            <text:p>16110520394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6852" calcext:value-type="float">
            <text:p>416852</text:p>
          </table:table-cell>
          <table:table-cell office:value-type="float" office:value="2477" calcext:value-type="float">
            <text:p>2477</text:p>
          </table:table-cell>
          <table:table-cell office:value-type="float" office:value="2120460" calcext:value-type="float">
            <text:p>21204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287864" calcext:value-type="float">
            <text:p>7287864</text:p>
          </table:table-cell>
          <table:table-cell office:value-type="float" office:value="0" calcext:value-type="float">
            <text:p>0</text:p>
          </table:table-cell>
          <table:table-cell office:value-type="float" office:value="7287864" calcext:value-type="float">
            <text:p>728786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604" calcext:value-type="float">
            <text:p>8604</text:p>
          </table:table-cell>
          <table:table-cell office:value-type="float" office:value="-368" calcext:value-type="float">
            <text:p>-36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9590" calcext:value-type="float">
            <text:p>16110520395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1580" calcext:value-type="float">
            <text:p>431580</text:p>
          </table:table-cell>
          <table:table-cell office:value-type="float" office:value="2493" calcext:value-type="float">
            <text:p>2493</text:p>
          </table:table-cell>
          <table:table-cell office:value-type="float" office:value="2120456" calcext:value-type="float">
            <text:p>21204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48952" calcext:value-type="float">
            <text:p>5748952</text:p>
          </table:table-cell>
          <table:table-cell office:value-type="float" office:value="2213336" calcext:value-type="float">
            <text:p>2213336</text:p>
          </table:table-cell>
          <table:table-cell office:value-type="float" office:value="3535616" calcext:value-type="float">
            <text:p>35356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623" calcext:value-type="float">
            <text:p>8623</text:p>
          </table:table-cell>
          <table:table-cell office:value-type="float" office:value="-377" calcext:value-type="float">
            <text:p>-37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9700" calcext:value-type="float">
            <text:p>16110520397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5932" calcext:value-type="float">
            <text:p>415932</text:p>
          </table:table-cell>
          <table:table-cell office:value-type="float" office:value="2478" calcext:value-type="float">
            <text:p>2478</text:p>
          </table:table-cell>
          <table:table-cell office:value-type="float" office:value="2120456" calcext:value-type="float">
            <text:p>21204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078760" calcext:value-type="float">
            <text:p>8078760</text:p>
          </table:table-cell>
          <table:table-cell office:value-type="float" office:value="0" calcext:value-type="float">
            <text:p>0</text:p>
          </table:table-cell>
          <table:table-cell office:value-type="float" office:value="8078760" calcext:value-type="float">
            <text:p>80787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642" calcext:value-type="float">
            <text:p>8642</text:p>
          </table:table-cell>
          <table:table-cell office:value-type="float" office:value="-235" calcext:value-type="float">
            <text:p>-23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9810" calcext:value-type="float">
            <text:p>16110520398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2036" calcext:value-type="float">
            <text:p>432036</text:p>
          </table:table-cell>
          <table:table-cell office:value-type="float" office:value="2492" calcext:value-type="float">
            <text:p>2492</text:p>
          </table:table-cell>
          <table:table-cell office:value-type="float" office:value="2120456" calcext:value-type="float">
            <text:p>21204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14968" calcext:value-type="float">
            <text:p>6014968</text:p>
          </table:table-cell>
          <table:table-cell office:value-type="float" office:value="1803160" calcext:value-type="float">
            <text:p>1803160</text:p>
          </table:table-cell>
          <table:table-cell office:value-type="float" office:value="4211808" calcext:value-type="float">
            <text:p>42118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660" calcext:value-type="float">
            <text:p>8660</text:p>
          </table:table-cell>
          <table:table-cell office:value-type="float" office:value="-235" calcext:value-type="float">
            <text:p>-23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39918" calcext:value-type="float">
            <text:p>16110520399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4780" calcext:value-type="float">
            <text:p>414780</text:p>
          </table:table-cell>
          <table:table-cell office:value-type="float" office:value="2479" calcext:value-type="float">
            <text:p>2479</text:p>
          </table:table-cell>
          <table:table-cell office:value-type="float" office:value="2120480" calcext:value-type="float">
            <text:p>21204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969208" calcext:value-type="float">
            <text:p>7969208</text:p>
          </table:table-cell>
          <table:table-cell office:value-type="float" office:value="0" calcext:value-type="float">
            <text:p>0</text:p>
          </table:table-cell>
          <table:table-cell office:value-type="float" office:value="7969208" calcext:value-type="float">
            <text:p>79692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678" calcext:value-type="float">
            <text:p>8678</text:p>
          </table:table-cell>
          <table:table-cell office:value-type="float" office:value="-287" calcext:value-type="float">
            <text:p>-28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0025" calcext:value-type="float">
            <text:p>16110520400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8428" calcext:value-type="float">
            <text:p>428428</text:p>
          </table:table-cell>
          <table:table-cell office:value-type="float" office:value="2489" calcext:value-type="float">
            <text:p>2489</text:p>
          </table:table-cell>
          <table:table-cell office:value-type="float" office:value="2120480" calcext:value-type="float">
            <text:p>21204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75832" calcext:value-type="float">
            <text:p>5875832</text:p>
          </table:table-cell>
          <table:table-cell office:value-type="float" office:value="0" calcext:value-type="float">
            <text:p>0</text:p>
          </table:table-cell>
          <table:table-cell office:value-type="float" office:value="5875832" calcext:value-type="float">
            <text:p>587583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8694" calcext:value-type="float">
            <text:p>8694</text:p>
          </table:table-cell>
          <table:table-cell office:value-type="float" office:value="-287" calcext:value-type="float">
            <text:p>-28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0133" calcext:value-type="float">
            <text:p>16110520401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3156" calcext:value-type="float">
            <text:p>413156</text:p>
          </table:table-cell>
          <table:table-cell office:value-type="float" office:value="2474" calcext:value-type="float">
            <text:p>2474</text:p>
          </table:table-cell>
          <table:table-cell office:value-type="float" office:value="2120532" calcext:value-type="float">
            <text:p>21205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96216" calcext:value-type="float">
            <text:p>5696216</text:p>
          </table:table-cell>
          <table:table-cell office:value-type="float" office:value="1393384" calcext:value-type="float">
            <text:p>1393384</text:p>
          </table:table-cell>
          <table:table-cell office:value-type="float" office:value="4302832" calcext:value-type="float">
            <text:p>430283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8710" calcext:value-type="float">
            <text:p>8710</text:p>
          </table:table-cell>
          <table:table-cell office:value-type="float" office:value="-1034" calcext:value-type="float">
            <text:p>-103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0244" calcext:value-type="float">
            <text:p>16110520402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1036" calcext:value-type="float">
            <text:p>431036</text:p>
          </table:table-cell>
          <table:table-cell office:value-type="float" office:value="2494" calcext:value-type="float">
            <text:p>2494</text:p>
          </table:table-cell>
          <table:table-cell office:value-type="float" office:value="2120532" calcext:value-type="float">
            <text:p>21205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187560" calcext:value-type="float">
            <text:p>8187560</text:p>
          </table:table-cell>
          <table:table-cell office:value-type="float" office:value="0" calcext:value-type="float">
            <text:p>0</text:p>
          </table:table-cell>
          <table:table-cell office:value-type="float" office:value="8187560" calcext:value-type="float">
            <text:p>818756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8729" calcext:value-type="float">
            <text:p>8729</text:p>
          </table:table-cell>
          <table:table-cell office:value-type="float" office:value="-620" calcext:value-type="float">
            <text:p>-62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0353" calcext:value-type="float">
            <text:p>16110520403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0600" calcext:value-type="float">
            <text:p>420600</text:p>
          </table:table-cell>
          <table:table-cell office:value-type="float" office:value="2481" calcext:value-type="float">
            <text:p>2481</text:p>
          </table:table-cell>
          <table:table-cell office:value-type="float" office:value="2120532" calcext:value-type="float">
            <text:p>21205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29384" calcext:value-type="float">
            <text:p>5729384</text:p>
          </table:table-cell>
          <table:table-cell office:value-type="float" office:value="1048040" calcext:value-type="float">
            <text:p>1048040</text:p>
          </table:table-cell>
          <table:table-cell office:value-type="float" office:value="4681344" calcext:value-type="float">
            <text:p>468134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8746" calcext:value-type="float">
            <text:p>8746</text:p>
          </table:table-cell>
          <table:table-cell office:value-type="float" office:value="-620" calcext:value-type="float">
            <text:p>-62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0460" calcext:value-type="float">
            <text:p>16110520404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9240" calcext:value-type="float">
            <text:p>409240</text:p>
          </table:table-cell>
          <table:table-cell office:value-type="float" office:value="2470" calcext:value-type="float">
            <text:p>2470</text:p>
          </table:table-cell>
          <table:table-cell office:value-type="float" office:value="2120460" calcext:value-type="float">
            <text:p>21204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537160" calcext:value-type="float">
            <text:p>7537160</text:p>
          </table:table-cell>
          <table:table-cell office:value-type="float" office:value="0" calcext:value-type="float">
            <text:p>0</text:p>
          </table:table-cell>
          <table:table-cell office:value-type="float" office:value="7537160" calcext:value-type="float">
            <text:p>753716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8764" calcext:value-type="float">
            <text:p>8764</text:p>
          </table:table-cell>
          <table:table-cell office:value-type="float" office:value="-484" calcext:value-type="float">
            <text:p>-48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0567" calcext:value-type="float">
            <text:p>16110520405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2504" calcext:value-type="float">
            <text:p>422504</text:p>
          </table:table-cell>
          <table:table-cell office:value-type="float" office:value="2483" calcext:value-type="float">
            <text:p>2483</text:p>
          </table:table-cell>
          <table:table-cell office:value-type="float" office:value="2120460" calcext:value-type="float">
            <text:p>21204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04856" calcext:value-type="float">
            <text:p>5704856</text:p>
          </table:table-cell>
          <table:table-cell office:value-type="float" office:value="0" calcext:value-type="float">
            <text:p>0</text:p>
          </table:table-cell>
          <table:table-cell office:value-type="float" office:value="5704856" calcext:value-type="float">
            <text:p>5704856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8783" calcext:value-type="float">
            <text:p>8783</text:p>
          </table:table-cell>
          <table:table-cell office:value-type="float" office:value="-494" calcext:value-type="float">
            <text:p>-49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0678" calcext:value-type="float">
            <text:p>16110520406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2088" calcext:value-type="float">
            <text:p>432088</text:p>
          </table:table-cell>
          <table:table-cell office:value-type="float" office:value="2492" calcext:value-type="float">
            <text:p>2492</text:p>
          </table:table-cell>
          <table:table-cell office:value-type="float" office:value="2120460" calcext:value-type="float">
            <text:p>21204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345304" calcext:value-type="float">
            <text:p>7345304</text:p>
          </table:table-cell>
          <table:table-cell office:value-type="float" office:value="0" calcext:value-type="float">
            <text:p>0</text:p>
          </table:table-cell>
          <table:table-cell office:value-type="float" office:value="7345304" calcext:value-type="float">
            <text:p>734530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8800" calcext:value-type="float">
            <text:p>8800</text:p>
          </table:table-cell>
          <table:table-cell office:value-type="float" office:value="-494" calcext:value-type="float">
            <text:p>-49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0787" calcext:value-type="float">
            <text:p>16110520407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9520" calcext:value-type="float">
            <text:p>419520</text:p>
          </table:table-cell>
          <table:table-cell office:value-type="float" office:value="2480" calcext:value-type="float">
            <text:p>2480</text:p>
          </table:table-cell>
          <table:table-cell office:value-type="float" office:value="2120460" calcext:value-type="float">
            <text:p>21204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35672" calcext:value-type="float">
            <text:p>5835672</text:p>
          </table:table-cell>
          <table:table-cell office:value-type="float" office:value="61440" calcext:value-type="float">
            <text:p>61440</text:p>
          </table:table-cell>
          <table:table-cell office:value-type="float" office:value="5774232" calcext:value-type="float">
            <text:p>57742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819" calcext:value-type="float">
            <text:p>8819</text:p>
          </table:table-cell>
          <table:table-cell office:value-type="float" office:value="-525" calcext:value-type="float">
            <text:p>-52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0895" calcext:value-type="float">
            <text:p>16110520408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0984" calcext:value-type="float">
            <text:p>430984</text:p>
          </table:table-cell>
          <table:table-cell office:value-type="float" office:value="2491" calcext:value-type="float">
            <text:p>2491</text:p>
          </table:table-cell>
          <table:table-cell office:value-type="float" office:value="2120628" calcext:value-type="float">
            <text:p>21206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105048" calcext:value-type="float">
            <text:p>7105048</text:p>
          </table:table-cell>
          <table:table-cell office:value-type="float" office:value="0" calcext:value-type="float">
            <text:p>0</text:p>
          </table:table-cell>
          <table:table-cell office:value-type="float" office:value="7105048" calcext:value-type="float">
            <text:p>71050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838" calcext:value-type="float">
            <text:p>8838</text:p>
          </table:table-cell>
          <table:table-cell office:value-type="float" office:value="-525" calcext:value-type="float">
            <text:p>-52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1005" calcext:value-type="float">
            <text:p>1611052041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20176" calcext:value-type="float">
            <text:p>420176</text:p>
          </table:table-cell>
          <table:table-cell office:value-type="float" office:value="2481" calcext:value-type="float">
            <text:p>2481</text:p>
          </table:table-cell>
          <table:table-cell office:value-type="float" office:value="2120628" calcext:value-type="float">
            <text:p>21206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75688" calcext:value-type="float">
            <text:p>5675688</text:p>
          </table:table-cell>
          <table:table-cell office:value-type="float" office:value="1159640" calcext:value-type="float">
            <text:p>1159640</text:p>
          </table:table-cell>
          <table:table-cell office:value-type="float" office:value="4516048" calcext:value-type="float">
            <text:p>45160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854" calcext:value-type="float">
            <text:p>8854</text:p>
          </table:table-cell>
          <table:table-cell office:value-type="float" office:value="-354" calcext:value-type="float">
            <text:p>-35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1113" calcext:value-type="float">
            <text:p>16110520411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33320" calcext:value-type="float">
            <text:p>433320</text:p>
          </table:table-cell>
          <table:table-cell office:value-type="float" office:value="2494" calcext:value-type="float">
            <text:p>2494</text:p>
          </table:table-cell>
          <table:table-cell office:value-type="float" office:value="2120628" calcext:value-type="float">
            <text:p>21206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91264" calcext:value-type="float">
            <text:p>5891264</text:p>
          </table:table-cell>
          <table:table-cell office:value-type="float" office:value="1716224" calcext:value-type="float">
            <text:p>1716224</text:p>
          </table:table-cell>
          <table:table-cell office:value-type="float" office:value="4175040" calcext:value-type="float">
            <text:p>41750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873" calcext:value-type="float">
            <text:p>8873</text:p>
          </table:table-cell>
          <table:table-cell office:value-type="float" office:value="-491" calcext:value-type="float">
            <text:p>-49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1220" calcext:value-type="float">
            <text:p>16110520412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7432" calcext:value-type="float">
            <text:p>407432</text:p>
          </table:table-cell>
          <table:table-cell office:value-type="float" office:value="2489" calcext:value-type="float">
            <text:p>2489</text:p>
          </table:table-cell>
          <table:table-cell office:value-type="float" office:value="2141512" calcext:value-type="float">
            <text:p>21415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581352" calcext:value-type="float">
            <text:p>5581352</text:p>
          </table:table-cell>
          <table:table-cell office:value-type="float" office:value="783784" calcext:value-type="float">
            <text:p>783784</text:p>
          </table:table-cell>
          <table:table-cell office:value-type="float" office:value="4797568" calcext:value-type="float">
            <text:p>47975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891" calcext:value-type="float">
            <text:p>8891</text:p>
          </table:table-cell>
          <table:table-cell office:value-type="float" office:value="-491" calcext:value-type="float">
            <text:p>-49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1330" calcext:value-type="float">
            <text:p>16110520413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2804" calcext:value-type="float">
            <text:p>392804</text:p>
          </table:table-cell>
          <table:table-cell office:value-type="float" office:value="2475" calcext:value-type="float">
            <text:p>2475</text:p>
          </table:table-cell>
          <table:table-cell office:value-type="float" office:value="2141524" calcext:value-type="float">
            <text:p>21415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537288" calcext:value-type="float">
            <text:p>7537288</text:p>
          </table:table-cell>
          <table:table-cell office:value-type="float" office:value="0" calcext:value-type="float">
            <text:p>0</text:p>
          </table:table-cell>
          <table:table-cell office:value-type="float" office:value="7537288" calcext:value-type="float">
            <text:p>7537288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8910" calcext:value-type="float">
            <text:p>8910</text:p>
          </table:table-cell>
          <table:table-cell office:value-type="float" office:value="-862" calcext:value-type="float">
            <text:p>-86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1441" calcext:value-type="float">
            <text:p>16110520414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4608" calcext:value-type="float">
            <text:p>404608</text:p>
          </table:table-cell>
          <table:table-cell office:value-type="float" office:value="2486" calcext:value-type="float">
            <text:p>2486</text:p>
          </table:table-cell>
          <table:table-cell office:value-type="float" office:value="2141524" calcext:value-type="float">
            <text:p>21415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62176" calcext:value-type="float">
            <text:p>5962176</text:p>
          </table:table-cell>
          <table:table-cell office:value-type="float" office:value="1733000" calcext:value-type="float">
            <text:p>1733000</text:p>
          </table:table-cell>
          <table:table-cell office:value-type="float" office:value="4229176" calcext:value-type="float">
            <text:p>42291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928" calcext:value-type="float">
            <text:p>8928</text:p>
          </table:table-cell>
          <table:table-cell office:value-type="float" office:value="-665" calcext:value-type="float">
            <text:p>-66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1548" calcext:value-type="float">
            <text:p>16110520415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86288" calcext:value-type="float">
            <text:p>386288</text:p>
          </table:table-cell>
          <table:table-cell office:value-type="float" office:value="2468" calcext:value-type="float">
            <text:p>2468</text:p>
          </table:table-cell>
          <table:table-cell office:value-type="float" office:value="2141524" calcext:value-type="float">
            <text:p>21415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149432" calcext:value-type="float">
            <text:p>7149432</text:p>
          </table:table-cell>
          <table:table-cell office:value-type="float" office:value="0" calcext:value-type="float">
            <text:p>0</text:p>
          </table:table-cell>
          <table:table-cell office:value-type="float" office:value="7149432" calcext:value-type="float">
            <text:p>7149432</text:p>
          </table:table-cell>
          <table:table-cell office:value-type="float" office:value="8" calcext:value-type="float">
            <text:p>8</text:p>
          </table:table-cell>
          <table:table-cell office:value-type="float" office:value="1958400" calcext:value-type="float">
            <text:p>1958400</text:p>
          </table:table-cell>
          <table:table-cell office:value-type="float" office:value="8946" calcext:value-type="float">
            <text:p>8946</text:p>
          </table:table-cell>
          <table:table-cell office:value-type="float" office:value="-665" calcext:value-type="float">
            <text:p>-66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1654" calcext:value-type="float">
            <text:p>16110520416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8636" calcext:value-type="float">
            <text:p>398636</text:p>
          </table:table-cell>
          <table:table-cell office:value-type="float" office:value="2483" calcext:value-type="float">
            <text:p>2483</text:p>
          </table:table-cell>
          <table:table-cell office:value-type="float" office:value="2141524" calcext:value-type="float">
            <text:p>21415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425008" calcext:value-type="float">
            <text:p>6425008</text:p>
          </table:table-cell>
          <table:table-cell office:value-type="float" office:value="0" calcext:value-type="float">
            <text:p>0</text:p>
          </table:table-cell>
          <table:table-cell office:value-type="float" office:value="6425008" calcext:value-type="float">
            <text:p>6425008</text:p>
          </table:table-cell>
          <table:table-cell office:value-type="float" office:value="8" calcext:value-type="float">
            <text:p>8</text:p>
          </table:table-cell>
          <table:table-cell office:value-type="float" office:value="1862400" calcext:value-type="float">
            <text:p>1862400</text:p>
          </table:table-cell>
          <table:table-cell office:value-type="float" office:value="8963" calcext:value-type="float">
            <text:p>8963</text:p>
          </table:table-cell>
          <table:table-cell office:value-type="float" office:value="-532" calcext:value-type="float">
            <text:p>-53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1762" calcext:value-type="float">
            <text:p>16110520417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3204" calcext:value-type="float">
            <text:p>393204</text:p>
          </table:table-cell>
          <table:table-cell office:value-type="float" office:value="2471" calcext:value-type="float">
            <text:p>2471</text:p>
          </table:table-cell>
          <table:table-cell office:value-type="float" office:value="2141524" calcext:value-type="float">
            <text:p>21415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48880" calcext:value-type="float">
            <text:p>6348880</text:p>
          </table:table-cell>
          <table:table-cell office:value-type="float" office:value="0" calcext:value-type="float">
            <text:p>0</text:p>
          </table:table-cell>
          <table:table-cell office:value-type="float" office:value="6348880" calcext:value-type="float">
            <text:p>63488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8980" calcext:value-type="float">
            <text:p>8980</text:p>
          </table:table-cell>
          <table:table-cell office:value-type="float" office:value="-532" calcext:value-type="float">
            <text:p>-53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1871" calcext:value-type="float">
            <text:p>16110520418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0432" calcext:value-type="float">
            <text:p>390432</text:p>
          </table:table-cell>
          <table:table-cell office:value-type="float" office:value="2472" calcext:value-type="float">
            <text:p>2472</text:p>
          </table:table-cell>
          <table:table-cell office:value-type="float" office:value="2141616" calcext:value-type="float">
            <text:p>21416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562920" calcext:value-type="float">
            <text:p>7562920</text:p>
          </table:table-cell>
          <table:table-cell office:value-type="float" office:value="0" calcext:value-type="float">
            <text:p>0</text:p>
          </table:table-cell>
          <table:table-cell office:value-type="float" office:value="7562920" calcext:value-type="float">
            <text:p>7562920</text:p>
          </table:table-cell>
          <table:table-cell office:value-type="float" office:value="8" calcext:value-type="float">
            <text:p>8</text:p>
          </table:table-cell>
          <table:table-cell office:value-type="float" office:value="1862400" calcext:value-type="float">
            <text:p>1862400</text:p>
          </table:table-cell>
          <table:table-cell office:value-type="float" office:value="8998" calcext:value-type="float">
            <text:p>8998</text:p>
          </table:table-cell>
          <table:table-cell office:value-type="float" office:value="-852" calcext:value-type="float">
            <text:p>-85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1979" calcext:value-type="float">
            <text:p>16110520419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3032" calcext:value-type="float">
            <text:p>403032</text:p>
          </table:table-cell>
          <table:table-cell office:value-type="float" office:value="2485" calcext:value-type="float">
            <text:p>2485</text:p>
          </table:table-cell>
          <table:table-cell office:value-type="float" office:value="2141616" calcext:value-type="float">
            <text:p>21416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83928" calcext:value-type="float">
            <text:p>6083928</text:p>
          </table:table-cell>
          <table:table-cell office:value-type="float" office:value="208896" calcext:value-type="float">
            <text:p>208896</text:p>
          </table:table-cell>
          <table:table-cell office:value-type="float" office:value="5875032" calcext:value-type="float">
            <text:p>58750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015" calcext:value-type="float">
            <text:p>9015</text:p>
          </table:table-cell>
          <table:table-cell office:value-type="float" office:value="-580" calcext:value-type="float">
            <text:p>-58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2090" calcext:value-type="float">
            <text:p>16110520420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88736" calcext:value-type="float">
            <text:p>388736</text:p>
          </table:table-cell>
          <table:table-cell office:value-type="float" office:value="2471" calcext:value-type="float">
            <text:p>2471</text:p>
          </table:table-cell>
          <table:table-cell office:value-type="float" office:value="2141616" calcext:value-type="float">
            <text:p>21416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57456" calcext:value-type="float">
            <text:p>5957456</text:p>
          </table:table-cell>
          <table:table-cell office:value-type="float" office:value="208024" calcext:value-type="float">
            <text:p>208024</text:p>
          </table:table-cell>
          <table:table-cell office:value-type="float" office:value="5749432" calcext:value-type="float">
            <text:p>57494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032" calcext:value-type="float">
            <text:p>9032</text:p>
          </table:table-cell>
          <table:table-cell office:value-type="float" office:value="-580" calcext:value-type="float">
            <text:p>-58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2200" calcext:value-type="float">
            <text:p>1611052042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6296" calcext:value-type="float">
            <text:p>396296</text:p>
          </table:table-cell>
          <table:table-cell office:value-type="float" office:value="2478" calcext:value-type="float">
            <text:p>2478</text:p>
          </table:table-cell>
          <table:table-cell office:value-type="float" office:value="2141616" calcext:value-type="float">
            <text:p>21416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490040" calcext:value-type="float">
            <text:p>7490040</text:p>
          </table:table-cell>
          <table:table-cell office:value-type="float" office:value="0" calcext:value-type="float">
            <text:p>0</text:p>
          </table:table-cell>
          <table:table-cell office:value-type="float" office:value="7490040" calcext:value-type="float">
            <text:p>74900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050" calcext:value-type="float">
            <text:p>9050</text:p>
          </table:table-cell>
          <table:table-cell office:value-type="float" office:value="-264" calcext:value-type="float">
            <text:p>-26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2307" calcext:value-type="float">
            <text:p>16110520423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4676" calcext:value-type="float">
            <text:p>394676</text:p>
          </table:table-cell>
          <table:table-cell office:value-type="float" office:value="2477" calcext:value-type="float">
            <text:p>2477</text:p>
          </table:table-cell>
          <table:table-cell office:value-type="float" office:value="2142264" calcext:value-type="float">
            <text:p>21422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98088" calcext:value-type="float">
            <text:p>5798088</text:p>
          </table:table-cell>
          <table:table-cell office:value-type="float" office:value="290816" calcext:value-type="float">
            <text:p>290816</text:p>
          </table:table-cell>
          <table:table-cell office:value-type="float" office:value="5507272" calcext:value-type="float">
            <text:p>5507272</text:p>
          </table:table-cell>
          <table:table-cell office:value-type="float" office:value="8" calcext:value-type="float">
            <text:p>8</text:p>
          </table:table-cell>
          <table:table-cell office:value-type="float" office:value="2150400" calcext:value-type="float">
            <text:p>2150400</text:p>
          </table:table-cell>
          <table:table-cell office:value-type="float" office:value="9067" calcext:value-type="float">
            <text:p>9067</text:p>
          </table:table-cell>
          <table:table-cell office:value-type="float" office:value="-264" calcext:value-type="float">
            <text:p>-26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2415" calcext:value-type="float">
            <text:p>16110520424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43012" calcext:value-type="float">
            <text:p>343012</text:p>
          </table:table-cell>
          <table:table-cell office:value-type="float" office:value="2488" calcext:value-type="float">
            <text:p>2488</text:p>
          </table:table-cell>
          <table:table-cell office:value-type="float" office:value="2204716" calcext:value-type="float">
            <text:p>22047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86752" calcext:value-type="float">
            <text:p>5686752</text:p>
          </table:table-cell>
          <table:table-cell office:value-type="float" office:value="947768" calcext:value-type="float">
            <text:p>947768</text:p>
          </table:table-cell>
          <table:table-cell office:value-type="float" office:value="4738984" calcext:value-type="float">
            <text:p>47389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083" calcext:value-type="float">
            <text:p>9083</text:p>
          </table:table-cell>
          <table:table-cell office:value-type="float" office:value="-622" calcext:value-type="float">
            <text:p>-62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2523" calcext:value-type="float">
            <text:p>16110520425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55184" calcext:value-type="float">
            <text:p>355184</text:p>
          </table:table-cell>
          <table:table-cell office:value-type="float" office:value="2514" calcext:value-type="float">
            <text:p>2514</text:p>
          </table:table-cell>
          <table:table-cell office:value-type="float" office:value="2219980" calcext:value-type="float">
            <text:p>22199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674016" calcext:value-type="float">
            <text:p>7674016</text:p>
          </table:table-cell>
          <table:table-cell office:value-type="float" office:value="0" calcext:value-type="float">
            <text:p>0</text:p>
          </table:table-cell>
          <table:table-cell office:value-type="float" office:value="7674016" calcext:value-type="float">
            <text:p>7674016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9103" calcext:value-type="float">
            <text:p>9103</text:p>
          </table:table-cell>
          <table:table-cell office:value-type="float" office:value="-787" calcext:value-type="float">
            <text:p>-78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2630" calcext:value-type="float">
            <text:p>16110520426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67276" calcext:value-type="float">
            <text:p>367276</text:p>
          </table:table-cell>
          <table:table-cell office:value-type="float" office:value="2509" calcext:value-type="float">
            <text:p>2509</text:p>
          </table:table-cell>
          <table:table-cell office:value-type="float" office:value="2201944" calcext:value-type="float">
            <text:p>22019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85472" calcext:value-type="float">
            <text:p>5885472</text:p>
          </table:table-cell>
          <table:table-cell office:value-type="float" office:value="602112" calcext:value-type="float">
            <text:p>602112</text:p>
          </table:table-cell>
          <table:table-cell office:value-type="float" office:value="5283360" calcext:value-type="float">
            <text:p>52833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121" calcext:value-type="float">
            <text:p>9121</text:p>
          </table:table-cell>
          <table:table-cell office:value-type="float" office:value="-787" calcext:value-type="float">
            <text:p>-78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2755" calcext:value-type="float">
            <text:p>16110520427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78112" calcext:value-type="float">
            <text:p>378112</text:p>
          </table:table-cell>
          <table:table-cell office:value-type="float" office:value="2519" calcext:value-type="float">
            <text:p>2519</text:p>
          </table:table-cell>
          <table:table-cell office:value-type="float" office:value="2201848" calcext:value-type="float">
            <text:p>22018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56696" calcext:value-type="float">
            <text:p>5856696</text:p>
          </table:table-cell>
          <table:table-cell office:value-type="float" office:value="1176456" calcext:value-type="float">
            <text:p>1176456</text:p>
          </table:table-cell>
          <table:table-cell office:value-type="float" office:value="4680240" calcext:value-type="float">
            <text:p>46802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139" calcext:value-type="float">
            <text:p>9139</text:p>
          </table:table-cell>
          <table:table-cell office:value-type="float" office:value="-248" calcext:value-type="float">
            <text:p>-24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2867" calcext:value-type="float">
            <text:p>16110520428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60228" calcext:value-type="float">
            <text:p>360228</text:p>
          </table:table-cell>
          <table:table-cell office:value-type="float" office:value="2502" calcext:value-type="float">
            <text:p>2502</text:p>
          </table:table-cell>
          <table:table-cell office:value-type="float" office:value="2201884" calcext:value-type="float">
            <text:p>22018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877608" calcext:value-type="float">
            <text:p>6877608</text:p>
          </table:table-cell>
          <table:table-cell office:value-type="float" office:value="0" calcext:value-type="float">
            <text:p>0</text:p>
          </table:table-cell>
          <table:table-cell office:value-type="float" office:value="6877608" calcext:value-type="float">
            <text:p>68776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157" calcext:value-type="float">
            <text:p>9157</text:p>
          </table:table-cell>
          <table:table-cell office:value-type="float" office:value="-235" calcext:value-type="float">
            <text:p>-23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2975" calcext:value-type="float">
            <text:p>16110520429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71064" calcext:value-type="float">
            <text:p>371064</text:p>
          </table:table-cell>
          <table:table-cell office:value-type="float" office:value="2512" calcext:value-type="float">
            <text:p>2512</text:p>
          </table:table-cell>
          <table:table-cell office:value-type="float" office:value="2201884" calcext:value-type="float">
            <text:p>22018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07304" calcext:value-type="float">
            <text:p>5907304</text:p>
          </table:table-cell>
          <table:table-cell office:value-type="float" office:value="1388544" calcext:value-type="float">
            <text:p>1388544</text:p>
          </table:table-cell>
          <table:table-cell office:value-type="float" office:value="4518760" calcext:value-type="float">
            <text:p>45187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175" calcext:value-type="float">
            <text:p>9175</text:p>
          </table:table-cell>
          <table:table-cell office:value-type="float" office:value="-235" calcext:value-type="float">
            <text:p>-23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3082" calcext:value-type="float">
            <text:p>16110520430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81396" calcext:value-type="float">
            <text:p>381396</text:p>
          </table:table-cell>
          <table:table-cell office:value-type="float" office:value="2522" calcext:value-type="float">
            <text:p>2522</text:p>
          </table:table-cell>
          <table:table-cell office:value-type="float" office:value="2201884" calcext:value-type="float">
            <text:p>22018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10672" calcext:value-type="float">
            <text:p>5810672</text:p>
          </table:table-cell>
          <table:table-cell office:value-type="float" office:value="1161448" calcext:value-type="float">
            <text:p>1161448</text:p>
          </table:table-cell>
          <table:table-cell office:value-type="float" office:value="4649224" calcext:value-type="float">
            <text:p>4649224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9195" calcext:value-type="float">
            <text:p>9195</text:p>
          </table:table-cell>
          <table:table-cell office:value-type="float" office:value="-280" calcext:value-type="float">
            <text:p>-28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3208" calcext:value-type="float">
            <text:p>16110520432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1488" calcext:value-type="float">
            <text:p>391488</text:p>
          </table:table-cell>
          <table:table-cell office:value-type="float" office:value="2485" calcext:value-type="float">
            <text:p>2485</text:p>
          </table:table-cell>
          <table:table-cell office:value-type="float" office:value="2153780" calcext:value-type="float">
            <text:p>21537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46440" calcext:value-type="float">
            <text:p>5946440</text:p>
          </table:table-cell>
          <table:table-cell office:value-type="float" office:value="1981016" calcext:value-type="float">
            <text:p>1981016</text:p>
          </table:table-cell>
          <table:table-cell office:value-type="float" office:value="3965424" calcext:value-type="float">
            <text:p>3965424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9209" calcext:value-type="float">
            <text:p>9209</text:p>
          </table:table-cell>
          <table:table-cell office:value-type="float" office:value="-406" calcext:value-type="float">
            <text:p>-40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3772" calcext:value-type="float">
            <text:p>16110520437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74232" calcext:value-type="float">
            <text:p>374232</text:p>
          </table:table-cell>
          <table:table-cell office:value-type="float" office:value="2468" calcext:value-type="float">
            <text:p>2468</text:p>
          </table:table-cell>
          <table:table-cell office:value-type="float" office:value="2153780" calcext:value-type="float">
            <text:p>21537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260072" calcext:value-type="float">
            <text:p>6260072</text:p>
          </table:table-cell>
          <table:table-cell office:value-type="float" office:value="0" calcext:value-type="float">
            <text:p>0</text:p>
          </table:table-cell>
          <table:table-cell office:value-type="float" office:value="6260072" calcext:value-type="float">
            <text:p>626007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9227" calcext:value-type="float">
            <text:p>9227</text:p>
          </table:table-cell>
          <table:table-cell office:value-type="float" office:value="-685" calcext:value-type="float">
            <text:p>-68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3886" calcext:value-type="float">
            <text:p>16110520438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84168" calcext:value-type="float">
            <text:p>384168</text:p>
          </table:table-cell>
          <table:table-cell office:value-type="float" office:value="2478" calcext:value-type="float">
            <text:p>2478</text:p>
          </table:table-cell>
          <table:table-cell office:value-type="float" office:value="2153528" calcext:value-type="float">
            <text:p>21535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01424" calcext:value-type="float">
            <text:p>5701424</text:p>
          </table:table-cell>
          <table:table-cell office:value-type="float" office:value="929792" calcext:value-type="float">
            <text:p>929792</text:p>
          </table:table-cell>
          <table:table-cell office:value-type="float" office:value="4771632" calcext:value-type="float">
            <text:p>477163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9243" calcext:value-type="float">
            <text:p>9243</text:p>
          </table:table-cell>
          <table:table-cell office:value-type="float" office:value="-685" calcext:value-type="float">
            <text:p>-68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3994" calcext:value-type="float">
            <text:p>16110520439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5372" calcext:value-type="float">
            <text:p>395372</text:p>
          </table:table-cell>
          <table:table-cell office:value-type="float" office:value="2490" calcext:value-type="float">
            <text:p>2490</text:p>
          </table:table-cell>
          <table:table-cell office:value-type="float" office:value="2153528" calcext:value-type="float">
            <text:p>21535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03432" calcext:value-type="float">
            <text:p>5903432</text:p>
          </table:table-cell>
          <table:table-cell office:value-type="float" office:value="0" calcext:value-type="float">
            <text:p>0</text:p>
          </table:table-cell>
          <table:table-cell office:value-type="float" office:value="5903432" calcext:value-type="float">
            <text:p>5903432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9260" calcext:value-type="float">
            <text:p>9260</text:p>
          </table:table-cell>
          <table:table-cell office:value-type="float" office:value="-885" calcext:value-type="float">
            <text:p>-88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4102" calcext:value-type="float">
            <text:p>16110520441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4708" calcext:value-type="float">
            <text:p>404708</text:p>
          </table:table-cell>
          <table:table-cell office:value-type="float" office:value="2498" calcext:value-type="float">
            <text:p>2498</text:p>
          </table:table-cell>
          <table:table-cell office:value-type="float" office:value="2153552" calcext:value-type="float">
            <text:p>21535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91696" calcext:value-type="float">
            <text:p>5691696</text:p>
          </table:table-cell>
          <table:table-cell office:value-type="float" office:value="294536" calcext:value-type="float">
            <text:p>294536</text:p>
          </table:table-cell>
          <table:table-cell office:value-type="float" office:value="5397160" calcext:value-type="float">
            <text:p>5397160</text:p>
          </table:table-cell>
          <table:table-cell office:value-type="float" office:value="8" calcext:value-type="float">
            <text:p>8</text:p>
          </table:table-cell>
          <table:table-cell office:value-type="float" office:value="2649600" calcext:value-type="float">
            <text:p>2649600</text:p>
          </table:table-cell>
          <table:table-cell office:value-type="float" office:value="9277" calcext:value-type="float">
            <text:p>9277</text:p>
          </table:table-cell>
          <table:table-cell office:value-type="float" office:value="-808" calcext:value-type="float">
            <text:p>-80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4214" calcext:value-type="float">
            <text:p>16110520442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85572" calcext:value-type="float">
            <text:p>385572</text:p>
          </table:table-cell>
          <table:table-cell office:value-type="float" office:value="2479" calcext:value-type="float">
            <text:p>2479</text:p>
          </table:table-cell>
          <table:table-cell office:value-type="float" office:value="2153556" calcext:value-type="float">
            <text:p>21535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790176" calcext:value-type="float">
            <text:p>6790176</text:p>
          </table:table-cell>
          <table:table-cell office:value-type="float" office:value="0" calcext:value-type="float">
            <text:p>0</text:p>
          </table:table-cell>
          <table:table-cell office:value-type="float" office:value="6790176" calcext:value-type="float">
            <text:p>6790176</text:p>
          </table:table-cell>
          <table:table-cell office:value-type="float" office:value="8" calcext:value-type="float">
            <text:p>8</text:p>
          </table:table-cell>
          <table:table-cell office:value-type="float" office:value="2649600" calcext:value-type="float">
            <text:p>2649600</text:p>
          </table:table-cell>
          <table:table-cell office:value-type="float" office:value="9295" calcext:value-type="float">
            <text:p>9295</text:p>
          </table:table-cell>
          <table:table-cell office:value-type="float" office:value="-808" calcext:value-type="float">
            <text:p>-80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4321" calcext:value-type="float">
            <text:p>16110520443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7416" calcext:value-type="float">
            <text:p>397416</text:p>
          </table:table-cell>
          <table:table-cell office:value-type="float" office:value="2491" calcext:value-type="float">
            <text:p>2491</text:p>
          </table:table-cell>
          <table:table-cell office:value-type="float" office:value="2153556" calcext:value-type="float">
            <text:p>21535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08336" calcext:value-type="float">
            <text:p>5808336</text:p>
          </table:table-cell>
          <table:table-cell office:value-type="float" office:value="1503232" calcext:value-type="float">
            <text:p>1503232</text:p>
          </table:table-cell>
          <table:table-cell office:value-type="float" office:value="4305104" calcext:value-type="float">
            <text:p>4305104</text:p>
          </table:table-cell>
          <table:table-cell office:value-type="float" office:value="8" calcext:value-type="float">
            <text:p>8</text:p>
          </table:table-cell>
          <table:table-cell office:value-type="float" office:value="2649600" calcext:value-type="float">
            <text:p>2649600</text:p>
          </table:table-cell>
          <table:table-cell office:value-type="float" office:value="9313" calcext:value-type="float">
            <text:p>9313</text:p>
          </table:table-cell>
          <table:table-cell office:value-type="float" office:value="-459" calcext:value-type="float">
            <text:p>-45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4430" calcext:value-type="float">
            <text:p>16110520444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3968" calcext:value-type="float">
            <text:p>403968</text:p>
          </table:table-cell>
          <table:table-cell office:value-type="float" office:value="2497" calcext:value-type="float">
            <text:p>2497</text:p>
          </table:table-cell>
          <table:table-cell office:value-type="float" office:value="2153556" calcext:value-type="float">
            <text:p>21535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10104" calcext:value-type="float">
            <text:p>5810104</text:p>
          </table:table-cell>
          <table:table-cell office:value-type="float" office:value="274432" calcext:value-type="float">
            <text:p>274432</text:p>
          </table:table-cell>
          <table:table-cell office:value-type="float" office:value="5535672" calcext:value-type="float">
            <text:p>55356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330" calcext:value-type="float">
            <text:p>9330</text:p>
          </table:table-cell>
          <table:table-cell office:value-type="float" office:value="-279" calcext:value-type="float">
            <text:p>-27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4538" calcext:value-type="float">
            <text:p>16110520445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1140" calcext:value-type="float">
            <text:p>401140</text:p>
          </table:table-cell>
          <table:table-cell office:value-type="float" office:value="2491" calcext:value-type="float">
            <text:p>2491</text:p>
          </table:table-cell>
          <table:table-cell office:value-type="float" office:value="2153556" calcext:value-type="float">
            <text:p>21535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14928" calcext:value-type="float">
            <text:p>5814928</text:p>
          </table:table-cell>
          <table:table-cell office:value-type="float" office:value="1410008" calcext:value-type="float">
            <text:p>1410008</text:p>
          </table:table-cell>
          <table:table-cell office:value-type="float" office:value="4404920" calcext:value-type="float">
            <text:p>440492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347" calcext:value-type="float">
            <text:p>9347</text:p>
          </table:table-cell>
          <table:table-cell office:value-type="float" office:value="-279" calcext:value-type="float">
            <text:p>-27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4645" calcext:value-type="float">
            <text:p>16110520446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5596" calcext:value-type="float">
            <text:p>395596</text:p>
          </table:table-cell>
          <table:table-cell office:value-type="float" office:value="2489" calcext:value-type="float">
            <text:p>2489</text:p>
          </table:table-cell>
          <table:table-cell office:value-type="float" office:value="2153560" calcext:value-type="float">
            <text:p>2153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79152" calcext:value-type="float">
            <text:p>5979152</text:p>
          </table:table-cell>
          <table:table-cell office:value-type="float" office:value="0" calcext:value-type="float">
            <text:p>0</text:p>
          </table:table-cell>
          <table:table-cell office:value-type="float" office:value="5979152" calcext:value-type="float">
            <text:p>59791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365" calcext:value-type="float">
            <text:p>9365</text:p>
          </table:table-cell>
          <table:table-cell office:value-type="float" office:value="-256" calcext:value-type="float">
            <text:p>-25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4754" calcext:value-type="float">
            <text:p>16110520447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2400" calcext:value-type="float">
            <text:p>402400</text:p>
          </table:table-cell>
          <table:table-cell office:value-type="float" office:value="2496" calcext:value-type="float">
            <text:p>2496</text:p>
          </table:table-cell>
          <table:table-cell office:value-type="float" office:value="2153560" calcext:value-type="float">
            <text:p>2153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89944" calcext:value-type="float">
            <text:p>6389944</text:p>
          </table:table-cell>
          <table:table-cell office:value-type="float" office:value="0" calcext:value-type="float">
            <text:p>0</text:p>
          </table:table-cell>
          <table:table-cell office:value-type="float" office:value="6389944" calcext:value-type="float">
            <text:p>638994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381" calcext:value-type="float">
            <text:p>9381</text:p>
          </table:table-cell>
          <table:table-cell office:value-type="float" office:value="-256" calcext:value-type="float">
            <text:p>-25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4861" calcext:value-type="float">
            <text:p>16110520448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12732" calcext:value-type="float">
            <text:p>412732</text:p>
          </table:table-cell>
          <table:table-cell office:value-type="float" office:value="2506" calcext:value-type="float">
            <text:p>2506</text:p>
          </table:table-cell>
          <table:table-cell office:value-type="float" office:value="2153560" calcext:value-type="float">
            <text:p>2153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18920" calcext:value-type="float">
            <text:p>5718920</text:p>
          </table:table-cell>
          <table:table-cell office:value-type="float" office:value="1650688" calcext:value-type="float">
            <text:p>1650688</text:p>
          </table:table-cell>
          <table:table-cell office:value-type="float" office:value="4068232" calcext:value-type="float">
            <text:p>4068232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9398" calcext:value-type="float">
            <text:p>9398</text:p>
          </table:table-cell>
          <table:table-cell office:value-type="float" office:value="-361" calcext:value-type="float">
            <text:p>-36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4971" calcext:value-type="float">
            <text:p>16110520449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3236" calcext:value-type="float">
            <text:p>393236</text:p>
          </table:table-cell>
          <table:table-cell office:value-type="float" office:value="2487" calcext:value-type="float">
            <text:p>2487</text:p>
          </table:table-cell>
          <table:table-cell office:value-type="float" office:value="2153560" calcext:value-type="float">
            <text:p>2153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71360" calcext:value-type="float">
            <text:p>5671360</text:p>
          </table:table-cell>
          <table:table-cell office:value-type="float" office:value="520192" calcext:value-type="float">
            <text:p>520192</text:p>
          </table:table-cell>
          <table:table-cell office:value-type="float" office:value="5151168" calcext:value-type="float">
            <text:p>51511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414" calcext:value-type="float">
            <text:p>9414</text:p>
          </table:table-cell>
          <table:table-cell office:value-type="float" office:value="-350" calcext:value-type="float">
            <text:p>-35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5078" calcext:value-type="float">
            <text:p>16110520450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1884" calcext:value-type="float">
            <text:p>401884</text:p>
          </table:table-cell>
          <table:table-cell office:value-type="float" office:value="2495" calcext:value-type="float">
            <text:p>2495</text:p>
          </table:table-cell>
          <table:table-cell office:value-type="float" office:value="2153560" calcext:value-type="float">
            <text:p>2153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08136" calcext:value-type="float">
            <text:p>5708136</text:p>
          </table:table-cell>
          <table:table-cell office:value-type="float" office:value="2233304" calcext:value-type="float">
            <text:p>2233304</text:p>
          </table:table-cell>
          <table:table-cell office:value-type="float" office:value="3474832" calcext:value-type="float">
            <text:p>3474832</text:p>
          </table:table-cell>
          <table:table-cell office:value-type="float" office:value="8" calcext:value-type="float">
            <text:p>8</text:p>
          </table:table-cell>
          <table:table-cell office:value-type="float" office:value="2246400" calcext:value-type="float">
            <text:p>2246400</text:p>
          </table:table-cell>
          <table:table-cell office:value-type="float" office:value="9432" calcext:value-type="float">
            <text:p>9432</text:p>
          </table:table-cell>
          <table:table-cell office:value-type="float" office:value="-350" calcext:value-type="float">
            <text:p>-35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5187" calcext:value-type="float">
            <text:p>16110520451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83080" calcext:value-type="float">
            <text:p>383080</text:p>
          </table:table-cell>
          <table:table-cell office:value-type="float" office:value="2477" calcext:value-type="float">
            <text:p>2477</text:p>
          </table:table-cell>
          <table:table-cell office:value-type="float" office:value="2153560" calcext:value-type="float">
            <text:p>2153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08656" calcext:value-type="float">
            <text:p>5808656</text:p>
          </table:table-cell>
          <table:table-cell office:value-type="float" office:value="1708904" calcext:value-type="float">
            <text:p>1708904</text:p>
          </table:table-cell>
          <table:table-cell office:value-type="float" office:value="4099752" calcext:value-type="float">
            <text:p>4099752</text:p>
          </table:table-cell>
          <table:table-cell office:value-type="float" office:value="8" calcext:value-type="float">
            <text:p>8</text:p>
          </table:table-cell>
          <table:table-cell office:value-type="float" office:value="1862400" calcext:value-type="float">
            <text:p>1862400</text:p>
          </table:table-cell>
          <table:table-cell office:value-type="float" office:value="9448" calcext:value-type="float">
            <text:p>9448</text:p>
          </table:table-cell>
          <table:table-cell office:value-type="float" office:value="-567" calcext:value-type="float">
            <text:p>-56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5294" calcext:value-type="float">
            <text:p>16110520452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0092" calcext:value-type="float">
            <text:p>390092</text:p>
          </table:table-cell>
          <table:table-cell office:value-type="float" office:value="2484" calcext:value-type="float">
            <text:p>2484</text:p>
          </table:table-cell>
          <table:table-cell office:value-type="float" office:value="2153560" calcext:value-type="float">
            <text:p>2153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46312" calcext:value-type="float">
            <text:p>5646312</text:p>
          </table:table-cell>
          <table:table-cell office:value-type="float" office:value="695640" calcext:value-type="float">
            <text:p>695640</text:p>
          </table:table-cell>
          <table:table-cell office:value-type="float" office:value="4950672" calcext:value-type="float">
            <text:p>49506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465" calcext:value-type="float">
            <text:p>9465</text:p>
          </table:table-cell>
          <table:table-cell office:value-type="float" office:value="-567" calcext:value-type="float">
            <text:p>-567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5400" calcext:value-type="float">
            <text:p>16110520454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6212" calcext:value-type="float">
            <text:p>396212</text:p>
          </table:table-cell>
          <table:table-cell office:value-type="float" office:value="2490" calcext:value-type="float">
            <text:p>2490</text:p>
          </table:table-cell>
          <table:table-cell office:value-type="float" office:value="2153560" calcext:value-type="float">
            <text:p>2153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39752" calcext:value-type="float">
            <text:p>5739752</text:p>
          </table:table-cell>
          <table:table-cell office:value-type="float" office:value="0" calcext:value-type="float">
            <text:p>0</text:p>
          </table:table-cell>
          <table:table-cell office:value-type="float" office:value="5739752" calcext:value-type="float">
            <text:p>57397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482" calcext:value-type="float">
            <text:p>9482</text:p>
          </table:table-cell>
          <table:table-cell office:value-type="float" office:value="-308" calcext:value-type="float">
            <text:p>-30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5507" calcext:value-type="float">
            <text:p>16110520455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2764" calcext:value-type="float">
            <text:p>402764</text:p>
          </table:table-cell>
          <table:table-cell office:value-type="float" office:value="2496" calcext:value-type="float">
            <text:p>2496</text:p>
          </table:table-cell>
          <table:table-cell office:value-type="float" office:value="2153560" calcext:value-type="float">
            <text:p>2153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34928" calcext:value-type="float">
            <text:p>6134928</text:p>
          </table:table-cell>
          <table:table-cell office:value-type="float" office:value="0" calcext:value-type="float">
            <text:p>0</text:p>
          </table:table-cell>
          <table:table-cell office:value-type="float" office:value="6134928" calcext:value-type="float">
            <text:p>6134928</text:p>
          </table:table-cell>
          <table:table-cell office:value-type="float" office:value="8" calcext:value-type="float">
            <text:p>8</text:p>
          </table:table-cell>
          <table:table-cell office:value-type="float" office:value="2150400" calcext:value-type="float">
            <text:p>2150400</text:p>
          </table:table-cell>
          <table:table-cell office:value-type="float" office:value="9498" calcext:value-type="float">
            <text:p>9498</text:p>
          </table:table-cell>
          <table:table-cell office:value-type="float" office:value="-299" calcext:value-type="float">
            <text:p>-29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5616" calcext:value-type="float">
            <text:p>16110520456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83164" calcext:value-type="float">
            <text:p>383164</text:p>
          </table:table-cell>
          <table:table-cell office:value-type="float" office:value="2477" calcext:value-type="float">
            <text:p>2477</text:p>
          </table:table-cell>
          <table:table-cell office:value-type="float" office:value="2153560" calcext:value-type="float">
            <text:p>2153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250808" calcext:value-type="float">
            <text:p>6250808</text:p>
          </table:table-cell>
          <table:table-cell office:value-type="float" office:value="0" calcext:value-type="float">
            <text:p>0</text:p>
          </table:table-cell>
          <table:table-cell office:value-type="float" office:value="6250808" calcext:value-type="float">
            <text:p>62508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15" calcext:value-type="float">
            <text:p>9515</text:p>
          </table:table-cell>
          <table:table-cell office:value-type="float" office:value="-299" calcext:value-type="float">
            <text:p>-29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5723" calcext:value-type="float">
            <text:p>16110520457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89464" calcext:value-type="float">
            <text:p>389464</text:p>
          </table:table-cell>
          <table:table-cell office:value-type="float" office:value="2483" calcext:value-type="float">
            <text:p>2483</text:p>
          </table:table-cell>
          <table:table-cell office:value-type="float" office:value="2153560" calcext:value-type="float">
            <text:p>2153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72920" calcext:value-type="float">
            <text:p>5972920</text:p>
          </table:table-cell>
          <table:table-cell office:value-type="float" office:value="0" calcext:value-type="float">
            <text:p>0</text:p>
          </table:table-cell>
          <table:table-cell office:value-type="float" office:value="5972920" calcext:value-type="float">
            <text:p>597292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32" calcext:value-type="float">
            <text:p>9532</text:p>
          </table:table-cell>
          <table:table-cell office:value-type="float" office:value="-424" calcext:value-type="float">
            <text:p>-42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5832" calcext:value-type="float">
            <text:p>16110520458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3288" calcext:value-type="float">
            <text:p>403288</text:p>
          </table:table-cell>
          <table:table-cell office:value-type="float" office:value="2496" calcext:value-type="float">
            <text:p>2496</text:p>
          </table:table-cell>
          <table:table-cell office:value-type="float" office:value="2153560" calcext:value-type="float">
            <text:p>2153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88048" calcext:value-type="float">
            <text:p>5988048</text:p>
          </table:table-cell>
          <table:table-cell office:value-type="float" office:value="0" calcext:value-type="float">
            <text:p>0</text:p>
          </table:table-cell>
          <table:table-cell office:value-type="float" office:value="5988048" calcext:value-type="float">
            <text:p>5988048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9547" calcext:value-type="float">
            <text:p>9547</text:p>
          </table:table-cell>
          <table:table-cell office:value-type="float" office:value="-424" calcext:value-type="float">
            <text:p>-42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5939" calcext:value-type="float">
            <text:p>16110520459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84296" calcext:value-type="float">
            <text:p>384296</text:p>
          </table:table-cell>
          <table:table-cell office:value-type="float" office:value="2478" calcext:value-type="float">
            <text:p>2478</text:p>
          </table:table-cell>
          <table:table-cell office:value-type="float" office:value="2153560" calcext:value-type="float">
            <text:p>2153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53320" calcext:value-type="float">
            <text:p>6053320</text:p>
          </table:table-cell>
          <table:table-cell office:value-type="float" office:value="0" calcext:value-type="float">
            <text:p>0</text:p>
          </table:table-cell>
          <table:table-cell office:value-type="float" office:value="6053320" calcext:value-type="float">
            <text:p>6053320</text:p>
          </table:table-cell>
          <table:table-cell office:value-type="float" office:value="8" calcext:value-type="float">
            <text:p>8</text:p>
          </table:table-cell>
          <table:table-cell office:value-type="float" office:value="2150400" calcext:value-type="float">
            <text:p>2150400</text:p>
          </table:table-cell>
          <table:table-cell office:value-type="float" office:value="9563" calcext:value-type="float">
            <text:p>9563</text:p>
          </table:table-cell>
          <table:table-cell office:value-type="float" office:value="-418" calcext:value-type="float">
            <text:p>-41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6044" calcext:value-type="float">
            <text:p>16110520460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0788" calcext:value-type="float">
            <text:p>390788</text:p>
          </table:table-cell>
          <table:table-cell office:value-type="float" office:value="2484" calcext:value-type="float">
            <text:p>2484</text:p>
          </table:table-cell>
          <table:table-cell office:value-type="float" office:value="2153560" calcext:value-type="float">
            <text:p>2153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73408" calcext:value-type="float">
            <text:p>5973408</text:p>
          </table:table-cell>
          <table:table-cell office:value-type="float" office:value="0" calcext:value-type="float">
            <text:p>0</text:p>
          </table:table-cell>
          <table:table-cell office:value-type="float" office:value="5973408" calcext:value-type="float">
            <text:p>5973408</text:p>
          </table:table-cell>
          <table:table-cell office:value-type="float" office:value="8" calcext:value-type="float">
            <text:p>8</text:p>
          </table:table-cell>
          <table:table-cell office:value-type="float" office:value="2054400" calcext:value-type="float">
            <text:p>2054400</text:p>
          </table:table-cell>
          <table:table-cell office:value-type="float" office:value="9579" calcext:value-type="float">
            <text:p>9579</text:p>
          </table:table-cell>
          <table:table-cell office:value-type="float" office:value="-535" calcext:value-type="float">
            <text:p>-53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6150" calcext:value-type="float">
            <text:p>16110520461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6832" calcext:value-type="float">
            <text:p>396832</text:p>
          </table:table-cell>
          <table:table-cell office:value-type="float" office:value="2490" calcext:value-type="float">
            <text:p>2490</text:p>
          </table:table-cell>
          <table:table-cell office:value-type="float" office:value="2153560" calcext:value-type="float">
            <text:p>2153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09960" calcext:value-type="float">
            <text:p>5809960</text:p>
          </table:table-cell>
          <table:table-cell office:value-type="float" office:value="0" calcext:value-type="float">
            <text:p>0</text:p>
          </table:table-cell>
          <table:table-cell office:value-type="float" office:value="5809960" calcext:value-type="float">
            <text:p>5809960</text:p>
          </table:table-cell>
          <table:table-cell office:value-type="float" office:value="8" calcext:value-type="float">
            <text:p>8</text:p>
          </table:table-cell>
          <table:table-cell office:value-type="float" office:value="1862400" calcext:value-type="float">
            <text:p>1862400</text:p>
          </table:table-cell>
          <table:table-cell office:value-type="float" office:value="9594" calcext:value-type="float">
            <text:p>9594</text:p>
          </table:table-cell>
          <table:table-cell office:value-type="float" office:value="-535" calcext:value-type="float">
            <text:p>-53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6257" calcext:value-type="float">
            <text:p>16110520462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2376" calcext:value-type="float">
            <text:p>402376</text:p>
          </table:table-cell>
          <table:table-cell office:value-type="float" office:value="2496" calcext:value-type="float">
            <text:p>2496</text:p>
          </table:table-cell>
          <table:table-cell office:value-type="float" office:value="2153560" calcext:value-type="float">
            <text:p>2153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26928" calcext:value-type="float">
            <text:p>5726928</text:p>
          </table:table-cell>
          <table:table-cell office:value-type="float" office:value="0" calcext:value-type="float">
            <text:p>0</text:p>
          </table:table-cell>
          <table:table-cell office:value-type="float" office:value="5726928" calcext:value-type="float">
            <text:p>5726928</text:p>
          </table:table-cell>
          <table:table-cell office:value-type="float" office:value="8" calcext:value-type="float">
            <text:p>8</text:p>
          </table:table-cell>
          <table:table-cell office:value-type="float" office:value="2246400" calcext:value-type="float">
            <text:p>2246400</text:p>
          </table:table-cell>
          <table:table-cell office:value-type="float" office:value="9609" calcext:value-type="float">
            <text:p>9609</text:p>
          </table:table-cell>
          <table:table-cell office:value-type="float" office:value="-540" calcext:value-type="float">
            <text:p>-54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6363" calcext:value-type="float">
            <text:p>16110520463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2912" calcext:value-type="float">
            <text:p>402912</text:p>
          </table:table-cell>
          <table:table-cell office:value-type="float" office:value="2492" calcext:value-type="float">
            <text:p>2492</text:p>
          </table:table-cell>
          <table:table-cell office:value-type="float" office:value="2153560" calcext:value-type="float">
            <text:p>2153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78232" calcext:value-type="float">
            <text:p>5678232</text:p>
          </table:table-cell>
          <table:table-cell office:value-type="float" office:value="0" calcext:value-type="float">
            <text:p>0</text:p>
          </table:table-cell>
          <table:table-cell office:value-type="float" office:value="5678232" calcext:value-type="float">
            <text:p>56782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25" calcext:value-type="float">
            <text:p>9625</text:p>
          </table:table-cell>
          <table:table-cell office:value-type="float" office:value="-305" calcext:value-type="float">
            <text:p>-30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6474" calcext:value-type="float">
            <text:p>16110520464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87988" calcext:value-type="float">
            <text:p>387988</text:p>
          </table:table-cell>
          <table:table-cell office:value-type="float" office:value="2481" calcext:value-type="float">
            <text:p>2481</text:p>
          </table:table-cell>
          <table:table-cell office:value-type="float" office:value="2153560" calcext:value-type="float">
            <text:p>2153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30680" calcext:value-type="float">
            <text:p>5430680</text:p>
          </table:table-cell>
          <table:table-cell office:value-type="float" office:value="323136" calcext:value-type="float">
            <text:p>323136</text:p>
          </table:table-cell>
          <table:table-cell office:value-type="float" office:value="5107544" calcext:value-type="float">
            <text:p>510754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41" calcext:value-type="float">
            <text:p>9641</text:p>
          </table:table-cell>
          <table:table-cell office:value-type="float" office:value="-305" calcext:value-type="float">
            <text:p>-30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6584" calcext:value-type="float">
            <text:p>16110520465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3532" calcext:value-type="float">
            <text:p>393532</text:p>
          </table:table-cell>
          <table:table-cell office:value-type="float" office:value="2487" calcext:value-type="float">
            <text:p>2487</text:p>
          </table:table-cell>
          <table:table-cell office:value-type="float" office:value="2153560" calcext:value-type="float">
            <text:p>2153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85992" calcext:value-type="float">
            <text:p>5385992</text:p>
          </table:table-cell>
          <table:table-cell office:value-type="float" office:value="560856" calcext:value-type="float">
            <text:p>560856</text:p>
          </table:table-cell>
          <table:table-cell office:value-type="float" office:value="4825136" calcext:value-type="float">
            <text:p>48251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57" calcext:value-type="float">
            <text:p>9657</text:p>
          </table:table-cell>
          <table:table-cell office:value-type="float" office:value="-225" calcext:value-type="float">
            <text:p>-22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6694" calcext:value-type="float">
            <text:p>16110520466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9328" calcext:value-type="float">
            <text:p>399328</text:p>
          </table:table-cell>
          <table:table-cell office:value-type="float" office:value="2493" calcext:value-type="float">
            <text:p>2493</text:p>
          </table:table-cell>
          <table:table-cell office:value-type="float" office:value="2153560" calcext:value-type="float">
            <text:p>2153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70896" calcext:value-type="float">
            <text:p>5370896</text:p>
          </table:table-cell>
          <table:table-cell office:value-type="float" office:value="1346472" calcext:value-type="float">
            <text:p>1346472</text:p>
          </table:table-cell>
          <table:table-cell office:value-type="float" office:value="4024424" calcext:value-type="float">
            <text:p>402442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73" calcext:value-type="float">
            <text:p>9673</text:p>
          </table:table-cell>
          <table:table-cell office:value-type="float" office:value="-225" calcext:value-type="float">
            <text:p>-22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6802" calcext:value-type="float">
            <text:p>16110520468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3280" calcext:value-type="float">
            <text:p>403280</text:p>
          </table:table-cell>
          <table:table-cell office:value-type="float" office:value="2496" calcext:value-type="float">
            <text:p>2496</text:p>
          </table:table-cell>
          <table:table-cell office:value-type="float" office:value="2153560" calcext:value-type="float">
            <text:p>2153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54184" calcext:value-type="float">
            <text:p>5454184</text:p>
          </table:table-cell>
          <table:table-cell office:value-type="float" office:value="208896" calcext:value-type="float">
            <text:p>208896</text:p>
          </table:table-cell>
          <table:table-cell office:value-type="float" office:value="5245288" calcext:value-type="float">
            <text:p>52452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90" calcext:value-type="float">
            <text:p>9690</text:p>
          </table:table-cell>
          <table:table-cell office:value-type="float" office:value="-218" calcext:value-type="float">
            <text:p>-21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6910" calcext:value-type="float">
            <text:p>16110520469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8824" calcext:value-type="float">
            <text:p>408824</text:p>
          </table:table-cell>
          <table:table-cell office:value-type="float" office:value="2499" calcext:value-type="float">
            <text:p>2499</text:p>
          </table:table-cell>
          <table:table-cell office:value-type="float" office:value="2153560" calcext:value-type="float">
            <text:p>2153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39520" calcext:value-type="float">
            <text:p>5439520</text:p>
          </table:table-cell>
          <table:table-cell office:value-type="float" office:value="667648" calcext:value-type="float">
            <text:p>667648</text:p>
          </table:table-cell>
          <table:table-cell office:value-type="float" office:value="4771872" calcext:value-type="float">
            <text:p>47718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05" calcext:value-type="float">
            <text:p>9705</text:p>
          </table:table-cell>
          <table:table-cell office:value-type="float" office:value="-279" calcext:value-type="float">
            <text:p>-27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7020" calcext:value-type="float">
            <text:p>16110520470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88496" calcext:value-type="float">
            <text:p>388496</text:p>
          </table:table-cell>
          <table:table-cell office:value-type="float" office:value="2482" calcext:value-type="float">
            <text:p>2482</text:p>
          </table:table-cell>
          <table:table-cell office:value-type="float" office:value="2153560" calcext:value-type="float">
            <text:p>2153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06880" calcext:value-type="float">
            <text:p>5306880</text:p>
          </table:table-cell>
          <table:table-cell office:value-type="float" office:value="1617920" calcext:value-type="float">
            <text:p>1617920</text:p>
          </table:table-cell>
          <table:table-cell office:value-type="float" office:value="3688960" calcext:value-type="float">
            <text:p>36889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20" calcext:value-type="float">
            <text:p>9720</text:p>
          </table:table-cell>
          <table:table-cell office:value-type="float" office:value="-279" calcext:value-type="float">
            <text:p>-27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7128" calcext:value-type="float">
            <text:p>16110520471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0764" calcext:value-type="float">
            <text:p>390764</text:p>
          </table:table-cell>
          <table:table-cell office:value-type="float" office:value="2484" calcext:value-type="float">
            <text:p>2484</text:p>
          </table:table-cell>
          <table:table-cell office:value-type="float" office:value="2153560" calcext:value-type="float">
            <text:p>2153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563416" calcext:value-type="float">
            <text:p>5563416</text:p>
          </table:table-cell>
          <table:table-cell office:value-type="float" office:value="0" calcext:value-type="float">
            <text:p>0</text:p>
          </table:table-cell>
          <table:table-cell office:value-type="float" office:value="5563416" calcext:value-type="float">
            <text:p>55634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36" calcext:value-type="float">
            <text:p>9736</text:p>
          </table:table-cell>
          <table:table-cell office:value-type="float" office:value="-299" calcext:value-type="float">
            <text:p>-29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7236" calcext:value-type="float">
            <text:p>16110520472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6056" calcext:value-type="float">
            <text:p>396056</text:p>
          </table:table-cell>
          <table:table-cell office:value-type="float" office:value="2489" calcext:value-type="float">
            <text:p>2489</text:p>
          </table:table-cell>
          <table:table-cell office:value-type="float" office:value="2153560" calcext:value-type="float">
            <text:p>2153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98400" calcext:value-type="float">
            <text:p>5398400</text:p>
          </table:table-cell>
          <table:table-cell office:value-type="float" office:value="935512" calcext:value-type="float">
            <text:p>935512</text:p>
          </table:table-cell>
          <table:table-cell office:value-type="float" office:value="4462888" calcext:value-type="float">
            <text:p>44628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51" calcext:value-type="float">
            <text:p>9751</text:p>
          </table:table-cell>
          <table:table-cell office:value-type="float" office:value="-299" calcext:value-type="float">
            <text:p>-29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7346" calcext:value-type="float">
            <text:p>16110520473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1640" calcext:value-type="float">
            <text:p>401640</text:p>
          </table:table-cell>
          <table:table-cell office:value-type="float" office:value="2495" calcext:value-type="float">
            <text:p>2495</text:p>
          </table:table-cell>
          <table:table-cell office:value-type="float" office:value="2153560" calcext:value-type="float">
            <text:p>2153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64304" calcext:value-type="float">
            <text:p>5264304</text:p>
          </table:table-cell>
          <table:table-cell office:value-type="float" office:value="1964840" calcext:value-type="float">
            <text:p>1964840</text:p>
          </table:table-cell>
          <table:table-cell office:value-type="float" office:value="3299464" calcext:value-type="float">
            <text:p>329946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68" calcext:value-type="float">
            <text:p>9768</text:p>
          </table:table-cell>
          <table:table-cell office:value-type="float" office:value="-269" calcext:value-type="float">
            <text:p>-26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7461" calcext:value-type="float">
            <text:p>16110520474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4876" calcext:value-type="float">
            <text:p>404876</text:p>
          </table:table-cell>
          <table:table-cell office:value-type="float" office:value="2498" calcext:value-type="float">
            <text:p>2498</text:p>
          </table:table-cell>
          <table:table-cell office:value-type="float" office:value="2153560" calcext:value-type="float">
            <text:p>2153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66344" calcext:value-type="float">
            <text:p>5266344</text:p>
          </table:table-cell>
          <table:table-cell office:value-type="float" office:value="1486848" calcext:value-type="float">
            <text:p>1486848</text:p>
          </table:table-cell>
          <table:table-cell office:value-type="float" office:value="3779496" calcext:value-type="float">
            <text:p>37794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82" calcext:value-type="float">
            <text:p>9782</text:p>
          </table:table-cell>
          <table:table-cell office:value-type="float" office:value="-204" calcext:value-type="float">
            <text:p>-20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7568" calcext:value-type="float">
            <text:p>16110520475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6892" calcext:value-type="float">
            <text:p>406892</text:p>
          </table:table-cell>
          <table:table-cell office:value-type="float" office:value="2500" calcext:value-type="float">
            <text:p>2500</text:p>
          </table:table-cell>
          <table:table-cell office:value-type="float" office:value="2153560" calcext:value-type="float">
            <text:p>2153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66344" calcext:value-type="float">
            <text:p>5266344</text:p>
          </table:table-cell>
          <table:table-cell office:value-type="float" office:value="192312" calcext:value-type="float">
            <text:p>192312</text:p>
          </table:table-cell>
          <table:table-cell office:value-type="float" office:value="5074032" calcext:value-type="float">
            <text:p>50740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96" calcext:value-type="float">
            <text:p>9796</text:p>
          </table:table-cell>
          <table:table-cell office:value-type="float" office:value="-204" calcext:value-type="float">
            <text:p>-204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7674" calcext:value-type="float">
            <text:p>16110520476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86256" calcext:value-type="float">
            <text:p>386256</text:p>
          </table:table-cell>
          <table:table-cell office:value-type="float" office:value="2480" calcext:value-type="float">
            <text:p>2480</text:p>
          </table:table-cell>
          <table:table-cell office:value-type="float" office:value="2153560" calcext:value-type="float">
            <text:p>2153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18952" calcext:value-type="float">
            <text:p>5218952</text:p>
          </table:table-cell>
          <table:table-cell office:value-type="float" office:value="2018040" calcext:value-type="float">
            <text:p>2018040</text:p>
          </table:table-cell>
          <table:table-cell office:value-type="float" office:value="3200912" calcext:value-type="float">
            <text:p>32009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811" calcext:value-type="float">
            <text:p>9811</text:p>
          </table:table-cell>
          <table:table-cell office:value-type="float" office:value="-470" calcext:value-type="float">
            <text:p>-47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7782" calcext:value-type="float">
            <text:p>16110520477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89980" calcext:value-type="float">
            <text:p>389980</text:p>
          </table:table-cell>
          <table:table-cell office:value-type="float" office:value="2483" calcext:value-type="float">
            <text:p>2483</text:p>
          </table:table-cell>
          <table:table-cell office:value-type="float" office:value="2153560" calcext:value-type="float">
            <text:p>2153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155328" calcext:value-type="float">
            <text:p>5155328</text:p>
          </table:table-cell>
          <table:table-cell office:value-type="float" office:value="1880064" calcext:value-type="float">
            <text:p>1880064</text:p>
          </table:table-cell>
          <table:table-cell office:value-type="float" office:value="3275264" calcext:value-type="float">
            <text:p>327526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825" calcext:value-type="float">
            <text:p>9825</text:p>
          </table:table-cell>
          <table:table-cell office:value-type="float" office:value="-220" calcext:value-type="float">
            <text:p>-22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7890" calcext:value-type="float">
            <text:p>16110520478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1548" calcext:value-type="float">
            <text:p>391548</text:p>
          </table:table-cell>
          <table:table-cell office:value-type="float" office:value="2485" calcext:value-type="float">
            <text:p>2485</text:p>
          </table:table-cell>
          <table:table-cell office:value-type="float" office:value="2153572" calcext:value-type="float">
            <text:p>21535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155328" calcext:value-type="float">
            <text:p>5155328</text:p>
          </table:table-cell>
          <table:table-cell office:value-type="float" office:value="1263880" calcext:value-type="float">
            <text:p>1263880</text:p>
          </table:table-cell>
          <table:table-cell office:value-type="float" office:value="3891448" calcext:value-type="float">
            <text:p>3891448</text:p>
          </table:table-cell>
          <table:table-cell office:value-type="float" office:value="8" calcext:value-type="float">
            <text:p>8</text:p>
          </table:table-cell>
          <table:table-cell office:value-type="float" office:value="2150400" calcext:value-type="float">
            <text:p>2150400</text:p>
          </table:table-cell>
          <table:table-cell office:value-type="float" office:value="9839" calcext:value-type="float">
            <text:p>9839</text:p>
          </table:table-cell>
          <table:table-cell office:value-type="float" office:value="-220" calcext:value-type="float">
            <text:p>-22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7996" calcext:value-type="float">
            <text:p>16110520479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4768" calcext:value-type="float">
            <text:p>394768</text:p>
          </table:table-cell>
          <table:table-cell office:value-type="float" office:value="2488" calcext:value-type="float">
            <text:p>2488</text:p>
          </table:table-cell>
          <table:table-cell office:value-type="float" office:value="2153572" calcext:value-type="float">
            <text:p>21535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158384" calcext:value-type="float">
            <text:p>5158384</text:p>
          </table:table-cell>
          <table:table-cell office:value-type="float" office:value="1323008" calcext:value-type="float">
            <text:p>1323008</text:p>
          </table:table-cell>
          <table:table-cell office:value-type="float" office:value="3835376" calcext:value-type="float">
            <text:p>3835376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9853" calcext:value-type="float">
            <text:p>9853</text:p>
          </table:table-cell>
          <table:table-cell office:value-type="float" office:value="-256" calcext:value-type="float">
            <text:p>-25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8105" calcext:value-type="float">
            <text:p>16110520481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6784" calcext:value-type="float">
            <text:p>396784</text:p>
          </table:table-cell>
          <table:table-cell office:value-type="float" office:value="2490" calcext:value-type="float">
            <text:p>2490</text:p>
          </table:table-cell>
          <table:table-cell office:value-type="float" office:value="2153572" calcext:value-type="float">
            <text:p>21535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158384" calcext:value-type="float">
            <text:p>5158384</text:p>
          </table:table-cell>
          <table:table-cell office:value-type="float" office:value="990200" calcext:value-type="float">
            <text:p>990200</text:p>
          </table:table-cell>
          <table:table-cell office:value-type="float" office:value="4168184" calcext:value-type="float">
            <text:p>41681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866" calcext:value-type="float">
            <text:p>9866</text:p>
          </table:table-cell>
          <table:table-cell office:value-type="float" office:value="-256" calcext:value-type="float">
            <text:p>-256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8211" calcext:value-type="float">
            <text:p>16110520482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0060" calcext:value-type="float">
            <text:p>400060</text:p>
          </table:table-cell>
          <table:table-cell office:value-type="float" office:value="2493" calcext:value-type="float">
            <text:p>2493</text:p>
          </table:table-cell>
          <table:table-cell office:value-type="float" office:value="2153572" calcext:value-type="float">
            <text:p>21535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127392" calcext:value-type="float">
            <text:p>5127392</text:p>
          </table:table-cell>
          <table:table-cell office:value-type="float" office:value="1421312" calcext:value-type="float">
            <text:p>1421312</text:p>
          </table:table-cell>
          <table:table-cell office:value-type="float" office:value="3706080" calcext:value-type="float">
            <text:p>37060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882" calcext:value-type="float">
            <text:p>9882</text:p>
          </table:table-cell>
          <table:table-cell office:value-type="float" office:value="-225" calcext:value-type="float">
            <text:p>-22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8324" calcext:value-type="float">
            <text:p>16110520483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2076" calcext:value-type="float">
            <text:p>402076</text:p>
          </table:table-cell>
          <table:table-cell office:value-type="float" office:value="2495" calcext:value-type="float">
            <text:p>2495</text:p>
          </table:table-cell>
          <table:table-cell office:value-type="float" office:value="2153572" calcext:value-type="float">
            <text:p>21535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127392" calcext:value-type="float">
            <text:p>5127392</text:p>
          </table:table-cell>
          <table:table-cell office:value-type="float" office:value="1387688" calcext:value-type="float">
            <text:p>1387688</text:p>
          </table:table-cell>
          <table:table-cell office:value-type="float" office:value="3739704" calcext:value-type="float">
            <text:p>3739704</text:p>
          </table:table-cell>
          <table:table-cell office:value-type="float" office:value="8" calcext:value-type="float">
            <text:p>8</text:p>
          </table:table-cell>
          <table:table-cell office:value-type="float" office:value="2054400" calcext:value-type="float">
            <text:p>2054400</text:p>
          </table:table-cell>
          <table:table-cell office:value-type="float" office:value="9895" calcext:value-type="float">
            <text:p>9895</text:p>
          </table:table-cell>
          <table:table-cell office:value-type="float" office:value="-285" calcext:value-type="float">
            <text:p>-28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8433" calcext:value-type="float">
            <text:p>16110520484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2076" calcext:value-type="float">
            <text:p>402076</text:p>
          </table:table-cell>
          <table:table-cell office:value-type="float" office:value="2495" calcext:value-type="float">
            <text:p>2495</text:p>
          </table:table-cell>
          <table:table-cell office:value-type="float" office:value="2153572" calcext:value-type="float">
            <text:p>21535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20776" calcext:value-type="float">
            <text:p>5320776</text:p>
          </table:table-cell>
          <table:table-cell office:value-type="float" office:value="0" calcext:value-type="float">
            <text:p>0</text:p>
          </table:table-cell>
          <table:table-cell office:value-type="float" office:value="5320776" calcext:value-type="float">
            <text:p>53207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907" calcext:value-type="float">
            <text:p>9907</text:p>
          </table:table-cell>
          <table:table-cell office:value-type="float" office:value="-285" calcext:value-type="float">
            <text:p>-28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8540" calcext:value-type="float">
            <text:p>16110520485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81316" calcext:value-type="float">
            <text:p>381316</text:p>
          </table:table-cell>
          <table:table-cell office:value-type="float" office:value="2475" calcext:value-type="float">
            <text:p>2475</text:p>
          </table:table-cell>
          <table:table-cell office:value-type="float" office:value="2153572" calcext:value-type="float">
            <text:p>21535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33696" calcext:value-type="float">
            <text:p>5333696</text:p>
          </table:table-cell>
          <table:table-cell office:value-type="float" office:value="929792" calcext:value-type="float">
            <text:p>929792</text:p>
          </table:table-cell>
          <table:table-cell office:value-type="float" office:value="4403904" calcext:value-type="float">
            <text:p>44039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920" calcext:value-type="float">
            <text:p>9920</text:p>
          </table:table-cell>
          <table:table-cell office:value-type="float" office:value="-303" calcext:value-type="float">
            <text:p>-303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8648" calcext:value-type="float">
            <text:p>16110520486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83732" calcext:value-type="float">
            <text:p>383732</text:p>
          </table:table-cell>
          <table:table-cell office:value-type="float" office:value="2477" calcext:value-type="float">
            <text:p>2477</text:p>
          </table:table-cell>
          <table:table-cell office:value-type="float" office:value="2153572" calcext:value-type="float">
            <text:p>21535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33696" calcext:value-type="float">
            <text:p>5333696</text:p>
          </table:table-cell>
          <table:table-cell office:value-type="float" office:value="1579424" calcext:value-type="float">
            <text:p>1579424</text:p>
          </table:table-cell>
          <table:table-cell office:value-type="float" office:value="3754272" calcext:value-type="float">
            <text:p>37542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933" calcext:value-type="float">
            <text:p>9933</text:p>
          </table:table-cell>
          <table:table-cell office:value-type="float" office:value="-258" calcext:value-type="float">
            <text:p>-25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8755" calcext:value-type="float">
            <text:p>16110520487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0536" calcext:value-type="float">
            <text:p>390536</text:p>
          </table:table-cell>
          <table:table-cell office:value-type="float" office:value="2484" calcext:value-type="float">
            <text:p>2484</text:p>
          </table:table-cell>
          <table:table-cell office:value-type="float" office:value="2153576" calcext:value-type="float">
            <text:p>21535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33696" calcext:value-type="float">
            <text:p>5333696</text:p>
          </table:table-cell>
          <table:table-cell office:value-type="float" office:value="407968" calcext:value-type="float">
            <text:p>407968</text:p>
          </table:table-cell>
          <table:table-cell office:value-type="float" office:value="4925728" calcext:value-type="float">
            <text:p>4925728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9944" calcext:value-type="float">
            <text:p>9944</text:p>
          </table:table-cell>
          <table:table-cell office:value-type="float" office:value="-258" calcext:value-type="float">
            <text:p>-258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8861" calcext:value-type="float">
            <text:p>16110520488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4576" calcext:value-type="float">
            <text:p>394576</text:p>
          </table:table-cell>
          <table:table-cell office:value-type="float" office:value="2488" calcext:value-type="float">
            <text:p>2488</text:p>
          </table:table-cell>
          <table:table-cell office:value-type="float" office:value="2153576" calcext:value-type="float">
            <text:p>21535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21232" calcext:value-type="float">
            <text:p>5021232</text:p>
          </table:table-cell>
          <table:table-cell office:value-type="float" office:value="1568768" calcext:value-type="float">
            <text:p>1568768</text:p>
          </table:table-cell>
          <table:table-cell office:value-type="float" office:value="3452464" calcext:value-type="float">
            <text:p>3452464</text:p>
          </table:table-cell>
          <table:table-cell office:value-type="float" office:value="8" calcext:value-type="float">
            <text:p>8</text:p>
          </table:table-cell>
          <table:table-cell office:value-type="float" office:value="2649600" calcext:value-type="float">
            <text:p>2649600</text:p>
          </table:table-cell>
          <table:table-cell office:value-type="float" office:value="9960" calcext:value-type="float">
            <text:p>9960</text:p>
          </table:table-cell>
          <table:table-cell office:value-type="float" office:value="-509" calcext:value-type="float">
            <text:p>-50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8972" calcext:value-type="float">
            <text:p>16110520489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98608" calcext:value-type="float">
            <text:p>398608</text:p>
          </table:table-cell>
          <table:table-cell office:value-type="float" office:value="2492" calcext:value-type="float">
            <text:p>2492</text:p>
          </table:table-cell>
          <table:table-cell office:value-type="float" office:value="2153576" calcext:value-type="float">
            <text:p>21535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21232" calcext:value-type="float">
            <text:p>5021232</text:p>
          </table:table-cell>
          <table:table-cell office:value-type="float" office:value="528384" calcext:value-type="float">
            <text:p>528384</text:p>
          </table:table-cell>
          <table:table-cell office:value-type="float" office:value="4492848" calcext:value-type="float">
            <text:p>4492848</text:p>
          </table:table-cell>
          <table:table-cell office:value-type="float" office:value="8" calcext:value-type="float">
            <text:p>8</text:p>
          </table:table-cell>
          <table:table-cell office:value-type="float" office:value="2649600" calcext:value-type="float">
            <text:p>2649600</text:p>
          </table:table-cell>
          <table:table-cell office:value-type="float" office:value="9972" calcext:value-type="float">
            <text:p>9972</text:p>
          </table:table-cell>
          <table:table-cell office:value-type="float" office:value="-509" calcext:value-type="float">
            <text:p>-50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9094" calcext:value-type="float">
            <text:p>16110520490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0624" calcext:value-type="float">
            <text:p>400624</text:p>
          </table:table-cell>
          <table:table-cell office:value-type="float" office:value="2494" calcext:value-type="float">
            <text:p>2494</text:p>
          </table:table-cell>
          <table:table-cell office:value-type="float" office:value="2153576" calcext:value-type="float">
            <text:p>21535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21232" calcext:value-type="float">
            <text:p>5021232</text:p>
          </table:table-cell>
          <table:table-cell office:value-type="float" office:value="1744880" calcext:value-type="float">
            <text:p>1744880</text:p>
          </table:table-cell>
          <table:table-cell office:value-type="float" office:value="3276352" calcext:value-type="float">
            <text:p>32763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985" calcext:value-type="float">
            <text:p>9985</text:p>
          </table:table-cell>
          <table:table-cell office:value-type="float" office:value="-170" calcext:value-type="float">
            <text:p>-17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9203" calcext:value-type="float">
            <text:p>16110520492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0624" calcext:value-type="float">
            <text:p>400624</text:p>
          </table:table-cell>
          <table:table-cell office:value-type="float" office:value="2494" calcext:value-type="float">
            <text:p>2494</text:p>
          </table:table-cell>
          <table:table-cell office:value-type="float" office:value="2153580" calcext:value-type="float">
            <text:p>21535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21232" calcext:value-type="float">
            <text:p>5021232</text:p>
          </table:table-cell>
          <table:table-cell office:value-type="float" office:value="1130480" calcext:value-type="float">
            <text:p>1130480</text:p>
          </table:table-cell>
          <table:table-cell office:value-type="float" office:value="3890752" calcext:value-type="float">
            <text:p>3890752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9996" calcext:value-type="float">
            <text:p>9996</text:p>
          </table:table-cell>
          <table:table-cell office:value-type="float" office:value="-390" calcext:value-type="float">
            <text:p>-39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9313" calcext:value-type="float">
            <text:p>16110520493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0624" calcext:value-type="float">
            <text:p>400624</text:p>
          </table:table-cell>
          <table:table-cell office:value-type="float" office:value="2494" calcext:value-type="float">
            <text:p>2494</text:p>
          </table:table-cell>
          <table:table-cell office:value-type="float" office:value="2153580" calcext:value-type="float">
            <text:p>21535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21232" calcext:value-type="float">
            <text:p>5021232</text:p>
          </table:table-cell>
          <table:table-cell office:value-type="float" office:value="696304" calcext:value-type="float">
            <text:p>696304</text:p>
          </table:table-cell>
          <table:table-cell office:value-type="float" office:value="4324928" calcext:value-type="float">
            <text:p>432492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0007" calcext:value-type="float">
            <text:p>10007</text:p>
          </table:table-cell>
          <table:table-cell office:value-type="float" office:value="-390" calcext:value-type="float">
            <text:p>-390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9420" calcext:value-type="float">
            <text:p>16110520494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0624" calcext:value-type="float">
            <text:p>400624</text:p>
          </table:table-cell>
          <table:table-cell office:value-type="float" office:value="2494" calcext:value-type="float">
            <text:p>2494</text:p>
          </table:table-cell>
          <table:table-cell office:value-type="float" office:value="2153572" calcext:value-type="float">
            <text:p>21535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21232" calcext:value-type="float">
            <text:p>5021232</text:p>
          </table:table-cell>
          <table:table-cell office:value-type="float" office:value="327664" calcext:value-type="float">
            <text:p>327664</text:p>
          </table:table-cell>
          <table:table-cell office:value-type="float" office:value="4693568" calcext:value-type="float">
            <text:p>46935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0018" calcext:value-type="float">
            <text:p>10018</text:p>
          </table:table-cell>
          <table:table-cell office:value-type="float" office:value="-281" calcext:value-type="float">
            <text:p>-281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9528" calcext:value-type="float">
            <text:p>16110520495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0624" calcext:value-type="float">
            <text:p>400624</text:p>
          </table:table-cell>
          <table:table-cell office:value-type="float" office:value="2494" calcext:value-type="float">
            <text:p>2494</text:p>
          </table:table-cell>
          <table:table-cell office:value-type="float" office:value="2153580" calcext:value-type="float">
            <text:p>21535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21232" calcext:value-type="float">
            <text:p>5021232</text:p>
          </table:table-cell>
          <table:table-cell office:value-type="float" office:value="56240" calcext:value-type="float">
            <text:p>56240</text:p>
          </table:table-cell>
          <table:table-cell office:value-type="float" office:value="4964992" calcext:value-type="float">
            <text:p>496499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0032" calcext:value-type="float">
            <text:p>10032</text:p>
          </table:table-cell>
          <table:table-cell office:value-type="float" office:value="-245" calcext:value-type="float">
            <text:p>-24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9635" calcext:value-type="float">
            <text:p>16110520496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3396" calcext:value-type="float">
            <text:p>403396</text:p>
          </table:table-cell>
          <table:table-cell office:value-type="float" office:value="2497" calcext:value-type="float">
            <text:p>2497</text:p>
          </table:table-cell>
          <table:table-cell office:value-type="float" office:value="2153580" calcext:value-type="float">
            <text:p>21535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07648" calcext:value-type="float">
            <text:p>5007648</text:p>
          </table:table-cell>
          <table:table-cell office:value-type="float" office:value="1929216" calcext:value-type="float">
            <text:p>1929216</text:p>
          </table:table-cell>
          <table:table-cell office:value-type="float" office:value="3078432" calcext:value-type="float">
            <text:p>3078432</text:p>
          </table:table-cell>
          <table:table-cell office:value-type="float" office:value="8" calcext:value-type="float">
            <text:p>8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10045" calcext:value-type="float">
            <text:p>10045</text:p>
          </table:table-cell>
          <table:table-cell office:value-type="float" office:value="-245" calcext:value-type="float">
            <text:p>-245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9742" calcext:value-type="float">
            <text:p>16110520497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409192" calcext:value-type="float">
            <text:p>409192</text:p>
          </table:table-cell>
          <table:table-cell office:value-type="float" office:value="2502" calcext:value-type="float">
            <text:p>2502</text:p>
          </table:table-cell>
          <table:table-cell office:value-type="float" office:value="2153580" calcext:value-type="float">
            <text:p>21535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07648" calcext:value-type="float">
            <text:p>5007648</text:p>
          </table:table-cell>
          <table:table-cell office:value-type="float" office:value="1773568" calcext:value-type="float">
            <text:p>1773568</text:p>
          </table:table-cell>
          <table:table-cell office:value-type="float" office:value="3234080" calcext:value-type="float">
            <text:p>32340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0056" calcext:value-type="float">
            <text:p>10056</text:p>
          </table:table-cell>
          <table:table-cell office:value-type="float" office:value="-382" calcext:value-type="float">
            <text:p>-38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9849" calcext:value-type="float">
            <text:p>16110520498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84280" calcext:value-type="float">
            <text:p>384280</text:p>
          </table:table-cell>
          <table:table-cell office:value-type="float" office:value="2478" calcext:value-type="float">
            <text:p>2478</text:p>
          </table:table-cell>
          <table:table-cell office:value-type="float" office:value="2153580" calcext:value-type="float">
            <text:p>21535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07648" calcext:value-type="float">
            <text:p>5007648</text:p>
          </table:table-cell>
          <table:table-cell office:value-type="float" office:value="1617920" calcext:value-type="float">
            <text:p>1617920</text:p>
          </table:table-cell>
          <table:table-cell office:value-type="float" office:value="3389728" calcext:value-type="float">
            <text:p>338972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0067" calcext:value-type="float">
            <text:p>10067</text:p>
          </table:table-cell>
          <table:table-cell office:value-type="float" office:value="-382" calcext:value-type="float">
            <text:p>-382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49961" calcext:value-type="float">
            <text:p>16110520499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99944" calcext:value-type="float">
            <text:p>10799944</text:p>
          </table:table-cell>
          <table:table-cell office:value-type="float" office:value="384280" calcext:value-type="float">
            <text:p>384280</text:p>
          </table:table-cell>
          <table:table-cell office:value-type="float" office:value="2478" calcext:value-type="float">
            <text:p>2478</text:p>
          </table:table-cell>
          <table:table-cell office:value-type="float" office:value="2153580" calcext:value-type="float">
            <text:p>21535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07648" calcext:value-type="float">
            <text:p>5007648</text:p>
          </table:table-cell>
          <table:table-cell office:value-type="float" office:value="1527808" calcext:value-type="float">
            <text:p>1527808</text:p>
          </table:table-cell>
          <table:table-cell office:value-type="float" office:value="3479840" calcext:value-type="float">
            <text:p>34798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0078" calcext:value-type="float">
            <text:p>10078</text:p>
          </table:table-cell>
          <table:table-cell office:value-type="float" office:value="-239" calcext:value-type="float">
            <text:p>-239</text:p>
          </table:table-cell>
          <table:table-cell office:value-type="float" office:value="3934" calcext:value-type="float">
            <text:p>3934</text:p>
          </table:table-cell>
          <table:table-cell office:value-type="float" office:value="1611052050068" calcext:value-type="float">
            <text:p>1611052050068</text:p>
          </table:table-cell>
        </table:table-row>
      </table:table>
      <table:table table:name="filter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total_memory</text:p>
          </table:table-cell>
          <table:table-cell office:value-type="string" calcext:value-type="string">
            <text:p>free_memory</text:p>
          </table:table-cell>
          <table:table-cell office:value-type="string" calcext:value-type="string">
            <text:p>available_memory</text:p>
          </table:table-cell>
          <table:table-cell office:value-type="string" calcext:value-type="string">
            <text:p>cache_memory</text:p>
          </table:table-cell>
          <table:table-cell office:value-type="string" calcext:value-type="string">
            <text:p>swap_total_memory</text:p>
          </table:table-cell>
          <table:table-cell office:value-type="string" calcext:value-type="string">
            <text:p>app_total_memory</text:p>
          </table:table-cell>
          <table:table-cell office:value-type="string" calcext:value-type="string">
            <text:p>app_free_memory</text:p>
          </table:table-cell>
          <table:table-cell office:value-type="string" calcext:value-type="string">
            <text:p>app_used_memory</text:p>
          </table:table-cell>
          <table:table-cell office:value-type="string" calcext:value-type="string">
            <text:p>no_of_processor</text:p>
          </table:table-cell>
          <table:table-cell office:value-type="string" calcext:value-type="string">
            <text:p>max_cpu_frequency</text:p>
          </table:table-cell>
          <table:table-cell office:value-type="string" calcext:value-type="string">
            <text:p>cputim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table:formula="of:=AVERAGE([$devicedata.B1:.B69])" office:value-type="float" office:value="10799944" calcext:value-type="float">
            <text:p>10799944</text:p>
          </table:table-cell>
          <table:table-cell table:formula="of:=AVERAGE([$devicedata.C1:.C69])" office:value-type="float" office:value="404579.710144928" calcext:value-type="float">
            <text:p>404579.710144928</text:p>
          </table:table-cell>
          <table:table-cell table:formula="of:=AVERAGE([$devicedata.D1:.D69])" office:value-type="float" office:value="2461.98550724638" calcext:value-type="float">
            <text:p>2461.98550724638</text:p>
          </table:table-cell>
          <table:table-cell table:formula="of:=AVERAGE([$devicedata.E1:.E69])" office:value-type="float" office:value="2116933.27536232" calcext:value-type="float">
            <text:p>2116933.27536232</text:p>
          </table:table-cell>
          <table:table-cell table:formula="of:=AVERAGE([$devicedata.F1:.F69])" office:value-type="float" office:value="2621436" calcext:value-type="float">
            <text:p>2621436</text:p>
          </table:table-cell>
          <table:table-cell table:formula="of:=AVERAGE([$devicedata.G1:.G69])" office:value-type="float" office:value="8504947.5942029" calcext:value-type="float">
            <text:p>8504947.5942029</text:p>
          </table:table-cell>
          <table:table-cell table:formula="of:=AVERAGE([$devicedata.H1:.H69])" office:value-type="float" office:value="886442.898550725" calcext:value-type="float">
            <text:p>886442.898550725</text:p>
          </table:table-cell>
          <table:table-cell table:formula="of:=AVERAGE([$devicedata.I1:.I69])" office:value-type="float" office:value="7618504.69565217" calcext:value-type="float">
            <text:p>7618504.69565217</text:p>
          </table:table-cell>
          <table:table-cell table:formula="of:=AVERAGE([$devicedata.J1:.J69])" office:value-type="float" office:value="8" calcext:value-type="float">
            <text:p>8</text:p>
          </table:table-cell>
          <table:table-cell table:formula="of:=AVERAGE([$devicedata.K1:.K69])" office:value-type="float" office:value="2701078.26086957" calcext:value-type="float">
            <text:p>2701078.26086957</text:p>
          </table:table-cell>
          <table:table-cell table:formula="of:=AVERAGE([$devicedata.L1:.L69])" office:value-type="float" office:value="727.594202898551" calcext:value-type="float">
            <text:p>727.594202898551</text:p>
          </table:table-cell>
          <table:table-cell table:formula="of:=AVERAGE([$devicedata.M1:.M69])" office:value-type="float" office:value="-556.014492753623" calcext:value-type="float">
            <text:p>-556.014492753623</text:p>
          </table:table-cell>
          <table:table-cell table:formula="of:=AVERAGE([$devicedata.N1:.N69])" office:value-type="float" office:value="4016" calcext:value-type="float">
            <text:p>4016</text:p>
          </table:table-cell>
          <table:table-cell office:value-type="float" office:value="20" calcext:value-type="float">
            <text:p>20</text:p>
          </table:table-cell>
          <table:table-cell office:value-type="float" office:value="7708" calcext:value-type="float">
            <text:p>7708</text:p>
          </table:table-cell>
          <table:table-cell table:formula="of:=([.L2]*[.M2]*(-1)*[.O2])/(1000000)" office:value-type="float" office:value="17211.610995942" calcext:value-type="float">
            <text:p>17211.610995942</text:p>
          </table:table-cell>
          <table:table-cell office:value-type="string" calcext:value-type="string">
            <text:p>s20</text:p>
          </table:table-cell>
        </table:table-row>
        <table:table-row table:style-name="ro1">
          <table:table-cell table:formula="of:=AVERAGE([$devicedata.B70:.B106])" office:value-type="float" office:value="10799944" calcext:value-type="float">
            <text:p>10799944</text:p>
          </table:table-cell>
          <table:table-cell table:formula="of:=AVERAGE([$devicedata.C70:.C106])" office:value-type="float" office:value="418017.837837838" calcext:value-type="float">
            <text:p>418017.837837838</text:p>
          </table:table-cell>
          <table:table-cell table:formula="of:=AVERAGE([$devicedata.D70:.D106])" office:value-type="float" office:value="2475.43243243243" calcext:value-type="float">
            <text:p>2475.43243243243</text:p>
          </table:table-cell>
          <table:table-cell table:formula="of:=AVERAGE([$devicedata.E70:.E106])" office:value-type="float" office:value="2117267.45945946" calcext:value-type="float">
            <text:p>2117267.45945946</text:p>
          </table:table-cell>
          <table:table-cell table:formula="of:=AVERAGE([$devicedata.F70:.F106])" office:value-type="float" office:value="2621436" calcext:value-type="float">
            <text:p>2621436</text:p>
          </table:table-cell>
          <table:table-cell table:formula="of:=AVERAGE([$devicedata.G70:.G106])" office:value-type="float" office:value="12172887.6486487" calcext:value-type="float">
            <text:p>12172887.6486487</text:p>
          </table:table-cell>
          <table:table-cell table:formula="of:=AVERAGE([$devicedata.H70:.H106])" office:value-type="float" office:value="1965981.05405405" calcext:value-type="float">
            <text:p>1965981.05405405</text:p>
          </table:table-cell>
          <table:table-cell table:formula="of:=AVERAGE([$devicedata.I70:.I106])" office:value-type="float" office:value="10206906.5945946" calcext:value-type="float">
            <text:p>10206906.5945946</text:p>
          </table:table-cell>
          <table:table-cell table:formula="of:=AVERAGE([$devicedata.J70:.J106])" office:value-type="float" office:value="8" calcext:value-type="float">
            <text:p>8</text:p>
          </table:table-cell>
          <table:table-cell table:formula="of:=AVERAGE([$devicedata.K70:.K106])" office:value-type="float" office:value="2830183.78378378" calcext:value-type="float">
            <text:p>2830183.78378378</text:p>
          </table:table-cell>
          <table:table-cell table:formula="of:=AVERAGE([$devicedata.L70:.L106])" office:value-type="float" office:value="1644.81081081081" calcext:value-type="float">
            <text:p>1644.81081081081</text:p>
          </table:table-cell>
          <table:table-cell table:formula="of:=AVERAGE([$devicedata.M70:.M106])" office:value-type="float" office:value="-678.297297297297" calcext:value-type="float">
            <text:p>-678.297297297297</text:p>
          </table:table-cell>
          <table:table-cell table:formula="of:=AVERAGE([$devicedata.N70:.N106])" office:value-type="float" office:value="4016" calcext:value-type="float">
            <text:p>4016</text:p>
          </table:table-cell>
          <table:table-cell office:value-type="float" office:value="20" calcext:value-type="float">
            <text:p>20</text:p>
          </table:table-cell>
          <table:table-cell office:value-type="float" office:value="3821" calcext:value-type="float">
            <text:p>3821</text:p>
          </table:table-cell>
          <table:table-cell table:formula="of:=([.L3]*[.M3]*(-1)*[.O3])/(1000000)" office:value-type="float" office:value="10408.5642754595" calcext:value-type="float">
            <text:p>10408.5642754595</text:p>
          </table:table-cell>
          <table:table-cell office:value-type="string" calcext:value-type="string">
            <text:p>s20</text:p>
          </table:table-cell>
        </table:table-row>
        <table:table-row table:style-name="ro1">
          <table:table-cell table:formula="of:=AVERAGE([$devicedata.B107:.B143])" office:value-type="float" office:value="10799944" calcext:value-type="float">
            <text:p>10799944</text:p>
          </table:table-cell>
          <table:table-cell table:formula="of:=AVERAGE([$devicedata.C107:.C143])" office:value-type="float" office:value="431956.756756757" calcext:value-type="float">
            <text:p>431956.756756757</text:p>
          </table:table-cell>
          <table:table-cell table:formula="of:=AVERAGE([$devicedata.D107:.D143])" office:value-type="float" office:value="2488.64864864865" calcext:value-type="float">
            <text:p>2488.64864864865</text:p>
          </table:table-cell>
          <table:table-cell table:formula="of:=AVERAGE([$devicedata.E107:.E143])" office:value-type="float" office:value="2117206.16216216" calcext:value-type="float">
            <text:p>2117206.16216216</text:p>
          </table:table-cell>
          <table:table-cell table:formula="of:=AVERAGE([$devicedata.F107:.F143])" office:value-type="float" office:value="2621436" calcext:value-type="float">
            <text:p>2621436</text:p>
          </table:table-cell>
          <table:table-cell table:formula="of:=AVERAGE([$devicedata.G107:.G143])" office:value-type="float" office:value="20797320.1081081" calcext:value-type="float">
            <text:p>20797320.1081081</text:p>
          </table:table-cell>
          <table:table-cell table:formula="of:=AVERAGE([$devicedata.H107:.H143])" office:value-type="float" office:value="5136753.62162162" calcext:value-type="float">
            <text:p>5136753.62162162</text:p>
          </table:table-cell>
          <table:table-cell table:formula="of:=AVERAGE([$devicedata.I107:.I143])" office:value-type="float" office:value="15660566.4864865" calcext:value-type="float">
            <text:p>15660566.4864865</text:p>
          </table:table-cell>
          <table:table-cell table:formula="of:=AVERAGE([$devicedata.J107:.J143])" office:value-type="float" office:value="8" calcext:value-type="float">
            <text:p>8</text:p>
          </table:table-cell>
          <table:table-cell table:formula="of:=AVERAGE([$devicedata.K107:.K143])" office:value-type="float" office:value="2814616.21621622" calcext:value-type="float">
            <text:p>2814616.21621622</text:p>
          </table:table-cell>
          <table:table-cell table:formula="of:=AVERAGE([$devicedata.L107:.L143])" office:value-type="float" office:value="2205.32432432432" calcext:value-type="float">
            <text:p>2205.32432432432</text:p>
          </table:table-cell>
          <table:table-cell table:formula="of:=AVERAGE([$devicedata.M107:.M143])" office:value-type="float" office:value="-648.189189189189" calcext:value-type="float">
            <text:p>-648.189189189189</text:p>
          </table:table-cell>
          <table:table-cell table:formula="of:=AVERAGE([$devicedata.N107:.N143])" office:value-type="float" office:value="3934" calcext:value-type="float">
            <text:p>3934</text:p>
          </table:table-cell>
          <table:table-cell office:value-type="float" office:value="20" calcext:value-type="float">
            <text:p>20</text:p>
          </table:table-cell>
          <table:table-cell office:value-type="float" office:value="3914" calcext:value-type="float">
            <text:p>3914</text:p>
          </table:table-cell>
          <table:table-cell table:formula="of:=([.L4]*[.M4]*(-1)*[.O4])/(1000000)" office:value-type="float" office:value="9980.60712183784" calcext:value-type="float">
            <text:p>9980.60712183784</text:p>
          </table:table-cell>
          <table:table-cell office:value-type="string" calcext:value-type="string">
            <text:p>s20</text:p>
          </table:table-cell>
        </table:table-row>
        <table:table-row table:style-name="ro1">
          <table:table-cell table:formula="of:=AVERAGE([$devicedata.B144:.B183])" office:value-type="float" office:value="10799944" calcext:value-type="float">
            <text:p>10799944</text:p>
          </table:table-cell>
          <table:table-cell table:formula="of:=AVERAGE([$devicedata.C144:.C183])" office:value-type="float" office:value="437397.3" calcext:value-type="float">
            <text:p>437397.3</text:p>
          </table:table-cell>
          <table:table-cell table:formula="of:=AVERAGE([$devicedata.D144:.D183])" office:value-type="float" office:value="2494.35" calcext:value-type="float">
            <text:p>2494.35</text:p>
          </table:table-cell>
          <table:table-cell table:formula="of:=AVERAGE([$devicedata.E144:.E183])" office:value-type="float" office:value="2117372.3" calcext:value-type="float">
            <text:p>2117372.3</text:p>
          </table:table-cell>
          <table:table-cell table:formula="of:=AVERAGE([$devicedata.F144:.F183])" office:value-type="float" office:value="2621436" calcext:value-type="float">
            <text:p>2621436</text:p>
          </table:table-cell>
          <table:table-cell table:formula="of:=AVERAGE([$devicedata.G144:.G183])" office:value-type="float" office:value="17839711" calcext:value-type="float">
            <text:p>17839711</text:p>
          </table:table-cell>
          <table:table-cell table:formula="of:=AVERAGE([$devicedata.H144:.H183])" office:value-type="float" office:value="1931981" calcext:value-type="float">
            <text:p>1931981</text:p>
          </table:table-cell>
          <table:table-cell table:formula="of:=AVERAGE([$devicedata.I144:.I183])" office:value-type="float" office:value="15907730" calcext:value-type="float">
            <text:p>15907730</text:p>
          </table:table-cell>
          <table:table-cell table:formula="of:=AVERAGE([$devicedata.J144:.J183])" office:value-type="float" office:value="8" calcext:value-type="float">
            <text:p>8</text:p>
          </table:table-cell>
          <table:table-cell table:formula="of:=AVERAGE([$devicedata.K144:.K183])" office:value-type="float" office:value="2841600" calcext:value-type="float">
            <text:p>2841600</text:p>
          </table:table-cell>
          <table:table-cell table:formula="of:=AVERAGE([$devicedata.L144:.L183])" office:value-type="float" office:value="2755.3" calcext:value-type="float">
            <text:p>2755.3</text:p>
          </table:table-cell>
          <table:table-cell table:formula="of:=AVERAGE([$devicedata.M144:.M183])" office:value-type="float" office:value="-613.6" calcext:value-type="float">
            <text:p>-613.6</text:p>
          </table:table-cell>
          <table:table-cell table:formula="of:=AVERAGE([$devicedata.N144:.N183])" office:value-type="float" office:value="3934" calcext:value-type="float">
            <text:p>3934</text:p>
          </table:table-cell>
          <table:table-cell office:value-type="float" office:value="20" calcext:value-type="float">
            <text:p>20</text:p>
          </table:table-cell>
          <table:table-cell office:value-type="float" office:value="4225" calcext:value-type="float">
            <text:p>4225</text:p>
          </table:table-cell>
          <table:table-cell table:formula="of:=([.L5]*[.M5]*(-1)*[.O5])/(1000000)" office:value-type="float" office:value="10198.73764" calcext:value-type="float">
            <text:p>10198.73764</text:p>
          </table:table-cell>
          <table:table-cell office:value-type="string" calcext:value-type="string">
            <text:p>s20</text:p>
          </table:table-cell>
        </table:table-row>
        <table:table-row table:style-name="ro1">
          <table:table-cell table:formula="of:=AVERAGE([$devicedata.B184:.B223])" office:value-type="float" office:value="10799944" calcext:value-type="float">
            <text:p>10799944</text:p>
          </table:table-cell>
          <table:table-cell table:formula="of:=AVERAGE([$devicedata.C184:.C223])" office:value-type="float" office:value="443725.2" calcext:value-type="float">
            <text:p>443725.2</text:p>
          </table:table-cell>
          <table:table-cell table:formula="of:=AVERAGE([$devicedata.D184:.D223])" office:value-type="float" office:value="2501.125" calcext:value-type="float">
            <text:p>2501.125</text:p>
          </table:table-cell>
          <table:table-cell table:formula="of:=AVERAGE([$devicedata.E184:.E223])" office:value-type="float" office:value="2117983.6" calcext:value-type="float">
            <text:p>2117983.6</text:p>
          </table:table-cell>
          <table:table-cell table:formula="of:=AVERAGE([$devicedata.F184:.F223])" office:value-type="float" office:value="2621436" calcext:value-type="float">
            <text:p>2621436</text:p>
          </table:table-cell>
          <table:table-cell table:formula="of:=AVERAGE([$devicedata.G184:.G223])" office:value-type="float" office:value="16113002.325" calcext:value-type="float">
            <text:p>16113002.325</text:p>
          </table:table-cell>
          <table:table-cell table:formula="of:=AVERAGE([$devicedata.H184:.H223])" office:value-type="float" office:value="2107407.525" calcext:value-type="float">
            <text:p>2107407.525</text:p>
          </table:table-cell>
          <table:table-cell table:formula="of:=AVERAGE([$devicedata.I184:.I223])" office:value-type="float" office:value="14005594.8" calcext:value-type="float">
            <text:p>14005594.8</text:p>
          </table:table-cell>
          <table:table-cell table:formula="of:=AVERAGE([$devicedata.J184:.J223])" office:value-type="float" office:value="8" calcext:value-type="float">
            <text:p>8</text:p>
          </table:table-cell>
          <table:table-cell table:formula="of:=AVERAGE([$devicedata.K184:.K223])" office:value-type="float" office:value="2757120" calcext:value-type="float">
            <text:p>2757120</text:p>
          </table:table-cell>
          <table:table-cell table:formula="of:=AVERAGE([$devicedata.L184:.L223])" office:value-type="float" office:value="3342.75" calcext:value-type="float">
            <text:p>3342.75</text:p>
          </table:table-cell>
          <table:table-cell table:formula="of:=AVERAGE([$devicedata.M184:.M223])" office:value-type="float" office:value="-584.75" calcext:value-type="float">
            <text:p>-584.75</text:p>
          </table:table-cell>
          <table:table-cell table:formula="of:=AVERAGE([$devicedata.N184:.N223])" office:value-type="float" office:value="3934" calcext:value-type="float">
            <text:p>3934</text:p>
          </table:table-cell>
          <table:table-cell office:value-type="float" office:value="20" calcext:value-type="float">
            <text:p>20</text:p>
          </table:table-cell>
          <table:table-cell office:value-type="float" office:value="4215" calcext:value-type="float">
            <text:p>4215</text:p>
          </table:table-cell>
          <table:table-cell table:formula="of:=([.L6]*[.M6]*(-1)*[.O6])/(1000000)" office:value-type="float" office:value="9696.2133975" calcext:value-type="float">
            <text:p>9696.2133975</text:p>
          </table:table-cell>
          <table:table-cell office:value-type="string" calcext:value-type="string">
            <text:p>s20</text:p>
          </table:table-cell>
        </table:table-row>
        <table:table-row table:style-name="ro1">
          <table:table-cell table:formula="of:=AVERAGE([$devicedata.B224:.B261])" office:value-type="float" office:value="10799944" calcext:value-type="float">
            <text:p>10799944</text:p>
          </table:table-cell>
          <table:table-cell table:formula="of:=AVERAGE([$devicedata.C224:.C261])" office:value-type="float" office:value="439744.947368421" calcext:value-type="float">
            <text:p>439744.947368421</text:p>
          </table:table-cell>
          <table:table-cell table:formula="of:=AVERAGE([$devicedata.D224:.D261])" office:value-type="float" office:value="2497.26315789474" calcext:value-type="float">
            <text:p>2497.26315789474</text:p>
          </table:table-cell>
          <table:table-cell table:formula="of:=AVERAGE([$devicedata.E224:.E261])" office:value-type="float" office:value="2117995.57894737" calcext:value-type="float">
            <text:p>2117995.57894737</text:p>
          </table:table-cell>
          <table:table-cell table:formula="of:=AVERAGE([$devicedata.F224:.F261])" office:value-type="float" office:value="2621436" calcext:value-type="float">
            <text:p>2621436</text:p>
          </table:table-cell>
          <table:table-cell table:formula="of:=AVERAGE([$devicedata.G224:.G261])" office:value-type="float" office:value="18705002.0526316" calcext:value-type="float">
            <text:p>18705002.0526316</text:p>
          </table:table-cell>
          <table:table-cell table:formula="of:=AVERAGE([$devicedata.H224:.H261])" office:value-type="float" office:value="4145123.10526316" calcext:value-type="float">
            <text:p>4145123.10526316</text:p>
          </table:table-cell>
          <table:table-cell table:formula="of:=AVERAGE([$devicedata.I224:.I261])" office:value-type="float" office:value="14559878.9473684" calcext:value-type="float">
            <text:p>14559878.9473684</text:p>
          </table:table-cell>
          <table:table-cell table:formula="of:=AVERAGE([$devicedata.J224:.J261])" office:value-type="float" office:value="8" calcext:value-type="float">
            <text:p>8</text:p>
          </table:table-cell>
          <table:table-cell table:formula="of:=AVERAGE([$devicedata.K224:.K261])" office:value-type="float" office:value="2805726.31578947" calcext:value-type="float">
            <text:p>2805726.31578947</text:p>
          </table:table-cell>
          <table:table-cell table:formula="of:=AVERAGE([$devicedata.L224:.L261])" office:value-type="float" office:value="3906.23684210526" calcext:value-type="float">
            <text:p>3906.23684210526</text:p>
          </table:table-cell>
          <table:table-cell table:formula="of:=AVERAGE([$devicedata.M224:.M261])" office:value-type="float" office:value="-611.973684210526" calcext:value-type="float">
            <text:p>-611.973684210526</text:p>
          </table:table-cell>
          <table:table-cell table:formula="of:=AVERAGE([$devicedata.N224:.N261])" office:value-type="float" office:value="3934" calcext:value-type="float">
            <text:p>3934</text:p>
          </table:table-cell>
          <table:table-cell office:value-type="float" office:value="20" calcext:value-type="float">
            <text:p>20</text:p>
          </table:table-cell>
          <table:table-cell office:value-type="float" office:value="3995" calcext:value-type="float">
            <text:p>3995</text:p>
          </table:table-cell>
          <table:table-cell table:formula="of:=([.L7]*[.M7]*(-1)*[.O7])/(1000000)" office:value-type="float" office:value="9617.98037236842" calcext:value-type="float">
            <text:p>9617.98037236842</text:p>
          </table:table-cell>
          <table:table-cell office:value-type="string" calcext:value-type="string">
            <text:p>s20</text:p>
          </table:table-cell>
        </table:table-row>
        <table:table-row table:style-name="ro1">
          <table:table-cell table:formula="of:=AVERAGE([$devicedata.B262:.B294])" office:value-type="float" office:value="10799944" calcext:value-type="float">
            <text:p>10799944</text:p>
          </table:table-cell>
          <table:table-cell table:formula="of:=AVERAGE([$devicedata.C262:.C294])" office:value-type="float" office:value="437584.606060606" calcext:value-type="float">
            <text:p>437584.606060606</text:p>
          </table:table-cell>
          <table:table-cell table:formula="of:=AVERAGE([$devicedata.D262:.D294])" office:value-type="float" office:value="2495.33333333333" calcext:value-type="float">
            <text:p>2495.33333333333</text:p>
          </table:table-cell>
          <table:table-cell table:formula="of:=AVERAGE([$devicedata.E262:.E294])" office:value-type="float" office:value="2118210.78787879" calcext:value-type="float">
            <text:p>2118210.78787879</text:p>
          </table:table-cell>
          <table:table-cell table:formula="of:=AVERAGE([$devicedata.F262:.F294])" office:value-type="float" office:value="2621436" calcext:value-type="float">
            <text:p>2621436</text:p>
          </table:table-cell>
          <table:table-cell table:formula="of:=AVERAGE([$devicedata.G262:.G294])" office:value-type="float" office:value="11415293.0909091" calcext:value-type="float">
            <text:p>11415293.0909091</text:p>
          </table:table-cell>
          <table:table-cell table:formula="of:=AVERAGE([$devicedata.H262:.H294])" office:value-type="float" office:value="2004139.63636364" calcext:value-type="float">
            <text:p>2004139.63636364</text:p>
          </table:table-cell>
          <table:table-cell table:formula="of:=AVERAGE([$devicedata.I262:.I294])" office:value-type="float" office:value="9411153.45454545" calcext:value-type="float">
            <text:p>9411153.45454545</text:p>
          </table:table-cell>
          <table:table-cell table:formula="of:=AVERAGE([$devicedata.J262:.J294])" office:value-type="float" office:value="8" calcext:value-type="float">
            <text:p>8</text:p>
          </table:table-cell>
          <table:table-cell table:formula="of:=AVERAGE([$devicedata.K262:.K294])" office:value-type="float" office:value="2828800" calcext:value-type="float">
            <text:p>2828800</text:p>
          </table:table-cell>
          <table:table-cell table:formula="of:=AVERAGE([$devicedata.L262:.L294])" office:value-type="float" office:value="4420.66666666667" calcext:value-type="float">
            <text:p>4420.66666666667</text:p>
          </table:table-cell>
          <table:table-cell table:formula="of:=AVERAGE([$devicedata.M262:.M294])" office:value-type="float" office:value="-750.757575757576" calcext:value-type="float">
            <text:p>-750.757575757576</text:p>
          </table:table-cell>
          <table:table-cell table:formula="of:=AVERAGE([$devicedata.N262:.N294])" office:value-type="float" office:value="3934" calcext:value-type="float">
            <text:p>3934</text:p>
          </table:table-cell>
          <table:table-cell office:value-type="float" office:value="20" calcext:value-type="float">
            <text:p>20</text:p>
          </table:table-cell>
          <table:table-cell office:value-type="float" office:value="3402" calcext:value-type="float">
            <text:p>3402</text:p>
          </table:table-cell>
          <table:table-cell table:formula="of:=([.L8]*[.M8]*(-1)*[.O8])/(1000000)" office:value-type="float" office:value="10047.7399909091" calcext:value-type="float">
            <text:p>10047.7399909091</text:p>
          </table:table-cell>
          <table:table-cell office:value-type="string" calcext:value-type="string">
            <text:p>s20</text:p>
          </table:table-cell>
        </table:table-row>
        <table:table-row table:style-name="ro1">
          <table:table-cell table:formula="of:=AVERAGE([$devicedata.B295:.B334])" office:value-type="float" office:value="10799944" calcext:value-type="float">
            <text:p>10799944</text:p>
          </table:table-cell>
          <table:table-cell table:formula="of:=AVERAGE([$devicedata.C295:.C334])" office:value-type="float" office:value="426601.7" calcext:value-type="float">
            <text:p>426601.7</text:p>
          </table:table-cell>
          <table:table-cell table:formula="of:=AVERAGE([$devicedata.D295:.D334])" office:value-type="float" office:value="2485.55" calcext:value-type="float">
            <text:p>2485.55</text:p>
          </table:table-cell>
          <table:table-cell table:formula="of:=AVERAGE([$devicedata.E295:.E334])" office:value-type="float" office:value="2119121.8" calcext:value-type="float">
            <text:p>2119121.8</text:p>
          </table:table-cell>
          <table:table-cell table:formula="of:=AVERAGE([$devicedata.F295:.F334])" office:value-type="float" office:value="2621436" calcext:value-type="float">
            <text:p>2621436</text:p>
          </table:table-cell>
          <table:table-cell table:formula="of:=AVERAGE([$devicedata.G295:.G334])" office:value-type="float" office:value="17496501.475" calcext:value-type="float">
            <text:p>17496501.475</text:p>
          </table:table-cell>
          <table:table-cell table:formula="of:=AVERAGE([$devicedata.H295:.H334])" office:value-type="float" office:value="2944616.275" calcext:value-type="float">
            <text:p>2944616.275</text:p>
          </table:table-cell>
          <table:table-cell table:formula="of:=AVERAGE([$devicedata.I295:.I334])" office:value-type="float" office:value="14551885.2" calcext:value-type="float">
            <text:p>14551885.2</text:p>
          </table:table-cell>
          <table:table-cell table:formula="of:=AVERAGE([$devicedata.J295:.J334])" office:value-type="float" office:value="8" calcext:value-type="float">
            <text:p>8</text:p>
          </table:table-cell>
          <table:table-cell table:formula="of:=AVERAGE([$devicedata.K295:.K334])" office:value-type="float" office:value="2828640" calcext:value-type="float">
            <text:p>2828640</text:p>
          </table:table-cell>
          <table:table-cell table:formula="of:=AVERAGE([$devicedata.L295:.L334])" office:value-type="float" office:value="4957.8" calcext:value-type="float">
            <text:p>4957.8</text:p>
          </table:table-cell>
          <table:table-cell table:formula="of:=AVERAGE([$devicedata.M295:.M334])" office:value-type="float" office:value="-630.275" calcext:value-type="float">
            <text:p>-630.275</text:p>
          </table:table-cell>
          <table:table-cell table:formula="of:=AVERAGE([$devicedata.N295:.N334])" office:value-type="float" office:value="3934" calcext:value-type="float">
            <text:p>3934</text:p>
          </table:table-cell>
          <table:table-cell office:value-type="float" office:value="20" calcext:value-type="float">
            <text:p>20</text:p>
          </table:table-cell>
          <table:table-cell office:value-type="float" office:value="4205" calcext:value-type="float">
            <text:p>4205</text:p>
          </table:table-cell>
          <table:table-cell table:formula="of:=([.L9]*[.M9]*(-1)*[.O9])/(1000000)" office:value-type="float" office:value="10426.30527925" calcext:value-type="float">
            <text:p>10426.30527925</text:p>
          </table:table-cell>
          <table:table-cell office:value-type="string" calcext:value-type="string">
            <text:p>s20</text:p>
          </table:table-cell>
        </table:table-row>
        <table:table-row table:style-name="ro1">
          <table:table-cell table:formula="of:=AVERAGE([$devicedata.B335:.B452])" office:value-type="float" office:value="10799944" calcext:value-type="float">
            <text:p>10799944</text:p>
          </table:table-cell>
          <table:table-cell table:formula="of:=AVERAGE([$devicedata.C335:.C452])" office:value-type="float" office:value="427563.389830509" calcext:value-type="float">
            <text:p>427563.389830509</text:p>
          </table:table-cell>
          <table:table-cell table:formula="of:=AVERAGE([$devicedata.D335:.D452])" office:value-type="float" office:value="2487.5" calcext:value-type="float">
            <text:p>2487.5</text:p>
          </table:table-cell>
          <table:table-cell table:formula="of:=AVERAGE([$devicedata.E335:.E452])" office:value-type="float" office:value="2120096.91525424" calcext:value-type="float">
            <text:p>2120096.91525424</text:p>
          </table:table-cell>
          <table:table-cell table:formula="of:=AVERAGE([$devicedata.F335:.F452])" office:value-type="float" office:value="2621436" calcext:value-type="float">
            <text:p>2621436</text:p>
          </table:table-cell>
          <table:table-cell table:formula="of:=AVERAGE([$devicedata.G335:.G452])" office:value-type="float" office:value="7145437.44067797" calcext:value-type="float">
            <text:p>7145437.44067797</text:p>
          </table:table-cell>
          <table:table-cell table:formula="of:=AVERAGE([$devicedata.H335:.H452])" office:value-type="float" office:value="937458.322033898" calcext:value-type="float">
            <text:p>937458.322033898</text:p>
          </table:table-cell>
          <table:table-cell table:formula="of:=AVERAGE([$devicedata.I335:.I452])" office:value-type="float" office:value="6207979.11864407" calcext:value-type="float">
            <text:p>6207979.11864407</text:p>
          </table:table-cell>
          <table:table-cell table:formula="of:=AVERAGE([$devicedata.J335:.J452])" office:value-type="float" office:value="8" calcext:value-type="float">
            <text:p>8</text:p>
          </table:table-cell>
          <table:table-cell table:formula="of:=AVERAGE([$devicedata.K335:.K452])" office:value-type="float" office:value="2028854.23728814" calcext:value-type="float">
            <text:p>2028854.23728814</text:p>
          </table:table-cell>
          <table:table-cell table:formula="of:=AVERAGE([$devicedata.L335:.L452])" office:value-type="float" office:value="6262.57627118644" calcext:value-type="float">
            <text:p>6262.57627118644</text:p>
          </table:table-cell>
          <table:table-cell table:formula="of:=AVERAGE([$devicedata.M335:.M452])" office:value-type="float" office:value="-366.14406779661" calcext:value-type="float">
            <text:p>-366.14406779661</text:p>
          </table:table-cell>
          <table:table-cell table:formula="of:=AVERAGE([$devicedata.N335:.N452])" office:value-type="float" office:value="3934" calcext:value-type="float">
            <text:p>3934</text:p>
          </table:table-cell>
          <table:table-cell office:value-type="float" office:value="20" calcext:value-type="float">
            <text:p>20</text:p>
          </table:table-cell>
          <table:table-cell office:value-type="float" office:value="12847" calcext:value-type="float">
            <text:p>12847</text:p>
          </table:table-cell>
          <table:table-cell table:formula="of:=([.L10]*[.M10]*(-1)*[.O10])/(1000000)" office:value-type="float" office:value="18504.9570685593" calcext:value-type="float">
            <text:p>18504.9570685593</text:p>
          </table:table-cell>
          <table:table-cell office:value-type="string" calcext:value-type="string">
            <text:p>s20</text:p>
          </table:table-cell>
        </table:table-row>
        <table:table-row table:style-name="ro1">
          <table:table-cell table:formula="of:=AVERAGE([$devicedata.B453:.B618])" office:value-type="float" office:value="10799944" calcext:value-type="float">
            <text:p>10799944</text:p>
          </table:table-cell>
          <table:table-cell table:formula="of:=AVERAGE([$devicedata.C453:.C618])" office:value-type="float" office:value="409096.120481928" calcext:value-type="float">
            <text:p>409096.120481928</text:p>
          </table:table-cell>
          <table:table-cell table:formula="of:=AVERAGE([$devicedata.D453:.D618])" office:value-type="float" office:value="2486.12048192771" calcext:value-type="float">
            <text:p>2486.12048192771</text:p>
          </table:table-cell>
          <table:table-cell table:formula="of:=AVERAGE([$devicedata.E453:.E618])" office:value-type="float" office:value="2137131.03614458" calcext:value-type="float">
            <text:p>2137131.03614458</text:p>
          </table:table-cell>
          <table:table-cell table:formula="of:=AVERAGE([$devicedata.F453:.F618])" office:value-type="float" office:value="2621436" calcext:value-type="float">
            <text:p>2621436</text:p>
          </table:table-cell>
          <table:table-cell table:formula="of:=AVERAGE([$devicedata.G453:.G618])" office:value-type="float" office:value="6329353.06024096" calcext:value-type="float">
            <text:p>6329353.06024096</text:p>
          </table:table-cell>
          <table:table-cell table:formula="of:=AVERAGE([$devicedata.H453:.H618])" office:value-type="float" office:value="555127.277108434" calcext:value-type="float">
            <text:p>555127.277108434</text:p>
          </table:table-cell>
          <table:table-cell table:formula="of:=AVERAGE([$devicedata.I453:.I618])" office:value-type="float" office:value="5774225.78313253" calcext:value-type="float">
            <text:p>5774225.78313253</text:p>
          </table:table-cell>
          <table:table-cell table:formula="of:=AVERAGE([$devicedata.J453:.J618])" office:value-type="float" office:value="8" calcext:value-type="float">
            <text:p>8</text:p>
          </table:table-cell>
          <table:table-cell table:formula="of:=AVERAGE([$devicedata.K453:.K618])" office:value-type="float" office:value="1968693.97590361" calcext:value-type="float">
            <text:p>1968693.97590361</text:p>
          </table:table-cell>
          <table:table-cell table:formula="of:=AVERAGE([$devicedata.L453:.L618])" office:value-type="float" office:value="8734.98795180723" calcext:value-type="float">
            <text:p>8734.98795180723</text:p>
          </table:table-cell>
          <table:table-cell table:formula="of:=AVERAGE([$devicedata.M453:.M618])" office:value-type="float" office:value="-352.542168674699" calcext:value-type="float">
            <text:p>-352.542168674699</text:p>
          </table:table-cell>
          <table:table-cell table:formula="of:=AVERAGE([$devicedata.N453:.N618])" office:value-type="float" office:value="3934" calcext:value-type="float">
            <text:p>3934</text:p>
          </table:table-cell>
          <table:table-cell office:value-type="float" office:value="20" calcext:value-type="float">
            <text:p>20</text:p>
          </table:table-cell>
          <table:table-cell office:value-type="float" office:value="18519" calcext:value-type="float">
            <text:p>18519</text:p>
          </table:table-cell>
          <table:table-cell table:formula="of:=([.L11]*[.M11]*(-1)*[.O11])/(1000000)" office:value-type="float" office:value="25684.0176109157" calcext:value-type="float">
            <text:p>25684.0176109157</text:p>
          </table:table-cell>
          <table:table-cell office:value-type="string" calcext:value-type="string">
            <text:p>s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15:28:48.549864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5:14:54.381210737</meta:creation-date>
    <dc:date>2021-01-21T15:37:30.526187676</dc:date>
    <meta:editing-duration>PT10M3S</meta:editing-duration>
    <meta:editing-cycles>3</meta:editing-cycles>
    <meta:generator>LibreOffice/6.0.7.3$Linux_X86_64 LibreOffice_project/00m0$Build-3</meta:generator>
    <meta:document-statistic meta:table-count="2" meta:cell-count="9457" meta:object-count="0"/>
  </office:meta>
</office:document-meta>
</file>